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35in" svg:x="0.0972in" svg:y="2.322in">
            <draw:object draw:notify-on-update-of-ranges="Sheet1.H2:Sheet1.H422 Sheet1.K2:Sheet1.K4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Q number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e to the</text:p>
          </table:table-cell>
          <table:table-cell office:value-type="string" calcext:value-type="string">
            <text:p>non over fifth</text:p>
          </table:table-cell>
          <table:table-cell office:value-type="string" calcext:value-type="string">
            <text:p>final times</text:p>
          </table:table-cell>
          <table:table-cell/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table:style-name="ce1"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  <table:table-cell office:value-type="float" office:value="1" calcext:value-type="float">
            <text:p>1</text:p>
          </table:table-cell>
          <table:table-cell table:formula="of:=((([.D2])^2)*(([.$B$3])^2))/(8*[.$B$5]*[.$D$6]^2)" office:value-type="float" office:value="9.63946784358011E-019" calcext:value-type="float">
            <text:p>9.63946784358011E-19</text:p>
          </table:table-cell>
          <table:table-cell/>
          <table:table-cell office:value-type="float" office:value="0.00000001" calcext:value-type="float">
            <text:p>1.00E-08</text:p>
          </table:table-cell>
          <table:table-cell table:formula="of:=[.G2]*1000000" office:value-type="float" office:value="0.01" calcext:value-type="float">
            <text:p>0.01</text:p>
          </table:table-cell>
          <table:table-cell table:formula="of:=EXP([.$C$16]/[.G2])" office:value-type="float" office:value="7.72270963180505E+102" calcext:value-type="float">
            <text:p>7.72270963180505E+102</text:p>
          </table:table-cell>
          <table:table-cell table:formula="of:=[.$C$14]/([.I2]-1)" office:value-type="float" office:value="6.46467782330883E-127" calcext:value-type="float">
            <text:p>6.46467782330883E-127</text:p>
          </table:table-cell>
          <table:table-cell table:formula="of:=[.J2]*([.G2]^(-5))" office:value-type="float" office:value="6.46467782330883E-087" calcext:value-type="float">
            <text:p>6.46467782330883E-87</text:p>
          </table:table-cell>
          <table:table-cell table:formula="of:=SUM([.K2:.K422])" office:value-type="float" office:value="102166634.902416" calcext:value-type="float">
            <text:p>102166634.902416</text:p>
          </table:table-cell>
        </table:table-row>
        <table:table-row table:style-name="ro1">
          <table:table-cell office:value-type="string" calcext:value-type="string">
            <text:p>h (Planck)</text:p>
          </table:table-cell>
          <table:table-cell table:style-name="ce2"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  <table:table-cell office:value-type="float" office:value="2" calcext:value-type="float">
            <text:p>2</text:p>
          </table:table-cell>
          <table:table-cell table:formula="of:=((([.D3])^2)*(([.$B$3])^2))/(8*[.$B$5]*[.$D$6]^2)" office:value-type="float" office:value="3.85578713743204E-018" calcext:value-type="float">
            <text:p>3.85578713743204E-18</text:p>
          </table:table-cell>
          <table:table-cell table:style-name="ce2"/>
          <table:table-cell table:style-name="Default" office:value-type="float" office:value="0.00000002" calcext:value-type="float">
            <text:p>2E-08</text:p>
          </table:table-cell>
          <table:table-cell table:formula="of:=[.G3]*1000000" office:value-type="float" office:value="0.02" calcext:value-type="float">
            <text:p>0.02</text:p>
          </table:table-cell>
          <table:table-cell table:formula="of:=EXP([.$C$16]/[.G3])" office:value-type="float" office:value="2.77897636402418E+051" calcext:value-type="float">
            <text:p>2.77897636402418E+051</text:p>
          </table:table-cell>
          <table:table-cell table:formula="of:=[.$C$14]/([.I3]-1)" office:value-type="float" office:value="1.79651868720065E-075" calcext:value-type="float">
            <text:p>1.79651868720065E-75</text:p>
          </table:table-cell>
          <table:table-cell table:formula="of:=[.J3]*([.G3]^(-5))" office:value-type="float" office:value="5.61412089750204E-037" calcext:value-type="float">
            <text:p>5.61412089750204E-37</text:p>
          </table:table-cell>
          <table:table-cell table:formula="of:=SUM([.K6:.K311])" office:value-type="float" office:value="101178739.373135" calcext:value-type="float">
            <text:p>101178739.373135</text:p>
          </table:table-cell>
        </table:table-row>
        <table:table-row table:style-name="ro1">
          <table:table-cell office:value-type="string" calcext:value-type="string">
            <text:p>c (S.o.L.)</text:p>
          </table:table-cell>
          <table:table-cell table:style-name="ce1"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  <table:table-cell office:value-type="float" office:value="5" calcext:value-type="float">
            <text:p>5</text:p>
          </table:table-cell>
          <table:table-cell table:formula="of:=((([.D4])^2)*(([.$B$3])^2))/(8*[.$B$5]*[.$D$6]^2)" office:value-type="float" office:value="2.40986696089503E-017" calcext:value-type="float">
            <text:p>2.40986696089503E-17</text:p>
          </table:table-cell>
          <table:table-cell/>
          <table:table-cell office:value-type="float" office:value="0.00000003" calcext:value-type="float">
            <text:p>3.00E-08</text:p>
          </table:table-cell>
          <table:table-cell table:formula="of:=[.G4]*1000000" office:value-type="float" office:value="0.03" calcext:value-type="float">
            <text:p>0.03</text:p>
          </table:table-cell>
          <table:table-cell table:formula="of:=EXP([.$C$16]/[.G4])" office:value-type="float" office:value="1.97662022740933E+034" calcext:value-type="float">
            <text:p>1.97662022740933E+034</text:p>
          </table:table-cell>
          <table:table-cell table:formula="of:=[.$C$14]/([.I4]-1)" office:value-type="float" office:value="2.52576741856062E-058" calcext:value-type="float">
            <text:p>2.52576741856062E-58</text:p>
          </table:table-cell>
          <table:table-cell table:formula="of:=[.J4]*([.G4]^(-5))" office:value-type="float" office:value="1.03941046031301E-020" calcext:value-type="float">
            <text:p>1.03941046031301E-20</text:p>
          </table:table-cell>
          <table:table-cell table:formula="of:=[.L3]/[.L2]" office:value-type="float" office:value="0.990330546462402" calcext:value-type="float">
            <text:p>0.990330546462402</text:p>
          </table:table-cell>
        </table:table-row>
        <table:table-row table:style-name="ro1">
          <table:table-cell office:value-type="string" calcext:value-type="string">
            <text:p>electron m</text:p>
          </table:table-cell>
          <table:table-cell table:style-name="ce2" office:value-type="float" office:value="9.1093837015E-031" calcext:value-type="float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ength of well</text:p>
          </table:table-cell>
          <table:table-cell/>
          <table:table-cell table:style-name="ce2"/>
          <table:table-cell table:style-name="Default" office:value-type="float" office:value="0.00000004" calcext:value-type="float">
            <text:p>4E-08</text:p>
          </table:table-cell>
          <table:table-cell table:formula="of:=[.G5]*1000000" office:value-type="float" office:value="0.04" calcext:value-type="float">
            <text:p>0.04</text:p>
          </table:table-cell>
          <table:table-cell table:formula="of:=EXP([.$C$16]/[.G5])" office:value-type="float" office:value="5.27159972306716E+025" calcext:value-type="float">
            <text:p>5.27159972306716E+025</text:p>
          </table:table-cell>
          <table:table-cell table:formula="of:=[.$C$14]/([.I5]-1)" office:value-type="float" office:value="9.47052741393195E-050" calcext:value-type="float">
            <text:p>9.47052741393195E-50</text:p>
          </table:table-cell>
          <table:table-cell table:formula="of:=[.J5]*([.G5]^(-5))" office:value-type="float" office:value="0.000000000000924856192766791" calcext:value-type="float">
            <text:p>9.24856192766791E-13</text:p>
          </table:table-cell>
          <table:table-cell/>
        </table:table-row>
        <table:table-row table:style-name="ro1">
          <table:table-cell office:value-type="string" calcext:value-type="string">
            <text:p>eV (to J)</text:p>
          </table:table-cell>
          <table:table-cell table:style-name="ce2" office:value-type="float" office:value="1.602176634E-019" calcext:value-type="float">
            <text:p>1.60E-19</text:p>
          </table:table-cell>
          <table:table-cell office:value-type="string" calcext:value-type="string">
            <text:p>J</text:p>
          </table:table-cell>
          <table:table-cell table:style-name="ce2" office:value-type="float" office:value="0.00000000025" calcext:value-type="float">
            <text:p>2.50E-10</text:p>
          </table:table-cell>
          <table:table-cell table:number-columns-repeated="2"/>
          <table:table-cell office:value-type="float" office:value="0.00000005" calcext:value-type="float">
            <text:p>5.00E-08</text:p>
          </table:table-cell>
          <table:table-cell table:formula="of:=[.G6]*1000000" office:value-type="float" office:value="0.05" calcext:value-type="float">
            <text:p>0.05</text:p>
          </table:table-cell>
          <table:table-cell table:formula="of:=EXP([.$C$16]/[.G6])" office:value-type="float" office:value="3.78054090291576E+020" calcext:value-type="float">
            <text:p>3.78054090291576E+020</text:p>
          </table:table-cell>
          <table:table-cell table:formula="of:=[.$C$14]/([.I6]-1)" office:value-type="float" office:value="1.32057372145025E-044" calcext:value-type="float">
            <text:p>1.32057372145025E-44</text:p>
          </table:table-cell>
          <table:table-cell table:formula="of:=[.J6]*([.G6]^(-5))" office:value-type="float" office:value="0.0000000422583590864081" calcext:value-type="float">
            <text:p>4.22583590864081E-08</text:p>
          </table:table-cell>
          <table:table-cell/>
        </table:table-row>
        <table:table-row table:style-name="ro1">
          <table:table-cell office:value-type="string" calcext:value-type="string">
            <text:p>J (to eV)</text:p>
          </table:table-cell>
          <table:table-cell table:style-name="ce2" office:value-type="float" office:value="6.241509074E+018" calcext:value-type="float">
            <text:p>6.24E+18</text:p>
          </table:table-cell>
          <table:table-cell office:value-type="string" calcext:value-type="string">
            <text:p>eV</text:p>
          </table:table-cell>
          <table:table-cell table:number-columns-repeated="2"/>
          <table:table-cell table:style-name="ce2"/>
          <table:table-cell table:style-name="Default" office:value-type="float" office:value="0.00000006" calcext:value-type="float">
            <text:p>6E-08</text:p>
          </table:table-cell>
          <table:table-cell table:formula="of:=[.G7]*1000000" office:value-type="float" office:value="0.06" calcext:value-type="float">
            <text:p>0.06</text:p>
          </table:table-cell>
          <table:table-cell table:formula="of:=EXP([.$C$16]/[.G7])" office:value-type="float" office:value="1.4059232651213E+017" calcext:value-type="float">
            <text:p>1.4059232651213E+017</text:p>
          </table:table-cell>
          <table:table-cell table:formula="of:=[.$C$14]/([.I7]-1)" office:value-type="float" office:value="3.55103517603974E-041" calcext:value-type="float">
            <text:p>3.55103517603974E-41</text:p>
          </table:table-cell>
          <table:table-cell table:formula="of:=[.J7]*([.G7]^(-5))" office:value-type="float" office:value="0.0000456666046301406" calcext:value-type="float">
            <text:p>4.56666046301406E-05</text:p>
          </table:table-cell>
          <table:table-cell/>
        </table:table-row>
        <table:table-row table:style-name="ro1">
          <table:table-cell office:value-type="string" calcext:value-type="string">
            <text:p>Avo’s #</text:p>
          </table:table-cell>
          <table:table-cell table:style-name="ce2" office:value-type="float" office:value="6.02214076E+023" calcext:value-type="float">
            <text:p>6.02E+23</text:p>
          </table:table-cell>
          <table:table-cell/>
          <table:table-cell office:value-type="string" calcext:value-type="string">
            <text:p>DelJ 1 to 2</text:p>
          </table:table-cell>
          <table:table-cell table:number-columns-repeated="2"/>
          <table:table-cell office:value-type="float" office:value="0.00000007" calcext:value-type="float">
            <text:p>7.00E-08</text:p>
          </table:table-cell>
          <table:table-cell table:formula="of:=[.G8]*1000000" office:value-type="float" office:value="0.07" calcext:value-type="float">
            <text:p>0.07</text:p>
          </table:table-cell>
          <table:table-cell table:formula="of:=EXP([.$C$16]/[.G8])" office:value-type="float" office:value="499174986822669" calcext:value-type="float">
            <text:p>499174986822669</text:p>
          </table:table-cell>
          <table:table-cell table:formula="of:=[.$C$14]/([.I8]-1)" office:value-type="float" office:value="1.00014686253339E-038" calcext:value-type="float">
            <text:p>1.00014686253339E-38</text:p>
          </table:table-cell>
          <table:table-cell table:formula="of:=[.J8]*([.G8]^(-5))" office:value-type="float" office:value="0.00595077564427552" calcext:value-type="float">
            <text:p>0.005950775644276</text:p>
          </table:table-cell>
          <table:table-cell/>
        </table:table-row>
        <table:table-row table:style-name="ro1">
          <table:table-cell office:value-type="string" calcext:value-type="string">
            <text:p>Rydberg C</text:p>
          </table:table-cell>
          <table:table-cell table:style-name="ce3" office:value-type="float" office:value="109677.5834028" calcext:value-type="float">
            <text:p>109677.5834028</text:p>
          </table:table-cell>
          <table:table-cell office:value-type="string" calcext:value-type="string">
            <text:p>cm-1</text:p>
          </table:table-cell>
          <table:table-cell table:formula="of:=[.E3]-[.E2]" office:value-type="float" office:value="2.89184035307403E-018" calcext:value-type="float">
            <text:p>2.89184035307403E-18</text:p>
          </table:table-cell>
          <table:table-cell office:value-type="string" calcext:value-type="string">
            <text:p>J</text:p>
          </table:table-cell>
          <table:table-cell table:style-name="ce2"/>
          <table:table-cell table:style-name="Default" office:value-type="float" office:value="0.00000008" calcext:value-type="float">
            <text:p>8E-08</text:p>
          </table:table-cell>
          <table:table-cell table:formula="of:=[.G9]*1000000" office:value-type="float" office:value="0.08" calcext:value-type="float">
            <text:p>0.08</text:p>
          </table:table-cell>
          <table:table-cell table:formula="of:=EXP([.$C$16]/[.G9])" office:value-type="float" office:value="7260578298639.28" calcext:value-type="float">
            <text:p>7260578298639.28</text:p>
          </table:table-cell>
          <table:table-cell table:formula="of:=[.$C$14]/([.I9]-1)" office:value-type="float" office:value="6.87615058182721E-037" calcext:value-type="float">
            <text:p>6.87615058182721E-37</text:p>
          </table:table-cell>
          <table:table-cell table:formula="of:=[.J9]*([.G9]^(-5))" office:value-type="float" office:value="0.209843462580176" calcext:value-type="float">
            <text:p>0.2098434625801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mbda in m</text:p>
          </table:table-cell>
          <table:table-cell table:number-columns-repeated="2"/>
          <table:table-cell office:value-type="float" office:value="0.00000009" calcext:value-type="float">
            <text:p>9.00E-08</text:p>
          </table:table-cell>
          <table:table-cell table:formula="of:=[.G10]*1000000" office:value-type="float" office:value="0.09" calcext:value-type="float">
            <text:p>0.09</text:p>
          </table:table-cell>
          <table:table-cell table:formula="of:=EXP([.$C$16]/[.G10])" office:value-type="float" office:value="270379905411.45" calcext:value-type="float">
            <text:p>270379905411.45</text:p>
          </table:table-cell>
          <table:table-cell table:formula="of:=[.$C$14]/([.I10]-1)" office:value-type="float" office:value="1.84646967816618E-035" calcext:value-type="float">
            <text:p>1.84646967816618E-35</text:p>
          </table:table-cell>
          <table:table-cell table:formula="of:=[.J10]*([.G10]^(-5))" office:value-type="float" office:value="3.12701261353483" calcext:value-type="float">
            <text:p>3.12701261353483</text:p>
          </table:table-cell>
          <table:table-cell/>
        </table:table-row>
        <table:table-row table:style-name="ro1">
          <table:table-cell table:number-columns-repeated="3"/>
          <table:table-cell table:formula="of:=([.B3]*[.B4])/[.D9]" office:value-type="float" office:value="0.0000000686914080522229" calcext:value-type="float">
            <text:p>6.86914080522229E-08</text:p>
          </table:table-cell>
          <table:table-cell office:value-type="string" calcext:value-type="string">
            <text:p>m</text:p>
          </table:table-cell>
          <table:table-cell table:style-name="ce2"/>
          <table:table-cell table:style-name="Default" office:value-type="float" office:value="0.0000001" calcext:value-type="float">
            <text:p>1E-07</text:p>
          </table:table-cell>
          <table:table-cell table:formula="of:=[.G11]*1000000" office:value-type="float" office:value="0.1" calcext:value-type="float">
            <text:p>0.1</text:p>
          </table:table-cell>
          <table:table-cell table:formula="of:=EXP([.$C$16]/[.G11])" office:value-type="float" office:value="19443613097.6621" calcext:value-type="float">
            <text:p>19443613097.6621</text:p>
          </table:table-cell>
          <table:table-cell table:formula="of:=[.$C$14]/([.I11]-1)" office:value-type="float" office:value="2.5676724508139E-034" calcext:value-type="float">
            <text:p>2.5676724508139E-34</text:p>
          </table:table-cell>
          <table:table-cell table:formula="of:=[.J11]*([.G11]^(-5))" office:value-type="float" office:value="25.676724508139" calcext:value-type="float">
            <text:p>25.6767245081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11" calcext:value-type="float">
            <text:p>1.10E-07</text:p>
          </table:table-cell>
          <table:table-cell table:formula="of:=[.G12]*1000000" office:value-type="float" office:value="0.11" calcext:value-type="float">
            <text:p>0.11</text:p>
          </table:table-cell>
          <table:table-cell table:formula="of:=EXP([.$C$16]/[.G12])" office:value-type="float" office:value="2256491020.55888" calcext:value-type="float">
            <text:p>2256491020.55888</text:p>
          </table:table-cell>
          <table:table-cell table:formula="of:=[.$C$14]/([.I12]-1)" office:value-type="float" office:value="2.2124984881324E-033" calcext:value-type="float">
            <text:p>2.2124984881324E-33</text:p>
          </table:table-cell>
          <table:table-cell table:formula="of:=[.J12]*([.G12]^(-5))" office:value-type="float" office:value="137.378748851755" calcext:value-type="float">
            <text:p>137.3787488517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pi hc</text:p>
          </table:table-cell>
          <table:table-cell table:number-columns-repeated="2"/>
          <table:table-cell table:style-name="ce2"/>
          <table:table-cell table:style-name="Default" office:value-type="float" office:value="0.00000012" calcext:value-type="float">
            <text:p>1.2E-07</text:p>
          </table:table-cell>
          <table:table-cell table:formula="of:=[.G13]*1000000" office:value-type="float" office:value="0.12" calcext:value-type="float">
            <text:p>0.12</text:p>
          </table:table-cell>
          <table:table-cell table:formula="of:=EXP([.$C$16]/[.G13])" office:value-type="float" office:value="374956432.818707" calcext:value-type="float">
            <text:p>374956432.818707</text:p>
          </table:table-cell>
          <table:table-cell table:formula="of:=[.$C$14]/([.I13]-1)" office:value-type="float" office:value="1.33148348597264E-032" calcext:value-type="float">
            <text:p>1.33148348597264E-32</text:p>
          </table:table-cell>
          <table:table-cell table:formula="of:=[.J13]*([.G13]^(-5))" office:value-type="float" office:value="535.093350522699" calcext:value-type="float">
            <text:p>535.093350522699</text:p>
          </table:table-cell>
          <table:table-cell/>
        </table:table-row>
        <table:table-row table:style-name="ro1">
          <table:table-cell table:number-columns-repeated="2"/>
          <table:table-cell table:formula="of:=8*PI()*[.B3]*[.B4]" office:value-type="float" office:value="4.99248296925836E-024" calcext:value-type="float">
            <text:p>4.99248296925836E-24</text:p>
          </table:table-cell>
          <table:table-cell table:number-columns-repeated="3"/>
          <table:table-cell office:value-type="float" office:value="0.00000013" calcext:value-type="float">
            <text:p>1.30E-07</text:p>
          </table:table-cell>
          <table:table-cell table:formula="of:=[.G14]*1000000" office:value-type="float" office:value="0.13" calcext:value-type="float">
            <text:p>0.13</text:p>
          </table:table-cell>
          <table:table-cell table:formula="of:=EXP([.$C$16]/[.G14])" office:value-type="float" office:value="82119032.4105532" calcext:value-type="float">
            <text:p>82119032.4105532</text:p>
          </table:table-cell>
          <table:table-cell table:formula="of:=[.$C$14]/([.I14]-1)" office:value-type="float" office:value="6.07956874734493E-032" calcext:value-type="float">
            <text:p>6.07956874734493E-32</text:p>
          </table:table-cell>
          <table:table-cell table:formula="of:=[.J14]*([.G14]^(-5))" office:value-type="float" office:value="1637.40462312646" calcext:value-type="float">
            <text:p>1637.404623126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c over kt</text:p>
          </table:table-cell>
          <table:table-cell table:number-columns-repeated="2"/>
          <table:table-cell table:style-name="ce2"/>
          <table:table-cell table:style-name="Default" office:value-type="float" office:value="0.00000014" calcext:value-type="float">
            <text:p>1.4E-07</text:p>
          </table:table-cell>
          <table:table-cell table:formula="of:=[.G15]*1000000" office:value-type="float" office:value="0.14" calcext:value-type="float">
            <text:p>0.14</text:p>
          </table:table-cell>
          <table:table-cell table:formula="of:=EXP([.$C$16]/[.G15])" office:value-type="float" office:value="22342224.3033828" calcext:value-type="float">
            <text:p>22342224.3033828</text:p>
          </table:table-cell>
          <table:table-cell table:formula="of:=[.$C$14]/([.I15]-1)" office:value-type="float" office:value="2.23455065391924E-031" calcext:value-type="float">
            <text:p>2.23455065391924E-31</text:p>
          </table:table-cell>
          <table:table-cell table:formula="of:=[.J15]*([.G15]^(-5))" office:value-type="float" office:value="4154.79906794646" calcext:value-type="float">
            <text:p>4154.79906794646</text:p>
          </table:table-cell>
          <table:table-cell/>
        </table:table-row>
        <table:table-row table:style-name="ro1">
          <table:table-cell table:number-columns-repeated="2"/>
          <table:table-cell table:formula="of:=([.B3]*[.B4])/([.B2]*6073.15)" office:value-type="float" office:value="0.00000236907844776423" calcext:value-type="float">
            <text:p>2.36907844776423E-06</text:p>
          </table:table-cell>
          <table:table-cell table:number-columns-repeated="3"/>
          <table:table-cell office:value-type="float" office:value="0.00000015" calcext:value-type="float">
            <text:p>1.50E-07</text:p>
          </table:table-cell>
          <table:table-cell table:formula="of:=[.G16]*1000000" office:value-type="float" office:value="0.15" calcext:value-type="float">
            <text:p>0.15</text:p>
          </table:table-cell>
          <table:table-cell table:formula="of:=EXP([.$C$16]/[.G16])" office:value-type="float" office:value="7230771.65781683" calcext:value-type="float">
            <text:p>7230771.65781683</text:p>
          </table:table-cell>
          <table:table-cell table:formula="of:=[.$C$14]/([.I16]-1)" office:value-type="float" office:value="6.90449636078726E-031" calcext:value-type="float">
            <text:p>6.90449636078726E-31</text:p>
          </table:table-cell>
          <table:table-cell table:formula="of:=[.J16]*([.G16]^(-5))" office:value-type="float" office:value="9092.34088663343" calcext:value-type="float">
            <text:p>9092.3408866334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16" calcext:value-type="float">
            <text:p>1.6E-07</text:p>
          </table:table-cell>
          <table:table-cell table:formula="of:=[.G17]*1000000" office:value-type="float" office:value="0.16" calcext:value-type="float">
            <text:p>0.16</text:p>
          </table:table-cell>
          <table:table-cell table:formula="of:=EXP([.$C$16]/[.G17])" office:value-type="float" office:value="2694546.02830222" calcext:value-type="float">
            <text:p>2694546.02830222</text:p>
          </table:table-cell>
          <table:table-cell table:formula="of:=[.$C$14]/([.I17]-1)" office:value-type="float" office:value="1.85281111164211E-030" calcext:value-type="float">
            <text:p>1.85281111164211E-30</text:p>
          </table:table-cell>
          <table:table-cell table:formula="of:=[.J17]*([.G17]^(-5))" office:value-type="float" office:value="17669.7837032519" calcext:value-type="float">
            <text:p>17669.78370325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a</text:p>
          </table:table-cell>
          <table:table-cell office:value-type="string" calcext:value-type="string">
            <text:p>10a for real</text:p>
          </table:table-cell>
          <table:table-cell office:value-type="string" calcext:value-type="string">
            <text:p>older</text:p>
          </table:table-cell>
          <table:table-cell/>
          <table:table-cell office:value-type="float" office:value="0.00000017" calcext:value-type="float">
            <text:p>1.70E-07</text:p>
          </table:table-cell>
          <table:table-cell table:formula="of:=[.G18]*1000000" office:value-type="float" office:value="0.17" calcext:value-type="float">
            <text:p>0.17</text:p>
          </table:table-cell>
          <table:table-cell table:formula="of:=EXP([.$C$16]/[.G18])" office:value-type="float" office:value="1127773.14145661" calcext:value-type="float">
            <text:p>1127773.14145661</text:p>
          </table:table-cell>
          <table:table-cell table:formula="of:=[.$C$14]/([.I18]-1)" office:value-type="float" office:value="4.42685431368268E-030" calcext:value-type="float">
            <text:p>4.42685431368268E-30</text:p>
          </table:table-cell>
          <table:table-cell table:formula="of:=[.J18]*([.G18]^(-5))" office:value-type="float" office:value="31178.17015152" calcext:value-type="float">
            <text:p>31178.170151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nt term</text:p>
          </table:table-cell>
          <table:table-cell table:formula="of:=[.$B$3]/(4*PI())" office:value-type="float" office:value="5.27285908823078E-035" calcext:value-type="float">
            <text:p>5.27285908823078E-35</text:p>
          </table:table-cell>
          <table:table-cell table:formula="of:=[.C28]*[.C20]" office:value-type="float" office:value="0.000000000045189006898916" calcext:value-type="float">
            <text:p>4.5189006898916E-11</text:p>
          </table:table-cell>
          <table:table-cell table:formula="of:=[.$C$19]*[.C20]" office:value-type="float" office:value="5.98851059442103E-035" calcext:value-type="float">
            <text:p>5.98851059442103E-35</text:p>
          </table:table-cell>
          <table:table-cell table:style-name="ce2"/>
          <table:table-cell table:style-name="Default" office:value-type="float" office:value="0.00000018" calcext:value-type="float">
            <text:p>1.8E-07</text:p>
          </table:table-cell>
          <table:table-cell table:formula="of:=[.G19]*1000000" office:value-type="float" office:value="0.18" calcext:value-type="float">
            <text:p>0.18</text:p>
          </table:table-cell>
          <table:table-cell table:formula="of:=EXP([.$C$16]/[.G19])" office:value-type="float" office:value="519980.677921257" calcext:value-type="float">
            <text:p>519980.677921257</text:p>
          </table:table-cell>
          <table:table-cell table:formula="of:=[.$C$14]/([.I19]-1)" office:value-type="float" office:value="9.60130401483575E-030" calcext:value-type="float">
            <text:p>9.60130401483575E-30</text:p>
          </table:table-cell>
          <table:table-cell table:formula="of:=[.J19]*([.G19]^(-5))" office:value-type="float" office:value="50812.1645520868" calcext:value-type="float">
            <text:p>50812.16455208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ide term</text:p>
          </table:table-cell>
          <table:table-cell table:formula="of:=SQRT((((PI()*[.A19])^2)/3)-2)" office:value-type="float" office:value="1.13572361677322" calcext:value-type="float">
            <text:p>1.13572361677322</text:p>
          </table:table-cell>
          <table:table-cell table:formula="of:=[.C29]*[.C21]" office:value-type="float" office:value="0.0000000000664587209185339" calcext:value-type="float">
            <text:p>6.64587209185339E-11</text:p>
          </table:table-cell>
          <table:table-cell table:formula="of:=[.$C$19]*[.C21]" office:value-type="float" office:value="1.76144058754191E-034" calcext:value-type="float">
            <text:p>1.76144058754191E-34</text:p>
          </table:table-cell>
          <table:table-cell/>
          <table:table-cell office:value-type="float" office:value="0.00000019" calcext:value-type="float">
            <text:p>1.90E-07</text:p>
          </table:table-cell>
          <table:table-cell table:formula="of:=[.G20]*1000000" office:value-type="float" office:value="0.19" calcext:value-type="float">
            <text:p>0.19</text:p>
          </table:table-cell>
          <table:table-cell table:formula="of:=EXP([.$C$16]/[.G20])" office:value-type="float" office:value="260103.247151447" calcext:value-type="float">
            <text:p>260103.247151447</text:p>
          </table:table-cell>
          <table:table-cell table:formula="of:=[.$C$14]/([.I20]-1)" office:value-type="float" office:value="1.91943092531278E-029" calcext:value-type="float">
            <text:p>1.91943092531278E-29</text:p>
          </table:table-cell>
          <table:table-cell table:formula="of:=[.J20]*([.G20]^(-5))" office:value-type="float" office:value="77518.3433825861" calcext:value-type="float">
            <text:p>77518.34338258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SQRT((((PI()*[.A20])^2)/3)-2)" office:value-type="float" office:value="3.34057967047424" calcext:value-type="float">
            <text:p>3.34057967047424</text:p>
          </table:table-cell>
          <table:table-cell table:formula="of:=[.C30]*[.C22]" office:value-type="float" office:value="0.0000000000696887628524754" calcext:value-type="float">
            <text:p>6.96887628524754E-11</text:p>
          </table:table-cell>
          <table:table-cell table:formula="of:=[.$C$19]*[.C22]" office:value-type="float" office:value="2.7705757879633E-034" calcext:value-type="float">
            <text:p>2.7705757879633E-34</text:p>
          </table:table-cell>
          <table:table-cell table:style-name="ce2"/>
          <table:table-cell table:style-name="Default" office:value-type="float" office:value="0.0000002" calcext:value-type="float">
            <text:p>2E-07</text:p>
          </table:table-cell>
          <table:table-cell table:formula="of:=[.G21]*1000000" office:value-type="float" office:value="0.2" calcext:value-type="float">
            <text:p>0.2</text:p>
          </table:table-cell>
          <table:table-cell table:formula="of:=EXP([.$C$16]/[.G21])" office:value-type="float" office:value="139440.35677544" calcext:value-type="float">
            <text:p>139440.35677544</text:p>
          </table:table-cell>
          <table:table-cell table:formula="of:=[.$C$14]/([.I21]-1)" office:value-type="float" office:value="3.58039730296411E-029" calcext:value-type="float">
            <text:p>3.58039730296411E-29</text:p>
          </table:table-cell>
          <table:table-cell table:formula="of:=[.J21]*([.G21]^(-5))" office:value-type="float" office:value="111887.415717628" calcext:value-type="float">
            <text:p>111887.4157176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SQRT((((PI()*[.A21])^2)/3)-2)" office:value-type="float" office:value="5.25440892996235" calcext:value-type="float">
            <text:p>5.25440892996235</text:p>
          </table:table-cell>
          <table:table-cell table:formula="of:=[.C31]*[.C23]" office:value-type="float" office:value="0.0000000000707844643727131" calcext:value-type="float">
            <text:p>7.07844643727131E-11</text:p>
          </table:table-cell>
          <table:table-cell table:formula="of:=[.$C$19]*[.C23]" office:value-type="float" office:value="3.75218261171018E-034" calcext:value-type="float">
            <text:p>3.75218261171018E-34</text:p>
          </table:table-cell>
          <table:table-cell/>
          <table:table-cell office:value-type="float" office:value="0.00000021" calcext:value-type="float">
            <text:p>2.10E-07</text:p>
          </table:table-cell>
          <table:table-cell table:formula="of:=[.G22]*1000000" office:value-type="float" office:value="0.21" calcext:value-type="float">
            <text:p>0.21</text:p>
          </table:table-cell>
          <table:table-cell table:formula="of:=EXP([.$C$16]/[.G22])" office:value-type="float" office:value="79326.3743399822" calcext:value-type="float">
            <text:p>79326.3743399822</text:p>
          </table:table-cell>
          <table:table-cell table:formula="of:=[.$C$14]/([.I22]-1)" office:value-type="float" office:value="6.29367716294787E-029" calcext:value-type="float">
            <text:p>6.29367716294787E-29</text:p>
          </table:table-cell>
          <table:table-cell table:formula="of:=[.J22]*([.G22]^(-5))" office:value-type="float" office:value="154101.898139832" calcext:value-type="float">
            <text:p>154101.8981398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SQRT((((PI()*[.A22])^2)/3)-2)" office:value-type="float" office:value="7.11603050437133" calcext:value-type="float">
            <text:p>7.11603050437133</text:p>
          </table:table-cell>
          <table:table-cell table:formula="of:=[.C32]*[.C24]" office:value-type="float" office:value="0.0000000000712859162372233" calcext:value-type="float">
            <text:p>7.12859162372233E-11</text:p>
          </table:table-cell>
          <table:table-cell table:formula="of:=[.$C$19]*[.C24]" office:value-type="float" office:value="4.72345481694866E-034" calcext:value-type="float">
            <text:p>4.72345481694866E-34</text:p>
          </table:table-cell>
          <table:table-cell table:style-name="ce2"/>
          <table:table-cell table:style-name="Default" office:value-type="float" office:value="0.00000022" calcext:value-type="float">
            <text:p>2.2E-07</text:p>
          </table:table-cell>
          <table:table-cell table:formula="of:=[.G23]*1000000" office:value-type="float" office:value="0.22" calcext:value-type="float">
            <text:p>0.22</text:p>
          </table:table-cell>
          <table:table-cell table:formula="of:=EXP([.$C$16]/[.G23])" office:value-type="float" office:value="47502.5369907638" calcext:value-type="float">
            <text:p>47502.5369907638</text:p>
          </table:table-cell>
          <table:table-cell table:formula="of:=[.$C$14]/([.I23]-1)" office:value-type="float" office:value="1.05101503773006E-028" calcext:value-type="float">
            <text:p>1.05101503773006E-28</text:p>
          </table:table-cell>
          <table:table-cell table:formula="of:=[.J23]*([.G23]^(-5))" office:value-type="float" office:value="203936.764932006" calcext:value-type="float">
            <text:p>203936.7649320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SQRT((((PI()*[.A23])^2)/3)-2)" office:value-type="float" office:value="8.95805243021112" calcext:value-type="float">
            <text:p>8.95805243021112</text:p>
          </table:table-cell>
          <table:table-cell table:formula="of:=[.C33]*[.C25]" office:value-type="float" office:value="0.000000000071556836968784" calcext:value-type="float">
            <text:p>7.1556836968784E-11</text:p>
          </table:table-cell>
          <table:table-cell table:formula="of:=[.$C$19]*[.C25]" office:value-type="float" office:value="5.68968745760732E-034" calcext:value-type="float">
            <text:p>5.68968745760732E-34</text:p>
          </table:table-cell>
          <table:table-cell/>
          <table:table-cell office:value-type="float" office:value="0.00000023" calcext:value-type="float">
            <text:p>2.30E-07</text:p>
          </table:table-cell>
          <table:table-cell table:formula="of:=[.G24]*1000000" office:value-type="float" office:value="0.23" calcext:value-type="float">
            <text:p>0.23</text:p>
          </table:table-cell>
          <table:table-cell table:formula="of:=EXP([.$C$16]/[.G24])" office:value-type="float" office:value="29742.7617019916" calcext:value-type="float">
            <text:p>29742.7617019916</text:p>
          </table:table-cell>
          <table:table-cell table:formula="of:=[.$C$14]/([.I24]-1)" office:value-type="float" office:value="1.6786103726075E-028" calcext:value-type="float">
            <text:p>1.6786103726075E-28</text:p>
          </table:table-cell>
          <table:table-cell table:formula="of:=[.J24]*([.G24]^(-5))" office:value-type="float" office:value="260801.882778389" calcext:value-type="float">
            <text:p>260801.8827783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SQRT((((PI()*[.A24])^2)/3)-2)" office:value-type="float" office:value="10.7905168000922" calcext:value-type="float">
            <text:p>10.7905168000922</text:p>
          </table:table-cell>
          <table:table-cell table:formula="of:=[.C34]*[.C26]" office:value-type="float" office:value="0.0000000000717196990478949" calcext:value-type="float">
            <text:p>7.17196990478949E-11</text:p>
          </table:table-cell>
          <table:table-cell table:formula="of:=[.$C$19]*[.C26]" office:value-type="float" office:value="6.65307659839536E-034" calcext:value-type="float">
            <text:p>6.65307659839536E-34</text:p>
          </table:table-cell>
          <table:table-cell table:style-name="ce2"/>
          <table:table-cell table:style-name="Default" office:value-type="float" office:value="0.00000024" calcext:value-type="float">
            <text:p>2.4E-07</text:p>
          </table:table-cell>
          <table:table-cell table:formula="of:=[.G25]*1000000" office:value-type="float" office:value="0.24" calcext:value-type="float">
            <text:p>0.24</text:p>
          </table:table-cell>
          <table:table-cell table:formula="of:=EXP([.$C$16]/[.G25])" office:value-type="float" office:value="19363.7917985788" calcext:value-type="float">
            <text:p>19363.7917985788</text:p>
          </table:table-cell>
          <table:table-cell table:formula="of:=[.$C$14]/([.I25]-1)" office:value-type="float" office:value="2.57839004891062E-028" calcext:value-type="float">
            <text:p>2.57839004891062E-28</text:p>
          </table:table-cell>
          <table:table-cell table:formula="of:=[.J25]*([.G25]^(-5))" office:value-type="float" office:value="323811.603927375" calcext:value-type="float">
            <text:p>323811.603927375</text:p>
          </table:table-cell>
          <table:table-cell/>
        </table:table-row>
        <table:table-row table:style-name="ro1">
          <table:table-cell table:number-columns-repeated="2"/>
          <table:table-cell table:formula="of:=SQRT((((PI()*[.A25])^2)/3)-2)" office:value-type="float" office:value="12.6175884602061" calcext:value-type="float">
            <text:p>12.6175884602061</text:p>
          </table:table-cell>
          <table:table-cell table:number-columns-repeated="3"/>
          <table:table-cell office:value-type="float" office:value="0.00000025" calcext:value-type="float">
            <text:p>2.50E-07</text:p>
          </table:table-cell>
          <table:table-cell table:formula="of:=[.G26]*1000000" office:value-type="float" office:value="0.25" calcext:value-type="float">
            <text:p>0.25</text:p>
          </table:table-cell>
          <table:table-cell table:formula="of:=EXP([.$C$16]/[.G26])" office:value-type="float" office:value="13047.003780906" calcext:value-type="float">
            <text:p>13047.003780906</text:p>
          </table:table-cell>
          <table:table-cell table:formula="of:=[.$C$14]/([.I26]-1)" office:value-type="float" office:value="3.82682931348319E-028" calcext:value-type="float">
            <text:p>3.82682931348319E-28</text:p>
          </table:table-cell>
          <table:table-cell table:formula="of:=[.J26]*([.G26]^(-5))" office:value-type="float" office:value="391867.321700679" calcext:value-type="float">
            <text:p>391867.32170067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26" calcext:value-type="float">
            <text:p>2.6E-07</text:p>
          </table:table-cell>
          <table:table-cell table:formula="of:=[.G27]*1000000" office:value-type="float" office:value="0.26" calcext:value-type="float">
            <text:p>0.26</text:p>
          </table:table-cell>
          <table:table-cell table:formula="of:=EXP([.$C$16]/[.G27])" office:value-type="float" office:value="9061.95522006996" calcext:value-type="float">
            <text:p>9061.95522006996</text:p>
          </table:table-cell>
          <table:table-cell table:formula="of:=[.$C$14]/([.I27]-1)" office:value-type="float" office:value="5.5098859314524E-028" calcext:value-type="float">
            <text:p>5.5098859314524E-28</text:p>
          </table:table-cell>
          <table:table-cell table:formula="of:=[.J27]*([.G27]^(-5))" office:value-type="float" office:value="463741.399266583" calcext:value-type="float">
            <text:p>463741.399266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front term</text:p>
          </table:table-cell>
          <table:table-cell table:formula="of:=[.$D$6]/(2*PI()*[.A19])" office:value-type="float" office:value="0.0000000000397887357729738" calcext:value-type="float">
            <text:p>3.97887357729738E-11</text:p>
          </table:table-cell>
          <table:table-cell table:number-columns-repeated="3"/>
          <table:table-cell office:value-type="float" office:value="0.00000027" calcext:value-type="float">
            <text:p>2.70E-07</text:p>
          </table:table-cell>
          <table:table-cell table:formula="of:=[.G28]*1000000" office:value-type="float" office:value="0.27" calcext:value-type="float">
            <text:p>0.27</text:p>
          </table:table-cell>
          <table:table-cell table:formula="of:=EXP([.$C$16]/[.G28])" office:value-type="float" office:value="6466.33406199864" calcext:value-type="float">
            <text:p>6466.33406199864</text:p>
          </table:table-cell>
          <table:table-cell table:formula="of:=[.$C$14]/([.I28]-1)" office:value-type="float" office:value="7.7219257680786E-028" calcext:value-type="float">
            <text:p>7.7219257680786E-28</text:p>
          </table:table-cell>
          <table:table-cell table:formula="of:=[.J28]*([.G28]^(-5))" office:value-type="float" office:value="538154.283673217" calcext:value-type="float">
            <text:p>538154.283673217</text:p>
          </table:table-cell>
          <table:table-cell/>
        </table:table-row>
        <table:table-row table:style-name="ro1">
          <table:table-cell table:number-columns-repeated="2"/>
          <table:table-cell table:formula="of:=[.$D$6]/(2*PI()*[.A20])" office:value-type="float" office:value="0.0000000000198943678864869" calcext:value-type="float">
            <text:p>1.98943678864869E-11</text:p>
          </table:table-cell>
          <table:table-cell table:number-columns-repeated="2"/>
          <table:table-cell table:style-name="ce2"/>
          <table:table-cell table:style-name="Default" office:value-type="float" office:value="0.00000028" calcext:value-type="float">
            <text:p>2.8E-07</text:p>
          </table:table-cell>
          <table:table-cell table:formula="of:=[.G29]*1000000" office:value-type="float" office:value="0.28" calcext:value-type="float">
            <text:p>0.28</text:p>
          </table:table-cell>
          <table:table-cell table:formula="of:=EXP([.$C$16]/[.G29])" office:value-type="float" office:value="4726.75621366099" calcext:value-type="float">
            <text:p>4726.75621366099</text:p>
          </table:table-cell>
          <table:table-cell table:formula="of:=[.$C$14]/([.I29]-1)" office:value-type="float" office:value="1.05644107388069E-027" calcext:value-type="float">
            <text:p>1.05644107388069E-27</text:p>
          </table:table-cell>
          <table:table-cell table:formula="of:=[.J29]*([.G29]^(-5))" office:value-type="float" office:value="613839.909687399" calcext:value-type="float">
            <text:p>613839.909687399</text:p>
          </table:table-cell>
          <table:table-cell/>
        </table:table-row>
        <table:table-row table:style-name="ro1">
          <table:table-cell table:number-columns-repeated="2"/>
          <table:table-cell table:formula="of:=[.$D$6]/(2*PI()*[.A21])" office:value-type="float" office:value="0.0000000000132629119243246" calcext:value-type="float">
            <text:p>1.32629119243246E-11</text:p>
          </table:table-cell>
          <table:table-cell table:number-columns-repeated="3"/>
          <table:table-cell office:value-type="float" office:value="0.00000029" calcext:value-type="float">
            <text:p>2.90E-07</text:p>
          </table:table-cell>
          <table:table-cell table:formula="of:=[.G30]*1000000" office:value-type="float" office:value="0.29" calcext:value-type="float">
            <text:p>0.29</text:p>
          </table:table-cell>
          <table:table-cell table:formula="of:=EXP([.$C$16]/[.G30])" office:value-type="float" office:value="3530.64561429806" calcext:value-type="float">
            <text:p>3530.64561429806</text:p>
          </table:table-cell>
          <table:table-cell table:formula="of:=[.$C$14]/([.I30]-1)" office:value-type="float" office:value="1.41444312398802E-027" calcext:value-type="float">
            <text:p>1.41444312398802E-27</text:p>
          </table:table-cell>
          <table:table-cell table:formula="of:=[.J30]*([.G30]^(-5))" office:value-type="float" office:value="689597.215635273" calcext:value-type="float">
            <text:p>689597.215635273</text:p>
          </table:table-cell>
          <table:table-cell/>
        </table:table-row>
        <table:table-row table:style-name="ro1">
          <table:table-cell table:number-columns-repeated="2"/>
          <table:table-cell table:formula="of:=[.$D$6]/(2*PI()*[.A22])" office:value-type="float" office:value="0.00000000000994718394324346" calcext:value-type="float">
            <text:p>9.94718394324346E-12</text:p>
          </table:table-cell>
          <table:table-cell table:number-columns-repeated="2"/>
          <table:table-cell table:style-name="ce2"/>
          <table:table-cell table:style-name="Default" office:value-type="float" office:value="0.0000003" calcext:value-type="float">
            <text:p>3E-07</text:p>
          </table:table-cell>
          <table:table-cell table:formula="of:=[.G31]*1000000" office:value-type="float" office:value="0.3" calcext:value-type="float">
            <text:p>0.3</text:p>
          </table:table-cell>
          <table:table-cell table:formula="of:=EXP([.$C$16]/[.G31])" office:value-type="float" office:value="2689.00941943624" calcext:value-type="float">
            <text:p>2689.00941943624</text:p>
          </table:table-cell>
          <table:table-cell table:formula="of:=[.$C$14]/([.I31]-1)" office:value-type="float" office:value="1.8573160246981E-027" calcext:value-type="float">
            <text:p>1.8573160246981E-27</text:p>
          </table:table-cell>
          <table:table-cell table:formula="of:=[.J31]*([.G31]^(-5))" office:value-type="float" office:value="764327.582180288" calcext:value-type="float">
            <text:p>764327.582180288</text:p>
          </table:table-cell>
          <table:table-cell/>
        </table:table-row>
        <table:table-row table:style-name="ro1">
          <table:table-cell table:number-columns-repeated="2"/>
          <table:table-cell table:formula="of:=[.$D$6]/(2*PI()*[.A23])" office:value-type="float" office:value="0.00000000000795774715459477" calcext:value-type="float">
            <text:p>7.95774715459477E-12</text:p>
          </table:table-cell>
          <table:table-cell table:number-columns-repeated="3"/>
          <table:table-cell office:value-type="float" office:value="0.00000031" calcext:value-type="float">
            <text:p>3.10E-07</text:p>
          </table:table-cell>
          <table:table-cell table:formula="of:=[.G32]*1000000" office:value-type="float" office:value="0.31" calcext:value-type="float">
            <text:p>0.31</text:p>
          </table:table-cell>
          <table:table-cell table:formula="of:=EXP([.$C$16]/[.G32])" office:value-type="float" office:value="2084.30040587017" calcext:value-type="float">
            <text:p>2084.30040587017</text:p>
          </table:table-cell>
          <table:table-cell table:formula="of:=[.$C$14]/([.I32]-1)" office:value-type="float" office:value="2.39642970125235E-027" calcext:value-type="float">
            <text:p>2.39642970125235E-27</text:p>
          </table:table-cell>
          <table:table-cell table:formula="of:=[.J32]*([.G32]^(-5))" office:value-type="float" office:value="837059.297096288" calcext:value-type="float">
            <text:p>837059.297096288</text:p>
          </table:table-cell>
          <table:table-cell/>
        </table:table-row>
        <table:table-row table:style-name="ro1">
          <table:table-cell table:number-columns-repeated="2"/>
          <table:table-cell table:formula="of:=[.$D$6]/(2*PI()*[.A24])" office:value-type="float" office:value="0.00000000000663145596216231" calcext:value-type="float">
            <text:p>6.63145596216231E-12</text:p>
          </table:table-cell>
          <table:table-cell table:number-columns-repeated="2"/>
          <table:table-cell table:style-name="ce2"/>
          <table:table-cell table:style-name="Default" office:value-type="float" office:value="0.00000032" calcext:value-type="float">
            <text:p>3.2E-07</text:p>
          </table:table-cell>
          <table:table-cell table:formula="of:=[.G33]*1000000" office:value-type="float" office:value="0.32" calcext:value-type="float">
            <text:p>0.32</text:p>
          </table:table-cell>
          <table:table-cell table:formula="of:=EXP([.$C$16]/[.G33])" office:value-type="float" office:value="1641.50724284184" calcext:value-type="float">
            <text:p>1641.50724284184</text:p>
          </table:table-cell>
          <table:table-cell table:formula="of:=[.$C$14]/([.I33]-1)" office:value-type="float" office:value="3.04325567049001E-027" calcext:value-type="float">
            <text:p>3.04325567049001E-27</text:p>
          </table:table-cell>
          <table:table-cell table:formula="of:=[.J33]*([.G33]^(-5))" office:value-type="float" office:value="906960.866001251" calcext:value-type="float">
            <text:p>906960.866001251</text:p>
          </table:table-cell>
          <table:table-cell/>
        </table:table-row>
        <table:table-row table:style-name="ro1">
          <table:table-cell table:number-columns-repeated="2"/>
          <table:table-cell table:formula="of:=[.$D$6]/(2*PI()*[.A25])" office:value-type="float" office:value="0.00000000000568410511042483" calcext:value-type="float">
            <text:p>5.68410511042483E-12</text:p>
          </table:table-cell>
          <table:table-cell table:number-columns-repeated="3"/>
          <table:table-cell office:value-type="float" office:value="0.00000033" calcext:value-type="float">
            <text:p>3.30E-07</text:p>
          </table:table-cell>
          <table:table-cell table:formula="of:=[.G34]*1000000" office:value-type="float" office:value="0.33" calcext:value-type="float">
            <text:p>0.33</text:p>
          </table:table-cell>
          <table:table-cell table:formula="of:=EXP([.$C$16]/[.G34])" office:value-type="float" office:value="1311.62958257323" calcext:value-type="float">
            <text:p>1311.62958257323</text:p>
          </table:table-cell>
          <table:table-cell table:formula="of:=[.$C$14]/([.I34]-1)" office:value-type="float" office:value="3.80922499815421E-027" calcext:value-type="float">
            <text:p>3.80922499815421E-27</text:p>
          </table:table-cell>
          <table:table-cell table:formula="of:=[.J34]*([.G34]^(-5))" office:value-type="float" office:value="973345.278059226" calcext:value-type="float">
            <text:p>973345.27805922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34" calcext:value-type="float">
            <text:p>3.4E-07</text:p>
          </table:table-cell>
          <table:table-cell table:formula="of:=[.G35]*1000000" office:value-type="float" office:value="0.34" calcext:value-type="float">
            <text:p>0.34</text:p>
          </table:table-cell>
          <table:table-cell table:formula="of:=EXP([.$C$16]/[.G35])" office:value-type="float" office:value="1061.96663857986" calcext:value-type="float">
            <text:p>1061.96663857986</text:p>
          </table:table-cell>
          <table:table-cell table:formula="of:=[.$C$14]/([.I35]-1)" office:value-type="float" office:value="4.70559844929805E-027" calcext:value-type="float">
            <text:p>4.70559844929805E-27</text:p>
          </table:table-cell>
          <table:table-cell table:formula="of:=[.J35]*([.G35]^(-5))" office:value-type="float" office:value="1035667.33509476" calcext:value-type="float">
            <text:p>1035667.335094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35" calcext:value-type="float">
            <text:p>3.50E-07</text:p>
          </table:table-cell>
          <table:table-cell table:formula="of:=[.G36]*1000000" office:value-type="float" office:value="0.35" calcext:value-type="float">
            <text:p>0.35</text:p>
          </table:table-cell>
          <table:table-cell table:formula="of:=EXP([.$C$16]/[.G36])" office:value-type="float" office:value="870.263087221717" calcext:value-type="float">
            <text:p>870.263087221717</text:p>
          </table:table-cell>
          <table:table-cell table:formula="of:=[.$C$14]/([.I36]-1)" office:value-type="float" office:value="5.74335094017971E-027" calcext:value-type="float">
            <text:p>5.74335094017971E-27</text:p>
          </table:table-cell>
          <table:table-cell table:formula="of:=[.J36]*([.G36]^(-5))" office:value-type="float" office:value="1093515.97599661" calcext:value-type="float">
            <text:p>1093515.9759966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36" calcext:value-type="float">
            <text:p>3.6E-07</text:p>
          </table:table-cell>
          <table:table-cell table:formula="of:=[.G37]*1000000" office:value-type="float" office:value="0.36" calcext:value-type="float">
            <text:p>0.36</text:p>
          </table:table-cell>
          <table:table-cell table:formula="of:=EXP([.$C$16]/[.G37])" office:value-type="float" office:value="721.096857517251" calcext:value-type="float">
            <text:p>721.096857517251</text:p>
          </table:table-cell>
          <table:table-cell table:formula="of:=[.$C$14]/([.I37]-1)" office:value-type="float" office:value="6.93307145718069E-027" calcext:value-type="float">
            <text:p>6.93307145718069E-27</text:p>
          </table:table-cell>
          <table:table-cell table:formula="of:=[.J37]*([.G37]^(-5))" office:value-type="float" office:value="1146603.26083473" calcext:value-type="float">
            <text:p>1146603.260834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37" calcext:value-type="float">
            <text:p>3.70E-07</text:p>
          </table:table-cell>
          <table:table-cell table:formula="of:=[.G38]*1000000" office:value-type="float" office:value="0.37" calcext:value-type="float">
            <text:p>0.37</text:p>
          </table:table-cell>
          <table:table-cell table:formula="of:=EXP([.$C$16]/[.G38])" office:value-type="float" office:value="603.601808867215" calcext:value-type="float">
            <text:p>603.601808867215</text:p>
          </table:table-cell>
          <table:table-cell table:formula="of:=[.$C$14]/([.I38]-1)" office:value-type="float" office:value="8.28487883009072E-027" calcext:value-type="float">
            <text:p>8.28487883009072E-27</text:p>
          </table:table-cell>
          <table:table-cell table:formula="of:=[.J38]*([.G38]^(-5))" office:value-type="float" office:value="1194751.37971874" calcext:value-type="float">
            <text:p>1194751.3797187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38" calcext:value-type="float">
            <text:p>3.8E-07</text:p>
          </table:table-cell>
          <table:table-cell table:formula="of:=[.G39]*1000000" office:value-type="float" office:value="0.38" calcext:value-type="float">
            <text:p>0.38</text:p>
          </table:table-cell>
          <table:table-cell table:formula="of:=EXP([.$C$16]/[.G39])" office:value-type="float" office:value="510.003183471875" calcext:value-type="float">
            <text:p>510.003183471875</text:p>
          </table:table-cell>
          <table:table-cell table:formula="of:=[.$C$14]/([.I39]-1)" office:value-type="float" office:value="9.808353132892E-027" calcext:value-type="float">
            <text:p>9.808353132892E-27</text:p>
          </table:table-cell>
          <table:table-cell table:formula="of:=[.J39]*([.G39]^(-5))" office:value-type="float" office:value="1237878.75768648" calcext:value-type="float">
            <text:p>1237878.75768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39" calcext:value-type="float">
            <text:p>3.90E-07</text:p>
          </table:table-cell>
          <table:table-cell table:formula="of:=[.G40]*1000000" office:value-type="float" office:value="0.39" calcext:value-type="float">
            <text:p>0.39</text:p>
          </table:table-cell>
          <table:table-cell table:formula="of:=EXP([.$C$16]/[.G40])" office:value-type="float" office:value="434.65826405611" calcext:value-type="float">
            <text:p>434.65826405611</text:p>
          </table:table-cell>
          <table:table-cell table:formula="of:=[.$C$14]/([.I40]-1)" office:value-type="float" office:value="1.15124820234312E-026" calcext:value-type="float">
            <text:p>1.15124820234312E-26</text:p>
          </table:table-cell>
          <table:table-cell table:formula="of:=[.J40]*([.G40]^(-5))" office:value-type="float" office:value="1275986.06039508" calcext:value-type="float">
            <text:p>1275986.0603950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4" calcext:value-type="float">
            <text:p>4E-07</text:p>
          </table:table-cell>
          <table:table-cell table:formula="of:=[.G41]*1000000" office:value-type="float" office:value="0.4" calcext:value-type="float">
            <text:p>0.4</text:p>
          </table:table-cell>
          <table:table-cell table:formula="of:=EXP([.$C$16]/[.G41])" office:value-type="float" office:value="373.417135085469" calcext:value-type="float">
            <text:p>373.417135085469</text:p>
          </table:table-cell>
          <table:table-cell table:formula="of:=[.$C$14]/([.I41]-1)" office:value-type="float" office:value="1.34056210064357E-026" calcext:value-type="float">
            <text:p>1.34056210064357E-26</text:p>
          </table:table-cell>
          <table:table-cell table:formula="of:=[.J41]*([.G41]^(-5))" office:value-type="float" office:value="1309142.67640973" calcext:value-type="float">
            <text:p>1309142.676409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41" calcext:value-type="float">
            <text:p>4.10E-07</text:p>
          </table:table-cell>
          <table:table-cell table:formula="of:=[.G42]*1000000" office:value-type="float" office:value="0.41" calcext:value-type="float">
            <text:p>0.41</text:p>
          </table:table-cell>
          <table:table-cell table:formula="of:=EXP([.$C$16]/[.G42])" office:value-type="float" office:value="323.18991303731" calcext:value-type="float">
            <text:p>323.18991303731</text:p>
          </table:table-cell>
          <table:table-cell table:formula="of:=[.$C$14]/([.I42]-1)" office:value-type="float" office:value="1.54954663918365E-026" calcext:value-type="float">
            <text:p>1.54954663918365E-26</text:p>
          </table:table-cell>
          <table:table-cell table:formula="of:=[.J42]*([.G42]^(-5))" office:value-type="float" office:value="1337474.06337244" calcext:value-type="float">
            <text:p>1337474.0633724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42" calcext:value-type="float">
            <text:p>4.2E-07</text:p>
          </table:table-cell>
          <table:table-cell table:formula="of:=[.G43]*1000000" office:value-type="float" office:value="0.42" calcext:value-type="float">
            <text:p>0.42</text:p>
          </table:table-cell>
          <table:table-cell table:formula="of:=EXP([.$C$16]/[.G43])" office:value-type="float" office:value="281.649381927214" calcext:value-type="float">
            <text:p>281.649381927214</text:p>
          </table:table-cell>
          <table:table-cell table:formula="of:=[.$C$14]/([.I43]-1)" office:value-type="float" office:value="1.77890396015665E-026" calcext:value-type="float">
            <text:p>1.77890396015665E-26</text:p>
          </table:table-cell>
          <table:table-cell table:formula="of:=[.J43]*([.G43]^(-5))" office:value-type="float" office:value="1361150.19571982" calcext:value-type="float">
            <text:p>1361150.195719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43" calcext:value-type="float">
            <text:p>4.30E-07</text:p>
          </table:table-cell>
          <table:table-cell table:formula="of:=[.G44]*1000000" office:value-type="float" office:value="0.43" calcext:value-type="float">
            <text:p>0.43</text:p>
          </table:table-cell>
          <table:table-cell table:formula="of:=EXP([.$C$16]/[.G44])" office:value-type="float" office:value="247.023818275088" calcext:value-type="float">
            <text:p>247.023818275088</text:p>
          </table:table-cell>
          <table:table-cell table:formula="of:=[.$C$14]/([.I44]-1)" office:value-type="float" office:value="2.02926814332915E-026" calcext:value-type="float">
            <text:p>2.02926814332915E-26</text:p>
          </table:table-cell>
          <table:table-cell table:formula="of:=[.J44]*([.G44]^(-5))" office:value-type="float" office:value="1380375.23690333" calcext:value-type="float">
            <text:p>1380375.2369033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44" calcext:value-type="float">
            <text:p>4.4E-07</text:p>
          </table:table-cell>
          <table:table-cell table:formula="of:=[.G45]*1000000" office:value-type="float" office:value="0.44" calcext:value-type="float">
            <text:p>0.44</text:p>
          </table:table-cell>
          <table:table-cell table:formula="of:=EXP([.$C$16]/[.G45])" office:value-type="float" office:value="217.950767355299" calcext:value-type="float">
            <text:p>217.950767355299</text:p>
          </table:table-cell>
          <table:table-cell table:formula="of:=[.$C$14]/([.I45]-1)" office:value-type="float" office:value="2.30120549012957E-026" calcext:value-type="float">
            <text:p>2.30120549012957E-26</text:p>
          </table:table-cell>
          <table:table-cell table:formula="of:=[.J45]*([.G45]^(-5))" office:value-type="float" office:value="1395378.47418188" calcext:value-type="float">
            <text:p>1395378.47418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45" calcext:value-type="float">
            <text:p>4.50E-07</text:p>
          </table:table-cell>
          <table:table-cell table:formula="of:=[.G46]*1000000" office:value-type="float" office:value="0.45" calcext:value-type="float">
            <text:p>0.45</text:p>
          </table:table-cell>
          <table:table-cell table:formula="of:=EXP([.$C$16]/[.G46])" office:value-type="float" office:value="193.372575849984" calcext:value-type="float">
            <text:p>193.372575849984</text:p>
          </table:table-cell>
          <table:table-cell table:formula="of:=[.$C$14]/([.I46]-1)" office:value-type="float" office:value="2.59521553277511E-026" calcext:value-type="float">
            <text:p>2.59521553277511E-26</text:p>
          </table:table-cell>
          <table:table-cell table:formula="of:=[.J46]*([.G46]^(-5))" office:value-type="float" office:value="1406406.49373915" calcext:value-type="float">
            <text:p>1406406.4937391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46" calcext:value-type="float">
            <text:p>4.6E-07</text:p>
          </table:table-cell>
          <table:table-cell table:formula="of:=[.G47]*1000000" office:value-type="float" office:value="0.46" calcext:value-type="float">
            <text:p>0.46</text:p>
          </table:table-cell>
          <table:table-cell table:formula="of:=EXP([.$C$16]/[.G47])" office:value-type="float" office:value="172.460899052485" calcext:value-type="float">
            <text:p>172.460899052485</text:p>
          </table:table-cell>
          <table:table-cell table:formula="of:=[.$C$14]/([.I47]-1)" office:value-type="float" office:value="2.91173264391326E-026" calcext:value-type="float">
            <text:p>2.91173264391326E-26</text:p>
          </table:table-cell>
          <table:table-cell table:formula="of:=[.J47]*([.G47]^(-5))" office:value-type="float" office:value="1413716.53316626" calcext:value-type="float">
            <text:p>1413716.53316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47" calcext:value-type="float">
            <text:p>4.70E-07</text:p>
          </table:table-cell>
          <table:table-cell table:formula="of:=[.G48]*1000000" office:value-type="float" office:value="0.47" calcext:value-type="float">
            <text:p>0.47</text:p>
          </table:table-cell>
          <table:table-cell table:formula="of:=EXP([.$C$16]/[.G48])" office:value-type="float" office:value="154.561556672379" calcext:value-type="float">
            <text:p>154.561556672379</text:p>
          </table:table-cell>
          <table:table-cell table:formula="of:=[.$C$14]/([.I48]-1)" office:value-type="float" office:value="3.25112813222501E-026" calcext:value-type="float">
            <text:p>3.25112813222501E-26</text:p>
          </table:table-cell>
          <table:table-cell table:formula="of:=[.J48]*([.G48]^(-5))" office:value-type="float" office:value="1417570.92284333" calcext:value-type="float">
            <text:p>1417570.9228433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48" calcext:value-type="float">
            <text:p>4.8E-07</text:p>
          </table:table-cell>
          <table:table-cell table:formula="of:=[.G49]*1000000" office:value-type="float" office:value="0.48" calcext:value-type="float">
            <text:p>0.48</text:p>
          </table:table-cell>
          <table:table-cell table:formula="of:=EXP([.$C$16]/[.G49])" office:value-type="float" office:value="139.153842198405" calcext:value-type="float">
            <text:p>139.153842198405</text:p>
          </table:table-cell>
          <table:table-cell table:formula="of:=[.$C$14]/([.I49]-1)" office:value-type="float" office:value="3.61371272040958E-026" calcext:value-type="float">
            <text:p>3.61371272040958E-26</text:p>
          </table:table-cell>
          <table:table-cell table:formula="of:=[.J49]*([.G49]^(-5))" office:value-type="float" office:value="1418232.51371406" calcext:value-type="float">
            <text:p>1418232.513714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49" calcext:value-type="float">
            <text:p>4.90E-07</text:p>
          </table:table-cell>
          <table:table-cell table:formula="of:=[.G50]*1000000" office:value-type="float" office:value="0.49" calcext:value-type="float">
            <text:p>0.49</text:p>
          </table:table-cell>
          <table:table-cell table:formula="of:=EXP([.$C$16]/[.G50])" office:value-type="float" office:value="125.820208972996" calcext:value-type="float">
            <text:p>125.820208972996</text:p>
          </table:table-cell>
          <table:table-cell table:formula="of:=[.$C$14]/([.I50]-1)" office:value-type="float" office:value="3.99973931331782E-026" calcext:value-type="float">
            <text:p>3.99973931331782E-26</text:p>
          </table:table-cell>
          <table:table-cell table:formula="of:=[.J50]*([.G50]^(-5))" office:value-type="float" office:value="1415960.98329939" calcext:value-type="float">
            <text:p>1415960.9832993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5" calcext:value-type="float">
            <text:p>5E-07</text:p>
          </table:table-cell>
          <table:table-cell table:formula="of:=[.G51]*1000000" office:value-type="float" office:value="0.5" calcext:value-type="float">
            <text:p>0.5</text:p>
          </table:table-cell>
          <table:table-cell table:formula="of:=EXP([.$C$16]/[.G51])" office:value-type="float" office:value="114.223481740428" calcext:value-type="float">
            <text:p>114.223481740428</text:p>
          </table:table-cell>
          <table:table-cell table:formula="of:=[.$C$14]/([.I51]-1)" office:value-type="float" office:value="4.40940597525868E-026" calcext:value-type="float">
            <text:p>4.40940597525868E-26</text:p>
          </table:table-cell>
          <table:table-cell table:formula="of:=[.J51]*([.G51]^(-5))" office:value-type="float" office:value="1411009.91208277" calcext:value-type="float">
            <text:p>1411009.91208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51" calcext:value-type="float">
            <text:p>5.10E-07</text:p>
          </table:table-cell>
          <table:table-cell table:formula="of:=[.G52]*1000000" office:value-type="float" office:value="0.51" calcext:value-type="float">
            <text:p>0.51</text:p>
          </table:table-cell>
          <table:table-cell table:formula="of:=EXP([.$C$16]/[.G52])" office:value-type="float" office:value="104.08957831497" calcext:value-type="float">
            <text:p>104.08957831497</text:p>
          </table:table-cell>
          <table:table-cell table:formula="of:=[.$C$14]/([.I52]-1)" office:value-type="float" office:value="4.84285904633812E-026" calcext:value-type="float">
            <text:p>4.84285904633812E-26</text:p>
          </table:table-cell>
          <table:table-cell table:formula="of:=[.J52]*([.G52]^(-5))" office:value-type="float" office:value="1403624.52669822" calcext:value-type="float">
            <text:p>1403624.52669822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52" calcext:value-type="float">
            <text:p>5.2E-07</text:p>
          </table:table-cell>
          <table:table-cell table:formula="of:=[.G53]*1000000" office:value-type="float" office:value="0.52" calcext:value-type="float">
            <text:p>0.52</text:p>
          </table:table-cell>
          <table:table-cell table:formula="of:=EXP([.$C$16]/[.G53])" office:value-type="float" office:value="95.1943024559238" calcext:value-type="float">
            <text:p>95.1943024559238</text:p>
          </table:table-cell>
          <table:table-cell table:formula="of:=[.$C$14]/([.I53]-1)" office:value-type="float" office:value="5.30019633787775E-026" calcext:value-type="float">
            <text:p>5.30019633787775E-26</text:p>
          </table:table-cell>
          <table:table-cell table:formula="of:=[.J53]*([.G53]^(-5))" office:value-type="float" office:value="1394040.01319947" calcext:value-type="float">
            <text:p>1394040.013199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53" calcext:value-type="float">
            <text:p>5.30E-07</text:p>
          </table:table-cell>
          <table:table-cell table:formula="of:=[.G54]*1000000" office:value-type="float" office:value="0.53" calcext:value-type="float">
            <text:p>0.53</text:p>
          </table:table-cell>
          <table:table-cell table:formula="of:=EXP([.$C$16]/[.G54])" office:value-type="float" office:value="87.3531707598358" calcext:value-type="float">
            <text:p>87.3531707598358</text:p>
          </table:table-cell>
          <table:table-cell table:formula="of:=[.$C$14]/([.I54]-1)" office:value-type="float" office:value="5.78147035636176E-026" calcext:value-type="float">
            <text:p>5.78147035636176E-26</text:p>
          </table:table-cell>
          <table:table-cell table:formula="of:=[.J54]*([.G54]^(-5))" office:value-type="float" office:value="1382480.31199173" calcext:value-type="float">
            <text:p>1382480.3119917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54" calcext:value-type="float">
            <text:p>5.4E-07</text:p>
          </table:table-cell>
          <table:table-cell table:formula="of:=[.G55]*1000000" office:value-type="float" office:value="0.54" calcext:value-type="float">
            <text:p>0.54</text:p>
          </table:table-cell>
          <table:table-cell table:formula="of:=EXP([.$C$16]/[.G55])" office:value-type="float" office:value="80.4135191494479" calcext:value-type="float">
            <text:p>80.4135191494479</text:p>
          </table:table-cell>
          <table:table-cell table:formula="of:=[.$C$14]/([.I55]-1)" office:value-type="float" office:value="6.28669151390085E-026" calcext:value-type="float">
            <text:p>6.28669151390085E-26</text:p>
          </table:table-cell>
          <table:table-cell table:formula="of:=[.J55]*([.G55]^(-5))" office:value-type="float" office:value="1369157.31497459" calcext:value-type="float">
            <text:p>1369157.314974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55" calcext:value-type="float">
            <text:p>5.50E-07</text:p>
          </table:table-cell>
          <table:table-cell table:formula="of:=[.G56]*1000000" office:value-type="float" office:value="0.55" calcext:value-type="float">
            <text:p>0.55</text:p>
          </table:table-cell>
          <table:table-cell table:formula="of:=EXP([.$C$16]/[.G56])" office:value-type="float" office:value="74.2483354738802" calcext:value-type="float">
            <text:p>74.2483354738802</text:p>
          </table:table-cell>
          <table:table-cell table:formula="of:=[.$C$14]/([.I56]-1)" office:value-type="float" office:value="6.81583129085389E-026" calcext:value-type="float">
            <text:p>6.81583129085389E-26</text:p>
          </table:table-cell>
          <table:table-cell table:formula="of:=[.J56]*([.G56]^(-5))" office:value-type="float" office:value="1354270.39451679" calcext:value-type="float">
            <text:p>1354270.3945167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56" calcext:value-type="float">
            <text:p>5.6E-07</text:p>
          </table:table-cell>
          <table:table-cell table:formula="of:=[.G57]*1000000" office:value-type="float" office:value="0.56" calcext:value-type="float">
            <text:p>0.56</text:p>
          </table:table-cell>
          <table:table-cell table:formula="of:=EXP([.$C$16]/[.G57])" office:value-type="float" office:value="68.7514088121907" calcext:value-type="float">
            <text:p>68.7514088121907</text:p>
          </table:table-cell>
          <table:table-cell table:formula="of:=[.$C$14]/([.I57]-1)" office:value-type="float" office:value="7.36882532302421E-026" calcext:value-type="float">
            <text:p>7.36882532302421E-26</text:p>
          </table:table-cell>
          <table:table-cell table:formula="of:=[.J57]*([.G57]^(-5))" office:value-type="float" office:value="1338006.20268263" calcext:value-type="float">
            <text:p>1338006.20268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57" calcext:value-type="float">
            <text:p>5.70E-07</text:p>
          </table:table-cell>
          <table:table-cell table:formula="of:=[.G58]*1000000" office:value-type="float" office:value="0.57" calcext:value-type="float">
            <text:p>0.57</text:p>
          </table:table-cell>
          <table:table-cell table:formula="of:=EXP([.$C$16]/[.G58])" office:value-type="float" office:value="63.833490272956" calcext:value-type="float">
            <text:p>63.833490272956</text:p>
          </table:table-cell>
          <table:table-cell table:formula="of:=[.$C$14]/([.I58]-1)" office:value-type="float" office:value="7.94557639177839E-026" calcext:value-type="float">
            <text:p>7.94557639177839E-26</text:p>
          </table:table-cell>
          <table:table-cell table:formula="of:=[.J58]*([.G58]^(-5))" office:value-type="float" office:value="1320538.68741338" calcext:value-type="float">
            <text:p>1320538.6874133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58" calcext:value-type="float">
            <text:p>5.8E-07</text:p>
          </table:table-cell>
          <table:table-cell table:formula="of:=[.G59]*1000000" office:value-type="float" office:value="0.58" calcext:value-type="float">
            <text:p>0.58</text:p>
          </table:table-cell>
          <table:table-cell table:formula="of:=EXP([.$C$16]/[.G59])" office:value-type="float" office:value="59.419236062895" calcext:value-type="float">
            <text:p>59.419236062895</text:p>
          </table:table-cell>
          <table:table-cell table:formula="of:=[.$C$14]/([.I59]-1)" office:value-type="float" office:value="8.54595730057713E-026" calcext:value-type="float">
            <text:p>8.54595730057713E-26</text:p>
          </table:table-cell>
          <table:table-cell table:formula="of:=[.J59]*([.G59]^(-5))" office:value-type="float" office:value="1302029.27999321" calcext:value-type="float">
            <text:p>1302029.27999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59" calcext:value-type="float">
            <text:p>5.90E-07</text:p>
          </table:table-cell>
          <table:table-cell table:formula="of:=[.G60]*1000000" office:value-type="float" office:value="0.59" calcext:value-type="float">
            <text:p>0.59</text:p>
          </table:table-cell>
          <table:table-cell table:formula="of:=EXP([.$C$16]/[.G60])" office:value-type="float" office:value="55.4447594354903" calcext:value-type="float">
            <text:p>55.4447594354903</text:p>
          </table:table-cell>
          <table:table-cell table:formula="of:=[.$C$14]/([.I60]-1)" office:value-type="float" office:value="9.16981362581606E-026" calcext:value-type="float">
            <text:p>9.16981362581606E-26</text:p>
          </table:table-cell>
          <table:table-cell table:formula="of:=[.J60]*([.G60]^(-5))" office:value-type="float" office:value="1282627.21502714" calcext:value-type="float">
            <text:p>1282627.2150271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6" calcext:value-type="float">
            <text:p>6E-07</text:p>
          </table:table-cell>
          <table:table-cell table:formula="of:=[.G61]*1000000" office:value-type="float" office:value="0.6" calcext:value-type="float">
            <text:p>0.6</text:p>
          </table:table-cell>
          <table:table-cell table:formula="of:=EXP([.$C$16]/[.G61])" office:value-type="float" office:value="51.8556594735447" calcext:value-type="float">
            <text:p>51.8556594735447</text:p>
          </table:table-cell>
          <table:table-cell table:formula="of:=[.$C$14]/([.I61]-1)" office:value-type="float" office:value="9.81696633362009E-026" calcext:value-type="float">
            <text:p>9.81696633362009E-26</text:p>
          </table:table-cell>
          <table:table-cell table:formula="of:=[.J61]*([.G61]^(-5))" office:value-type="float" office:value="1262469.95031122" calcext:value-type="float">
            <text:p>1262469.950311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61" calcext:value-type="float">
            <text:p>6.10E-07</text:p>
          </table:table-cell>
          <table:table-cell table:formula="of:=[.G62]*1000000" office:value-type="float" office:value="0.61" calcext:value-type="float">
            <text:p>0.61</text:p>
          </table:table-cell>
          <table:table-cell table:formula="of:=EXP([.$C$16]/[.G62])" office:value-type="float" office:value="48.6054254898475" calcext:value-type="float">
            <text:p>48.6054254898475</text:p>
          </table:table-cell>
          <table:table-cell table:formula="of:=[.$C$14]/([.I62]-1)" office:value-type="float" office:value="1.04872142573814E-025" calcext:value-type="float">
            <text:p>1.04872142573814E-25</text:p>
          </table:table-cell>
          <table:table-cell table:formula="of:=[.J62]*([.G62]^(-5))" office:value-type="float" office:value="1241683.65939616" calcext:value-type="float">
            <text:p>1241683.6593961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62" calcext:value-type="float">
            <text:p>6.2E-07</text:p>
          </table:table-cell>
          <table:table-cell table:formula="of:=[.G63]*1000000" office:value-type="float" office:value="0.62" calcext:value-type="float">
            <text:p>0.62</text:p>
          </table:table-cell>
          <table:table-cell table:formula="of:=EXP([.$C$16]/[.G63])" office:value-type="float" office:value="45.6541389785216" calcext:value-type="float">
            <text:p>45.6541389785216</text:p>
          </table:table-cell>
          <table:table-cell table:formula="of:=[.$C$14]/([.I63]-1)" office:value-type="float" office:value="1.11803364334485E-025" calcext:value-type="float">
            <text:p>1.11803364334485E-25</text:p>
          </table:table-cell>
          <table:table-cell table:formula="of:=[.J63]*([.G63]^(-5))" office:value-type="float" office:value="1220383.77437481" calcext:value-type="float">
            <text:p>1220383.774374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63" calcext:value-type="float">
            <text:p>6.30E-07</text:p>
          </table:table-cell>
          <table:table-cell table:formula="of:=[.G64]*1000000" office:value-type="float" office:value="0.63" calcext:value-type="float">
            <text:p>0.63</text:p>
          </table:table-cell>
          <table:table-cell table:formula="of:=EXP([.$C$16]/[.G64])" office:value-type="float" office:value="42.967412544445" calcext:value-type="float">
            <text:p>42.967412544445</text:p>
          </table:table-cell>
          <table:table-cell table:formula="of:=[.$C$14]/([.I64]-1)" office:value-type="float" office:value="1.18960942945223E-025" calcext:value-type="float">
            <text:p>1.18960942945223E-25</text:p>
          </table:table-cell>
          <table:table-cell table:formula="of:=[.J64]*([.G64]^(-5))" office:value-type="float" office:value="1198675.56051111" calcext:value-type="float">
            <text:p>1198675.5605111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640000000000001" calcext:value-type="float">
            <text:p>6.40000000000001E-07</text:p>
          </table:table-cell>
          <table:table-cell table:formula="of:=[.G65]*1000000" office:value-type="float" office:value="0.64" calcext:value-type="float">
            <text:p>0.64</text:p>
          </table:table-cell>
          <table:table-cell table:formula="of:=EXP([.$C$16]/[.G65])" office:value-type="float" office:value="40.5155185434154" calcext:value-type="float">
            <text:p>40.5155185434154</text:p>
          </table:table-cell>
          <table:table-cell table:formula="of:=[.$C$14]/([.I65]-1)" office:value-type="float" office:value="1.26342337220582E-025" calcext:value-type="float">
            <text:p>1.26342337220582E-25</text:p>
          </table:table-cell>
          <table:table-cell table:formula="of:=[.J65]*([.G65]^(-5))" office:value-type="float" office:value="1176654.70783209" calcext:value-type="float">
            <text:p>1176654.707832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65" calcext:value-type="float">
            <text:p>6.50E-07</text:p>
          </table:table-cell>
          <table:table-cell table:formula="of:=[.G66]*1000000" office:value-type="float" office:value="0.65" calcext:value-type="float">
            <text:p>0.65</text:p>
          </table:table-cell>
          <table:table-cell table:formula="of:=EXP([.$C$16]/[.G66])" office:value-type="float" office:value="38.2726703458928" calcext:value-type="float">
            <text:p>38.2726703458928</text:p>
          </table:table-cell>
          <table:table-cell table:formula="of:=[.$C$14]/([.I66]-1)" office:value-type="float" office:value="1.33944869603594E-025" calcext:value-type="float">
            <text:p>1.33944869603594E-25</text:p>
          </table:table-cell>
          <table:table-cell table:formula="of:=[.J66]*([.G66]^(-5))" office:value-type="float" office:value="1154407.92778614" calcext:value-type="float">
            <text:p>1154407.9277861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660000000000001" calcext:value-type="float">
            <text:p>6.60000000000001E-07</text:p>
          </table:table-cell>
          <table:table-cell table:formula="of:=[.G67]*1000000" office:value-type="float" office:value="0.66" calcext:value-type="float">
            <text:p>0.66</text:p>
          </table:table-cell>
          <table:table-cell table:formula="of:=EXP([.$C$16]/[.G67])" office:value-type="float" office:value="36.2164269713789" calcext:value-type="float">
            <text:p>36.2164269713789</text:p>
          </table:table-cell>
          <table:table-cell table:formula="of:=[.$C$14]/([.I67]-1)" office:value-type="float" office:value="1.41765743961358E-025" calcext:value-type="float">
            <text:p>1.41765743961358E-25</text:p>
          </table:table-cell>
          <table:table-cell table:formula="of:=[.J67]*([.G67]^(-5))" office:value-type="float" office:value="1132013.54558837" calcext:value-type="float">
            <text:p>1132013.54558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67" calcext:value-type="float">
            <text:p>6.70E-07</text:p>
          </table:table-cell>
          <table:table-cell table:formula="of:=[.G68]*1000000" office:value-type="float" office:value="0.67" calcext:value-type="float">
            <text:p>0.67</text:p>
          </table:table-cell>
          <table:table-cell table:formula="of:=EXP([.$C$16]/[.G68])" office:value-type="float" office:value="34.3271979029855" calcext:value-type="float">
            <text:p>34.3271979029855</text:p>
          </table:table-cell>
          <table:table-cell table:formula="of:=[.$C$14]/([.I68]-1)" office:value-type="float" office:value="1.49802062081287E-025" calcext:value-type="float">
            <text:p>1.49802062081287E-25</text:p>
          </table:table-cell>
          <table:table-cell table:formula="of:=[.J68]*([.G68]^(-5))" office:value-type="float" office:value="1109542.08098647" calcext:value-type="float">
            <text:p>1109542.0809864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680000000000001" calcext:value-type="float">
            <text:p>6.80000000000001E-07</text:p>
          </table:table-cell>
          <table:table-cell table:formula="of:=[.G69]*1000000" office:value-type="float" office:value="0.68" calcext:value-type="float">
            <text:p>0.68</text:p>
          </table:table-cell>
          <table:table-cell table:formula="of:=EXP([.$C$16]/[.G69])" office:value-type="float" office:value="32.5878296083041" calcext:value-type="float">
            <text:p>32.5878296083041</text:p>
          </table:table-cell>
          <table:table-cell table:formula="of:=[.$C$14]/([.I69]-1)" office:value-type="float" office:value="1.58050838920123E-025" calcext:value-type="float">
            <text:p>1.58050838920123E-25</text:p>
          </table:table-cell>
          <table:table-cell table:formula="of:=[.J69]*([.G69]^(-5))" office:value-type="float" office:value="1087056.81193904" calcext:value-type="float">
            <text:p>1087056.811939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69" calcext:value-type="float">
            <text:p>6.90E-07</text:p>
          </table:table-cell>
          <table:table-cell table:formula="of:=[.G70]*1000000" office:value-type="float" office:value="0.69" calcext:value-type="float">
            <text:p>0.69</text:p>
          </table:table-cell>
          <table:table-cell table:formula="of:=EXP([.$C$16]/[.G70])" office:value-type="float" office:value="30.9832589810419" calcext:value-type="float">
            <text:p>30.9832589810419</text:p>
          </table:table-cell>
          <table:table-cell table:formula="of:=[.$C$14]/([.I70]-1)" office:value-type="float" office:value="1.665090166621E-025" calcext:value-type="float">
            <text:p>1.665090166621E-25</text:p>
          </table:table-cell>
          <table:table-cell table:formula="of:=[.J70]*([.G70]^(-5))" office:value-type="float" office:value="1064614.31715267" calcext:value-type="float">
            <text:p>1064614.3171526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700000000000001" calcext:value-type="float">
            <text:p>7.00000000000001E-07</text:p>
          </table:table-cell>
          <table:table-cell table:formula="of:=[.G71]*1000000" office:value-type="float" office:value="0.7" calcext:value-type="float">
            <text:p>0.7</text:p>
          </table:table-cell>
          <table:table-cell table:formula="of:=EXP([.$C$16]/[.G71])" office:value-type="float" office:value="29.5002218164832" calcext:value-type="float">
            <text:p>29.5002218164832</text:p>
          </table:table-cell>
          <table:table-cell table:formula="of:=[.$C$14]/([.I71]-1)" office:value-type="float" office:value="1.75173477645389E-025" calcext:value-type="float">
            <text:p>1.75173477645389E-25</text:p>
          </table:table-cell>
          <table:table-cell table:formula="of:=[.J71]*([.G71]^(-5))" office:value-type="float" office:value="1042264.99461765" calcext:value-type="float">
            <text:p>1042264.994617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71" calcext:value-type="float">
            <text:p>7.10E-07</text:p>
          </table:table-cell>
          <table:table-cell table:formula="of:=[.G72]*1000000" office:value-type="float" office:value="0.71" calcext:value-type="float">
            <text:p>0.71</text:p>
          </table:table-cell>
          <table:table-cell table:formula="of:=EXP([.$C$16]/[.G72])" office:value-type="float" office:value="28.1270067226692" calcext:value-type="float">
            <text:p>28.1270067226692</text:p>
          </table:table-cell>
          <table:table-cell table:formula="of:=[.$C$14]/([.I72]-1)" office:value-type="float" office:value="1.84041056217467E-025" calcext:value-type="float">
            <text:p>1.84041056217467E-25</text:p>
          </table:table-cell>
          <table:table-cell table:formula="of:=[.J72]*([.G72]^(-5))" office:value-type="float" office:value="1020053.55425274" calcext:value-type="float">
            <text:p>1020053.5542527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720000000000001" calcext:value-type="float">
            <text:p>7.20000000000001E-07</text:p>
          </table:table-cell>
          <table:table-cell table:formula="of:=[.G73]*1000000" office:value-type="float" office:value="0.72" calcext:value-type="float">
            <text:p>0.72</text:p>
          </table:table-cell>
          <table:table-cell table:formula="of:=EXP([.$C$16]/[.G73])" office:value-type="float" office:value="26.8532466848471" calcext:value-type="float">
            <text:p>26.8532466848471</text:p>
          </table:table-cell>
          <table:table-cell table:formula="of:=[.$C$14]/([.I73]-1)" office:value-type="float" office:value="1.93108549580526E-025" calcext:value-type="float">
            <text:p>1.93108549580526E-25</text:p>
          </table:table-cell>
          <table:table-cell table:formula="of:=[.J73]*([.G73]^(-5))" office:value-type="float" office:value="998019.483552494" calcext:value-type="float">
            <text:p>998019.4835524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73" calcext:value-type="float">
            <text:p>7.30E-07</text:p>
          </table:table-cell>
          <table:table-cell table:formula="of:=[.G74]*1000000" office:value-type="float" office:value="0.73" calcext:value-type="float">
            <text:p>0.73</text:p>
          </table:table-cell>
          <table:table-cell table:formula="of:=EXP([.$C$16]/[.G74])" office:value-type="float" office:value="25.6697419474543" calcext:value-type="float">
            <text:p>25.6697419474543</text:p>
          </table:table-cell>
          <table:table-cell table:formula="of:=[.$C$14]/([.I74]-1)" office:value-type="float" office:value="2.02372727687714E-025" calcext:value-type="float">
            <text:p>2.02372727687714E-25</text:p>
          </table:table-cell>
          <table:table-cell table:formula="of:=[.J74]*([.G74]^(-5))" office:value-type="float" office:value="976197.485755205" calcext:value-type="float">
            <text:p>976197.48575520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740000000000001" calcext:value-type="float">
            <text:p>7.40000000000001E-07</text:p>
          </table:table-cell>
          <table:table-cell table:formula="of:=[.G75]*1000000" office:value-type="float" office:value="0.740000000000001" calcext:value-type="float">
            <text:p>0.740000000000001</text:p>
          </table:table-cell>
          <table:table-cell table:formula="of:=EXP([.$C$16]/[.G75])" office:value-type="float" office:value="24.5683090355688" calcext:value-type="float">
            <text:p>24.5683090355688</text:p>
          </table:table-cell>
          <table:table-cell table:formula="of:=[.$C$14]/([.I75]-1)" office:value-type="float" office:value="2.11830342250002E-025" calcext:value-type="float">
            <text:p>2.11830342250002E-25</text:p>
          </table:table-cell>
          <table:table-cell table:formula="of:=[.J75]*([.G75]^(-5))" office:value-type="float" office:value="954617.890541283" calcext:value-type="float">
            <text:p>954617.89054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75" calcext:value-type="float">
            <text:p>7.50E-07</text:p>
          </table:table-cell>
          <table:table-cell table:formula="of:=[.G76]*1000000" office:value-type="float" office:value="0.75" calcext:value-type="float">
            <text:p>0.75</text:p>
          </table:table-cell>
          <table:table-cell table:formula="of:=EXP([.$C$16]/[.G76])" office:value-type="float" office:value="23.541651667973" calcext:value-type="float">
            <text:p>23.541651667973</text:p>
          </table:table-cell>
          <table:table-cell table:formula="of:=[.$C$14]/([.I76]-1)" office:value-type="float" office:value="2.21478134911988E-025" calcext:value-type="float">
            <text:p>2.21478134911988E-25</text:p>
          </table:table-cell>
          <table:table-cell table:formula="of:=[.J76]*([.G76]^(-5))" office:value-type="float" office:value="933307.037653809" calcext:value-type="float">
            <text:p>933307.03765380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760000000000001" calcext:value-type="float">
            <text:p>7.60000000000001E-07</text:p>
          </table:table-cell>
          <table:table-cell table:formula="of:=[.G77]*1000000" office:value-type="float" office:value="0.760000000000001" calcext:value-type="float">
            <text:p>0.760000000000001</text:p>
          </table:table-cell>
          <table:table-cell table:formula="of:=EXP([.$C$16]/[.G77])" office:value-type="float" office:value="22.5832500644144" calcext:value-type="float">
            <text:p>22.5832500644144</text:p>
          </table:table-cell>
          <table:table-cell table:formula="of:=[.$C$14]/([.I77]-1)" office:value-type="float" office:value="2.31312844653075E-025" calcext:value-type="float">
            <text:p>2.31312844653075E-25</text:p>
          </table:table-cell>
          <table:table-cell table:formula="of:=[.J77]*([.G77]^(-5))" office:value-type="float" office:value="912287.634123344" calcext:value-type="float">
            <text:p>912287.6341233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77" calcext:value-type="float">
            <text:p>7.70E-07</text:p>
          </table:table-cell>
          <table:table-cell table:formula="of:=[.G78]*1000000" office:value-type="float" office:value="0.77" calcext:value-type="float">
            <text:p>0.77</text:p>
          </table:table-cell>
          <table:table-cell table:formula="of:=EXP([.$C$16]/[.G78])" office:value-type="float" office:value="21.6872657573879" calcext:value-type="float">
            <text:p>21.6872657573879</text:p>
          </table:table-cell>
          <table:table-cell table:formula="of:=[.$C$14]/([.I78]-1)" office:value-type="float" office:value="2.41331214468275E-025" calcext:value-type="float">
            <text:p>2.41331214468275E-25</text:p>
          </table:table-cell>
          <table:table-cell table:formula="of:=[.J78]*([.G78]^(-5))" office:value-type="float" office:value="891579.085994606" calcext:value-type="float">
            <text:p>891579.08599460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780000000000001" calcext:value-type="float">
            <text:p>7.80000000000001E-07</text:p>
          </table:table-cell>
          <table:table-cell table:formula="of:=[.G79]*1000000" office:value-type="float" office:value="0.780000000000001" calcext:value-type="float">
            <text:p>0.780000000000001</text:p>
          </table:table-cell>
          <table:table-cell table:formula="of:=EXP([.$C$16]/[.G79])" office:value-type="float" office:value="20.848459512782" calcext:value-type="float">
            <text:p>20.848459512782</text:p>
          </table:table-cell>
          <table:table-cell table:formula="of:=[.$C$14]/([.I79]-1)" office:value-type="float" office:value="2.51529997380568E-025" calcext:value-type="float">
            <text:p>2.51529997380568E-25</text:p>
          </table:table-cell>
          <table:table-cell table:formula="of:=[.J79]*([.G79]^(-5))" office:value-type="float" office:value="871197.805606756" calcext:value-type="float">
            <text:p>871197.805606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790000000000001" calcext:value-type="float">
            <text:p>7.90E-07</text:p>
          </table:table-cell>
          <table:table-cell table:formula="of:=[.G80]*1000000" office:value-type="float" office:value="0.790000000000001" calcext:value-type="float">
            <text:p>0.790000000000001</text:p>
          </table:table-cell>
          <table:table-cell table:formula="of:=EXP([.$C$16]/[.G80])" office:value-type="float" office:value="20.0621203667693" calcext:value-type="float">
            <text:p>20.0621203667693</text:p>
          </table:table-cell>
          <table:table-cell table:formula="of:=[.$C$14]/([.I80]-1)" office:value-type="float" office:value="2.61905961834219E-025" calcext:value-type="float">
            <text:p>2.61905961834219E-25</text:p>
          </table:table-cell>
          <table:table-cell table:formula="of:=[.J80]*([.G80]^(-5))" office:value-type="float" office:value="851157.495583551" calcext:value-type="float">
            <text:p>851157.49558355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800000000000001" calcext:value-type="float">
            <text:p>8.00000000000001E-07</text:p>
          </table:table-cell>
          <table:table-cell table:formula="of:=[.G81]*1000000" office:value-type="float" office:value="0.800000000000001" calcext:value-type="float">
            <text:p>0.800000000000001</text:p>
          </table:table-cell>
          <table:table-cell table:formula="of:=EXP([.$C$16]/[.G81])" office:value-type="float" office:value="19.3240041162661" calcext:value-type="float">
            <text:p>19.3240041162661</text:p>
          </table:table-cell>
          <table:table-cell table:formula="of:=[.$C$14]/([.I81]-1)" office:value-type="float" office:value="2.72455896515902E-025" calcext:value-type="float">
            <text:p>2.72455896515902E-25</text:p>
          </table:table-cell>
          <table:table-cell table:formula="of:=[.J81]*([.G81]^(-5))" office:value-type="float" office:value="831469.410754094" calcext:value-type="float">
            <text:p>831469.4107540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810000000000001" calcext:value-type="float">
            <text:p>8.10E-07</text:p>
          </table:table-cell>
          <table:table-cell table:formula="of:=[.G82]*1000000" office:value-type="float" office:value="0.810000000000001" calcext:value-type="float">
            <text:p>0.810000000000001</text:p>
          </table:table-cell>
          <table:table-cell table:formula="of:=EXP([.$C$16]/[.G82])" office:value-type="float" office:value="18.63027987133" calcext:value-type="float">
            <text:p>18.63027987133</text:p>
          </table:table-cell>
          <table:table-cell table:formula="of:=[.$C$14]/([.I82]-1)" office:value-type="float" office:value="2.83176614647907E-025" calcext:value-type="float">
            <text:p>2.83176614647907E-25</text:p>
          </table:table-cell>
          <table:table-cell table:formula="of:=[.J82]*([.G82]^(-5))" office:value-type="float" office:value="812142.599257619" calcext:value-type="float">
            <text:p>812142.59925761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820000000000001" calcext:value-type="float">
            <text:p>8.20000000000001E-07</text:p>
          </table:table-cell>
          <table:table-cell table:formula="of:=[.G83]*1000000" office:value-type="float" office:value="0.820000000000001" calcext:value-type="float">
            <text:p>0.820000000000001</text:p>
          </table:table-cell>
          <table:table-cell table:formula="of:=EXP([.$C$16]/[.G83])" office:value-type="float" office:value="17.9774835012387" calcext:value-type="float">
            <text:p>17.9774835012387</text:p>
          </table:table-cell>
          <table:table-cell table:formula="of:=[.$C$14]/([.I83]-1)" office:value-type="float" office:value="2.94064957795076E-025" calcext:value-type="float">
            <text:p>2.94064957795076E-25</text:p>
          </table:table-cell>
          <table:table-cell table:formula="of:=[.J83]*([.G83]^(-5))" office:value-type="float" office:value="793184.124093289" calcext:value-type="float">
            <text:p>793184.124093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830000000000001" calcext:value-type="float">
            <text:p>8.30E-07</text:p>
          </table:table-cell>
          <table:table-cell table:formula="of:=[.G84]*1000000" office:value-type="float" office:value="0.83" calcext:value-type="float">
            <text:p>0.83</text:p>
          </table:table-cell>
          <table:table-cell table:formula="of:=EXP([.$C$16]/[.G84])" office:value-type="float" office:value="17.3624769906748" calcext:value-type="float">
            <text:p>17.3624769906748</text:p>
          </table:table-cell>
          <table:table-cell table:formula="of:=[.$C$14]/([.I84]-1)" office:value-type="float" office:value="3.05117799224632E-025" calcext:value-type="float">
            <text:p>3.05117799224632E-25</text:p>
          </table:table-cell>
          <table:table-cell table:formula="of:=[.J84]*([.G84]^(-5))" office:value-type="float" office:value="774599.266364135" calcext:value-type="float">
            <text:p>774599.26636413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840000000000001" calcext:value-type="float">
            <text:p>8.40000000000001E-07</text:p>
          </table:table-cell>
          <table:table-cell table:formula="of:=[.G85]*1000000" office:value-type="float" office:value="0.840000000000001" calcext:value-type="float">
            <text:p>0.840000000000001</text:p>
          </table:table-cell>
          <table:table-cell table:formula="of:=EXP([.$C$16]/[.G85])" office:value-type="float" office:value="16.7824128756032" calcext:value-type="float">
            <text:p>16.7824128756032</text:p>
          </table:table-cell>
          <table:table-cell table:formula="of:=[.$C$14]/([.I85]-1)" office:value-type="float" office:value="3.16332046855512E-025" calcext:value-type="float">
            <text:p>3.16332046855512E-25</text:p>
          </table:table-cell>
          <table:table-cell table:formula="of:=[.J85]*([.G85]^(-5))" office:value-type="float" office:value="756391.711437437" calcext:value-type="float">
            <text:p>756391.7114374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850000000000001" calcext:value-type="float">
            <text:p>8.50E-07</text:p>
          </table:table-cell>
          <table:table-cell table:formula="of:=[.G86]*1000000" office:value-type="float" office:value="0.850000000000001" calcext:value-type="float">
            <text:p>0.850000000000001</text:p>
          </table:table-cell>
          <table:table-cell table:formula="of:=EXP([.$C$16]/[.G86])" office:value-type="float" office:value="16.2347030558301" calcext:value-type="float">
            <text:p>16.2347030558301</text:p>
          </table:table-cell>
          <table:table-cell table:formula="of:=[.$C$14]/([.I86]-1)" office:value-type="float" office:value="3.27704645831467E-025" calcext:value-type="float">
            <text:p>3.27704645831467E-25</text:p>
          </table:table-cell>
          <table:table-cell table:formula="of:=[.J86]*([.G86]^(-5))" office:value-type="float" office:value="738563.719206012" calcext:value-type="float">
            <text:p>738563.719206012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860000000000001" calcext:value-type="float">
            <text:p>8.60000000000001E-07</text:p>
          </table:table-cell>
          <table:table-cell table:formula="of:=[.G87]*1000000" office:value-type="float" office:value="0.860000000000001" calcext:value-type="float">
            <text:p>0.860000000000001</text:p>
          </table:table-cell>
          <table:table-cell table:formula="of:=EXP([.$C$16]/[.G87])" office:value-type="float" office:value="15.7169913875108" calcext:value-type="float">
            <text:p>15.7169913875108</text:p>
          </table:table-cell>
          <table:table-cell table:formula="of:=[.$C$14]/([.I87]-1)" office:value-type="float" office:value="3.39232580749834E-025" calcext:value-type="float">
            <text:p>3.39232580749834E-25</text:p>
          </table:table-cell>
          <table:table-cell table:formula="of:=[.J87]*([.G87]^(-5))" office:value-type="float" office:value="721116.27958894" calcext:value-type="float">
            <text:p>721116.279588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870000000000001" calcext:value-type="float">
            <text:p>8.70E-07</text:p>
          </table:table-cell>
          <table:table-cell table:formula="of:=[.G88]*1000000" office:value-type="float" office:value="0.87" calcext:value-type="float">
            <text:p>0.87</text:p>
          </table:table-cell>
          <table:table-cell table:formula="of:=EXP([.$C$16]/[.G88])" office:value-type="float" office:value="15.2271295477934" calcext:value-type="float">
            <text:p>15.2271295477934</text:p>
          </table:table-cell>
          <table:table-cell table:formula="of:=[.$C$14]/([.I88]-1)" office:value-type="float" office:value="3.50912877575693E-025" calcext:value-type="float">
            <text:p>3.50912877575693E-25</text:p>
          </table:table-cell>
          <table:table-cell table:formula="of:=[.J88]*([.G88]^(-5))" office:value-type="float" office:value="704049.254358861" calcext:value-type="float">
            <text:p>704049.25435886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880000000000001" calcext:value-type="float">
            <text:p>8.80000000000001E-07</text:p>
          </table:table-cell>
          <table:table-cell table:formula="of:=[.G89]*1000000" office:value-type="float" office:value="0.880000000000001" calcext:value-type="float">
            <text:p>0.880000000000001</text:p>
          </table:table-cell>
          <table:table-cell table:formula="of:=EXP([.$C$16]/[.G89])" office:value-type="float" office:value="14.7631557383677" calcext:value-type="float">
            <text:p>14.7631557383677</text:p>
          </table:table-cell>
          <table:table-cell table:formula="of:=[.$C$14]/([.I89]-1)" office:value-type="float" office:value="3.62742605268992E-025" calcext:value-type="float">
            <text:p>3.62742605268992E-25</text:p>
          </table:table-cell>
          <table:table-cell table:formula="of:=[.J89]*([.G89]^(-5))" office:value-type="float" office:value="687361.506327961" calcext:value-type="float">
            <text:p>687361.5063279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890000000000001" calcext:value-type="float">
            <text:p>8.90E-07</text:p>
          </table:table-cell>
          <table:table-cell table:formula="of:=[.G90]*1000000" office:value-type="float" office:value="0.890000000000001" calcext:value-type="float">
            <text:p>0.890000000000001</text:p>
          </table:table-cell>
          <table:table-cell table:formula="of:=EXP([.$C$16]/[.G90])" office:value-type="float" office:value="14.3232758574285" calcext:value-type="float">
            <text:p>14.3232758574285</text:p>
          </table:table-cell>
          <table:table-cell table:formula="of:=[.$C$14]/([.I90]-1)" office:value-type="float" office:value="3.7471887715023E-025" calcext:value-type="float">
            <text:p>3.7471887715023E-25</text:p>
          </table:table-cell>
          <table:table-cell table:formula="of:=[.J90]*([.G90]^(-5))" office:value-type="float" office:value="671051.016867905" calcext:value-type="float">
            <text:p>671051.01686790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900000000000001" calcext:value-type="float">
            <text:p>9.00000000000001E-07</text:p>
          </table:table-cell>
          <table:table-cell table:formula="of:=[.G91]*1000000" office:value-type="float" office:value="0.900000000000001" calcext:value-type="float">
            <text:p>0.900000000000001</text:p>
          </table:table-cell>
          <table:table-cell table:formula="of:=EXP([.$C$16]/[.G91])" office:value-type="float" office:value="13.9058468224694" calcext:value-type="float">
            <text:p>13.9058468224694</text:p>
          </table:table-cell>
          <table:table-cell table:formula="of:=[.$C$14]/([.I91]-1)" office:value-type="float" office:value="3.86838852028393E-025" calcext:value-type="float">
            <text:p>3.86838852028393E-25</text:p>
          </table:table-cell>
          <table:table-cell table:formula="of:=[.J91]*([.G91]^(-5))" office:value-type="float" office:value="655114.992681318" calcext:value-type="float">
            <text:p>655114.992681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910000000000001" calcext:value-type="float">
            <text:p>9.10E-07</text:p>
          </table:table-cell>
          <table:table-cell table:formula="of:=[.G92]*1000000" office:value-type="float" office:value="0.910000000000001" calcext:value-type="float">
            <text:p>0.910000000000001</text:p>
          </table:table-cell>
          <table:table-cell table:formula="of:=EXP([.$C$16]/[.G92])" office:value-type="float" office:value="13.5093617710478" calcext:value-type="float">
            <text:p>13.5093617710478</text:p>
          </table:table-cell>
          <table:table-cell table:formula="of:=[.$C$14]/([.I92]-1)" office:value-type="float" office:value="3.99099735113041E-025" calcext:value-type="float">
            <text:p>3.99099735113041E-25</text:p>
          </table:table-cell>
          <table:table-cell table:formula="of:=[.J92]*([.G92]^(-5))" office:value-type="float" office:value="639549.962685151" calcext:value-type="float">
            <text:p>639549.96268515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920000000000001" calcext:value-type="float">
            <text:p>9.20000000000001E-07</text:p>
          </table:table-cell>
          <table:table-cell table:formula="of:=[.G93]*1000000" office:value-type="float" office:value="0.920000000000001" calcext:value-type="float">
            <text:p>0.920000000000001</text:p>
          </table:table-cell>
          <table:table-cell table:formula="of:=EXP([.$C$16]/[.G93])" office:value-type="float" office:value="13.132436904569" calcext:value-type="float">
            <text:p>13.132436904569</text:p>
          </table:table-cell>
          <table:table-cell table:formula="of:=[.$C$14]/([.I93]-1)" office:value-type="float" office:value="4.11498778730779E-025" calcext:value-type="float">
            <text:p>4.11498778730779E-25</text:p>
          </table:table-cell>
          <table:table-cell table:formula="of:=[.J93]*([.G93]^(-5))" office:value-type="float" office:value="624351.865809941" calcext:value-type="float">
            <text:p>624351.865809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930000000000001" calcext:value-type="float">
            <text:p>9.30E-07</text:p>
          </table:table-cell>
          <table:table-cell table:formula="of:=[.G94]*1000000" office:value-type="float" office:value="0.930000000000001" calcext:value-type="float">
            <text:p>0.930000000000001</text:p>
          </table:table-cell>
          <table:table-cell table:formula="of:=EXP([.$C$16]/[.G94])" office:value-type="float" office:value="12.7737997723415" calcext:value-type="float">
            <text:p>12.7737997723415</text:p>
          </table:table-cell>
          <table:table-cell table:formula="of:=[.$C$14]/([.I94]-1)" office:value-type="float" office:value="4.24033282864764E-025" calcext:value-type="float">
            <text:p>4.24033282864764E-25</text:p>
          </table:table-cell>
          <table:table-cell table:formula="of:=[.J94]*([.G94]^(-5))" office:value-type="float" office:value="609516.130464311" calcext:value-type="float">
            <text:p>609516.13046431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940000000000001" calcext:value-type="float">
            <text:p>9.40000000000001E-07</text:p>
          </table:table-cell>
          <table:table-cell table:formula="of:=[.G95]*1000000" office:value-type="float" office:value="0.940000000000001" calcext:value-type="float">
            <text:p>0.940000000000001</text:p>
          </table:table-cell>
          <table:table-cell table:formula="of:=EXP([.$C$16]/[.G95])" office:value-type="float" office:value="12.4322788205694" calcext:value-type="float">
            <text:p>12.4322788205694</text:p>
          </table:table-cell>
          <table:table-cell table:formula="of:=[.$C$14]/([.I95]-1)" office:value-type="float" office:value="4.36700595534434E-025" calcext:value-type="float">
            <text:p>4.36700595534434E-25</text:p>
          </table:table-cell>
          <table:table-cell table:formula="of:=[.J95]*([.G95]^(-5))" office:value-type="float" office:value="595037.74636136" calcext:value-type="float">
            <text:p>595037.746361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950000000000001" calcext:value-type="float">
            <text:p>9.50E-07</text:p>
          </table:table-cell>
          <table:table-cell table:formula="of:=[.G96]*1000000" office:value-type="float" office:value="0.950000000000001" calcext:value-type="float">
            <text:p>0.950000000000001</text:p>
          </table:table-cell>
          <table:table-cell table:formula="of:=EXP([.$C$16]/[.G96])" office:value-type="float" office:value="12.1067940543525" calcext:value-type="float">
            <text:p>12.1067940543525</text:p>
          </table:table-cell>
          <table:table-cell table:formula="of:=[.$C$14]/([.I96]-1)" office:value-type="float" office:value="4.49498113031268E-025" calcext:value-type="float">
            <text:p>4.49498113031268E-25</text:p>
          </table:table-cell>
          <table:table-cell table:formula="of:=[.J96]*([.G96]^(-5))" office:value-type="float" office:value="580911.329353169" calcext:value-type="float">
            <text:p>580911.32935316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960000000000001" calcext:value-type="float">
            <text:p>9.60000000000001E-07</text:p>
          </table:table-cell>
          <table:table-cell table:formula="of:=[.G97]*1000000" office:value-type="float" office:value="0.960000000000001" calcext:value-type="float">
            <text:p>0.960000000000001</text:p>
          </table:table-cell>
          <table:table-cell table:formula="of:=EXP([.$C$16]/[.G97])" office:value-type="float" office:value="11.7963486807743" calcext:value-type="float">
            <text:p>11.7963486807743</text:p>
          </table:table-cell>
          <table:table-cell table:formula="of:=[.$C$14]/([.I97]-1)" office:value-type="float" office:value="4.62423280025105E-025" calcext:value-type="float">
            <text:p>4.62423280025105E-25</text:p>
          </table:table-cell>
          <table:table-cell table:formula="of:=[.J97]*([.G97]^(-5))" office:value-type="float" office:value="567131.179871755" calcext:value-type="float">
            <text:p>567131.1798717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970000000000001" calcext:value-type="float">
            <text:p>9.70E-07</text:p>
          </table:table-cell>
          <table:table-cell table:formula="of:=[.G98]*1000000" office:value-type="float" office:value="0.970000000000001" calcext:value-type="float">
            <text:p>0.970000000000001</text:p>
          </table:table-cell>
          <table:table-cell table:formula="of:=EXP([.$C$16]/[.G98])" office:value-type="float" office:value="11.5000216183143" calcext:value-type="float">
            <text:p>11.5000216183143</text:p>
          </table:table-cell>
          <table:table-cell table:formula="of:=[.$C$14]/([.I98]-1)" office:value-type="float" office:value="4.75473589554368E-025" calcext:value-type="float">
            <text:p>4.75473589554368E-25</text:p>
          </table:table-cell>
          <table:table-cell table:formula="of:=[.J98]*([.G98]^(-5))" office:value-type="float" office:value="553691.335529395" calcext:value-type="float">
            <text:p>553691.33552939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0980000000000001" calcext:value-type="float">
            <text:p>9.80000000000001E-07</text:p>
          </table:table-cell>
          <table:table-cell table:formula="of:=[.G99]*1000000" office:value-type="float" office:value="0.980000000000001" calcext:value-type="float">
            <text:p>0.980000000000001</text:p>
          </table:table-cell>
          <table:table-cell table:formula="of:=EXP([.$C$16]/[.G99])" office:value-type="float" office:value="11.2169607725531" calcext:value-type="float">
            <text:p>11.2169607725531</text:p>
          </table:table-cell>
          <table:table-cell table:formula="of:=[.$C$14]/([.I99]-1)" office:value-type="float" office:value="4.88646582912424E-025" calcext:value-type="float">
            <text:p>4.88646582912424E-25</text:p>
          </table:table-cell>
          <table:table-cell table:formula="of:=[.J99]*([.G99]^(-5))" office:value-type="float" office:value="540585.618388576" calcext:value-type="float">
            <text:p>540585.6183885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0990000000000001" calcext:value-type="float">
            <text:p>9.90E-07</text:p>
          </table:table-cell>
          <table:table-cell table:formula="of:=[.G100]*1000000" office:value-type="float" office:value="0.990000000000001" calcext:value-type="float">
            <text:p>0.990000000000001</text:p>
          </table:table-cell>
          <table:table-cell table:formula="of:=EXP([.$C$16]/[.G100])" office:value-type="float" office:value="10.9463769908196" calcext:value-type="float">
            <text:p>10.9463769908196</text:p>
          </table:table-cell>
          <table:table-cell table:formula="of:=[.$C$14]/([.I100]-1)" office:value-type="float" office:value="5.01939849441294E-025" calcext:value-type="float">
            <text:p>5.01939849441294E-25</text:p>
          </table:table-cell>
          <table:table-cell table:formula="of:=[.J100]*([.G100]^(-5))" office:value-type="float" office:value="527807.677371675" calcext:value-type="float">
            <text:p>527807.67737167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" calcext:value-type="float">
            <text:p>1E-06</text:p>
          </table:table-cell>
          <table:table-cell table:formula="of:=[.G101]*1000000" office:value-type="float" office:value="1" calcext:value-type="float">
            <text:p>1</text:p>
          </table:table-cell>
          <table:table-cell table:formula="of:=EXP([.$C$16]/[.G101])" office:value-type="float" office:value="10.6875386193655" calcext:value-type="float">
            <text:p>10.6875386193655</text:p>
          </table:table-cell>
          <table:table-cell table:formula="of:=[.$C$14]/([.I101]-1)" office:value-type="float" office:value="5.15351026242967E-025" calcext:value-type="float">
            <text:p>5.15351026242967E-25</text:p>
          </table:table-cell>
          <table:table-cell table:formula="of:=[.J101]*([.G101]^(-5))" office:value-type="float" office:value="515351.026242965" calcext:value-type="float">
            <text:p>515351.0262429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01" calcext:value-type="float">
            <text:p>1.01E-06</text:p>
          </table:table-cell>
          <table:table-cell table:formula="of:=[.G102]*1000000" office:value-type="float" office:value="1.01" calcext:value-type="float">
            <text:p>1.01</text:p>
          </table:table-cell>
          <table:table-cell table:formula="of:=EXP([.$C$16]/[.G102])" office:value-type="float" office:value="10.4397665960996" calcext:value-type="float">
            <text:p>10.4397665960996</text:p>
          </table:table-cell>
          <table:table-cell table:formula="of:=[.$C$14]/([.I102]-1)" office:value-type="float" office:value="5.28877797817713E-025" calcext:value-type="float">
            <text:p>5.28877797817713E-25</text:p>
          </table:table-cell>
          <table:table-cell table:formula="of:=[.J102]*([.G102]^(-5))" office:value-type="float" office:value="503209.077560571" calcext:value-type="float">
            <text:p>503209.07756057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02" calcext:value-type="float">
            <text:p>1.02E-06</text:p>
          </table:table-cell>
          <table:table-cell table:formula="of:=[.G103]*1000000" office:value-type="float" office:value="1.02" calcext:value-type="float">
            <text:p>1.02</text:p>
          </table:table-cell>
          <table:table-cell table:formula="of:=EXP([.$C$16]/[.G103])" office:value-type="float" office:value="10.2024300200967" calcext:value-type="float">
            <text:p>10.2024300200967</text:p>
          </table:table-cell>
          <table:table-cell table:formula="of:=[.$C$14]/([.I103]-1)" office:value-type="float" office:value="5.42517895637951E-025" calcext:value-type="float">
            <text:p>5.42517895637951E-25</text:p>
          </table:table-cell>
          <table:table-cell table:formula="of:=[.J103]*([.G103]^(-5))" office:value-type="float" office:value="491375.172963381" calcext:value-type="float">
            <text:p>491375.1729633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03" calcext:value-type="float">
            <text:p>1.03E-06</text:p>
          </table:table-cell>
          <table:table-cell table:formula="of:=[.G104]*1000000" office:value-type="float" office:value="1.03" calcext:value-type="float">
            <text:p>1.03</text:p>
          </table:table-cell>
          <table:table-cell table:formula="of:=EXP([.$C$16]/[.G104])" office:value-type="float" office:value="9.97494214618488" calcext:value-type="float">
            <text:p>9.97494214618488</text:p>
          </table:table-cell>
          <table:table-cell table:formula="of:=[.$C$14]/([.I104]-1)" office:value-type="float" office:value="5.56269097665504E-025" calcext:value-type="float">
            <text:p>5.56269097665504E-25</text:p>
          </table:table-cell>
          <table:table-cell table:formula="of:=[.J104]*([.G104]^(-5))" office:value-type="float" office:value="479842.610127715" calcext:value-type="float">
            <text:p>479842.61012771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04" calcext:value-type="float">
            <text:p>1.04E-06</text:p>
          </table:table-cell>
          <table:table-cell table:formula="of:=[.G105]*1000000" office:value-type="float" office:value="1.04" calcext:value-type="float">
            <text:p>1.04</text:p>
          </table:table-cell>
          <table:table-cell table:formula="of:=EXP([.$C$16]/[.G105])" office:value-type="float" office:value="9.75675675908361" calcext:value-type="float">
            <text:p>9.75675675908361</text:p>
          </table:table-cell>
          <table:table-cell table:formula="of:=[.$C$14]/([.I105]-1)" office:value-type="float" office:value="5.70129227819367E-025" calcext:value-type="float">
            <text:p>5.70129227819367E-25</text:p>
          </table:table-cell>
          <table:table-cell table:formula="of:=[.J105]*([.G105]^(-5))" office:value-type="float" office:value="468604.666700514" calcext:value-type="float">
            <text:p>468604.6667005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05" calcext:value-type="float">
            <text:p>1.05E-06</text:p>
          </table:table-cell>
          <table:table-cell table:formula="of:=[.G106]*1000000" office:value-type="float" office:value="1.05" calcext:value-type="float">
            <text:p>1.05</text:p>
          </table:table-cell>
          <table:table-cell table:formula="of:=EXP([.$C$16]/[.G106])" office:value-type="float" office:value="9.54736488692577" calcext:value-type="float">
            <text:p>9.54736488692577</text:p>
          </table:table-cell>
          <table:table-cell table:formula="of:=[.$C$14]/([.I106]-1)" office:value-type="float" office:value="5.84096155400476E-025" calcext:value-type="float">
            <text:p>5.84096155400476E-25</text:p>
          </table:table-cell>
          <table:table-cell table:formula="of:=[.J106]*([.G106]^(-5))" office:value-type="float" office:value="457654.621489898" calcext:value-type="float">
            <text:p>457654.62148989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06" calcext:value-type="float">
            <text:p>1.06E-06</text:p>
          </table:table-cell>
          <table:table-cell table:formula="of:=[.G107]*1000000" office:value-type="float" office:value="1.06" calcext:value-type="float">
            <text:p>1.06</text:p>
          </table:table-cell>
          <table:table-cell table:formula="of:=EXP([.$C$16]/[.G107])" office:value-type="float" office:value="9.34629181867524" calcext:value-type="float">
            <text:p>9.34629181867524</text:p>
          </table:table-cell>
          <table:table-cell table:formula="of:=[.$C$14]/([.I107]-1)" office:value-type="float" office:value="5.98167794479392E-025" calcext:value-type="float">
            <text:p>5.98167794479392E-25</text:p>
          </table:table-cell>
          <table:table-cell table:formula="of:=[.J107]*([.G107]^(-5))" office:value-type="float" office:value="446985.773169988" calcext:value-type="float">
            <text:p>446985.7731699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07" calcext:value-type="float">
            <text:p>1.07E-06</text:p>
          </table:table-cell>
          <table:table-cell table:formula="of:=[.G108]*1000000" office:value-type="float" office:value="1.07" calcext:value-type="float">
            <text:p>1.07</text:p>
          </table:table-cell>
          <table:table-cell table:formula="of:=EXP([.$C$16]/[.G108])" office:value-type="float" office:value="9.15309439403616" calcext:value-type="float">
            <text:p>9.15309439403616</text:p>
          </table:table-cell>
          <table:table-cell table:formula="of:=[.$C$14]/([.I108]-1)" office:value-type="float" office:value="6.12342103252266E-025" calcext:value-type="float">
            <text:p>6.12342103252266E-25</text:p>
          </table:table-cell>
          <table:table-cell table:formula="of:=[.J108]*([.G108]^(-5))" office:value-type="float" office:value="436591.456734826" calcext:value-type="float">
            <text:p>436591.45673482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08" calcext:value-type="float">
            <text:p>1.08E-06</text:p>
          </table:table-cell>
          <table:table-cell table:formula="of:=[.G109]*1000000" office:value-type="float" office:value="1.08" calcext:value-type="float">
            <text:p>1.08</text:p>
          </table:table-cell>
          <table:table-cell table:formula="of:=EXP([.$C$16]/[.G109])" office:value-type="float" office:value="8.96735853802266" calcext:value-type="float">
            <text:p>8.96735853802266</text:p>
          </table:table-cell>
          <table:table-cell table:formula="of:=[.$C$14]/([.I109]-1)" office:value-type="float" office:value="6.26617083369942E-025" calcext:value-type="float">
            <text:p>6.26617083369942E-25</text:p>
          </table:table-cell>
          <table:table-cell table:formula="of:=[.J109]*([.G109]^(-5))" office:value-type="float" office:value="426465.057915879" calcext:value-type="float">
            <text:p>426465.0579158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09" calcext:value-type="float">
            <text:p>1.09E-06</text:p>
          </table:table-cell>
          <table:table-cell table:formula="of:=[.G110]*1000000" office:value-type="float" office:value="1.09" calcext:value-type="float">
            <text:p>1.09</text:p>
          </table:table-cell>
          <table:table-cell table:formula="of:=EXP([.$C$16]/[.G110])" office:value-type="float" office:value="8.78869701548858" calcext:value-type="float">
            <text:p>8.78869701548858</text:p>
          </table:table-cell>
          <table:table-cell table:formula="of:=[.$C$14]/([.I110]-1)" office:value-type="float" office:value="6.40990779244632E-025" calcext:value-type="float">
            <text:p>6.40990779244632E-25</text:p>
          </table:table-cell>
          <table:table-cell table:formula="of:=[.J110]*([.G110]^(-5))" office:value-type="float" office:value="416600.025758919" calcext:value-type="float">
            <text:p>416600.02575891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1" calcext:value-type="float">
            <text:p>1.1E-06</text:p>
          </table:table-cell>
          <table:table-cell table:formula="of:=[.G111]*1000000" office:value-type="float" office:value="1.1" calcext:value-type="float">
            <text:p>1.1</text:p>
          </table:table-cell>
          <table:table-cell table:formula="of:=EXP([.$C$16]/[.G111])" office:value-type="float" office:value="8.61674738366398" calcext:value-type="float">
            <text:p>8.61674738366398</text:p>
          </table:table-cell>
          <table:table-cell table:formula="of:=[.$C$14]/([.I111]-1)" office:value-type="float" office:value="6.55461277338144E-025" calcext:value-type="float">
            <text:p>6.55461277338144E-25</text:p>
          </table:table-cell>
          <table:table-cell table:formula="of:=[.J111]*([.G111]^(-5))" office:value-type="float" office:value="406989.883538843" calcext:value-type="float">
            <text:p>406989.8835388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11" calcext:value-type="float">
            <text:p>1.11E-06</text:p>
          </table:table-cell>
          <table:table-cell table:formula="of:=[.G112]*1000000" office:value-type="float" office:value="1.11" calcext:value-type="float">
            <text:p>1.11</text:p>
          </table:table-cell>
          <table:table-cell table:formula="of:=EXP([.$C$16]/[.G112])" office:value-type="float" office:value="8.4511701231595" calcext:value-type="float">
            <text:p>8.4511701231595</text:p>
          </table:table-cell>
          <table:table-cell table:formula="of:=[.$C$14]/([.I112]-1)" office:value-type="float" office:value="6.70026705435282E-025" calcext:value-type="float">
            <text:p>6.70026705435282E-25</text:p>
          </table:table-cell>
          <table:table-cell table:formula="of:=[.J112]*([.G112]^(-5))" office:value-type="float" office:value="397628.238175267" calcext:value-type="float">
            <text:p>397628.23817526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12" calcext:value-type="float">
            <text:p>1.12E-06</text:p>
          </table:table-cell>
          <table:table-cell table:formula="of:=[.G113]*1000000" office:value-type="float" office:value="1.12" calcext:value-type="float">
            <text:p>1.12</text:p>
          </table:table-cell>
          <table:table-cell table:formula="of:=EXP([.$C$16]/[.G113])" office:value-type="float" office:value="8.29164693002485" calcext:value-type="float">
            <text:p>8.29164693002485</text:p>
          </table:table-cell>
          <table:table-cell table:formula="of:=[.$C$14]/([.I113]-1)" office:value-type="float" office:value="6.84685231905674E-025" calcext:value-type="float">
            <text:p>6.84685231905674E-25</text:p>
          </table:table-cell>
          <table:table-cell table:formula="of:=[.J113]*([.G113]^(-5))" office:value-type="float" office:value="388508.788297195" calcext:value-type="float">
            <text:p>388508.788297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13" calcext:value-type="float">
            <text:p>1.13E-06</text:p>
          </table:table-cell>
          <table:table-cell table:formula="of:=[.G114]*1000000" office:value-type="float" office:value="1.13" calcext:value-type="float">
            <text:p>1.13</text:p>
          </table:table-cell>
          <table:table-cell table:formula="of:=EXP([.$C$16]/[.G114])" office:value-type="float" office:value="8.13787915332134" calcext:value-type="float">
            <text:p>8.13787915332134</text:p>
          </table:table-cell>
          <table:table-cell table:formula="of:=[.$C$14]/([.I114]-1)" office:value-type="float" office:value="6.99435064956977E-025" calcext:value-type="float">
            <text:p>6.99435064956977E-25</text:p>
          </table:table-cell>
          <table:table-cell table:formula="of:=[.J114]*([.G114]^(-5))" office:value-type="float" office:value="379625.331091816" calcext:value-type="float">
            <text:p>379625.33109181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14" calcext:value-type="float">
            <text:p>1.14E-06</text:p>
          </table:table-cell>
          <table:table-cell table:formula="of:=[.G115]*1000000" office:value-type="float" office:value="1.14" calcext:value-type="float">
            <text:p>1.14</text:p>
          </table:table-cell>
          <table:table-cell table:formula="of:=EXP([.$C$16]/[.G115])" office:value-type="float" office:value="7.98958636432173" calcext:value-type="float">
            <text:p>7.98958636432173</text:p>
          </table:table-cell>
          <table:table-cell table:formula="of:=[.$C$14]/([.I115]-1)" office:value-type="float" office:value="7.14274451882079E-025" calcext:value-type="float">
            <text:p>7.14274451882079E-25</text:p>
          </table:table-cell>
          <table:table-cell table:formula="of:=[.J115]*([.G115]^(-5))" office:value-type="float" office:value="370971.768060333" calcext:value-type="float">
            <text:p>370971.768060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15" calcext:value-type="float">
            <text:p>1.15E-06</text:p>
          </table:table-cell>
          <table:table-cell table:formula="of:=[.G116]*1000000" office:value-type="float" office:value="1.15" calcext:value-type="float">
            <text:p>1.15</text:p>
          </table:table-cell>
          <table:table-cell table:formula="of:=EXP([.$C$16]/[.G116])" office:value-type="float" office:value="7.84650504491285" calcext:value-type="float">
            <text:p>7.84650504491285</text:p>
          </table:table-cell>
          <table:table-cell table:formula="of:=[.$C$14]/([.I116]-1)" office:value-type="float" office:value="7.29201678302702E-025" calcext:value-type="float">
            <text:p>7.29201678302702E-25</text:p>
          </table:table-cell>
          <table:table-cell table:formula="of:=[.J116]*([.G116]^(-5))" office:value-type="float" office:value="362542.109792569" calcext:value-type="float">
            <text:p>362542.10979256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16" calcext:value-type="float">
            <text:p>1.16E-06</text:p>
          </table:table-cell>
          <table:table-cell table:formula="of:=[.G117]*1000000" office:value-type="float" office:value="1.16" calcext:value-type="float">
            <text:p>1.16</text:p>
          </table:table-cell>
          <table:table-cell table:formula="of:=EXP([.$C$16]/[.G117])" office:value-type="float" office:value="7.70838738407034" calcext:value-type="float">
            <text:p>7.70838738407034</text:p>
          </table:table-cell>
          <table:table-cell table:formula="of:=[.$C$14]/([.I117]-1)" office:value-type="float" office:value="7.442150674115E-025" calcext:value-type="float">
            <text:p>7.442150674115E-25</text:p>
          </table:table-cell>
          <table:table-cell table:formula="of:=[.J117]*([.G117]^(-5))" office:value-type="float" office:value="354330.47986197" calcext:value-type="float">
            <text:p>354330.479861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17" calcext:value-type="float">
            <text:p>1.17E-06</text:p>
          </table:table-cell>
          <table:table-cell table:formula="of:=[.G118]*1000000" office:value-type="float" office:value="1.17" calcext:value-type="float">
            <text:p>1.17</text:p>
          </table:table-cell>
          <table:table-cell table:formula="of:=EXP([.$C$16]/[.G118])" office:value-type="float" office:value="7.57500017242235" calcext:value-type="float">
            <text:p>7.57500017242235</text:p>
          </table:table-cell>
          <table:table-cell table:formula="of:=[.$C$14]/([.I118]-1)" office:value-type="float" office:value="7.59312979214576E-025" calcext:value-type="float">
            <text:p>7.59312979214576E-25</text:p>
          </table:table-cell>
          <table:table-cell table:formula="of:=[.J118]*([.G118]^(-5))" office:value-type="float" office:value="346331.117933264" calcext:value-type="float">
            <text:p>346331.11793326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18" calcext:value-type="float">
            <text:p>1.18E-06</text:p>
          </table:table-cell>
          <table:table-cell table:formula="of:=[.G119]*1000000" office:value-type="float" office:value="1.18" calcext:value-type="float">
            <text:p>1.18</text:p>
          </table:table-cell>
          <table:table-cell table:formula="of:=EXP([.$C$16]/[.G119])" office:value-type="float" office:value="7.44612378593655" calcext:value-type="float">
            <text:p>7.44612378593655</text:p>
          </table:table-cell>
          <table:table-cell table:formula="of:=[.$C$14]/([.I119]-1)" office:value-type="float" office:value="7.74493809776104E-025" calcext:value-type="float">
            <text:p>7.74493809776104E-25</text:p>
          </table:table-cell>
          <table:table-cell table:formula="of:=[.J119]*([.G119]^(-5))" office:value-type="float" office:value="338538.382166572" calcext:value-type="float">
            <text:p>338538.3821665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19" calcext:value-type="float">
            <text:p>1.19E-06</text:p>
          </table:table-cell>
          <table:table-cell table:formula="of:=[.G120]*1000000" office:value-type="float" office:value="1.19" calcext:value-type="float">
            <text:p>1.19</text:p>
          </table:table-cell>
          <table:table-cell table:formula="of:=EXP([.$C$16]/[.G120])" office:value-type="float" office:value="7.32155125067045" calcext:value-type="float">
            <text:p>7.32155125067045</text:p>
          </table:table-cell>
          <table:table-cell table:formula="of:=[.$C$14]/([.I120]-1)" office:value-type="float" office:value="7.8975599046656E-025" calcext:value-type="float">
            <text:p>7.8975599046656E-25</text:p>
          </table:table-cell>
          <table:table-cell table:formula="of:=[.J120]*([.G120]^(-5))" office:value-type="float" office:value="330946.750994003" calcext:value-type="float">
            <text:p>330946.75099400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2" calcext:value-type="float">
            <text:p>1.2E-06</text:p>
          </table:table-cell>
          <table:table-cell table:formula="of:=[.G121]*1000000" office:value-type="float" office:value="1.2" calcext:value-type="float">
            <text:p>1.2</text:p>
          </table:table-cell>
          <table:table-cell table:formula="of:=EXP([.$C$16]/[.G121])" office:value-type="float" office:value="7.20108738132961" calcext:value-type="float">
            <text:p>7.20108738132961</text:p>
          </table:table-cell>
          <table:table-cell table:formula="of:=[.$C$14]/([.I121]-1)" office:value-type="float" office:value="8.05097987215897E-025" calcext:value-type="float">
            <text:p>8.05097987215897E-25</text:p>
          </table:table-cell>
          <table:table-cell table:formula="of:=[.J121]*([.G121]^(-5))" office:value-type="float" office:value="323550.824337662" calcext:value-type="float">
            <text:p>323550.8243376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21" calcext:value-type="float">
            <text:p>1.21E-06</text:p>
          </table:table-cell>
          <table:table-cell table:formula="of:=[.G122]*1000000" office:value-type="float" office:value="1.21" calcext:value-type="float">
            <text:p>1.21</text:p>
          </table:table-cell>
          <table:table-cell table:formula="of:=EXP([.$C$16]/[.G122])" office:value-type="float" office:value="7.08454798709606" calcext:value-type="float">
            <text:p>7.08454798709606</text:p>
          </table:table-cell>
          <table:table-cell table:formula="of:=[.$C$14]/([.I122]-1)" office:value-type="float" office:value="8.20518299772848E-025" calcext:value-type="float">
            <text:p>8.20518299772848E-25</text:p>
          </table:table-cell>
          <table:table-cell table:formula="of:=[.J122]*([.G122]^(-5))" office:value-type="float" office:value="316345.324331548" calcext:value-type="float">
            <text:p>316345.32433154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22" calcext:value-type="float">
            <text:p>1.22E-06</text:p>
          </table:table-cell>
          <table:table-cell table:formula="of:=[.G123]*1000000" office:value-type="float" office:value="1.22" calcext:value-type="float">
            <text:p>1.22</text:p>
          </table:table-cell>
          <table:table-cell table:formula="of:=EXP([.$C$16]/[.G123])" office:value-type="float" office:value="6.97175913882911" calcext:value-type="float">
            <text:p>6.97175913882911</text:p>
          </table:table-cell>
          <table:table-cell table:formula="of:=[.$C$14]/([.I123]-1)" office:value-type="float" office:value="8.36015460971396E-025" calcext:value-type="float">
            <text:p>8.36015460971396E-25</text:p>
          </table:table-cell>
          <table:table-cell table:formula="of:=[.J123]*([.G123]^(-5))" office:value-type="float" office:value="309325.095603939" calcext:value-type="float">
            <text:p>309325.0956039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23" calcext:value-type="float">
            <text:p>1.23E-06</text:p>
          </table:table-cell>
          <table:table-cell table:formula="of:=[.G124]*1000000" office:value-type="float" office:value="1.23" calcext:value-type="float">
            <text:p>1.23</text:p>
          </table:table-cell>
          <table:table-cell table:formula="of:=EXP([.$C$16]/[.G124])" office:value-type="float" office:value="6.86255649231231" calcext:value-type="float">
            <text:p>6.86255649231231</text:p>
          </table:table-cell>
          <table:table-cell table:formula="of:=[.$C$14]/([.I124]-1)" office:value-type="float" office:value="8.515880360053E-025" calcext:value-type="float">
            <text:p>8.515880360053E-25</text:p>
          </table:table-cell>
          <table:table-cell table:formula="of:=[.J124]*([.G124]^(-5))" office:value-type="float" office:value="302485.105171459" calcext:value-type="float">
            <text:p>302485.10517145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24" calcext:value-type="float">
            <text:p>1.24E-06</text:p>
          </table:table-cell>
          <table:table-cell table:formula="of:=[.G125]*1000000" office:value-type="float" office:value="1.24" calcext:value-type="float">
            <text:p>1.24</text:p>
          </table:table-cell>
          <table:table-cell table:formula="of:=EXP([.$C$16]/[.G125])" office:value-type="float" office:value="6.75678466273133" calcext:value-type="float">
            <text:p>6.75678466273133</text:p>
          </table:table-cell>
          <table:table-cell table:formula="of:=[.$C$14]/([.I125]-1)" office:value-type="float" office:value="8.67234621711498E-025" calcext:value-type="float">
            <text:p>8.67234621711498E-25</text:p>
          </table:table-cell>
          <table:table-cell table:formula="of:=[.J125]*([.G125]^(-5))" office:value-type="float" office:value="295820.441991146" calcext:value-type="float">
            <text:p>295820.4419911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25" calcext:value-type="float">
            <text:p>1.25E-06</text:p>
          </table:table-cell>
          <table:table-cell table:formula="of:=[.G126]*1000000" office:value-type="float" office:value="1.25" calcext:value-type="float">
            <text:p>1.25</text:p>
          </table:table-cell>
          <table:table-cell table:formula="of:=EXP([.$C$16]/[.G126])" office:value-type="float" office:value="6.65429664602513" calcext:value-type="float">
            <text:p>6.65429664602513</text:p>
          </table:table-cell>
          <table:table-cell table:formula="of:=[.$C$14]/([.I126]-1)" office:value-type="float" office:value="8.82953845863038E-025" calcext:value-type="float">
            <text:p>8.82953845863038E-25</text:p>
          </table:table-cell>
          <table:table-cell table:formula="of:=[.J126]*([.G126]^(-5))" office:value-type="float" office:value="289326.316212397" calcext:value-type="float">
            <text:p>289326.31621239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26" calcext:value-type="float">
            <text:p>1.26E-06</text:p>
          </table:table-cell>
          <table:table-cell table:formula="of:=[.G127]*1000000" office:value-type="float" office:value="1.26" calcext:value-type="float">
            <text:p>1.26</text:p>
          </table:table-cell>
          <table:table-cell table:formula="of:=EXP([.$C$16]/[.G127])" office:value-type="float" office:value="6.55495328316264" calcext:value-type="float">
            <text:p>6.55495328316264</text:p>
          </table:table-cell>
          <table:table-cell table:formula="of:=[.$C$14]/([.I127]-1)" office:value-type="float" office:value="8.98744366472143E-025" calcext:value-type="float">
            <text:p>8.98744366472143E-25</text:p>
          </table:table-cell>
          <table:table-cell table:formula="of:=[.J127]*([.G127]^(-5))" office:value-type="float" office:value="282998.058166568" calcext:value-type="float">
            <text:p>282998.0581665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27" calcext:value-type="float">
            <text:p>1.27E-06</text:p>
          </table:table-cell>
          <table:table-cell table:formula="of:=[.G128]*1000000" office:value-type="float" office:value="1.27" calcext:value-type="float">
            <text:p>1.27</text:p>
          </table:table-cell>
          <table:table-cell table:formula="of:=EXP([.$C$16]/[.G128])" office:value-type="float" office:value="6.45862276376522" calcext:value-type="float">
            <text:p>6.45862276376522</text:p>
          </table:table-cell>
          <table:table-cell table:formula="of:=[.$C$14]/([.I128]-1)" office:value-type="float" office:value="9.14604871103911E-025" calcext:value-type="float">
            <text:p>9.14604871103911E-25</text:p>
          </table:table-cell>
          <table:table-cell table:formula="of:=[.J128]*([.G128]^(-5))" office:value-type="float" office:value="276831.117128353" calcext:value-type="float">
            <text:p>276831.11712835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28" calcext:value-type="float">
            <text:p>1.28E-06</text:p>
          </table:table-cell>
          <table:table-cell table:formula="of:=[.G129]*1000000" office:value-type="float" office:value="1.28" calcext:value-type="float">
            <text:p>1.28</text:p>
          </table:table-cell>
          <table:table-cell table:formula="of:=EXP([.$C$16]/[.G129])" office:value-type="float" office:value="6.36518016582525" calcext:value-type="float">
            <text:p>6.36518016582525</text:p>
          </table:table-cell>
          <table:table-cell table:formula="of:=[.$C$14]/([.I129]-1)" office:value-type="float" office:value="9.30534076201045E-025" calcext:value-type="float">
            <text:p>9.30534076201045E-25</text:p>
          </table:table-cell>
          <table:table-cell table:formula="of:=[.J129]*([.G129]^(-5))" office:value-type="float" office:value="270821.059879682" calcext:value-type="float">
            <text:p>270821.0598796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29" calcext:value-type="float">
            <text:p>1.29E-06</text:p>
          </table:table-cell>
          <table:table-cell table:formula="of:=[.G130]*1000000" office:value-type="float" office:value="1.29" calcext:value-type="float">
            <text:p>1.29</text:p>
          </table:table-cell>
          <table:table-cell table:formula="of:=EXP([.$C$16]/[.G130])" office:value-type="float" office:value="6.27450702856855" calcext:value-type="float">
            <text:p>6.27450702856855</text:p>
          </table:table-cell>
          <table:table-cell table:formula="of:=[.$C$14]/([.I130]-1)" office:value-type="float" office:value="9.46530726419996E-025" calcext:value-type="float">
            <text:p>9.46530726419996E-25</text:p>
          </table:table-cell>
          <table:table-cell table:formula="of:=[.J130]*([.G130]^(-5))" office:value-type="float" office:value="264963.56910384" calcext:value-type="float">
            <text:p>264963.5691038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3" calcext:value-type="float">
            <text:p>1.3E-06</text:p>
          </table:table-cell>
          <table:table-cell table:formula="of:=[.G131]*1000000" office:value-type="float" office:value="1.3" calcext:value-type="float">
            <text:p>1.3</text:p>
          </table:table-cell>
          <table:table-cell table:formula="of:=EXP([.$C$16]/[.G131])" office:value-type="float" office:value="6.18649095577554" calcext:value-type="float">
            <text:p>6.18649095577554</text:p>
          </table:table-cell>
          <table:table-cell table:formula="of:=[.$C$14]/([.I131]-1)" office:value-type="float" office:value="9.6259359397877E-025" calcext:value-type="float">
            <text:p>9.6259359397877E-25</text:p>
          </table:table-cell>
          <table:table-cell table:formula="of:=[.J131]*([.G131]^(-5))" office:value-type="float" office:value="259254.441634708" calcext:value-type="float">
            <text:p>259254.4416347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31" calcext:value-type="float">
            <text:p>1.31E-06</text:p>
          </table:table-cell>
          <table:table-cell table:formula="of:=[.G132]*1000000" office:value-type="float" office:value="1.31" calcext:value-type="float">
            <text:p>1.31</text:p>
          </table:table-cell>
          <table:table-cell table:formula="of:=EXP([.$C$16]/[.G132])" office:value-type="float" office:value="6.10102524711682" calcext:value-type="float">
            <text:p>6.10102524711682</text:p>
          </table:table-cell>
          <table:table-cell table:formula="of:=[.$C$14]/([.I132]-1)" office:value-type="float" office:value="9.78721478016639E-025" calcext:value-type="float">
            <text:p>9.78721478016639E-25</text:p>
          </table:table-cell>
          <table:table-cell table:formula="of:=[.J132]*([.G132]^(-5))" office:value-type="float" office:value="253689.586583543" calcext:value-type="float">
            <text:p>253689.58658354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32" calcext:value-type="float">
            <text:p>1.32E-06</text:p>
          </table:table-cell>
          <table:table-cell table:formula="of:=[.G133]*1000000" office:value-type="float" office:value="1.32" calcext:value-type="float">
            <text:p>1.32</text:p>
          </table:table-cell>
          <table:table-cell table:formula="of:=EXP([.$C$16]/[.G133])" office:value-type="float" office:value="6.0180085552763" calcext:value-type="float">
            <text:p>6.0180085552763</text:p>
          </table:table-cell>
          <table:table-cell table:formula="of:=[.$C$14]/([.I133]-1)" office:value-type="float" office:value="9.94913203965925E-025" calcext:value-type="float">
            <text:p>9.94913203965925E-25</text:p>
          </table:table-cell>
          <table:table-cell table:formula="of:=[.J133]*([.G133]^(-5))" office:value-type="float" office:value="248265.023363369" calcext:value-type="float">
            <text:p>248265.0233633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33" calcext:value-type="float">
            <text:p>1.33E-06</text:p>
          </table:table-cell>
          <table:table-cell table:formula="of:=[.G134]*1000000" office:value-type="float" office:value="1.33" calcext:value-type="float">
            <text:p>1.33</text:p>
          </table:table-cell>
          <table:table-cell table:formula="of:=EXP([.$C$16]/[.G134])" office:value-type="float" office:value="5.93734456683101" calcext:value-type="float">
            <text:p>5.93734456683101</text:p>
          </table:table-cell>
          <table:table-cell table:formula="of:=[.$C$14]/([.I134]-1)" office:value-type="float" office:value="1.01116762293598E-024" calcext:value-type="float">
            <text:p>1.01116762293598E-24</text:p>
          </table:table-cell>
          <table:table-cell table:formula="of:=[.J134]*([.G134]^(-5))" office:value-type="float" office:value="242976.879629027" calcext:value-type="float">
            <text:p>242976.87962902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34" calcext:value-type="float">
            <text:p>1.34E-06</text:p>
          </table:table-cell>
          <table:table-cell table:formula="of:=[.G135]*1000000" office:value-type="float" office:value="1.34" calcext:value-type="float">
            <text:p>1.34</text:p>
          </table:table-cell>
          <table:table-cell table:formula="of:=EXP([.$C$16]/[.G135])" office:value-type="float" office:value="5.85894170503387" calcext:value-type="float">
            <text:p>5.85894170503387</text:p>
          </table:table-cell>
          <table:table-cell table:formula="of:=[.$C$14]/([.I135]-1)" office:value-type="float" office:value="1.02748361110942E-024" calcext:value-type="float">
            <text:p>1.02748361110942E-24</text:p>
          </table:table-cell>
          <table:table-cell table:formula="of:=[.J135]*([.G135]^(-5))" office:value-type="float" office:value="237821.389149005" calcext:value-type="float">
            <text:p>237821.3891490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35" calcext:value-type="float">
            <text:p>1.35E-06</text:p>
          </table:table-cell>
          <table:table-cell table:formula="of:=[.G136]*1000000" office:value-type="float" office:value="1.35" calcext:value-type="float">
            <text:p>1.35</text:p>
          </table:table-cell>
          <table:table-cell table:formula="of:=EXP([.$C$16]/[.G136])" office:value-type="float" office:value="5.78271285280614" calcext:value-type="float">
            <text:p>5.78271285280614</text:p>
          </table:table-cell>
          <table:table-cell table:formula="of:=[.$C$14]/([.I136]-1)" office:value-type="float" office:value="1.04386006915074E-024" calcext:value-type="float">
            <text:p>1.04386006915074E-24</text:p>
          </table:table-cell>
          <table:table-cell table:formula="of:=[.J136]*([.G136]^(-5))" office:value-type="float" office:value="232794.889623462" calcext:value-type="float">
            <text:p>232794.889623462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36" calcext:value-type="float">
            <text:p>1.36E-06</text:p>
          </table:table-cell>
          <table:table-cell table:formula="of:=[.G137]*1000000" office:value-type="float" office:value="1.36" calcext:value-type="float">
            <text:p>1.36</text:p>
          </table:table-cell>
          <table:table-cell table:formula="of:=EXP([.$C$16]/[.G137])" office:value-type="float" office:value="5.70857509439123" calcext:value-type="float">
            <text:p>5.70857509439123</text:p>
          </table:table-cell>
          <table:table-cell table:formula="of:=[.$C$14]/([.I137]-1)" office:value-type="float" office:value="1.06029592162719E-024" calcext:value-type="float">
            <text:p>1.06029592162719E-24</text:p>
          </table:table-cell>
          <table:table-cell table:formula="of:=[.J137]*([.G137]^(-5))" office:value-type="float" office:value="227893.820461329" calcext:value-type="float">
            <text:p>227893.8204613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37" calcext:value-type="float">
            <text:p>1.37E-06</text:p>
          </table:table-cell>
          <table:table-cell table:formula="of:=[.G138]*1000000" office:value-type="float" office:value="1.37" calcext:value-type="float">
            <text:p>1.37</text:p>
          </table:table-cell>
          <table:table-cell table:formula="of:=EXP([.$C$16]/[.G138])" office:value-type="float" office:value="5.63644947425318" calcext:value-type="float">
            <text:p>5.63644947425318</text:p>
          </table:table-cell>
          <table:table-cell table:formula="of:=[.$C$14]/([.I138]-1)" office:value-type="float" office:value="1.07679011644196E-024" calcext:value-type="float">
            <text:p>1.07679011644196E-24</text:p>
          </table:table-cell>
          <table:table-cell table:formula="of:=[.J138]*([.G138]^(-5))" office:value-type="float" office:value="223114.720527929" calcext:value-type="float">
            <text:p>223114.72052792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38" calcext:value-type="float">
            <text:p>1.38E-06</text:p>
          </table:table-cell>
          <table:table-cell table:formula="of:=[.G139]*1000000" office:value-type="float" office:value="1.38" calcext:value-type="float">
            <text:p>1.38</text:p>
          </table:table-cell>
          <table:table-cell table:formula="of:=EXP([.$C$16]/[.G139])" office:value-type="float" office:value="5.56626077192235" calcext:value-type="float">
            <text:p>5.56626077192235</text:p>
          </table:table-cell>
          <table:table-cell table:formula="of:=[.$C$14]/([.I139]-1)" office:value-type="float" office:value="1.09334162427972E-024" calcext:value-type="float">
            <text:p>1.09334162427972E-24</text:p>
          </table:table-cell>
          <table:table-cell table:formula="of:=[.J139]*([.G139]^(-5))" office:value-type="float" office:value="218454.225873326" calcext:value-type="float">
            <text:p>218454.2258733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39" calcext:value-type="float">
            <text:p>1.39E-06</text:p>
          </table:table-cell>
          <table:table-cell table:formula="of:=[.G140]*1000000" office:value-type="float" office:value="1.39" calcext:value-type="float">
            <text:p>1.39</text:p>
          </table:table-cell>
          <table:table-cell table:formula="of:=EXP([.$C$16]/[.G140])" office:value-type="float" office:value="5.49793729159901" calcext:value-type="float">
            <text:p>5.49793729159901</text:p>
          </table:table-cell>
          <table:table-cell table:formula="of:=[.$C$14]/([.I140]-1)" office:value-type="float" office:value="1.10994943806421E-024" calcext:value-type="float">
            <text:p>1.10994943806421E-24</text:p>
          </table:table-cell>
          <table:table-cell table:formula="of:=[.J140]*([.G140]^(-5))" office:value-type="float" office:value="213909.067450403" calcext:value-type="float">
            <text:p>213909.06745040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4" calcext:value-type="float">
            <text:p>1.4E-06</text:p>
          </table:table-cell>
          <table:table-cell table:formula="of:=[.G141]*1000000" office:value-type="float" office:value="1.4" calcext:value-type="float">
            <text:p>1.4</text:p>
          </table:table-cell>
          <table:table-cell table:formula="of:=EXP([.$C$16]/[.G141])" office:value-type="float" office:value="5.43141066542413" calcext:value-type="float">
            <text:p>5.43141066542413</text:p>
          </table:table-cell>
          <table:table-cell table:formula="of:=[.$C$14]/([.I141]-1)" office:value-type="float" office:value="1.126612572428E-024" calcext:value-type="float">
            <text:p>1.126612572428E-24</text:p>
          </table:table-cell>
          <table:table-cell table:formula="of:=[.J141]*([.G141]^(-5))" office:value-type="float" office:value="209476.068830693" calcext:value-type="float">
            <text:p>209476.0688306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41" calcext:value-type="float">
            <text:p>1.41E-06</text:p>
          </table:table-cell>
          <table:table-cell table:formula="of:=[.G142]*1000000" office:value-type="float" office:value="1.41" calcext:value-type="float">
            <text:p>1.41</text:p>
          </table:table-cell>
          <table:table-cell table:formula="of:=EXP([.$C$16]/[.G142])" office:value-type="float" office:value="5.36661566941589" calcext:value-type="float">
            <text:p>5.36661566941589</text:p>
          </table:table-cell>
          <table:table-cell table:formula="of:=[.$C$14]/([.I142]-1)" office:value-type="float" office:value="1.14333006319427E-024" calcext:value-type="float">
            <text:p>1.14333006319427E-24</text:p>
          </table:table-cell>
          <table:table-cell table:formula="of:=[.J142]*([.G142]^(-5))" office:value-type="float" office:value="205152.143924969" calcext:value-type="float">
            <text:p>205152.14392496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42" calcext:value-type="float">
            <text:p>1.42E-06</text:p>
          </table:table-cell>
          <table:table-cell table:formula="of:=[.G143]*1000000" office:value-type="float" office:value="1.42" calcext:value-type="float">
            <text:p>1.42</text:p>
          </table:table-cell>
          <table:table-cell table:formula="of:=EXP([.$C$16]/[.G143])" office:value-type="float" office:value="5.30349005115207" calcext:value-type="float">
            <text:p>5.30349005115207</text:p>
          </table:table-cell>
          <table:table-cell table:formula="of:=[.$C$14]/([.I143]-1)" office:value-type="float" office:value="1.16010096687033E-024" calcext:value-type="float">
            <text:p>1.16010096687033E-24</text:p>
          </table:table-cell>
          <table:table-cell table:formula="of:=[.J143]*([.G143]^(-5))" office:value-type="float" office:value="200934.294714826" calcext:value-type="float">
            <text:p>200934.2947148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43" calcext:value-type="float">
            <text:p>1.43E-06</text:p>
          </table:table-cell>
          <table:table-cell table:formula="of:=[.G144]*1000000" office:value-type="float" office:value="1.43" calcext:value-type="float">
            <text:p>1.43</text:p>
          </table:table-cell>
          <table:table-cell table:formula="of:=EXP([.$C$16]/[.G144])" office:value-type="float" office:value="5.24197436835236" calcext:value-type="float">
            <text:p>5.24197436835236</text:p>
          </table:table-cell>
          <table:table-cell table:formula="of:=[.$C$14]/([.I144]-1)" office:value-type="float" office:value="1.17692436015296E-024" calcext:value-type="float">
            <text:p>1.17692436015296E-24</text:p>
          </table:table-cell>
          <table:table-cell table:formula="of:=[.J144]*([.G144]^(-5))" office:value-type="float" office:value="196819.609000632" calcext:value-type="float">
            <text:p>196819.609000632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44" calcext:value-type="float">
            <text:p>1.44E-06</text:p>
          </table:table-cell>
          <table:table-cell table:formula="of:=[.G145]*1000000" office:value-type="float" office:value="1.44" calcext:value-type="float">
            <text:p>1.44</text:p>
          </table:table-cell>
          <table:table-cell table:formula="of:=EXP([.$C$16]/[.G145])" office:value-type="float" office:value="5.18201183758266" calcext:value-type="float">
            <text:p>5.18201183758266</text:p>
          </table:table-cell>
          <table:table-cell table:formula="of:=[.$C$14]/([.I145]-1)" office:value-type="float" office:value="1.19379933944524E-024" calcext:value-type="float">
            <text:p>1.19379933944524E-24</text:p>
          </table:table-cell>
          <table:table-cell table:formula="of:=[.J145]*([.G145]^(-5))" office:value-type="float" office:value="192805.258170613" calcext:value-type="float">
            <text:p>192805.2581706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45000000000001" calcext:value-type="float">
            <text:p>1.45E-06</text:p>
          </table:table-cell>
          <table:table-cell table:formula="of:=[.G146]*1000000" office:value-type="float" office:value="1.45000000000001" calcext:value-type="float">
            <text:p>1.45000000000001</text:p>
          </table:table-cell>
          <table:table-cell table:formula="of:=EXP([.$C$16]/[.G146])" office:value-type="float" office:value="5.12354819236463" calcext:value-type="float">
            <text:p>5.12354819236463</text:p>
          </table:table-cell>
          <table:table-cell table:formula="of:=[.$C$14]/([.I146]-1)" office:value-type="float" office:value="1.2107250203848E-024" calcext:value-type="float">
            <text:p>1.2107250203848E-24</text:p>
          </table:table-cell>
          <table:table-cell table:formula="of:=[.J146]*([.G146]^(-5))" office:value-type="float" office:value="188888.49499515" calcext:value-type="float">
            <text:p>188888.4949951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46000000000001" calcext:value-type="float">
            <text:p>1.46000000000001E-06</text:p>
          </table:table-cell>
          <table:table-cell table:formula="of:=[.G147]*1000000" office:value-type="float" office:value="1.46000000000001" calcext:value-type="float">
            <text:p>1.46000000000001</text:p>
          </table:table-cell>
          <table:table-cell table:formula="of:=EXP([.$C$16]/[.G147])" office:value-type="float" office:value="5.06653155003047" calcext:value-type="float">
            <text:p>5.06653155003047</text:p>
          </table:table-cell>
          <table:table-cell table:formula="of:=[.$C$14]/([.I147]-1)" office:value-type="float" office:value="1.22770053738325E-024" calcext:value-type="float">
            <text:p>1.22770053738325E-24</text:p>
          </table:table-cell>
          <table:table-cell table:formula="of:=[.J147]*([.G147]^(-5))" office:value-type="float" office:value="185066.651449823" calcext:value-type="float">
            <text:p>185066.6514498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47000000000001" calcext:value-type="float">
            <text:p>1.47E-06</text:p>
          </table:table-cell>
          <table:table-cell table:formula="of:=[.G148]*1000000" office:value-type="float" office:value="1.47000000000001" calcext:value-type="float">
            <text:p>1.47000000000001</text:p>
          </table:table-cell>
          <table:table-cell table:formula="of:=EXP([.$C$16]/[.G148])" office:value-type="float" office:value="5.01091228671414" calcext:value-type="float">
            <text:p>5.01091228671414</text:p>
          </table:table-cell>
          <table:table-cell table:formula="of:=[.$C$14]/([.I148]-1)" office:value-type="float" office:value="1.24472504317674E-024" calcext:value-type="float">
            <text:p>1.24472504317674E-24</text:p>
          </table:table-cell>
          <table:table-cell table:formula="of:=[.J148]*([.G148]^(-5))" office:value-type="float" office:value="181337.136570242" calcext:value-type="float">
            <text:p>181337.136570242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48000000000001" calcext:value-type="float">
            <text:p>1.48000000000001E-06</text:p>
          </table:table-cell>
          <table:table-cell table:formula="of:=[.G149]*1000000" office:value-type="float" office:value="1.48000000000001" calcext:value-type="float">
            <text:p>1.48000000000001</text:p>
          </table:table-cell>
          <table:table-cell table:formula="of:=EXP([.$C$16]/[.G149])" office:value-type="float" office:value="4.95664291991753" calcext:value-type="float">
            <text:p>4.95664291991753</text:p>
          </table:table-cell>
          <table:table-cell table:formula="of:=[.$C$14]/([.I149]-1)" office:value-type="float" office:value="1.2617977083872E-024" calcext:value-type="float">
            <text:p>1.2617977083872E-24</text:p>
          </table:table-cell>
          <table:table-cell table:formula="of:=[.J149]*([.G149]^(-5))" office:value-type="float" office:value="177697.434341229" calcext:value-type="float">
            <text:p>177697.4343412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49000000000001" calcext:value-type="float">
            <text:p>1.49E-06</text:p>
          </table:table-cell>
          <table:table-cell table:formula="of:=[.G150]*1000000" office:value-type="float" office:value="1.49000000000001" calcext:value-type="float">
            <text:p>1.49000000000001</text:p>
          </table:table-cell>
          <table:table-cell table:formula="of:=EXP([.$C$16]/[.G150])" office:value-type="float" office:value="4.90367799813283" calcext:value-type="float">
            <text:p>4.90367799813283</text:p>
          </table:table-cell>
          <table:table-cell table:formula="of:=[.$C$14]/([.I150]-1)" office:value-type="float" office:value="1.27891772109439E-024" calcext:value-type="float">
            <text:p>1.27891772109439E-24</text:p>
          </table:table-cell>
          <table:table-cell table:formula="of:=[.J150]*([.G150]^(-5))" office:value-type="float" office:value="174145.101622506" calcext:value-type="float">
            <text:p>174145.10162250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50000000000001" calcext:value-type="float">
            <text:p>1.50000000000001E-06</text:p>
          </table:table-cell>
          <table:table-cell table:formula="of:=[.G151]*1000000" office:value-type="float" office:value="1.50000000000001" calcext:value-type="float">
            <text:p>1.50000000000001</text:p>
          </table:table-cell>
          <table:table-cell table:formula="of:=EXP([.$C$16]/[.G151])" office:value-type="float" office:value="4.8519739970421" calcext:value-type="float">
            <text:p>4.8519739970421</text:p>
          </table:table-cell>
          <table:table-cell table:formula="of:=[.$C$14]/([.I151]-1)" office:value-type="float" office:value="1.29608428641835E-024" calcext:value-type="float">
            <text:p>1.29608428641835E-24</text:p>
          </table:table-cell>
          <table:table-cell table:formula="of:=[.J151]*([.G151]^(-5))" office:value-type="float" office:value="170677.766112702" calcext:value-type="float">
            <text:p>170677.7661127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51000000000001" calcext:value-type="float">
            <text:p>1.51E-06</text:p>
          </table:table-cell>
          <table:table-cell table:formula="of:=[.G152]*1000000" office:value-type="float" office:value="1.51000000000001" calcext:value-type="float">
            <text:p>1.51000000000001</text:p>
          </table:table-cell>
          <table:table-cell table:formula="of:=EXP([.$C$16]/[.G152])" office:value-type="float" office:value="4.8014892218511" calcext:value-type="float">
            <text:p>4.8014892218511</text:p>
          </table:table-cell>
          <table:table-cell table:formula="of:=[.$C$14]/([.I152]-1)" office:value-type="float" office:value="1.31329662611205E-024" calcext:value-type="float">
            <text:p>1.31329662611205E-24</text:p>
          </table:table-cell>
          <table:table-cell table:formula="of:=[.J152]*([.G152]^(-5))" office:value-type="float" office:value="167293.124353111" calcext:value-type="float">
            <text:p>167293.12435311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52000000000001" calcext:value-type="float">
            <text:p>1.52000000000001E-06</text:p>
          </table:table-cell>
          <table:table-cell table:formula="of:=[.G153]*1000000" office:value-type="float" office:value="1.52000000000001" calcext:value-type="float">
            <text:p>1.52000000000001</text:p>
          </table:table-cell>
          <table:table-cell table:formula="of:=EXP([.$C$16]/[.G153])" office:value-type="float" office:value="4.75218371534752" calcext:value-type="float">
            <text:p>4.75218371534752</text:p>
          </table:table-cell>
          <table:table-cell table:formula="of:=[.$C$14]/([.I153]-1)" office:value-type="float" office:value="1.33055397816414E-024" calcext:value-type="float">
            <text:p>1.33055397816414E-24</text:p>
          </table:table-cell>
          <table:table-cell table:formula="of:=[.J153]*([.G153]^(-5))" office:value-type="float" office:value="163988.939772412" calcext:value-type="float">
            <text:p>163988.9397724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53000000000001" calcext:value-type="float">
            <text:p>1.53E-06</text:p>
          </table:table-cell>
          <table:table-cell table:formula="of:=[.G154]*1000000" office:value-type="float" office:value="1.53000000000001" calcext:value-type="float">
            <text:p>1.53000000000001</text:p>
          </table:table-cell>
          <table:table-cell table:formula="of:=EXP([.$C$16]/[.G154])" office:value-type="float" office:value="4.70401917130434" calcext:value-type="float">
            <text:p>4.70401917130434</text:p>
          </table:table-cell>
          <table:table-cell table:formula="of:=[.$C$14]/([.I154]-1)" office:value-type="float" office:value="1.34785559641159E-024" calcext:value-type="float">
            <text:p>1.34785559641159E-24</text:p>
          </table:table-cell>
          <table:table-cell table:formula="of:=[.J154]*([.G154]^(-5))" office:value-type="float" office:value="160763.040773218" calcext:value-type="float">
            <text:p>160763.04077321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54000000000001" calcext:value-type="float">
            <text:p>1.54000000000001E-06</text:p>
          </table:table-cell>
          <table:table-cell table:formula="of:=[.G155]*1000000" office:value-type="float" office:value="1.54000000000001" calcext:value-type="float">
            <text:p>1.54000000000001</text:p>
          </table:table-cell>
          <table:table-cell table:formula="of:=EXP([.$C$16]/[.G155])" office:value-type="float" office:value="4.6569588528768" calcext:value-type="float">
            <text:p>4.6569588528768</text:p>
          </table:table-cell>
          <table:table-cell table:formula="of:=[.$C$14]/([.I155]-1)" office:value-type="float" office:value="1.36520075016183E-024" calcext:value-type="float">
            <text:p>1.36520075016183E-24</text:p>
          </table:table-cell>
          <table:table-cell table:formula="of:=[.J155]*([.G155]^(-5))" office:value-type="float" office:value="157613.318861155" calcext:value-type="float">
            <text:p>157613.3188611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55000000000001" calcext:value-type="float">
            <text:p>1.55E-06</text:p>
          </table:table-cell>
          <table:table-cell table:formula="of:=[.G156]*1000000" office:value-type="float" office:value="1.55000000000001" calcext:value-type="float">
            <text:p>1.55000000000001</text:p>
          </table:table-cell>
          <table:table-cell table:formula="of:=EXP([.$C$16]/[.G156])" office:value-type="float" office:value="4.61096751566744" calcext:value-type="float">
            <text:p>4.61096751566744</text:p>
          </table:table-cell>
          <table:table-cell table:formula="of:=[.$C$14]/([.I156]-1)" office:value-type="float" office:value="1.3825887238245E-024" calcext:value-type="float">
            <text:p>1.3825887238245E-24</text:p>
          </table:table-cell>
          <table:table-cell table:formula="of:=[.J156]*([.G156]^(-5))" office:value-type="float" office:value="154537.726816918" calcext:value-type="float">
            <text:p>154537.72681691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56000000000001" calcext:value-type="float">
            <text:p>1.56000000000001E-06</text:p>
          </table:table-cell>
          <table:table-cell table:formula="of:=[.G157]*1000000" office:value-type="float" office:value="1.56000000000001" calcext:value-type="float">
            <text:p>1.56000000000001</text:p>
          </table:table-cell>
          <table:table-cell table:formula="of:=EXP([.$C$16]/[.G157])" office:value-type="float" office:value="4.56601133515695" calcext:value-type="float">
            <text:p>4.56601133515695</text:p>
          </table:table-cell>
          <table:table-cell table:formula="of:=[.$C$14]/([.I157]-1)" office:value-type="float" office:value="1.40001881655225E-024" calcext:value-type="float">
            <text:p>1.40001881655225E-24</text:p>
          </table:table-cell>
          <table:table-cell table:formula="of:=[.J157]*([.G157]^(-5))" office:value-type="float" office:value="151534.276911595" calcext:value-type="float">
            <text:p>151534.276911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57000000000001" calcext:value-type="float">
            <text:p>1.57E-06</text:p>
          </table:table-cell>
          <table:table-cell table:formula="of:=[.G158]*1000000" office:value-type="float" office:value="1.57000000000001" calcext:value-type="float">
            <text:p>1.57000000000001</text:p>
          </table:table-cell>
          <table:table-cell table:formula="of:=EXP([.$C$16]/[.G158])" office:value-type="float" office:value="4.52205783822068" calcext:value-type="float">
            <text:p>4.52205783822068</text:p>
          </table:table-cell>
          <table:table-cell table:formula="of:=[.$C$14]/([.I158]-1)" office:value-type="float" office:value="1.41749034189073E-024" calcext:value-type="float">
            <text:p>1.41749034189073E-24</text:p>
          </table:table-cell>
          <table:table-cell table:formula="of:=[.J158]*([.G158]^(-5))" office:value-type="float" office:value="148601.03916536" calcext:value-type="float">
            <text:p>148601.03916536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58000000000001" calcext:value-type="float">
            <text:p>1.58000000000001E-06</text:p>
          </table:table-cell>
          <table:table-cell table:formula="of:=[.G159]*1000000" office:value-type="float" office:value="1.58000000000001" calcext:value-type="float">
            <text:p>1.58000000000001</text:p>
          </table:table-cell>
          <table:table-cell table:formula="of:=EXP([.$C$16]/[.G159])" office:value-type="float" office:value="4.47907583847038" calcext:value-type="float">
            <text:p>4.47907583847038</text:p>
          </table:table-cell>
          <table:table-cell table:formula="of:=[.$C$14]/([.I159]-1)" office:value-type="float" office:value="1.43500262743723E-024" calcext:value-type="float">
            <text:p>1.43500262743723E-24</text:p>
          </table:table-cell>
          <table:table-cell table:formula="of:=[.J159]*([.G159]^(-5))" office:value-type="float" office:value="145736.139649524" calcext:value-type="float">
            <text:p>145736.1396495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59000000000001" calcext:value-type="float">
            <text:p>1.59E-06</text:p>
          </table:table-cell>
          <table:table-cell table:formula="of:=[.G160]*1000000" office:value-type="float" office:value="1.59000000000001" calcext:value-type="float">
            <text:p>1.59000000000001</text:p>
          </table:table-cell>
          <table:table-cell table:formula="of:=EXP([.$C$16]/[.G160])" office:value-type="float" office:value="4.43703537517934" calcext:value-type="float">
            <text:p>4.43703537517934</text:p>
          </table:table-cell>
          <table:table-cell table:formula="of:=[.$C$14]/([.I160]-1)" office:value-type="float" office:value="1.45255501450807E-024" calcext:value-type="float">
            <text:p>1.45255501450807E-24</text:p>
          </table:table-cell>
          <table:table-cell table:formula="of:=[.J160]*([.G160]^(-5))" office:value-type="float" office:value="142937.758831764" calcext:value-type="float">
            <text:p>142937.75883176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60000000000001" calcext:value-type="float">
            <text:p>1.60000000000001E-06</text:p>
          </table:table-cell>
          <table:table-cell table:formula="of:=[.G161]*1000000" office:value-type="float" office:value="1.60000000000001" calcext:value-type="float">
            <text:p>1.60000000000001</text:p>
          </table:table-cell>
          <table:table-cell table:formula="of:=EXP([.$C$16]/[.G161])" office:value-type="float" office:value="4.39590765556624" calcext:value-type="float">
            <text:p>4.39590765556624</text:p>
          </table:table-cell>
          <table:table-cell table:formula="of:=[.$C$14]/([.I161]-1)" office:value-type="float" office:value="1.47014685781434E-024" calcext:value-type="float">
            <text:p>1.47014685781434E-24</text:p>
          </table:table-cell>
          <table:table-cell table:formula="of:=[.J161]*([.G161]^(-5))" office:value-type="float" office:value="140204.129964286" calcext:value-type="float">
            <text:p>140204.129964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61000000000001" calcext:value-type="float">
            <text:p>1.61E-06</text:p>
          </table:table-cell>
          <table:table-cell table:formula="of:=[.G162]*1000000" office:value-type="float" office:value="1.61000000000001" calcext:value-type="float">
            <text:p>1.61000000000001</text:p>
          </table:table-cell>
          <table:table-cell table:formula="of:=EXP([.$C$16]/[.G162])" office:value-type="float" office:value="4.3556650002284" calcext:value-type="float">
            <text:p>4.3556650002284</text:p>
          </table:table-cell>
          <table:table-cell table:formula="of:=[.$C$14]/([.I162]-1)" office:value-type="float" office:value="1.48777752514585E-024" calcext:value-type="float">
            <text:p>1.48777752514585E-24</text:p>
          </table:table-cell>
          <table:table-cell table:formula="of:=[.J162]*([.G162]^(-5))" office:value-type="float" office:value="137533.537514534" calcext:value-type="float">
            <text:p>137533.53751453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62000000000001" calcext:value-type="float">
            <text:p>1.62000000000001E-06</text:p>
          </table:table-cell>
          <table:table-cell table:formula="of:=[.G163]*1000000" office:value-type="float" office:value="1.62000000000001" calcext:value-type="float">
            <text:p>1.62000000000001</text:p>
          </table:table-cell>
          <table:table-cell table:formula="of:=EXP([.$C$16]/[.G163])" office:value-type="float" office:value="4.31628079152988" calcext:value-type="float">
            <text:p>4.31628079152988</text:p>
          </table:table-cell>
          <table:table-cell table:formula="of:=[.$C$14]/([.I163]-1)" office:value-type="float" office:value="1.50544639706314E-024" calcext:value-type="float">
            <text:p>1.50544639706314E-24</text:p>
          </table:table-cell>
          <table:table-cell table:formula="of:=[.J163]*([.G163]^(-5))" office:value-type="float" office:value="134924.315638012" calcext:value-type="float">
            <text:p>134924.3156380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63000000000001" calcext:value-type="float">
            <text:p>1.63E-06</text:p>
          </table:table-cell>
          <table:table-cell table:formula="of:=[.G164]*1000000" office:value-type="float" office:value="1.63000000000001" calcext:value-type="float">
            <text:p>1.63000000000001</text:p>
          </table:table-cell>
          <table:table-cell table:formula="of:=EXP([.$C$16]/[.G164])" office:value-type="float" office:value="4.27772942476328" calcext:value-type="float">
            <text:p>4.27772942476328</text:p>
          </table:table-cell>
          <table:table-cell table:formula="of:=[.$C$14]/([.I164]-1)" office:value-type="float" office:value="1.52315286659726E-024" calcext:value-type="float">
            <text:p>1.52315286659726E-24</text:p>
          </table:table-cell>
          <table:table-cell table:formula="of:=[.J164]*([.G164]^(-5))" office:value-type="float" office:value="132374.846692679" calcext:value-type="float">
            <text:p>132374.84669267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64000000000001" calcext:value-type="float">
            <text:p>1.64000000000001E-06</text:p>
          </table:table-cell>
          <table:table-cell table:formula="of:=[.G165]*1000000" office:value-type="float" office:value="1.64000000000001" calcext:value-type="float">
            <text:p>1.64000000000001</text:p>
          </table:table-cell>
          <table:table-cell table:formula="of:=EXP([.$C$16]/[.G165])" office:value-type="float" office:value="4.23998626191625" calcext:value-type="float">
            <text:p>4.23998626191625</text:p>
          </table:table-cell>
          <table:table-cell table:formula="of:=[.$C$14]/([.I165]-1)" office:value-type="float" office:value="1.5408963389572E-024" calcext:value-type="float">
            <text:p>1.5408963389572E-24</text:p>
          </table:table-cell>
          <table:table-cell table:formula="of:=[.J165]*([.G165]^(-5))" office:value-type="float" office:value="129883.55979434" calcext:value-type="float">
            <text:p>129883.559794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65000000000001" calcext:value-type="float">
            <text:p>1.65E-06</text:p>
          </table:table-cell>
          <table:table-cell table:formula="of:=[.G166]*1000000" office:value-type="float" office:value="1.65000000000001" calcext:value-type="float">
            <text:p>1.65000000000001</text:p>
          </table:table-cell>
          <table:table-cell table:formula="of:=EXP([.$C$16]/[.G166])" office:value-type="float" office:value="4.20302758788536" calcext:value-type="float">
            <text:p>4.20302758788536</text:p>
          </table:table-cell>
          <table:table-cell table:formula="of:=[.$C$14]/([.I166]-1)" office:value-type="float" office:value="1.55867623124483E-024" calcext:value-type="float">
            <text:p>1.55867623124483E-24</text:p>
          </table:table-cell>
          <table:table-cell table:formula="of:=[.J166]*([.G166]^(-5))" office:value-type="float" office:value="127448.929412395" calcext:value-type="float">
            <text:p>127448.92941239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Default" office:value-type="float" office:value="0.00000166000000000001" calcext:value-type="float">
            <text:p>1.66000000000001E-06</text:p>
          </table:table-cell>
          <table:table-cell table:formula="of:=[.G167]*1000000" office:value-type="float" office:value="1.66000000000001" calcext:value-type="float">
            <text:p>1.66000000000001</text:p>
          </table:table-cell>
          <table:table-cell table:formula="of:=EXP([.$C$16]/[.G167])" office:value-type="float" office:value="4.16683056899061" calcext:value-type="float">
            <text:p>4.16683056899061</text:p>
          </table:table-cell>
          <table:table-cell table:formula="of:=[.$C$14]/([.I167]-1)" office:value-type="float" office:value="1.57649197217698E-024" calcext:value-type="float">
            <text:p>1.57649197217698E-24</text:p>
          </table:table-cell>
          <table:table-cell table:formula="of:=[.J167]*([.G167]^(-5))" office:value-type="float" office:value="125069.474005246" calcext:value-type="float">
            <text:p>125069.4740052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67000000000001" calcext:value-type="float">
            <text:p>1.67E-06</text:p>
          </table:table-cell>
          <table:table-cell table:formula="of:=[.G168]*1000000" office:value-type="float" office:value="1.67000000000001" calcext:value-type="float">
            <text:p>1.67000000000001</text:p>
          </table:table-cell>
          <table:table-cell table:formula="of:=EXP([.$C$16]/[.G168])" office:value-type="float" office:value="4.13137321365337" calcext:value-type="float">
            <text:p>4.13137321365337</text:p>
          </table:table-cell>
          <table:table-cell table:formula="of:=[.$C$14]/([.I168]-1)" office:value-type="float" office:value="1.59434300181474E-024" calcext:value-type="float">
            <text:p>1.59434300181474E-24</text:p>
          </table:table-cell>
          <table:table-cell table:formula="of:=[.J168]*([.G168]^(-5))" office:value-type="float" office:value="122743.754694653" calcext:value-type="float">
            <text:p>122743.75469465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68000000000001" calcext:value-type="float">
            <text:p>1.68000000000001E-06</text:p>
          </table:table-cell>
          <table:table-cell table:formula="of:=[.G169]*1000000" office:value-type="float" office:value="1.68000000000001" calcext:value-type="float">
            <text:p>1.68000000000001</text:p>
          </table:table-cell>
          <table:table-cell table:formula="of:=EXP([.$C$16]/[.G169])" office:value-type="float" office:value="4.09663433511011" calcext:value-type="float">
            <text:p>4.09663433511011</text:p>
          </table:table-cell>
          <table:table-cell table:formula="of:=[.$C$14]/([.I169]-1)" office:value-type="float" office:value="1.61222877129948E-024" calcext:value-type="float">
            <text:p>1.61222877129948E-24</text:p>
          </table:table-cell>
          <table:table-cell table:formula="of:=[.J169]*([.G169]^(-5))" office:value-type="float" office:value="120470.373978272" calcext:value-type="float">
            <text:p>120470.373978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69000000000001" calcext:value-type="float">
            <text:p>1.69E-06</text:p>
          </table:table-cell>
          <table:table-cell table:formula="of:=[.G170]*1000000" office:value-type="float" office:value="1.69000000000001" calcext:value-type="float">
            <text:p>1.69000000000001</text:p>
          </table:table-cell>
          <table:table-cell table:formula="of:=EXP([.$C$16]/[.G170])" office:value-type="float" office:value="4.06259351604224" calcext:value-type="float">
            <text:p>4.06259351604224</text:p>
          </table:table-cell>
          <table:table-cell table:formula="of:=[.$C$14]/([.I170]-1)" office:value-type="float" office:value="1.63014874259582E-024" calcext:value-type="float">
            <text:p>1.63014874259582E-24</text:p>
          </table:table-cell>
          <table:table-cell table:formula="of:=[.J170]*([.G170]^(-5))" office:value-type="float" office:value="118247.974479608" calcext:value-type="float">
            <text:p>118247.97447960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70000000000001" calcext:value-type="float">
            <text:p>1.70000000000001E-06</text:p>
          </table:table-cell>
          <table:table-cell table:formula="of:=[.G171]*1000000" office:value-type="float" office:value="1.70000000000001" calcext:value-type="float">
            <text:p>1.70000000000001</text:p>
          </table:table-cell>
          <table:table-cell table:formula="of:=EXP([.$C$16]/[.G171])" office:value-type="float" office:value="4.02923107501046" calcext:value-type="float">
            <text:p>4.02923107501046</text:p>
          </table:table-cell>
          <table:table-cell table:formula="of:=[.$C$14]/([.I171]-1)" office:value-type="float" office:value="1.64810238824093E-024" calcext:value-type="float">
            <text:p>1.64810238824093E-24</text:p>
          </table:table-cell>
          <table:table-cell table:formula="of:=[.J171]*([.G171]^(-5))" office:value-type="float" office:value="116075.237734567" calcext:value-type="float">
            <text:p>116075.2377345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71000000000001" calcext:value-type="float">
            <text:p>1.71E-06</text:p>
          </table:table-cell>
          <table:table-cell table:formula="of:=[.G172]*1000000" office:value-type="float" office:value="1.71000000000001" calcext:value-type="float">
            <text:p>1.71000000000001</text:p>
          </table:table-cell>
          <table:table-cell table:formula="of:=EXP([.$C$16]/[.G172])" office:value-type="float" office:value="3.99652803458921" calcext:value-type="float">
            <text:p>3.99652803458921</text:p>
          </table:table-cell>
          <table:table-cell table:formula="of:=[.$C$14]/([.I172]-1)" office:value-type="float" office:value="1.66608919110038E-024" calcext:value-type="float">
            <text:p>1.66608919110038E-24</text:p>
          </table:table-cell>
          <table:table-cell table:formula="of:=[.J172]*([.G172]^(-5))" office:value-type="float" office:value="113950.883013809" calcext:value-type="float">
            <text:p>113950.88301380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72000000000001" calcext:value-type="float">
            <text:p>1.72000000000001E-06</text:p>
          </table:table-cell>
          <table:table-cell table:formula="of:=[.G173]*1000000" office:value-type="float" office:value="1.72000000000001" calcext:value-type="float">
            <text:p>1.72000000000001</text:p>
          </table:table-cell>
          <table:table-cell table:formula="of:=EXP([.$C$16]/[.G173])" office:value-type="float" office:value="3.96446609110364" calcext:value-type="float">
            <text:p>3.96446609110364</text:p>
          </table:table-cell>
          <table:table-cell table:formula="of:=[.$C$14]/([.I173]-1)" office:value-type="float" office:value="1.68410864413015E-024" calcext:value-type="float">
            <text:p>1.68410864413015E-24</text:p>
          </table:table-cell>
          <table:table-cell table:formula="of:=[.J173]*([.G173]^(-5))" office:value-type="float" office:value="111873.666180065" calcext:value-type="float">
            <text:p>111873.6661800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73000000000001" calcext:value-type="float">
            <text:p>1.73E-06</text:p>
          </table:table-cell>
          <table:table-cell table:formula="of:=[.G174]*1000000" office:value-type="float" office:value="1.73000000000001" calcext:value-type="float">
            <text:p>1.73000000000001</text:p>
          </table:table-cell>
          <table:table-cell table:formula="of:=EXP([.$C$16]/[.G174])" office:value-type="float" office:value="3.93302758587749" calcext:value-type="float">
            <text:p>3.93302758587749</text:p>
          </table:table-cell>
          <table:table-cell table:formula="of:=[.$C$14]/([.I174]-1)" office:value-type="float" office:value="1.70216025014464E-024" calcext:value-type="float">
            <text:p>1.70216025014464E-24</text:p>
          </table:table-cell>
          <table:table-cell table:formula="of:=[.J174]*([.G174]^(-5))" office:value-type="float" office:value="109842.37857959" calcext:value-type="float">
            <text:p>109842.3785795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74000000000001" calcext:value-type="float">
            <text:p>1.74000000000001E-06</text:p>
          </table:table-cell>
          <table:table-cell table:formula="of:=[.G175]*1000000" office:value-type="float" office:value="1.74000000000001" calcext:value-type="float">
            <text:p>1.74000000000001</text:p>
          </table:table-cell>
          <table:table-cell table:formula="of:=EXP([.$C$16]/[.G175])" office:value-type="float" office:value="3.90219547790641" calcext:value-type="float">
            <text:p>3.90219547790641</text:p>
          </table:table-cell>
          <table:table-cell table:formula="of:=[.$C$14]/([.I175]-1)" office:value-type="float" office:value="1.72024352159071E-024" calcext:value-type="float">
            <text:p>1.72024352159071E-24</text:p>
          </table:table-cell>
          <table:table-cell table:formula="of:=[.J175]*([.G175]^(-5))" office:value-type="float" office:value="107855.845966917" calcext:value-type="float">
            <text:p>107855.8459669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75000000000001" calcext:value-type="float">
            <text:p>1.75E-06</text:p>
          </table:table-cell>
          <table:table-cell table:formula="of:=[.G176]*1000000" office:value-type="float" office:value="1.75000000000001" calcext:value-type="float">
            <text:p>1.75000000000001</text:p>
          </table:table-cell>
          <table:table-cell table:formula="of:=EXP([.$C$16]/[.G176])" office:value-type="float" office:value="3.87195331787658" calcext:value-type="float">
            <text:p>3.87195331787658</text:p>
          </table:table-cell>
          <table:table-cell table:formula="of:=[.$C$14]/([.I176]-1)" office:value-type="float" office:value="1.73835798032735E-024" calcext:value-type="float">
            <text:p>1.73835798032735E-24</text:p>
          </table:table-cell>
          <table:table-cell table:formula="of:=[.J176]*([.G176]^(-5))" office:value-type="float" office:value="105912.927462079" calcext:value-type="float">
            <text:p>105912.92746207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76000000000001" calcext:value-type="float">
            <text:p>1.76000000000001E-06</text:p>
          </table:table-cell>
          <table:table-cell table:formula="of:=[.G177]*1000000" office:value-type="float" office:value="1.76000000000001" calcext:value-type="float">
            <text:p>1.76000000000001</text:p>
          </table:table-cell>
          <table:table-cell table:formula="of:=EXP([.$C$16]/[.G177])" office:value-type="float" office:value="3.84228522345329" calcext:value-type="float">
            <text:p>3.84228522345329</text:p>
          </table:table-cell>
          <table:table-cell table:formula="of:=[.$C$14]/([.I177]-1)" office:value-type="float" office:value="1.75650315741101E-024" calcext:value-type="float">
            <text:p>1.75650315741101E-24</text:p>
          </table:table-cell>
          <table:table-cell table:formula="of:=[.J177]*([.G177]^(-5))" office:value-type="float" office:value="104012.514539452" calcext:value-type="float">
            <text:p>104012.5145394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77000000000001" calcext:value-type="float">
            <text:p>1.77E-06</text:p>
          </table:table-cell>
          <table:table-cell table:formula="of:=[.G178]*1000000" office:value-type="float" office:value="1.77000000000001" calcext:value-type="float">
            <text:p>1.77000000000001</text:p>
          </table:table-cell>
          <table:table-cell table:formula="of:=EXP([.$C$16]/[.G178])" office:value-type="float" office:value="3.81317585576918" calcext:value-type="float">
            <text:p>3.81317585576918</text:p>
          </table:table-cell>
          <table:table-cell table:formula="of:=[.$C$14]/([.I178]-1)" office:value-type="float" office:value="1.77467859288637E-024" calcext:value-type="float">
            <text:p>1.77467859288637E-24</text:p>
          </table:table-cell>
          <table:table-cell table:formula="of:=[.J178]*([.G178]^(-5))" office:value-type="float" office:value="102153.530047409" calcext:value-type="float">
            <text:p>102153.53004740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78000000000001" calcext:value-type="float">
            <text:p>1.78000000000001E-06</text:p>
          </table:table-cell>
          <table:table-cell table:formula="of:=[.G179]*1000000" office:value-type="float" office:value="1.78000000000001" calcext:value-type="float">
            <text:p>1.78000000000001</text:p>
          </table:table-cell>
          <table:table-cell table:formula="of:=EXP([.$C$16]/[.G179])" office:value-type="float" office:value="3.78461039704595" calcext:value-type="float">
            <text:p>3.78461039704595</text:p>
          </table:table-cell>
          <table:table-cell table:formula="of:=[.$C$14]/([.I179]-1)" office:value-type="float" office:value="1.7928838355824E-024" calcext:value-type="float">
            <text:p>1.7928838355824E-24</text:p>
          </table:table-cell>
          <table:table-cell table:formula="of:=[.J179]*([.G179]^(-5))" office:value-type="float" office:value="100334.92725795" calcext:value-type="float">
            <text:p>100334.92725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79000000000001" calcext:value-type="float">
            <text:p>1.79E-06</text:p>
          </table:table-cell>
          <table:table-cell table:formula="of:=[.G180]*1000000" office:value-type="float" office:value="1.79000000000001" calcext:value-type="float">
            <text:p>1.79000000000001</text:p>
          </table:table-cell>
          <table:table-cell table:formula="of:=EXP([.$C$16]/[.G180])" office:value-type="float" office:value="3.75657452928747" calcext:value-type="float">
            <text:p>3.75657452928747</text:p>
          </table:table-cell>
          <table:table-cell table:formula="of:=[.$C$14]/([.I180]-1)" office:value-type="float" office:value="1.81111844291358E-024" calcext:value-type="float">
            <text:p>1.81111844291358E-24</text:p>
          </table:table-cell>
          <table:table-cell table:formula="of:=[.J180]*([.G180]^(-5))" office:value-type="float" office:value="98555.688945488" calcext:value-type="float">
            <text:p>98555.68894548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80000000000001" calcext:value-type="float">
            <text:p>1.80000000000001E-06</text:p>
          </table:table-cell>
          <table:table-cell table:formula="of:=[.G181]*1000000" office:value-type="float" office:value="1.80000000000001" calcext:value-type="float">
            <text:p>1.80000000000001</text:p>
          </table:table-cell>
          <table:table-cell table:formula="of:=EXP([.$C$16]/[.G181])" office:value-type="float" office:value="3.72905441398611" calcext:value-type="float">
            <text:p>3.72905441398611</text:p>
          </table:table-cell>
          <table:table-cell table:formula="of:=[.$C$14]/([.I181]-1)" office:value-type="float" office:value="1.82938198068621E-024" calcext:value-type="float">
            <text:p>1.82938198068621E-24</text:p>
          </table:table-cell>
          <table:table-cell table:formula="of:=[.J181]*([.G181]^(-5))" office:value-type="float" office:value="96814.8264940011" calcext:value-type="float">
            <text:p>96814.82649400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81000000000001" calcext:value-type="float">
            <text:p>1.81E-06</text:p>
          </table:table-cell>
          <table:table-cell table:formula="of:=[.G182]*1000000" office:value-type="float" office:value="1.81000000000001" calcext:value-type="float">
            <text:p>1.81000000000001</text:p>
          </table:table-cell>
          <table:table-cell table:formula="of:=EXP([.$C$16]/[.G182])" office:value-type="float" office:value="3.70203667278751" calcext:value-type="float">
            <text:p>3.70203667278751</text:p>
          </table:table-cell>
          <table:table-cell table:formula="of:=[.$C$14]/([.I182]-1)" office:value-type="float" office:value="1.84767402290953E-024" calcext:value-type="float">
            <text:p>1.84767402290953E-24</text:p>
          </table:table-cell>
          <table:table-cell table:formula="of:=[.J182]*([.G182]^(-5))" office:value-type="float" office:value="95111.3790317452" calcext:value-type="float">
            <text:p>95111.379031745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82000000000001" calcext:value-type="float">
            <text:p>1.82000000000001E-06</text:p>
          </table:table-cell>
          <table:table-cell table:formula="of:=[.G183]*1000000" office:value-type="float" office:value="1.82000000000001" calcext:value-type="float">
            <text:p>1.82000000000001</text:p>
          </table:table-cell>
          <table:table-cell table:formula="of:=EXP([.$C$16]/[.G183])" office:value-type="float" office:value="3.67550836906238" calcext:value-type="float">
            <text:p>3.67550836906238</text:p>
          </table:table-cell>
          <table:table-cell table:formula="of:=[.$C$14]/([.I183]-1)" office:value-type="float" office:value="1.86599415161163E-024" calcext:value-type="float">
            <text:p>1.86599415161163E-24</text:p>
          </table:table-cell>
          <table:table-cell table:formula="of:=[.J183]*([.G183]^(-5))" office:value-type="float" office:value="93444.4125927478" calcext:value-type="float">
            <text:p>93444.41259274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83000000000001" calcext:value-type="float">
            <text:p>1.83E-06</text:p>
          </table:table-cell>
          <table:table-cell table:formula="of:=[.G184]*1000000" office:value-type="float" office:value="1.83000000000001" calcext:value-type="float">
            <text:p>1.83000000000001</text:p>
          </table:table-cell>
          <table:table-cell table:formula="of:=EXP([.$C$16]/[.G184])" office:value-type="float" office:value="3.64945699033703" calcext:value-type="float">
            <text:p>3.64945699033703</text:p>
          </table:table-cell>
          <table:table-cell table:formula="of:=[.$C$14]/([.I184]-1)" office:value-type="float" office:value="1.88434195666006E-024" calcext:value-type="float">
            <text:p>1.88434195666006E-24</text:p>
          </table:table-cell>
          <table:table-cell table:formula="of:=[.J184]*([.G184]^(-5))" office:value-type="float" office:value="91813.0193043155" calcext:value-type="float">
            <text:p>91813.019304315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84000000000001" calcext:value-type="float">
            <text:p>1.84000000000001E-06</text:p>
          </table:table-cell>
          <table:table-cell table:formula="of:=[.G185]*1000000" office:value-type="float" office:value="1.84000000000001" calcext:value-type="float">
            <text:p>1.84000000000001</text:p>
          </table:table-cell>
          <table:table-cell table:formula="of:=EXP([.$C$16]/[.G185])" office:value-type="float" office:value="3.62387043153709" calcext:value-type="float">
            <text:p>3.62387043153709</text:p>
          </table:table-cell>
          <table:table-cell table:formula="of:=[.$C$14]/([.I185]-1)" office:value-type="float" office:value="1.9027170355869E-024" calcext:value-type="float">
            <text:p>1.9027170355869E-24</text:p>
          </table:table-cell>
          <table:table-cell table:formula="of:=[.J185]*([.G185]^(-5))" office:value-type="float" office:value="90216.316599799" calcext:value-type="float">
            <text:p>90216.3165997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85000000000001" calcext:value-type="float">
            <text:p>1.85E-06</text:p>
          </table:table-cell>
          <table:table-cell table:formula="of:=[.G186]*1000000" office:value-type="float" office:value="1.85000000000001" calcext:value-type="float">
            <text:p>1.85000000000001</text:p>
          </table:table-cell>
          <table:table-cell table:formula="of:=EXP([.$C$16]/[.G186])" office:value-type="float" office:value="3.59873697900171" calcext:value-type="float">
            <text:p>3.59873697900171</text:p>
          </table:table-cell>
          <table:table-cell table:formula="of:=[.$C$14]/([.I186]-1)" office:value-type="float" office:value="1.92111899341817E-024" calcext:value-type="float">
            <text:p>1.92111899341817E-24</text:p>
          </table:table-cell>
          <table:table-cell table:formula="of:=[.J186]*([.G186]^(-5))" office:value-type="float" office:value="88653.446455875" calcext:value-type="float">
            <text:p>88653.44645587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86000000000001" calcext:value-type="float">
            <text:p>1.86000000000001E-06</text:p>
          </table:table-cell>
          <table:table-cell table:formula="of:=[.G187]*1000000" office:value-type="float" office:value="1.86000000000001" calcext:value-type="float">
            <text:p>1.86000000000001</text:p>
          </table:table-cell>
          <table:table-cell table:formula="of:=EXP([.$C$16]/[.G187])" office:value-type="float" office:value="3.57404529522799" calcext:value-type="float">
            <text:p>3.57404529522799</text:p>
          </table:table-cell>
          <table:table-cell table:formula="of:=[.$C$14]/([.I187]-1)" office:value-type="float" office:value="1.93954744250768E-024" calcext:value-type="float">
            <text:p>1.93954744250768E-24</text:p>
          </table:table-cell>
          <table:table-cell table:formula="of:=[.J187]*([.G187]^(-5))" office:value-type="float" office:value="87123.5746536195" calcext:value-type="float">
            <text:p>87123.5746536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87000000000001" calcext:value-type="float">
            <text:p>1.87E-06</text:p>
          </table:table-cell>
          <table:table-cell table:formula="of:=[.G188]*1000000" office:value-type="float" office:value="1.87000000000001" calcext:value-type="float">
            <text:p>1.87000000000001</text:p>
          </table:table-cell>
          <table:table-cell table:formula="of:=EXP([.$C$16]/[.G188])" office:value-type="float" office:value="3.54978440430758" calcext:value-type="float">
            <text:p>3.54978440430758</text:p>
          </table:table-cell>
          <table:table-cell table:formula="of:=[.$C$14]/([.I188]-1)" office:value-type="float" office:value="1.95800200237483E-024" calcext:value-type="float">
            <text:p>1.95800200237483E-24</text:p>
          </table:table-cell>
          <table:table-cell table:formula="of:=[.J188]*([.G188]^(-5))" office:value-type="float" office:value="85625.8900626629" calcext:value-type="float">
            <text:p>85625.890062662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88000000000001" calcext:value-type="float">
            <text:p>1.88000000000001E-06</text:p>
          </table:table-cell>
          <table:table-cell table:formula="of:=[.G189]*1000000" office:value-type="float" office:value="1.88000000000001" calcext:value-type="float">
            <text:p>1.88000000000001</text:p>
          </table:table-cell>
          <table:table-cell table:formula="of:=EXP([.$C$16]/[.G189])" office:value-type="float" office:value="3.52594367802001" calcext:value-type="float">
            <text:p>3.52594367802001</text:p>
          </table:table-cell>
          <table:table-cell table:formula="of:=[.$C$14]/([.I189]-1)" office:value-type="float" office:value="1.97648229954667E-024" calcext:value-type="float">
            <text:p>1.97648229954667E-24</text:p>
          </table:table-cell>
          <table:table-cell table:formula="of:=[.J189]*([.G189]^(-5))" office:value-type="float" office:value="84159.6039477325" calcext:value-type="float">
            <text:p>84159.60394773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89000000000001" calcext:value-type="float">
            <text:p>1.89E-06</text:p>
          </table:table-cell>
          <table:table-cell table:formula="of:=[.G190]*1000000" office:value-type="float" office:value="1.89000000000001" calcext:value-type="float">
            <text:p>1.89000000000001</text:p>
          </table:table-cell>
          <table:table-cell table:formula="of:=EXP([.$C$16]/[.G190])" office:value-type="float" office:value="3.50251282254877" calcext:value-type="float">
            <text:p>3.50251282254877</text:p>
          </table:table-cell>
          <table:table-cell table:formula="of:=[.$C$14]/([.I190]-1)" office:value-type="float" office:value="1.99498796740374E-024" calcext:value-type="float">
            <text:p>1.99498796740374E-24</text:p>
          </table:table-cell>
          <table:table-cell table:formula="of:=[.J190]*([.G190]^(-5))" office:value-type="float" office:value="82723.9492969034" calcext:value-type="float">
            <text:p>82723.949296903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90000000000001" calcext:value-type="float">
            <text:p>1.90000000000001E-06</text:p>
          </table:table-cell>
          <table:table-cell table:formula="of:=[.G191]*1000000" office:value-type="float" office:value="1.90000000000001" calcext:value-type="float">
            <text:p>1.90000000000001</text:p>
          </table:table-cell>
          <table:table-cell table:formula="of:=EXP([.$C$16]/[.G191])" office:value-type="float" office:value="3.47948186578869" calcext:value-type="float">
            <text:p>3.47948186578869</text:p>
          </table:table-cell>
          <table:table-cell table:formula="of:=[.$C$14]/([.I191]-1)" office:value-type="float" office:value="2.01351864602983E-024" calcext:value-type="float">
            <text:p>2.01351864602983E-24</text:p>
          </table:table-cell>
          <table:table-cell table:formula="of:=[.J191]*([.G191]^(-5))" office:value-type="float" office:value="81318.1801708968" calcext:value-type="float">
            <text:p>81318.18017089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91000000000001" calcext:value-type="float">
            <text:p>1.91E-06</text:p>
          </table:table-cell>
          <table:table-cell table:formula="of:=[.G192]*1000000" office:value-type="float" office:value="1.91000000000001" calcext:value-type="float">
            <text:p>1.91000000000001</text:p>
          </table:table-cell>
          <table:table-cell table:formula="of:=EXP([.$C$16]/[.G192])" office:value-type="float" office:value="3.45684114521453" calcext:value-type="float">
            <text:p>3.45684114521453</text:p>
          </table:table-cell>
          <table:table-cell table:formula="of:=[.$C$14]/([.I192]-1)" office:value-type="float" office:value="2.03207398206546E-024" calcext:value-type="float">
            <text:p>2.03207398206546E-24</text:p>
          </table:table-cell>
          <table:table-cell table:formula="of:=[.J192]*([.G192]^(-5))" office:value-type="float" office:value="79941.5710727795" calcext:value-type="float">
            <text:p>79941.571072779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92000000000001" calcext:value-type="float">
            <text:p>1.92000000000001E-06</text:p>
          </table:table-cell>
          <table:table-cell table:formula="of:=[.G193]*1000000" office:value-type="float" office:value="1.92000000000001" calcext:value-type="float">
            <text:p>1.92000000000001</text:p>
          </table:table-cell>
          <table:table-cell table:formula="of:=EXP([.$C$16]/[.G193])" office:value-type="float" office:value="3.43458129628258" calcext:value-type="float">
            <text:p>3.43458129628258</text:p>
          </table:table-cell>
          <table:table-cell table:formula="of:=[.$C$14]/([.I193]-1)" office:value-type="float" office:value="2.050653628565E-024" calcext:value-type="float">
            <text:p>2.050653628565E-24</text:p>
          </table:table-cell>
          <table:table-cell table:formula="of:=[.J193]*([.G193]^(-5))" office:value-type="float" office:value="78593.4163374353" calcext:value-type="float">
            <text:p>78593.41633743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93000000000001" calcext:value-type="float">
            <text:p>1.93E-06</text:p>
          </table:table-cell>
          <table:table-cell table:formula="of:=[.G194]*1000000" office:value-type="float" office:value="1.93000000000001" calcext:value-type="float">
            <text:p>1.93000000000001</text:p>
          </table:table-cell>
          <table:table-cell table:formula="of:=EXP([.$C$16]/[.G194])" office:value-type="float" office:value="3.41269324133873" calcext:value-type="float">
            <text:p>3.41269324133873</text:p>
          </table:table-cell>
          <table:table-cell table:formula="of:=[.$C$14]/([.I194]-1)" office:value-type="float" office:value="2.06925724485728E-024" calcext:value-type="float">
            <text:p>2.06925724485728E-24</text:p>
          </table:table-cell>
          <table:table-cell table:formula="of:=[.J194]*([.G194]^(-5))" office:value-type="float" office:value="77273.0295401951" calcext:value-type="float">
            <text:p>77273.029540195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94000000000001" calcext:value-type="float">
            <text:p>1.94000000000001E-06</text:p>
          </table:table-cell>
          <table:table-cell table:formula="of:=[.G195]*1000000" office:value-type="float" office:value="1.94000000000001" calcext:value-type="float">
            <text:p>1.94000000000001</text:p>
          </table:table-cell>
          <table:table-cell table:formula="of:=EXP([.$C$16]/[.G195])" office:value-type="float" office:value="3.39116817900766" calcext:value-type="float">
            <text:p>3.39116817900766</text:p>
          </table:table-cell>
          <table:table-cell table:formula="of:=[.$C$14]/([.I195]-1)" office:value-type="float" office:value="2.08788449640972E-024" calcext:value-type="float">
            <text:p>2.08788449640972E-24</text:p>
          </table:table-cell>
          <table:table-cell table:formula="of:=[.J195]*([.G195]^(-5))" office:value-type="float" office:value="75979.7429240283" calcext:value-type="float">
            <text:p>75979.7429240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95000000000001" calcext:value-type="float">
            <text:p>1.95E-06</text:p>
          </table:table-cell>
          <table:table-cell table:formula="of:=[.G196]*1000000" office:value-type="float" office:value="1.95000000000001" calcext:value-type="float">
            <text:p>1.95000000000001</text:p>
          </table:table-cell>
          <table:table-cell table:formula="of:=EXP([.$C$16]/[.G196])" office:value-type="float" office:value="3.36999757403965" calcext:value-type="float">
            <text:p>3.36999757403965</text:p>
          </table:table-cell>
          <table:table-cell table:formula="of:=[.$C$14]/([.I196]-1)" office:value-type="float" office:value="2.10653505469573E-024" calcext:value-type="float">
            <text:p>2.10653505469573E-24</text:p>
          </table:table-cell>
          <table:table-cell table:formula="of:=[.J196]*([.G196]^(-5))" office:value-type="float" office:value="74712.9068447164" calcext:value-type="float">
            <text:p>74712.906844716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96000000000001" calcext:value-type="float">
            <text:p>1.96000000000001E-06</text:p>
          </table:table-cell>
          <table:table-cell table:formula="of:=[.G197]*1000000" office:value-type="float" office:value="1.96000000000001" calcext:value-type="float">
            <text:p>1.96000000000001</text:p>
          </table:table-cell>
          <table:table-cell table:formula="of:=EXP([.$C$16]/[.G197])" office:value-type="float" office:value="3.34917314759225" calcext:value-type="float">
            <text:p>3.34917314759225</text:p>
          </table:table-cell>
          <table:table-cell table:formula="of:=[.$C$14]/([.I197]-1)" office:value-type="float" office:value="2.12520859706545E-024" calcext:value-type="float">
            <text:p>2.12520859706545E-24</text:p>
          </table:table-cell>
          <table:table-cell table:formula="of:=[.J197]*([.G197]^(-5))" office:value-type="float" office:value="73471.8892334413" calcext:value-type="float">
            <text:p>73471.88923344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97000000000001" calcext:value-type="float">
            <text:p>1.97E-06</text:p>
          </table:table-cell>
          <table:table-cell table:formula="of:=[.G198]*1000000" office:value-type="float" office:value="1.97000000000001" calcext:value-type="float">
            <text:p>1.97000000000001</text:p>
          </table:table-cell>
          <table:table-cell table:formula="of:=EXP([.$C$16]/[.G198])" office:value-type="float" office:value="3.32868686792595" calcext:value-type="float">
            <text:p>3.32868686792595</text:p>
          </table:table-cell>
          <table:table-cell table:formula="of:=[.$C$14]/([.I198]-1)" office:value-type="float" office:value="2.14390480661959E-024" calcext:value-type="float">
            <text:p>2.14390480661959E-24</text:p>
          </table:table-cell>
          <table:table-cell table:formula="of:=[.J198]*([.G198]^(-5))" office:value-type="float" office:value="72256.0750762413" calcext:value-type="float">
            <text:p>72256.075076241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198000000000001" calcext:value-type="float">
            <text:p>1.98000000000001E-06</text:p>
          </table:table-cell>
          <table:table-cell table:formula="of:=[.G199]*1000000" office:value-type="float" office:value="1.98000000000001" calcext:value-type="float">
            <text:p>1.98000000000001</text:p>
          </table:table-cell>
          <table:table-cell table:formula="of:=EXP([.$C$16]/[.G199])" office:value-type="float" office:value="3.30853094149345" calcext:value-type="float">
            <text:p>3.30853094149345</text:p>
          </table:table-cell>
          <table:table-cell table:formula="of:=[.$C$14]/([.I199]-1)" office:value-type="float" office:value="2.16262337208641E-024" calcext:value-type="float">
            <text:p>2.16262337208641E-24</text:p>
          </table:table-cell>
          <table:table-cell table:formula="of:=[.J199]*([.G199]^(-5))" office:value-type="float" office:value="71064.8659098008" calcext:value-type="float">
            <text:p>71064.86590980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199000000000001" calcext:value-type="float">
            <text:p>1.99E-06</text:p>
          </table:table-cell>
          <table:table-cell table:formula="of:=[.G200]*1000000" office:value-type="float" office:value="1.99000000000001" calcext:value-type="float">
            <text:p>1.99000000000001</text:p>
          </table:table-cell>
          <table:table-cell table:formula="of:=EXP([.$C$16]/[.G200])" office:value-type="float" office:value="3.28869780440383" calcext:value-type="float">
            <text:p>3.28869780440383</text:p>
          </table:table-cell>
          <table:table-cell table:formula="of:=[.$C$14]/([.I200]-1)" office:value-type="float" office:value="2.18136398770165E-024" calcext:value-type="float">
            <text:p>2.18136398770165E-24</text:p>
          </table:table-cell>
          <table:table-cell table:formula="of:=[.J200]*([.G200]^(-5))" office:value-type="float" office:value="69897.6793330552" calcext:value-type="float">
            <text:p>69897.679333055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00000000000001" calcext:value-type="float">
            <text:p>2.00000000000001E-06</text:p>
          </table:table-cell>
          <table:table-cell table:formula="of:=[.G201]*1000000" office:value-type="float" office:value="2.00000000000001" calcext:value-type="float">
            <text:p>2.00000000000001</text:p>
          </table:table-cell>
          <table:table-cell table:formula="of:=EXP([.$C$16]/[.G201])" office:value-type="float" office:value="3.26918011424353" calcext:value-type="float">
            <text:p>3.26918011424353</text:p>
          </table:table-cell>
          <table:table-cell table:formula="of:=[.$C$14]/([.I201]-1)" office:value-type="float" office:value="2.2001263530915E-024" calcext:value-type="float">
            <text:p>2.2001263530915E-24</text:p>
          </table:table-cell>
          <table:table-cell table:formula="of:=[.J201]*([.G201]^(-5))" office:value-type="float" office:value="68753.9485341073" calcext:value-type="float">
            <text:p>68753.94853410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01000000000001" calcext:value-type="float">
            <text:p>2.01E-06</text:p>
          </table:table-cell>
          <table:table-cell table:formula="of:=[.G202]*1000000" office:value-type="float" office:value="2.01000000000001" calcext:value-type="float">
            <text:p>2.01000000000001</text:p>
          </table:table-cell>
          <table:table-cell table:formula="of:=EXP([.$C$16]/[.G202])" office:value-type="float" office:value="3.24997074223712" calcext:value-type="float">
            <text:p>3.24997074223712</text:p>
          </table:table-cell>
          <table:table-cell table:formula="of:=[.$C$14]/([.I202]-1)" office:value-type="float" office:value="2.21891017315825E-024" calcext:value-type="float">
            <text:p>2.21891017315825E-24</text:p>
          </table:table-cell>
          <table:table-cell table:formula="of:=[.J202]*([.G202]^(-5))" office:value-type="float" office:value="67633.121831969" calcext:value-type="float">
            <text:p>67633.12183196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02000000000001" calcext:value-type="float">
            <text:p>2.02000000000001E-06</text:p>
          </table:table-cell>
          <table:table-cell table:formula="of:=[.G203]*1000000" office:value-type="float" office:value="2.02000000000001" calcext:value-type="float">
            <text:p>2.02000000000001</text:p>
          </table:table-cell>
          <table:table-cell table:formula="of:=EXP([.$C$16]/[.G203])" office:value-type="float" office:value="3.23106276573196" calcext:value-type="float">
            <text:p>3.23106276573196</text:p>
          </table:table-cell>
          <table:table-cell table:formula="of:=[.$C$14]/([.I203]-1)" office:value-type="float" office:value="2.23771515796887E-024" calcext:value-type="float">
            <text:p>2.23771515796887E-24</text:p>
          </table:table-cell>
          <table:table-cell table:formula="of:=[.J203]*([.G203]^(-5))" office:value-type="float" office:value="66534.6622326511" calcext:value-type="float">
            <text:p>66534.66223265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03000000000001" calcext:value-type="float">
            <text:p>2.03E-06</text:p>
          </table:table-cell>
          <table:table-cell table:formula="of:=[.G204]*1000000" office:value-type="float" office:value="2.03000000000001" calcext:value-type="float">
            <text:p>2.03000000000001</text:p>
          </table:table-cell>
          <table:table-cell table:formula="of:=EXP([.$C$16]/[.G204])" office:value-type="float" office:value="3.21244946099132" calcext:value-type="float">
            <text:p>3.21244946099132</text:p>
          </table:table-cell>
          <table:table-cell table:formula="of:=[.$C$14]/([.I204]-1)" office:value-type="float" office:value="2.25654102264619E-024" calcext:value-type="float">
            <text:p>2.25654102264619E-24</text:p>
          </table:table-cell>
          <table:table-cell table:formula="of:=[.J204]*([.G204]^(-5))" office:value-type="float" office:value="65458.0469991458" calcext:value-type="float">
            <text:p>65458.046999145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04000000000001" calcext:value-type="float">
            <text:p>2.04000000000001E-06</text:p>
          </table:table-cell>
          <table:table-cell table:formula="of:=[.G205]*1000000" office:value-type="float" office:value="2.04000000000001" calcext:value-type="float">
            <text:p>2.04000000000001</text:p>
          </table:table-cell>
          <table:table-cell table:formula="of:=EXP([.$C$16]/[.G205])" office:value-type="float" office:value="3.19412429628162" calcext:value-type="float">
            <text:p>3.19412429628162</text:p>
          </table:table-cell>
          <table:table-cell table:formula="of:=[.$C$14]/([.I205]-1)" office:value-type="float" office:value="2.27538748726274E-024" calcext:value-type="float">
            <text:p>2.27538748726274E-24</text:p>
          </table:table-cell>
          <table:table-cell table:formula="of:=[.J205]*([.G205]^(-5))" office:value-type="float" office:value="64402.7672348524" calcext:value-type="float">
            <text:p>64402.76723485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05000000000001" calcext:value-type="float">
            <text:p>2.05E-06</text:p>
          </table:table-cell>
          <table:table-cell table:formula="of:=[.G206]*1000000" office:value-type="float" office:value="2.05000000000001" calcext:value-type="float">
            <text:p>2.05000000000001</text:p>
          </table:table-cell>
          <table:table-cell table:formula="of:=EXP([.$C$16]/[.G206])" office:value-type="float" office:value="3.17608092524016" calcext:value-type="float">
            <text:p>3.17608092524016</text:p>
          </table:table-cell>
          <table:table-cell table:formula="of:=[.$C$14]/([.I206]-1)" office:value-type="float" office:value="2.29425427673715E-024" calcext:value-type="float">
            <text:p>2.29425427673715E-24</text:p>
          </table:table-cell>
          <table:table-cell table:formula="of:=[.J206]*([.G206]^(-5))" office:value-type="float" office:value="63368.3274800169" calcext:value-type="float">
            <text:p>63368.327480016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06000000000001" calcext:value-type="float">
            <text:p>2.06000000000001E-06</text:p>
          </table:table-cell>
          <table:table-cell table:formula="of:=[.G207]*1000000" office:value-type="float" office:value="2.06000000000001" calcext:value-type="float">
            <text:p>2.06000000000001</text:p>
          </table:table-cell>
          <table:table-cell table:formula="of:=EXP([.$C$16]/[.G207])" office:value-type="float" office:value="3.15831318051025" calcext:value-type="float">
            <text:p>3.15831318051025</text:p>
          </table:table-cell>
          <table:table-cell table:formula="of:=[.$C$14]/([.I207]-1)" office:value-type="float" office:value="2.31314112073304E-024" calcext:value-type="float">
            <text:p>2.31314112073304E-24</text:p>
          </table:table-cell>
          <table:table-cell table:formula="of:=[.J207]*([.G207]^(-5))" office:value-type="float" office:value="62354.2453207653" calcext:value-type="float">
            <text:p>62354.24532076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07000000000001" calcext:value-type="float">
            <text:p>2.07E-06</text:p>
          </table:table-cell>
          <table:table-cell table:formula="of:=[.G208]*1000000" office:value-type="float" office:value="2.07000000000001" calcext:value-type="float">
            <text:p>2.07000000000001</text:p>
          </table:table-cell>
          <table:table-cell table:formula="of:=EXP([.$C$16]/[.G208])" office:value-type="float" office:value="3.14081506763161" calcext:value-type="float">
            <text:p>3.14081506763161</text:p>
          </table:table-cell>
          <table:table-cell table:formula="of:=[.$C$14]/([.I208]-1)" office:value-type="float" office:value="2.33204775356031E-024" calcext:value-type="float">
            <text:p>2.33204775356031E-24</text:p>
          </table:table-cell>
          <table:table-cell table:formula="of:=[.J208]*([.G208]^(-5))" office:value-type="float" office:value="61360.0510103258" calcext:value-type="float">
            <text:p>61360.051010325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08000000000001" calcext:value-type="float">
            <text:p>2.08000000000001E-06</text:p>
          </table:table-cell>
          <table:table-cell table:formula="of:=[.G209]*1000000" office:value-type="float" office:value="2.08000000000001" calcext:value-type="float">
            <text:p>2.08000000000001</text:p>
          </table:table-cell>
          <table:table-cell table:formula="of:=EXP([.$C$16]/[.G209])" office:value-type="float" office:value="3.12358075917424" calcext:value-type="float">
            <text:p>3.12358075917424</text:p>
          </table:table-cell>
          <table:table-cell table:formula="of:=[.$C$14]/([.I209]-1)" office:value-type="float" office:value="2.35097391407884E-024" calcext:value-type="float">
            <text:p>2.35097391407884E-24</text:p>
          </table:table-cell>
          <table:table-cell table:formula="of:=[.J209]*([.G209]^(-5))" office:value-type="float" office:value="60385.287102046" calcext:value-type="float">
            <text:p>60385.2871020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09000000000001" calcext:value-type="float">
            <text:p>2.09E-06</text:p>
          </table:table-cell>
          <table:table-cell table:formula="of:=[.G210]*1000000" office:value-type="float" office:value="2.09000000000001" calcext:value-type="float">
            <text:p>2.09000000000001</text:p>
          </table:table-cell>
          <table:table-cell table:formula="of:=EXP([.$C$16]/[.G210])" office:value-type="float" office:value="3.10660458910476" calcext:value-type="float">
            <text:p>3.10660458910476</text:p>
          </table:table-cell>
          <table:table-cell table:formula="of:=[.$C$14]/([.I210]-1)" office:value-type="float" office:value="2.36991934560439E-024" calcext:value-type="float">
            <text:p>2.36991934560439E-24</text:p>
          </table:table-cell>
          <table:table-cell table:formula="of:=[.J210]*([.G210]^(-5))" office:value-type="float" office:value="59429.5080938252" calcext:value-type="float">
            <text:p>59429.508093825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10000000000001" calcext:value-type="float">
            <text:p>2.10000000000001E-06</text:p>
          </table:table-cell>
          <table:table-cell table:formula="of:=[.G211]*1000000" office:value-type="float" office:value="2.10000000000001" calcext:value-type="float">
            <text:p>2.10000000000001</text:p>
          </table:table-cell>
          <table:table-cell table:formula="of:=EXP([.$C$16]/[.G211])" office:value-type="float" office:value="3.08988104737475" calcext:value-type="float">
            <text:p>3.08988104737475</text:p>
          </table:table-cell>
          <table:table-cell table:formula="of:=[.$C$14]/([.I211]-1)" office:value-type="float" office:value="2.38888379581689E-024" calcext:value-type="float">
            <text:p>2.38888379581689E-24</text:p>
          </table:table-cell>
          <table:table-cell table:formula="of:=[.J211]*([.G211]^(-5))" office:value-type="float" office:value="58492.2800835929" calcext:value-type="float">
            <text:p>58492.28008359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11000000000001" calcext:value-type="float">
            <text:p>2.11E-06</text:p>
          </table:table-cell>
          <table:table-cell table:formula="of:=[.G212]*1000000" office:value-type="float" office:value="2.11000000000001" calcext:value-type="float">
            <text:p>2.11000000000001</text:p>
          </table:table-cell>
          <table:table-cell table:formula="of:=EXP([.$C$16]/[.G212])" office:value-type="float" office:value="3.07340477472102" calcext:value-type="float">
            <text:p>3.07340477472102</text:p>
          </table:table-cell>
          <table:table-cell table:formula="of:=[.$C$14]/([.I212]-1)" office:value-type="float" office:value="2.40786701667073E-024" calcext:value-type="float">
            <text:p>2.40786701667073E-24</text:p>
          </table:table-cell>
          <table:table-cell table:formula="of:=[.J212]*([.G212]^(-5))" office:value-type="float" office:value="57573.1804354763" calcext:value-type="float">
            <text:p>57573.180435476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12000000000001" calcext:value-type="float">
            <text:p>2.12000000000001E-06</text:p>
          </table:table-cell>
          <table:table-cell table:formula="of:=[.G213]*1000000" office:value-type="float" office:value="2.12000000000001" calcext:value-type="float">
            <text:p>2.12000000000001</text:p>
          </table:table-cell>
          <table:table-cell table:formula="of:=EXP([.$C$16]/[.G213])" office:value-type="float" office:value="3.0571705576685" calcext:value-type="float">
            <text:p>3.0571705576685</text:p>
          </table:table-cell>
          <table:table-cell table:formula="of:=[.$C$14]/([.I213]-1)" office:value-type="float" office:value="2.42686876430732E-024" calcext:value-type="float">
            <text:p>2.42686876430732E-24</text:p>
          </table:table-cell>
          <table:table-cell table:formula="of:=[.J213]*([.G213]^(-5))" office:value-type="float" office:value="56671.7974563107" calcext:value-type="float">
            <text:p>56671.79745631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13000000000001" calcext:value-type="float">
            <text:p>2.13E-06</text:p>
          </table:table-cell>
          <table:table-cell table:formula="of:=[.G214]*1000000" office:value-type="float" office:value="2.13000000000001" calcext:value-type="float">
            <text:p>2.13000000000001</text:p>
          </table:table-cell>
          <table:table-cell table:formula="of:=EXP([.$C$16]/[.G214])" office:value-type="float" office:value="3.04117332372654" calcext:value-type="float">
            <text:p>3.04117332372654</text:p>
          </table:table-cell>
          <table:table-cell table:formula="of:=[.$C$14]/([.I214]-1)" office:value-type="float" office:value="2.44588879896963E-024" calcext:value-type="float">
            <text:p>2.44588879896963E-24</text:p>
          </table:table-cell>
          <table:table-cell table:formula="of:=[.J214]*([.G214]^(-5))" office:value-type="float" office:value="55787.7300821605" calcext:value-type="float">
            <text:p>55787.730082160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14000000000001" calcext:value-type="float">
            <text:p>2.14000000000001E-06</text:p>
          </table:table-cell>
          <table:table-cell table:formula="of:=[.G215]*1000000" office:value-type="float" office:value="2.14000000000001" calcext:value-type="float">
            <text:p>2.14000000000001</text:p>
          </table:table-cell>
          <table:table-cell table:formula="of:=EXP([.$C$16]/[.G215])" office:value-type="float" office:value="3.02540813677032" calcext:value-type="float">
            <text:p>3.02540813677032</text:p>
          </table:table-cell>
          <table:table-cell table:formula="of:=[.$C$14]/([.I215]-1)" office:value-type="float" office:value="2.46492688491876E-024" calcext:value-type="float">
            <text:p>2.46492688491876E-24</text:p>
          </table:table-cell>
          <table:table-cell table:formula="of:=[.J215]*([.G215]^(-5))" office:value-type="float" office:value="54920.5875745234" calcext:value-type="float">
            <text:p>54920.58757452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15000000000001" calcext:value-type="float">
            <text:p>2.15E-06</text:p>
          </table:table-cell>
          <table:table-cell table:formula="of:=[.G216]*1000000" office:value-type="float" office:value="2.15000000000001" calcext:value-type="float">
            <text:p>2.15000000000001</text:p>
          </table:table-cell>
          <table:table-cell table:formula="of:=EXP([.$C$16]/[.G216])" office:value-type="float" office:value="3.00987019259902" calcext:value-type="float">
            <text:p>3.00987019259902</text:p>
          </table:table-cell>
          <table:table-cell table:formula="of:=[.$C$14]/([.I216]-1)" office:value-type="float" office:value="2.48398279035247E-024" calcext:value-type="float">
            <text:p>2.48398279035247E-24</text:p>
          </table:table-cell>
          <table:table-cell table:formula="of:=[.J216]*([.G216]^(-5))" office:value-type="float" office:value="54069.989225909" calcext:value-type="float">
            <text:p>54069.98922590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16000000000001" calcext:value-type="float">
            <text:p>2.16000000000001E-06</text:p>
          </table:table-cell>
          <table:table-cell table:formula="of:=[.G217]*1000000" office:value-type="float" office:value="2.16000000000001" calcext:value-type="float">
            <text:p>2.16000000000001</text:p>
          </table:table-cell>
          <table:table-cell table:formula="of:=EXP([.$C$16]/[.G217])" office:value-type="float" office:value="2.9945548146632" calcext:value-type="float">
            <text:p>2.9945548146632</text:p>
          </table:table-cell>
          <table:table-cell table:formula="of:=[.$C$14]/([.I217]-1)" office:value-type="float" office:value="2.50305628732565E-024" calcext:value-type="float">
            <text:p>2.50305628732565E-24</text:p>
          </table:table-cell>
          <table:table-cell table:formula="of:=[.J217]*([.G217]^(-5))" office:value-type="float" office:value="53235.5640744836" calcext:value-type="float">
            <text:p>53235.5640744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17000000000001" calcext:value-type="float">
            <text:p>2.17E-06</text:p>
          </table:table-cell>
          <table:table-cell table:formula="of:=[.G218]*1000000" office:value-type="float" office:value="2.17000000000001" calcext:value-type="float">
            <text:p>2.17000000000001</text:p>
          </table:table-cell>
          <table:table-cell table:formula="of:=EXP([.$C$16]/[.G218])" office:value-type="float" office:value="2.97945744995392" calcext:value-type="float">
            <text:p>2.97945744995392</text:p>
          </table:table-cell>
          <table:table-cell table:formula="of:=[.$C$14]/([.I218]-1)" office:value-type="float" office:value="2.52214715167258E-024" calcext:value-type="float">
            <text:p>2.52214715167258E-24</text:p>
          </table:table-cell>
          <table:table-cell table:formula="of:=[.J218]*([.G218]^(-5))" office:value-type="float" office:value="52416.9506274926" calcext:value-type="float">
            <text:p>52416.95062749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18000000000001" calcext:value-type="float">
            <text:p>2.18000000000001E-06</text:p>
          </table:table-cell>
          <table:table-cell table:formula="of:=[.G219]*1000000" office:value-type="float" office:value="2.18000000000001" calcext:value-type="float">
            <text:p>2.18000000000001</text:p>
          </table:table-cell>
          <table:table-cell table:formula="of:=EXP([.$C$16]/[.G219])" office:value-type="float" office:value="2.96457366504671" calcext:value-type="float">
            <text:p>2.96457366504671</text:p>
          </table:table-cell>
          <table:table-cell table:formula="of:=[.$C$14]/([.I219]-1)" office:value-type="float" office:value="2.54125516293107E-024" calcext:value-type="float">
            <text:p>2.54125516293107E-24</text:p>
          </table:table-cell>
          <table:table-cell table:formula="of:=[.J219]*([.G219]^(-5))" office:value-type="float" office:value="51613.796593174" calcext:value-type="float">
            <text:p>51613.7965931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19000000000001" calcext:value-type="float">
            <text:p>2.19E-06</text:p>
          </table:table-cell>
          <table:table-cell table:formula="of:=[.G220]*1000000" office:value-type="float" office:value="2.19000000000001" calcext:value-type="float">
            <text:p>2.19000000000001</text:p>
          </table:table-cell>
          <table:table-cell table:formula="of:=EXP([.$C$16]/[.G220])" office:value-type="float" office:value="2.9498991422936" calcext:value-type="float">
            <text:p>2.9498991422936</text:p>
          </table:table-cell>
          <table:table-cell table:formula="of:=[.$C$14]/([.I220]-1)" office:value-type="float" office:value="2.5603801042683E-024" calcext:value-type="float">
            <text:p>2.5603801042683E-24</text:p>
          </table:table-cell>
          <table:table-cell table:formula="of:=[.J220]*([.G220]^(-5))" office:value-type="float" office:value="50825.7586208885" calcext:value-type="float">
            <text:p>50825.758620888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20000000000001" calcext:value-type="float">
            <text:p>2.20000000000001E-06</text:p>
          </table:table-cell>
          <table:table-cell table:formula="of:=[.G221]*1000000" office:value-type="float" office:value="2.20000000000001" calcext:value-type="float">
            <text:p>2.20000000000001</text:p>
          </table:table-cell>
          <table:table-cell table:formula="of:=EXP([.$C$16]/[.G221])" office:value-type="float" office:value="2.93542967615712" calcext:value-type="float">
            <text:p>2.93542967615712</text:p>
          </table:table-cell>
          <table:table-cell table:formula="of:=[.$C$14]/([.I221]-1)" office:value-type="float" office:value="2.57952176240842E-024" calcext:value-type="float">
            <text:p>2.57952176240842E-24</text:p>
          </table:table-cell>
          <table:table-cell table:formula="of:=[.J221]*([.G221]^(-5))" office:value-type="float" office:value="50052.5020492022" calcext:value-type="float">
            <text:p>50052.5020492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21000000000001" calcext:value-type="float">
            <text:p>2.21E-06</text:p>
          </table:table-cell>
          <table:table-cell table:formula="of:=[.G222]*1000000" office:value-type="float" office:value="2.21000000000001" calcext:value-type="float">
            <text:p>2.21000000000001</text:p>
          </table:table-cell>
          <table:table-cell table:formula="of:=EXP([.$C$16]/[.G222])" office:value-type="float" office:value="2.92116116967992" calcext:value-type="float">
            <text:p>2.92116116967992</text:p>
          </table:table-cell>
          <table:table-cell table:formula="of:=[.$C$14]/([.I222]-1)" office:value-type="float" office:value="2.59867992756181E-024" calcext:value-type="float">
            <text:p>2.59867992756181E-24</text:p>
          </table:table-cell>
          <table:table-cell table:formula="of:=[.J222]*([.G222]^(-5))" office:value-type="float" office:value="49293.7006616643" calcext:value-type="float">
            <text:p>49293.700661664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22000000000001" calcext:value-type="float">
            <text:p>2.22000000000001E-06</text:p>
          </table:table-cell>
          <table:table-cell table:formula="of:=[.G223]*1000000" office:value-type="float" office:value="2.22000000000001" calcext:value-type="float">
            <text:p>2.22000000000001</text:p>
          </table:table-cell>
          <table:table-cell table:formula="of:=EXP([.$C$16]/[.G223])" office:value-type="float" office:value="2.90708963108457" calcext:value-type="float">
            <text:p>2.90708963108457</text:p>
          </table:table-cell>
          <table:table-cell table:formula="of:=[.$C$14]/([.I223]-1)" office:value-type="float" office:value="2.61785439335597E-024" calcext:value-type="float">
            <text:p>2.61785439335597E-24</text:p>
          </table:table-cell>
          <table:table-cell table:formula="of:=[.J223]*([.G223]^(-5))" office:value-type="float" office:value="48549.036450031" calcext:value-type="float">
            <text:p>48549.036450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23000000000001" calcext:value-type="float">
            <text:p>2.23E-06</text:p>
          </table:table-cell>
          <table:table-cell table:formula="of:=[.G224]*1000000" office:value-type="float" office:value="2.23000000000001" calcext:value-type="float">
            <text:p>2.23000000000001</text:p>
          </table:table-cell>
          <table:table-cell table:formula="of:=EXP([.$C$16]/[.G224])" office:value-type="float" office:value="2.89321117049791" calcext:value-type="float">
            <text:p>2.89321117049791</text:p>
          </table:table-cell>
          <table:table-cell table:formula="of:=[.$C$14]/([.I224]-1)" office:value-type="float" office:value="2.637044956768E-024" calcext:value-type="float">
            <text:p>2.637044956768E-24</text:p>
          </table:table-cell>
          <table:table-cell table:formula="of:=[.J224]*([.G224]^(-5))" office:value-type="float" office:value="47818.1993846957" calcext:value-type="float">
            <text:p>47818.199384695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24000000000001" calcext:value-type="float">
            <text:p>2.24000000000001E-06</text:p>
          </table:table-cell>
          <table:table-cell table:formula="of:=[.G225]*1000000" office:value-type="float" office:value="2.24000000000001" calcext:value-type="float">
            <text:p>2.24000000000001</text:p>
          </table:table-cell>
          <table:table-cell table:formula="of:=EXP([.$C$16]/[.G225])" office:value-type="float" office:value="2.87952199679474" calcext:value-type="float">
            <text:p>2.87952199679474</text:p>
          </table:table-cell>
          <table:table-cell table:formula="of:=[.$C$14]/([.I225]-1)" office:value-type="float" office:value="2.6562514180586E-024" calcext:value-type="float">
            <text:p>2.6562514180586E-24</text:p>
          </table:table-cell>
          <table:table-cell table:formula="of:=[.J225]*([.G225]^(-5))" office:value-type="float" office:value="47100.8871920944" calcext:value-type="float">
            <text:p>47100.88719209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25000000000001" calcext:value-type="float">
            <text:p>2.25E-06</text:p>
          </table:table-cell>
          <table:table-cell table:formula="of:=[.G226]*1000000" office:value-type="float" office:value="2.25000000000001" calcext:value-type="float">
            <text:p>2.25000000000001</text:p>
          </table:table-cell>
          <table:table-cell table:formula="of:=EXP([.$C$16]/[.G226])" office:value-type="float" office:value="2.86601841455595" calcext:value-type="float">
            <text:p>2.86601841455595</text:p>
          </table:table-cell>
          <table:table-cell table:formula="of:=[.$C$14]/([.I226]-1)" office:value-type="float" office:value="2.67547358070762E-024" calcext:value-type="float">
            <text:p>2.67547358070762E-24</text:p>
          </table:table-cell>
          <table:table-cell table:formula="of:=[.J226]*([.G226]^(-5))" office:value-type="float" office:value="46396.8051388597" calcext:value-type="float">
            <text:p>46396.805138859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26000000000001" calcext:value-type="float">
            <text:p>2.26000000000001E-06</text:p>
          </table:table-cell>
          <table:table-cell table:formula="of:=[.G227]*1000000" office:value-type="float" office:value="2.26000000000001" calcext:value-type="float">
            <text:p>2.26000000000001</text:p>
          </table:table-cell>
          <table:table-cell table:formula="of:=EXP([.$C$16]/[.G227])" office:value-type="float" office:value="2.85269682113632" calcext:value-type="float">
            <text:p>2.85269682113632</text:p>
          </table:table-cell>
          <table:table-cell table:formula="of:=[.$C$14]/([.I227]-1)" office:value-type="float" office:value="2.69471125135105E-024" calcext:value-type="float">
            <text:p>2.69471125135105E-24</text:p>
          </table:table-cell>
          <table:table-cell table:formula="of:=[.J227]*([.G227]^(-5))" office:value-type="float" office:value="45705.6658225078" calcext:value-type="float">
            <text:p>45705.66582250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27000000000001" calcext:value-type="float">
            <text:p>2.27E-06</text:p>
          </table:table-cell>
          <table:table-cell table:formula="of:=[.G228]*1000000" office:value-type="float" office:value="2.27000000000001" calcext:value-type="float">
            <text:p>2.27000000000001</text:p>
          </table:table-cell>
          <table:table-cell table:formula="of:=EXP([.$C$16]/[.G228])" office:value-type="float" office:value="2.83955370383747" calcext:value-type="float">
            <text:p>2.83955370383747</text:p>
          </table:table-cell>
          <table:table-cell table:formula="of:=[.$C$14]/([.I228]-1)" office:value-type="float" office:value="2.71396423971945E-024" calcext:value-type="float">
            <text:p>2.71396423971945E-24</text:p>
          </table:table-cell>
          <table:table-cell table:formula="of:=[.J228]*([.G228]^(-5))" office:value-type="float" office:value="45027.1889684478" calcext:value-type="float">
            <text:p>45027.188968447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28000000000001" calcext:value-type="float">
            <text:p>2.28000000000001E-06</text:p>
          </table:table-cell>
          <table:table-cell table:formula="of:=[.G229]*1000000" office:value-type="float" office:value="2.28000000000001" calcext:value-type="float">
            <text:p>2.28000000000001</text:p>
          </table:table-cell>
          <table:table-cell table:formula="of:=EXP([.$C$16]/[.G229])" office:value-type="float" office:value="2.82658563718166" calcext:value-type="float">
            <text:p>2.82658563718166</text:p>
          </table:table-cell>
          <table:table-cell table:formula="of:=[.$C$14]/([.I229]-1)" office:value-type="float" office:value="2.7332323585778E-024" calcext:value-type="float">
            <text:p>2.7332323585778E-24</text:p>
          </table:table-cell>
          <table:table-cell table:formula="of:=[.J229]*([.G229]^(-5))" office:value-type="float" office:value="44361.1012331107" calcext:value-type="float">
            <text:p>44361.10123311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29000000000001" calcext:value-type="float">
            <text:p>2.29E-06</text:p>
          </table:table-cell>
          <table:table-cell table:formula="of:=[.G230]*1000000" office:value-type="float" office:value="2.29000000000001" calcext:value-type="float">
            <text:p>2.29000000000001</text:p>
          </table:table-cell>
          <table:table-cell table:formula="of:=EXP([.$C$16]/[.G230])" office:value-type="float" office:value="2.81378928028236" calcext:value-type="float">
            <text:p>2.81378928028236</text:p>
          </table:table-cell>
          <table:table-cell table:formula="of:=[.$C$14]/([.I230]-1)" office:value-type="float" office:value="2.75251542366661E-024" calcext:value-type="float">
            <text:p>2.75251542366661E-24</text:p>
          </table:table-cell>
          <table:table-cell table:formula="of:=[.J230]*([.G230]^(-5))" office:value-type="float" office:value="43707.1360130013" calcext:value-type="float">
            <text:p>43707.136013001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30000000000001" calcext:value-type="float">
            <text:p>2.30000000000001E-06</text:p>
          </table:table-cell>
          <table:table-cell table:formula="of:=[.G231]*1000000" office:value-type="float" office:value="2.30000000000001" calcext:value-type="float">
            <text:p>2.30000000000001</text:p>
          </table:table-cell>
          <table:table-cell table:formula="of:=EXP([.$C$16]/[.G231])" office:value-type="float" office:value="2.80116137430759" calcext:value-type="float">
            <text:p>2.80116137430759</text:p>
          </table:table-cell>
          <table:table-cell table:formula="of:=[.$C$14]/([.I231]-1)" office:value-type="float" office:value="2.77181325364452E-024" calcext:value-type="float">
            <text:p>2.77181325364452E-24</text:p>
          </table:table-cell>
          <table:table-cell table:formula="of:=[.J231]*([.G231]^(-5))" office:value-type="float" office:value="43065.0332594837" calcext:value-type="float">
            <text:p>43065.0332594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31000000000001" calcext:value-type="float">
            <text:p>2.31E-06</text:p>
          </table:table-cell>
          <table:table-cell table:formula="of:=[.G232]*1000000" office:value-type="float" office:value="2.31000000000001" calcext:value-type="float">
            <text:p>2.31000000000001</text:p>
          </table:table-cell>
          <table:table-cell table:formula="of:=EXP([.$C$16]/[.G232])" office:value-type="float" office:value="2.78869874003238" calcext:value-type="float">
            <text:p>2.78869874003238</text:p>
          </table:table-cell>
          <table:table-cell table:formula="of:=[.$C$14]/([.I232]-1)" office:value-type="float" office:value="2.79112567003204E-024" calcext:value-type="float">
            <text:p>2.79112567003204E-24</text:p>
          </table:table-cell>
          <table:table-cell table:formula="of:=[.J232]*([.G232]^(-5))" office:value-type="float" office:value="42434.5392991168" calcext:value-type="float">
            <text:p>42434.539299116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32000000000001" calcext:value-type="float">
            <text:p>2.32000000000001E-06</text:p>
          </table:table-cell>
          <table:table-cell table:formula="of:=[.G233]*1000000" office:value-type="float" office:value="2.32000000000001" calcext:value-type="float">
            <text:p>2.32000000000001</text:p>
          </table:table-cell>
          <table:table-cell table:formula="of:=EXP([.$C$16]/[.G233])" office:value-type="float" office:value="2.77639827547675" calcext:value-type="float">
            <text:p>2.77639827547675</text:p>
          </table:table-cell>
          <table:table-cell table:formula="of:=[.$C$14]/([.I233]-1)" office:value-type="float" office:value="2.81045249715663E-024" calcext:value-type="float">
            <text:p>2.81045249715663E-24</text:p>
          </table:table-cell>
          <table:table-cell table:formula="of:=[.J233]*([.G233]^(-5))" office:value-type="float" office:value="41815.4066593619" calcext:value-type="float">
            <text:p>41815.40665936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33000000000001" calcext:value-type="float">
            <text:p>2.33E-06</text:p>
          </table:table-cell>
          <table:table-cell table:formula="of:=[.G234]*1000000" office:value-type="float" office:value="2.33000000000001" calcext:value-type="float">
            <text:p>2.33000000000001</text:p>
          </table:table-cell>
          <table:table-cell table:formula="of:=EXP([.$C$16]/[.G234])" office:value-type="float" office:value="2.76425695362572" calcext:value-type="float">
            <text:p>2.76425695362572</text:p>
          </table:table-cell>
          <table:table-cell table:formula="of:=[.$C$14]/([.I234]-1)" office:value-type="float" office:value="2.82979356209895E-024" calcext:value-type="float">
            <text:p>2.82979356209895E-24</text:p>
          </table:table-cell>
          <table:table-cell table:formula="of:=[.J234]*([.G234]^(-5))" office:value-type="float" office:value="41207.3938994918" calcext:value-type="float">
            <text:p>41207.393899491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34000000000001" calcext:value-type="float">
            <text:p>2.34000000000001E-06</text:p>
          </table:table-cell>
          <table:table-cell table:formula="of:=[.G235]*1000000" office:value-type="float" office:value="2.34000000000001" calcext:value-type="float">
            <text:p>2.34000000000001</text:p>
          </table:table-cell>
          <table:table-cell table:formula="of:=EXP([.$C$16]/[.G235])" office:value-type="float" office:value="2.75227182022821" calcext:value-type="float">
            <text:p>2.75227182022821</text:p>
          </table:table-cell>
          <table:table-cell table:formula="of:=[.$C$14]/([.I235]-1)" office:value-type="float" office:value="2.8491486946404E-024" calcext:value-type="float">
            <text:p>2.8491486946404E-24</text:p>
          </table:table-cell>
          <table:table-cell table:formula="of:=[.J235]*([.G235]^(-5))" office:value-type="float" office:value="40610.2654465346" calcext:value-type="float">
            <text:p>40610.2654465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35000000000001" calcext:value-type="float">
            <text:p>2.35E-06</text:p>
          </table:table-cell>
          <table:table-cell table:formula="of:=[.G236]*1000000" office:value-type="float" office:value="2.35000000000001" calcext:value-type="float">
            <text:p>2.35000000000001</text:p>
          </table:table-cell>
          <table:table-cell table:formula="of:=EXP([.$C$16]/[.G236])" office:value-type="float" office:value="2.74043999167164" calcext:value-type="float">
            <text:p>2.74043999167164</text:p>
          </table:table-cell>
          <table:table-cell table:formula="of:=[.$C$14]/([.I236]-1)" office:value-type="float" office:value="2.86851772721174E-024" calcext:value-type="float">
            <text:p>2.86851772721174E-24</text:p>
          </table:table-cell>
          <table:table-cell table:formula="of:=[.J236]*([.G236]^(-5))" office:value-type="float" office:value="40023.7914360932" calcext:value-type="float">
            <text:p>40023.791436093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36000000000001" calcext:value-type="float">
            <text:p>2.36000000000001E-06</text:p>
          </table:table-cell>
          <table:table-cell table:formula="of:=[.G237]*1000000" office:value-type="float" office:value="2.36000000000001" calcext:value-type="float">
            <text:p>2.36000000000001</text:p>
          </table:table-cell>
          <table:table-cell table:formula="of:=EXP([.$C$16]/[.G237])" office:value-type="float" office:value="2.72875865292929" calcext:value-type="float">
            <text:p>2.72875865292929</text:p>
          </table:table-cell>
          <table:table-cell table:formula="of:=[.$C$14]/([.I237]-1)" office:value-type="float" office:value="2.88790049484285E-024" calcext:value-type="float">
            <text:p>2.88790049484285E-24</text:p>
          </table:table-cell>
          <table:table-cell table:formula="of:=[.J237]*([.G237]^(-5))" office:value-type="float" office:value="39447.7475578837" calcext:value-type="float">
            <text:p>39447.7475578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37000000000001" calcext:value-type="float">
            <text:p>2.37E-06</text:p>
          </table:table-cell>
          <table:table-cell table:formula="of:=[.G238]*1000000" office:value-type="float" office:value="2.37000000000001" calcext:value-type="float">
            <text:p>2.37000000000001</text:p>
          </table:table-cell>
          <table:table-cell table:formula="of:=EXP([.$C$16]/[.G238])" office:value-type="float" office:value="2.71722505557751" calcext:value-type="float">
            <text:p>2.71722505557751</text:p>
          </table:table-cell>
          <table:table-cell table:formula="of:=[.$C$14]/([.I238]-1)" office:value-type="float" office:value="2.90729683511365E-024" calcext:value-type="float">
            <text:p>2.90729683511365E-24</text:p>
          </table:table-cell>
          <table:table-cell table:formula="of:=[.J238]*([.G238]^(-5))" office:value-type="float" office:value="38881.9149058446" calcext:value-type="float">
            <text:p>38881.914905844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38000000000001" calcext:value-type="float">
            <text:p>2.38000000000001E-06</text:p>
          </table:table-cell>
          <table:table-cell table:formula="of:=[.G239]*1000000" office:value-type="float" office:value="2.38000000000001" calcext:value-type="float">
            <text:p>2.38000000000001</text:p>
          </table:table-cell>
          <table:table-cell table:formula="of:=EXP([.$C$16]/[.G239])" office:value-type="float" office:value="2.70583651588015" calcext:value-type="float">
            <text:p>2.70583651588015</text:p>
          </table:table-cell>
          <table:table-cell table:formula="of:=[.$C$14]/([.I239]-1)" office:value-type="float" office:value="2.92670658810609E-024" calcext:value-type="float">
            <text:p>2.92670658810609E-24</text:p>
          </table:table-cell>
          <table:table-cell table:formula="of:=[.J239]*([.G239]^(-5))" office:value-type="float" office:value="38326.0798326707" calcext:value-type="float">
            <text:p>38326.07983267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39000000000001" calcext:value-type="float">
            <text:p>2.39E-06</text:p>
          </table:table-cell>
          <table:table-cell table:formula="of:=[.G240]*1000000" office:value-type="float" office:value="2.39000000000001" calcext:value-type="float">
            <text:p>2.39000000000001</text:p>
          </table:table-cell>
          <table:table-cell table:formula="of:=EXP([.$C$16]/[.G240])" office:value-type="float" office:value="2.69459041293754" calcext:value-type="float">
            <text:p>2.69459041293754</text:p>
          </table:table-cell>
          <table:table-cell table:formula="of:=[.$C$14]/([.I240]-1)" office:value-type="float" office:value="2.94612959635714E-024" calcext:value-type="float">
            <text:p>2.94612959635714E-24</text:p>
          </table:table-cell>
          <table:table-cell table:formula="of:=[.J240]*([.G240]^(-5))" office:value-type="float" office:value="37780.0338086326" calcext:value-type="float">
            <text:p>37780.03380863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40000000000001" calcext:value-type="float">
            <text:p>2.40000000000001E-06</text:p>
          </table:table-cell>
          <table:table-cell table:formula="of:=[.G241]*1000000" office:value-type="float" office:value="2.40000000000001" calcext:value-type="float">
            <text:p>2.40000000000001</text:p>
          </table:table-cell>
          <table:table-cell table:formula="of:=EXP([.$C$16]/[.G241])" office:value-type="float" office:value="2.68348418689762" calcext:value-type="float">
            <text:p>2.68348418689762</text:p>
          </table:table-cell>
          <table:table-cell table:formula="of:=[.$C$14]/([.I241]-1)" office:value-type="float" office:value="2.96556570481288E-024" calcext:value-type="float">
            <text:p>2.96556570481288E-24</text:p>
          </table:table-cell>
          <table:table-cell table:formula="of:=[.J241]*([.G241]^(-5))" office:value-type="float" office:value="37243.5732845455" calcext:value-type="float">
            <text:p>37243.57328454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41000000000001" calcext:value-type="float">
            <text:p>2.41E-06</text:p>
          </table:table-cell>
          <table:table-cell table:formula="of:=[.G242]*1000000" office:value-type="float" office:value="2.41000000000001" calcext:value-type="float">
            <text:p>2.41000000000001</text:p>
          </table:table-cell>
          <table:table-cell table:formula="of:=EXP([.$C$16]/[.G242])" office:value-type="float" office:value="2.67251533722664" calcext:value-type="float">
            <text:p>2.67251533722664</text:p>
          </table:table-cell>
          <table:table-cell table:formula="of:=[.$C$14]/([.I242]-1)" office:value-type="float" office:value="2.98501476078352E-024" calcext:value-type="float">
            <text:p>2.98501476078352E-24</text:p>
          </table:table-cell>
          <table:table-cell table:formula="of:=[.J242]*([.G242]^(-5))" office:value-type="float" office:value="36716.4995587572" calcext:value-type="float">
            <text:p>36716.499558757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42000000000001" calcext:value-type="float">
            <text:p>2.42000000000001E-06</text:p>
          </table:table-cell>
          <table:table-cell table:formula="of:=[.G243]*1000000" office:value-type="float" office:value="2.42000000000001" calcext:value-type="float">
            <text:p>2.42000000000001</text:p>
          </table:table-cell>
          <table:table-cell table:formula="of:=EXP([.$C$16]/[.G243])" office:value-type="float" office:value="2.66168142103747" calcext:value-type="float">
            <text:p>2.66168142103747</text:p>
          </table:table-cell>
          <table:table-cell table:formula="of:=[.$C$14]/([.I243]-1)" office:value-type="float" office:value="3.00447661389951E-024" calcext:value-type="float">
            <text:p>3.00447661389951E-24</text:p>
          </table:table-cell>
          <table:table-cell table:formula="of:=[.J243]*([.G243]^(-5))" office:value-type="float" office:value="36198.6186480278" calcext:value-type="float">
            <text:p>36198.6186480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43000000000001" calcext:value-type="float">
            <text:p>2.43E-06</text:p>
          </table:table-cell>
          <table:table-cell table:formula="of:=[.G244]*1000000" office:value-type="float" office:value="2.43000000000001" calcext:value-type="float">
            <text:p>2.43000000000001</text:p>
          </table:table-cell>
          <table:table-cell table:formula="of:=EXP([.$C$16]/[.G244])" office:value-type="float" office:value="2.65098005147295" calcext:value-type="float">
            <text:p>2.65098005147295</text:p>
          </table:table-cell>
          <table:table-cell table:formula="of:=[.$C$14]/([.I244]-1)" office:value-type="float" office:value="3.02395111606844E-024" calcext:value-type="float">
            <text:p>3.02395111606844E-24</text:p>
          </table:table-cell>
          <table:table-cell table:formula="of:=[.J244]*([.G244]^(-5))" office:value-type="float" office:value="35689.7411621796" calcext:value-type="float">
            <text:p>35689.741162179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44000000000001" calcext:value-type="float">
            <text:p>2.44000000000001E-06</text:p>
          </table:table-cell>
          <table:table-cell table:formula="of:=[.G245]*1000000" office:value-type="float" office:value="2.44000000000001" calcext:value-type="float">
            <text:p>2.44000000000001</text:p>
          </table:table-cell>
          <table:table-cell table:formula="of:=EXP([.$C$16]/[.G245])" office:value-type="float" office:value="2.64040889614262" calcext:value-type="float">
            <text:p>2.64040889614262</text:p>
          </table:table-cell>
          <table:table-cell table:formula="of:=[.$C$14]/([.I245]-1)" office:value-type="float" office:value="3.04343812143306E-024" calcext:value-type="float">
            <text:p>3.04343812143306E-24</text:p>
          </table:table-cell>
          <table:table-cell table:formula="of:=[.J245]*([.G245]^(-5))" office:value-type="float" office:value="35189.6821823981" calcext:value-type="float">
            <text:p>35189.68218239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45000000000001" calcext:value-type="float">
            <text:p>2.45E-06</text:p>
          </table:table-cell>
          <table:table-cell table:formula="of:=[.G246]*1000000" office:value-type="float" office:value="2.45000000000001" calcext:value-type="float">
            <text:p>2.45000000000001</text:p>
          </table:table-cell>
          <table:table-cell table:formula="of:=EXP([.$C$16]/[.G246])" office:value-type="float" office:value="2.62996567561041" calcext:value-type="float">
            <text:p>2.62996567561041</text:p>
          </table:table-cell>
          <table:table-cell table:formula="of:=[.$C$14]/([.I246]-1)" office:value-type="float" office:value="3.06293748633002E-024" calcext:value-type="float">
            <text:p>3.06293748633002E-24</text:p>
          </table:table-cell>
          <table:table-cell table:formula="of:=[.J246]*([.G246]^(-5))" office:value-type="float" office:value="34698.2611430704" calcext:value-type="float">
            <text:p>34698.261143070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46000000000001" calcext:value-type="float">
            <text:p>2.46000000000001E-06</text:p>
          </table:table-cell>
          <table:table-cell table:formula="of:=[.G247]*1000000" office:value-type="float" office:value="2.46000000000001" calcext:value-type="float">
            <text:p>2.46000000000001</text:p>
          </table:table-cell>
          <table:table-cell table:formula="of:=EXP([.$C$16]/[.G247])" office:value-type="float" office:value="2.61964816193173" calcext:value-type="float">
            <text:p>2.61964816193173</text:p>
          </table:table-cell>
          <table:table-cell table:formula="of:=[.$C$14]/([.I247]-1)" office:value-type="float" office:value="3.08244906924965E-024" calcext:value-type="float">
            <text:p>3.08244906924965E-24</text:p>
          </table:table-cell>
          <table:table-cell table:formula="of:=[.J247]*([.G247]^(-5))" office:value-type="float" office:value="34215.3017170497" calcext:value-type="float">
            <text:p>34215.30171704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47000000000001" calcext:value-type="float">
            <text:p>2.47E-06</text:p>
          </table:table-cell>
          <table:table-cell table:formula="of:=[.G248]*1000000" office:value-type="float" office:value="2.47000000000001" calcext:value-type="float">
            <text:p>2.47000000000001</text:p>
          </table:table-cell>
          <table:table-cell table:formula="of:=EXP([.$C$16]/[.G248])" office:value-type="float" office:value="2.60945417723785" calcext:value-type="float">
            <text:p>2.60945417723785</text:p>
          </table:table-cell>
          <table:table-cell table:formula="of:=[.$C$14]/([.I248]-1)" office:value-type="float" office:value="3.10197273079653E-024" calcext:value-type="float">
            <text:p>3.10197273079653E-24</text:p>
          </table:table-cell>
          <table:table-cell table:formula="of:=[.J248]*([.G248]^(-5))" office:value-type="float" office:value="33740.6317042389" calcext:value-type="float">
            <text:p>33740.631704238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48000000000001" calcext:value-type="float">
            <text:p>2.48000000000001E-06</text:p>
          </table:table-cell>
          <table:table-cell table:formula="of:=[.G249]*1000000" office:value-type="float" office:value="2.48000000000001" calcext:value-type="float">
            <text:p>2.48000000000001</text:p>
          </table:table-cell>
          <table:table-cell table:formula="of:=EXP([.$C$16]/[.G249])" office:value-type="float" office:value="2.59938159236602" calcext:value-type="float">
            <text:p>2.59938159236602</text:p>
          </table:table-cell>
          <table:table-cell table:formula="of:=[.$C$14]/([.I249]-1)" office:value-type="float" office:value="3.12150833365089E-024" calcext:value-type="float">
            <text:p>3.12150833365089E-24</text:p>
          </table:table-cell>
          <table:table-cell table:formula="of:=[.J249]*([.G249]^(-5))" office:value-type="float" office:value="33274.0829233908" calcext:value-type="float">
            <text:p>33274.08292339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49000000000001" calcext:value-type="float">
            <text:p>2.49E-06</text:p>
          </table:table-cell>
          <table:table-cell table:formula="of:=[.G250]*1000000" office:value-type="float" office:value="2.49000000000001" calcext:value-type="float">
            <text:p>2.49000000000001</text:p>
          </table:table-cell>
          <table:table-cell table:formula="of:=EXP([.$C$16]/[.G250])" office:value-type="float" office:value="2.58942832553354" calcext:value-type="float">
            <text:p>2.58942832553354</text:p>
          </table:table-cell>
          <table:table-cell table:formula="of:=[.$C$14]/([.I250]-1)" office:value-type="float" office:value="3.14105574253088E-024" calcext:value-type="float">
            <text:p>3.14105574253088E-24</text:p>
          </table:table-cell>
          <table:table-cell table:formula="of:=[.J250]*([.G250]^(-5))" office:value-type="float" office:value="32815.491107023" calcext:value-type="float">
            <text:p>32815.49110702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50000000000001" calcext:value-type="float">
            <text:p>2.50000000000001E-06</text:p>
          </table:table-cell>
          <table:table-cell table:formula="of:=[.G251]*1000000" office:value-type="float" office:value="2.50000000000001" calcext:value-type="float">
            <text:p>2.50000000000001</text:p>
          </table:table-cell>
          <table:table-cell table:formula="of:=EXP([.$C$16]/[.G251])" office:value-type="float" office:value="2.57959234105413" calcext:value-type="float">
            <text:p>2.57959234105413</text:p>
          </table:table-cell>
          <table:table-cell table:formula="of:=[.$C$14]/([.I251]-1)" office:value-type="float" office:value="3.16061482415563E-024" calcext:value-type="float">
            <text:p>3.16061482415563E-24</text:p>
          </table:table-cell>
          <table:table-cell table:formula="of:=[.J251]*([.G251]^(-5))" office:value-type="float" office:value="32364.695799353" calcext:value-type="float">
            <text:p>32364.6957993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51000000000001" calcext:value-type="float">
            <text:p>2.51E-06</text:p>
          </table:table-cell>
          <table:table-cell table:formula="of:=[.G252]*1000000" office:value-type="float" office:value="2.51000000000001" calcext:value-type="float">
            <text:p>2.51000000000001</text:p>
          </table:table-cell>
          <table:table-cell table:formula="of:=EXP([.$C$16]/[.G252])" office:value-type="float" office:value="2.56987164809518" calcext:value-type="float">
            <text:p>2.56987164809518</text:p>
          </table:table-cell>
          <table:table-cell table:formula="of:=[.$C$14]/([.I252]-1)" office:value-type="float" office:value="3.18018544720904E-024" calcext:value-type="float">
            <text:p>3.18018544720904E-24</text:p>
          </table:table-cell>
          <table:table-cell table:formula="of:=[.J252]*([.G252]^(-5))" office:value-type="float" office:value="31921.5402571576" calcext:value-type="float">
            <text:p>31921.540257157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52000000000001" calcext:value-type="float">
            <text:p>2.52000000000001E-06</text:p>
          </table:table-cell>
          <table:table-cell table:formula="of:=[.G253]*1000000" office:value-type="float" office:value="2.52000000000001" calcext:value-type="float">
            <text:p>2.52000000000001</text:p>
          </table:table-cell>
          <table:table-cell table:formula="of:=EXP([.$C$16]/[.G253])" office:value-type="float" office:value="2.5602642994743" calcext:value-type="float">
            <text:p>2.5602642994743</text:p>
          </table:table-cell>
          <table:table-cell table:formula="of:=[.$C$14]/([.I253]-1)" office:value-type="float" office:value="3.19976748230443E-024" calcext:value-type="float">
            <text:p>3.19976748230443E-24</text:p>
          </table:table-cell>
          <table:table-cell table:formula="of:=[.J253]*([.G253]^(-5))" office:value-type="float" office:value="31485.8713534681" calcext:value-type="float">
            <text:p>31485.87135346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53000000000001" calcext:value-type="float">
            <text:p>2.53E-06</text:p>
          </table:table-cell>
          <table:table-cell table:formula="of:=[.G254]*1000000" office:value-type="float" office:value="2.53000000000001" calcext:value-type="float">
            <text:p>2.53000000000001</text:p>
          </table:table-cell>
          <table:table-cell table:formula="of:=EXP([.$C$16]/[.G254])" office:value-type="float" office:value="2.55076839049372" calcext:value-type="float">
            <text:p>2.55076839049372</text:p>
          </table:table-cell>
          <table:table-cell table:formula="of:=[.$C$14]/([.I254]-1)" office:value-type="float" office:value="3.21936080194986E-024" calcext:value-type="float">
            <text:p>3.21936080194986E-24</text:p>
          </table:table-cell>
          <table:table-cell table:formula="of:=[.J254]*([.G254]^(-5))" office:value-type="float" office:value="31057.5394840122" calcext:value-type="float">
            <text:p>31057.539484012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54000000000001" calcext:value-type="float">
            <text:p>2.54000000000001E-06</text:p>
          </table:table-cell>
          <table:table-cell table:formula="of:=[.G255]*1000000" office:value-type="float" office:value="2.54000000000001" calcext:value-type="float">
            <text:p>2.54000000000001</text:p>
          </table:table-cell>
          <table:table-cell table:formula="of:=EXP([.$C$16]/[.G255])" office:value-type="float" office:value="2.5413820578113" calcext:value-type="float">
            <text:p>2.5413820578113</text:p>
          </table:table-cell>
          <table:table-cell table:formula="of:=[.$C$14]/([.I255]-1)" office:value-type="float" office:value="3.23896528051422E-024" calcext:value-type="float">
            <text:p>3.23896528051422E-24</text:p>
          </table:table-cell>
          <table:table-cell table:formula="of:=[.J255]*([.G255]^(-5))" office:value-type="float" office:value="30636.3984763188" calcext:value-type="float">
            <text:p>30636.3984763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55000000000001" calcext:value-type="float">
            <text:p>2.55E-06</text:p>
          </table:table-cell>
          <table:table-cell table:formula="of:=[.G256]*1000000" office:value-type="float" office:value="2.55000000000001" calcext:value-type="float">
            <text:p>2.55000000000001</text:p>
          </table:table-cell>
          <table:table-cell table:formula="of:=EXP([.$C$16]/[.G256])" office:value-type="float" office:value="2.53210347834671" calcext:value-type="float">
            <text:p>2.53210347834671</text:p>
          </table:table-cell>
          <table:table-cell table:formula="of:=[.$C$14]/([.I256]-1)" office:value-type="float" office:value="3.25858079419398E-024" calcext:value-type="float">
            <text:p>3.25858079419398E-24</text:p>
          </table:table-cell>
          <table:table-cell table:formula="of:=[.J256]*([.G256]^(-5))" office:value-type="float" office:value="30222.3055014038" calcext:value-type="float">
            <text:p>30222.305501403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56000000000001" calcext:value-type="float">
            <text:p>2.56000000000001E-06</text:p>
          </table:table-cell>
          <table:table-cell table:formula="of:=[.G257]*1000000" office:value-type="float" office:value="2.56000000000001" calcext:value-type="float">
            <text:p>2.56000000000001</text:p>
          </table:table-cell>
          <table:table-cell table:formula="of:=EXP([.$C$16]/[.G257])" office:value-type="float" office:value="2.52293086822157" calcext:value-type="float">
            <text:p>2.52293086822157</text:p>
          </table:table-cell>
          <table:table-cell table:formula="of:=[.$C$14]/([.I257]-1)" office:value-type="float" office:value="3.27820722098071E-024" calcext:value-type="float">
            <text:p>3.27820722098071E-24</text:p>
          </table:table-cell>
          <table:table-cell table:formula="of:=[.J257]*([.G257]^(-5))" office:value-type="float" office:value="29815.1209879566" calcext:value-type="float">
            <text:p>29815.12098795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57000000000001" calcext:value-type="float">
            <text:p>2.57E-06</text:p>
          </table:table-cell>
          <table:table-cell table:formula="of:=[.G258]*1000000" office:value-type="float" office:value="2.57000000000001" calcext:value-type="float">
            <text:p>2.57000000000001</text:p>
          </table:table-cell>
          <table:table-cell table:formula="of:=EXP([.$C$16]/[.G258])" office:value-type="float" office:value="2.5138624817324" calcext:value-type="float">
            <text:p>2.5138624817324</text:p>
          </table:table-cell>
          <table:table-cell table:formula="of:=[.$C$14]/([.I258]-1)" office:value-type="float" office:value="3.29784444062923E-024" calcext:value-type="float">
            <text:p>3.29784444062923E-24</text:p>
          </table:table-cell>
          <table:table-cell table:formula="of:=[.J258]*([.G258]^(-5))" office:value-type="float" office:value="29414.7085389521" calcext:value-type="float">
            <text:p>29414.708538952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58000000000001" calcext:value-type="float">
            <text:p>2.58000000000001E-06</text:p>
          </table:table-cell>
          <table:table-cell table:formula="of:=[.G259]*1000000" office:value-type="float" office:value="2.58000000000001" calcext:value-type="float">
            <text:p>2.58000000000001</text:p>
          </table:table-cell>
          <table:table-cell table:formula="of:=EXP([.$C$16]/[.G259])" office:value-type="float" office:value="2.50489661035511" calcext:value-type="float">
            <text:p>2.50489661035511</text:p>
          </table:table-cell>
          <table:table-cell table:formula="of:=[.$C$14]/([.I259]-1)" office:value-type="float" office:value="3.31749233462642E-024" calcext:value-type="float">
            <text:p>3.31749233462642E-24</text:p>
          </table:table-cell>
          <table:table-cell table:formula="of:=[.J259]*([.G259]^(-5))" office:value-type="float" office:value="29020.9348506137" calcext:value-type="float">
            <text:p>29020.93485061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59000000000001" calcext:value-type="float">
            <text:p>2.59E-06</text:p>
          </table:table-cell>
          <table:table-cell table:formula="of:=[.G260]*1000000" office:value-type="float" office:value="2.59000000000001" calcext:value-type="float">
            <text:p>2.59000000000001</text:p>
          </table:table-cell>
          <table:table-cell table:formula="of:=EXP([.$C$16]/[.G260])" office:value-type="float" office:value="2.49603158178001" calcext:value-type="float">
            <text:p>2.49603158178001</text:p>
          </table:table-cell>
          <table:table-cell table:formula="of:=[.$C$14]/([.I260]-1)" office:value-type="float" office:value="3.33715078616067E-024" calcext:value-type="float">
            <text:p>3.33715078616067E-24</text:p>
          </table:table-cell>
          <table:table-cell table:formula="of:=[.J260]*([.G260]^(-5))" office:value-type="float" office:value="28633.6696336538" calcext:value-type="float">
            <text:p>28633.669633653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60000000000001" calcext:value-type="float">
            <text:p>2.60000000000001E-06</text:p>
          </table:table-cell>
          <table:table-cell table:formula="of:=[.G261]*1000000" office:value-type="float" office:value="2.60000000000001" calcext:value-type="float">
            <text:p>2.60000000000001</text:p>
          </table:table-cell>
          <table:table-cell table:formula="of:=EXP([.$C$16]/[.G261])" office:value-type="float" office:value="2.48726575897621" calcext:value-type="float">
            <text:p>2.48726575897621</text:p>
          </table:table-cell>
          <table:table-cell table:formula="of:=[.$C$14]/([.I261]-1)" office:value-type="float" office:value="3.35681968009203E-024" calcext:value-type="float">
            <text:p>3.35681968009203E-24</text:p>
          </table:table-cell>
          <table:table-cell table:formula="of:=[.J261]*([.G261]^(-5))" office:value-type="float" office:value="28252.7855367254" calcext:value-type="float">
            <text:p>28252.78553672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61000000000001" calcext:value-type="float">
            <text:p>2.61E-06</text:p>
          </table:table-cell>
          <table:table-cell table:formula="of:=[.G262]*1000000" office:value-type="float" office:value="2.61000000000001" calcext:value-type="float">
            <text:p>2.61000000000001</text:p>
          </table:table-cell>
          <table:table-cell table:formula="of:=EXP([.$C$16]/[.G262])" office:value-type="float" office:value="2.47859753928444" calcext:value-type="float">
            <text:p>2.47859753928444</text:p>
          </table:table-cell>
          <table:table-cell table:formula="of:=[.$C$14]/([.I262]-1)" office:value-type="float" office:value="3.37649890292286E-024" calcext:value-type="float">
            <text:p>3.37649890292286E-24</text:p>
          </table:table-cell>
          <table:table-cell table:formula="of:=[.J262]*([.G262]^(-5))" office:value-type="float" office:value="27878.1580720154" calcext:value-type="float">
            <text:p>27878.158072015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62000000000001" calcext:value-type="float">
            <text:p>2.62000000000001E-06</text:p>
          </table:table-cell>
          <table:table-cell table:formula="of:=[.G263]*1000000" office:value-type="float" office:value="2.62000000000001" calcext:value-type="float">
            <text:p>2.62000000000001</text:p>
          </table:table-cell>
          <table:table-cell table:formula="of:=EXP([.$C$16]/[.G263])" office:value-type="float" office:value="2.47002535353725" calcext:value-type="float">
            <text:p>2.47002535353725</text:p>
          </table:table-cell>
          <table:table-cell table:formula="of:=[.$C$14]/([.I263]-1)" office:value-type="float" office:value="3.39618834276919E-024" calcext:value-type="float">
            <text:p>3.39618834276919E-24</text:p>
          </table:table-cell>
          <table:table-cell table:formula="of:=[.J263]*([.G263]^(-5))" office:value-type="float" office:value="27509.6655429149" calcext:value-type="float">
            <text:p>27509.66554291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63000000000001" calcext:value-type="float">
            <text:p>2.63E-06</text:p>
          </table:table-cell>
          <table:table-cell table:formula="of:=[.G264]*1000000" office:value-type="float" office:value="2.63000000000001" calcext:value-type="float">
            <text:p>2.63000000000001</text:p>
          </table:table-cell>
          <table:table-cell table:formula="of:=EXP([.$C$16]/[.G264])" office:value-type="float" office:value="2.46154766520566" calcext:value-type="float">
            <text:p>2.46154766520566</text:p>
          </table:table-cell>
          <table:table-cell table:formula="of:=[.$C$14]/([.I264]-1)" office:value-type="float" office:value="3.41588788933262E-024" calcext:value-type="float">
            <text:p>3.41588788933262E-24</text:p>
          </table:table-cell>
          <table:table-cell table:formula="of:=[.J264]*([.G264]^(-5))" office:value-type="float" office:value="27147.1889737042" calcext:value-type="float">
            <text:p>27147.188973704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64000000000001" calcext:value-type="float">
            <text:p>2.64000000000001E-06</text:p>
          </table:table-cell>
          <table:table-cell table:formula="of:=[.G265]*1000000" office:value-type="float" office:value="2.64000000000001" calcext:value-type="float">
            <text:p>2.64000000000001</text:p>
          </table:table-cell>
          <table:table-cell table:formula="of:=EXP([.$C$16]/[.G265])" office:value-type="float" office:value="2.45316296957138" calcext:value-type="float">
            <text:p>2.45316296957138</text:p>
          </table:table-cell>
          <table:table-cell table:formula="of:=[.$C$14]/([.I265]-1)" office:value-type="float" office:value="3.43559743387276E-024" calcext:value-type="float">
            <text:p>3.43559743387276E-24</text:p>
          </table:table-cell>
          <table:table-cell table:formula="of:=[.J265]*([.G265]^(-5))" office:value-type="float" office:value="26790.6120411924" calcext:value-type="float">
            <text:p>26790.61204119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65000000000001" calcext:value-type="float">
            <text:p>2.65E-06</text:p>
          </table:table-cell>
          <table:table-cell table:formula="of:=[.G266]*1000000" office:value-type="float" office:value="2.65000000000001" calcext:value-type="float">
            <text:p>2.65000000000001</text:p>
          </table:table-cell>
          <table:table-cell table:formula="of:=EXP([.$C$16]/[.G266])" office:value-type="float" office:value="2.44486979292371" calcext:value-type="float">
            <text:p>2.44486979292371</text:p>
          </table:table-cell>
          <table:table-cell table:formula="of:=[.$C$14]/([.I266]-1)" office:value-type="float" office:value="3.45531686918031E-024" calcext:value-type="float">
            <text:p>3.45531686918031E-24</text:p>
          </table:table-cell>
          <table:table-cell table:formula="of:=[.J266]*([.G266]^(-5))" office:value-type="float" office:value="26439.8210082498" calcext:value-type="float">
            <text:p>26439.821008249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66000000000001" calcext:value-type="float">
            <text:p>2.66000000000001E-06</text:p>
          </table:table-cell>
          <table:table-cell table:formula="of:=[.G267]*1000000" office:value-type="float" office:value="2.66000000000001" calcext:value-type="float">
            <text:p>2.66000000000001</text:p>
          </table:table-cell>
          <table:table-cell table:formula="of:=EXP([.$C$16]/[.G267])" office:value-type="float" office:value="2.43666669178019" calcext:value-type="float">
            <text:p>2.43666669178019</text:p>
          </table:table-cell>
          <table:table-cell table:formula="of:=[.$C$14]/([.I267]-1)" office:value-type="float" office:value="3.47504608955062E-024" calcext:value-type="float">
            <text:p>3.47504608955062E-24</text:p>
          </table:table-cell>
          <table:table-cell table:formula="of:=[.J267]*([.G267]^(-5))" office:value-type="float" office:value="26094.70465918" calcext:value-type="float">
            <text:p>26094.704659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67000000000001" calcext:value-type="float">
            <text:p>2.67E-06</text:p>
          </table:table-cell>
          <table:table-cell table:formula="of:=[.G268]*1000000" office:value-type="float" office:value="2.67000000000001" calcext:value-type="float">
            <text:p>2.67000000000001</text:p>
          </table:table-cell>
          <table:table-cell table:formula="of:=EXP([.$C$16]/[.G268])" office:value-type="float" office:value="2.42855225213033" calcext:value-type="float">
            <text:p>2.42855225213033</text:p>
          </table:table-cell>
          <table:table-cell table:formula="of:=[.$C$14]/([.I268]-1)" office:value-type="float" office:value="3.49478499075783E-024" calcext:value-type="float">
            <text:p>3.49478499075783E-24</text:p>
          </table:table-cell>
          <table:table-cell table:formula="of:=[.J268]*([.G268]^(-5))" office:value-type="float" office:value="25755.154236873" calcext:value-type="float">
            <text:p>25755.15423687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68000000000001" calcext:value-type="float">
            <text:p>2.68000000000001E-06</text:p>
          </table:table-cell>
          <table:table-cell table:formula="of:=[.G269]*1000000" office:value-type="float" office:value="2.68000000000001" calcext:value-type="float">
            <text:p>2.68000000000001</text:p>
          </table:table-cell>
          <table:table-cell table:formula="of:=EXP([.$C$16]/[.G269])" office:value-type="float" office:value="2.4205250887016" calcext:value-type="float">
            <text:p>2.4205250887016</text:p>
          </table:table-cell>
          <table:table-cell table:formula="of:=[.$C$14]/([.I269]-1)" office:value-type="float" office:value="3.51453347002949E-024" calcext:value-type="float">
            <text:p>3.51453347002949E-24</text:p>
          </table:table-cell>
          <table:table-cell table:formula="of:=[.J269]*([.G269]^(-5))" office:value-type="float" office:value="25421.0633816886" calcext:value-type="float">
            <text:p>25421.06338168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69000000000001" calcext:value-type="float">
            <text:p>2.69E-06</text:p>
          </table:table-cell>
          <table:table-cell table:formula="of:=[.G270]*1000000" office:value-type="float" office:value="2.69000000000001" calcext:value-type="float">
            <text:p>2.69000000000001</text:p>
          </table:table-cell>
          <table:table-cell table:formula="of:=EXP([.$C$16]/[.G270])" office:value-type="float" office:value="2.41258384424682" calcext:value-type="float">
            <text:p>2.41258384424682</text:p>
          </table:table-cell>
          <table:table-cell table:formula="of:=[.$C$14]/([.I270]-1)" office:value-type="float" office:value="3.53429142602173E-024" calcext:value-type="float">
            <text:p>3.53429142602173E-24</text:p>
          </table:table-cell>
          <table:table-cell table:formula="of:=[.J270]*([.G270]^(-5))" office:value-type="float" office:value="25092.3280720169" calcext:value-type="float">
            <text:p>25092.328072016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70000000000001" calcext:value-type="float">
            <text:p>2.70000000000001E-06</text:p>
          </table:table-cell>
          <table:table-cell table:formula="of:=[.G271]*1000000" office:value-type="float" office:value="2.70000000000001" calcext:value-type="float">
            <text:p>2.70000000000001</text:p>
          </table:table-cell>
          <table:table-cell table:formula="of:=EXP([.$C$16]/[.G271])" office:value-type="float" office:value="2.40472718885244" calcext:value-type="float">
            <text:p>2.40472718885244</text:p>
          </table:table-cell>
          <table:table-cell table:formula="of:=[.$C$14]/([.I271]-1)" office:value-type="float" office:value="3.55405875879492E-024" calcext:value-type="float">
            <text:p>3.55405875879492E-24</text:p>
          </table:table-cell>
          <table:table-cell table:formula="of:=[.J271]*([.G271]^(-5))" office:value-type="float" office:value="24768.8465664658" calcext:value-type="float">
            <text:p>24768.84656646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71000000000001" calcext:value-type="float">
            <text:p>2.71E-06</text:p>
          </table:table-cell>
          <table:table-cell table:formula="of:=[.G272]*1000000" office:value-type="float" office:value="2.71000000000001" calcext:value-type="float">
            <text:p>2.71000000000001</text:p>
          </table:table-cell>
          <table:table-cell table:formula="of:=EXP([.$C$16]/[.G272])" office:value-type="float" office:value="2.39695381926673" calcext:value-type="float">
            <text:p>2.39695381926673</text:p>
          </table:table-cell>
          <table:table-cell table:formula="of:=[.$C$14]/([.I272]-1)" office:value-type="float" office:value="3.57383536978978E-024" calcext:value-type="float">
            <text:p>3.57383536978978E-24</text:p>
          </table:table-cell>
          <table:table-cell table:formula="of:=[.J272]*([.G272]^(-5))" office:value-type="float" office:value="24450.5193476281" calcext:value-type="float">
            <text:p>24450.519347628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72000000000001" calcext:value-type="float">
            <text:p>2.72000000000001E-06</text:p>
          </table:table-cell>
          <table:table-cell table:formula="of:=[.G273]*1000000" office:value-type="float" office:value="2.72000000000001" calcext:value-type="float">
            <text:p>2.72000000000001</text:p>
          </table:table-cell>
          <table:table-cell table:formula="of:=EXP([.$C$16]/[.G273])" office:value-type="float" office:value="2.38926245824757" calcext:value-type="float">
            <text:p>2.38926245824757</text:p>
          </table:table-cell>
          <table:table-cell table:formula="of:=[.$C$14]/([.I273]-1)" office:value-type="float" office:value="3.59362116180403E-024" calcext:value-type="float">
            <text:p>3.59362116180403E-24</text:p>
          </table:table-cell>
          <table:table-cell table:formula="of:=[.J273]*([.G273]^(-5))" office:value-type="float" office:value="24137.249067381" calcext:value-type="float">
            <text:p>24137.2490673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73000000000001" calcext:value-type="float">
            <text:p>2.73E-06</text:p>
          </table:table-cell>
          <table:table-cell table:formula="of:=[.G274]*1000000" office:value-type="float" office:value="2.73000000000001" calcext:value-type="float">
            <text:p>2.73000000000001</text:p>
          </table:table-cell>
          <table:table-cell table:formula="of:=EXP([.$C$16]/[.G274])" office:value-type="float" office:value="2.38165185392884" calcext:value-type="float">
            <text:p>2.38165185392884</text:p>
          </table:table-cell>
          <table:table-cell table:formula="of:=[.$C$14]/([.I274]-1)" office:value-type="float" office:value="3.61341603896946E-024" calcext:value-type="float">
            <text:p>3.61341603896946E-24</text:p>
          </table:table-cell>
          <table:table-cell table:formula="of:=[.J274]*([.G274]^(-5))" office:value-type="float" office:value="23828.9404936713" calcext:value-type="float">
            <text:p>23828.940493671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74000000000001" calcext:value-type="float">
            <text:p>2.74000000000001E-06</text:p>
          </table:table-cell>
          <table:table-cell table:formula="of:=[.G275]*1000000" office:value-type="float" office:value="2.74000000000001" calcext:value-type="float">
            <text:p>2.74000000000001</text:p>
          </table:table-cell>
          <table:table-cell table:formula="of:=EXP([.$C$16]/[.G275])" office:value-type="float" office:value="2.37412077920505" calcext:value-type="float">
            <text:p>2.37412077920505</text:p>
          </table:table-cell>
          <table:table-cell table:formula="of:=[.$C$14]/([.I275]-1)" office:value-type="float" office:value="3.63321990672945E-024" calcext:value-type="float">
            <text:p>3.63321990672945E-24</text:p>
          </table:table-cell>
          <table:table-cell table:formula="of:=[.J275]*([.G275]^(-5))" office:value-type="float" office:value="23525.5004587442" calcext:value-type="float">
            <text:p>23525.50045874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75000000000001" calcext:value-type="float">
            <text:p>2.75E-06</text:p>
          </table:table-cell>
          <table:table-cell table:formula="of:=[.G276]*1000000" office:value-type="float" office:value="2.75000000000001" calcext:value-type="float">
            <text:p>2.75000000000001</text:p>
          </table:table-cell>
          <table:table-cell table:formula="of:=EXP([.$C$16]/[.G276])" office:value-type="float" office:value="2.36666803113347" calcext:value-type="float">
            <text:p>2.36666803113347</text:p>
          </table:table-cell>
          <table:table-cell table:formula="of:=[.$C$14]/([.I276]-1)" office:value-type="float" office:value="3.65303267181699E-024" calcext:value-type="float">
            <text:p>3.65303267181699E-24</text:p>
          </table:table-cell>
          <table:table-cell table:formula="of:=[.J276]*([.G276]^(-5))" office:value-type="float" office:value="23226.837808772" calcext:value-type="float">
            <text:p>23226.83780877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76000000000001" calcext:value-type="float">
            <text:p>2.76000000000001E-06</text:p>
          </table:table-cell>
          <table:table-cell table:formula="of:=[.G277]*1000000" office:value-type="float" office:value="2.76000000000001" calcext:value-type="float">
            <text:p>2.76000000000001</text:p>
          </table:table-cell>
          <table:table-cell table:formula="of:=EXP([.$C$16]/[.G277])" office:value-type="float" office:value="2.35929243035329" calcext:value-type="float">
            <text:p>2.35929243035329</text:p>
          </table:table-cell>
          <table:table-cell table:formula="of:=[.$C$14]/([.I277]-1)" office:value-type="float" office:value="3.67285424223305E-024" calcext:value-type="float">
            <text:p>3.67285424223305E-24</text:p>
          </table:table-cell>
          <table:table-cell table:formula="of:=[.J277]*([.G277]^(-5))" office:value-type="float" office:value="22932.8633548423" calcext:value-type="float">
            <text:p>22932.86335484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77000000000001" calcext:value-type="float">
            <text:p>2.77E-06</text:p>
          </table:table-cell>
          <table:table-cell table:formula="of:=[.G278]*1000000" office:value-type="float" office:value="2.77000000000001" calcext:value-type="float">
            <text:p>2.77000000000001</text:p>
          </table:table-cell>
          <table:table-cell table:formula="of:=EXP([.$C$16]/[.G278])" office:value-type="float" office:value="2.35199282052115" calcext:value-type="float">
            <text:p>2.35199282052115</text:p>
          </table:table-cell>
          <table:table-cell table:formula="of:=[.$C$14]/([.I278]-1)" office:value-type="float" office:value="3.69268452722546E-024" calcext:value-type="float">
            <text:p>3.69268452722546E-24</text:p>
          </table:table-cell>
          <table:table-cell table:formula="of:=[.J278]*([.G278]^(-5))" office:value-type="float" office:value="22643.4898252641" calcext:value-type="float">
            <text:p>22643.489825264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78000000000001" calcext:value-type="float">
            <text:p>2.78000000000001E-06</text:p>
          </table:table-cell>
          <table:table-cell table:formula="of:=[.G279]*1000000" office:value-type="float" office:value="2.78000000000001" calcext:value-type="float">
            <text:p>2.78000000000001</text:p>
          </table:table-cell>
          <table:table-cell table:formula="of:=EXP([.$C$16]/[.G279])" office:value-type="float" office:value="2.34476806776257" calcext:value-type="float">
            <text:p>2.34476806776257</text:p>
          </table:table-cell>
          <table:table-cell table:formula="of:=[.$C$14]/([.I279]-1)" office:value-type="float" office:value="3.71252343726816E-024" calcext:value-type="float">
            <text:p>3.71252343726816E-24</text:p>
          </table:table-cell>
          <table:table-cell table:formula="of:=[.J279]*([.G279]^(-5))" office:value-type="float" office:value="22358.6318191556" calcext:value-type="float">
            <text:p>22358.6318191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79000000000001" calcext:value-type="float">
            <text:p>2.79E-06</text:p>
          </table:table-cell>
          <table:table-cell table:formula="of:=[.G280]*1000000" office:value-type="float" office:value="2.79000000000001" calcext:value-type="float">
            <text:p>2.79000000000001</text:p>
          </table:table-cell>
          <table:table-cell table:formula="of:=EXP([.$C$16]/[.G280])" office:value-type="float" office:value="2.3376170601388" calcext:value-type="float">
            <text:p>2.3376170601388</text:p>
          </table:table-cell>
          <table:table-cell table:formula="of:=[.$C$14]/([.I280]-1)" office:value-type="float" office:value="3.73237088404085E-024" calcext:value-type="float">
            <text:p>3.73237088404085E-24</text:p>
          </table:table-cell>
          <table:table-cell table:formula="of:=[.J280]*([.G280]^(-5))" office:value-type="float" office:value="22078.2057612744" calcext:value-type="float">
            <text:p>22078.205761274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80000000000001" calcext:value-type="float">
            <text:p>2.80000000000001E-06</text:p>
          </table:table-cell>
          <table:table-cell table:formula="of:=[.G281]*1000000" office:value-type="float" office:value="2.80000000000001" calcext:value-type="float">
            <text:p>2.80000000000001</text:p>
          </table:table-cell>
          <table:table-cell table:formula="of:=EXP([.$C$16]/[.G281])" office:value-type="float" office:value="2.33053870712849" calcext:value-type="float">
            <text:p>2.33053870712849</text:p>
          </table:table-cell>
          <table:table-cell table:formula="of:=[.$C$14]/([.I281]-1)" office:value-type="float" office:value="3.75222678040905E-024" calcext:value-type="float">
            <text:p>3.75222678040905E-24</text:p>
          </table:table-cell>
          <table:table-cell table:formula="of:=[.J281]*([.G281]^(-5))" office:value-type="float" office:value="21802.1298580542" calcext:value-type="float">
            <text:p>21802.12985805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81000000000001" calcext:value-type="float">
            <text:p>2.81E-06</text:p>
          </table:table-cell>
          <table:table-cell table:formula="of:=[.G282]*1000000" office:value-type="float" office:value="2.81000000000001" calcext:value-type="float">
            <text:p>2.81000000000001</text:p>
          </table:table-cell>
          <table:table-cell table:formula="of:=EXP([.$C$16]/[.G282])" office:value-type="float" office:value="2.32353193912385" calcext:value-type="float">
            <text:p>2.32353193912385</text:p>
          </table:table-cell>
          <table:table-cell table:formula="of:=[.$C$14]/([.I282]-1)" office:value-type="float" office:value="3.77209104040457E-024" calcext:value-type="float">
            <text:p>3.77209104040457E-24</text:p>
          </table:table-cell>
          <table:table-cell table:formula="of:=[.J282]*([.G282]^(-5))" office:value-type="float" office:value="21530.3240548133" calcext:value-type="float">
            <text:p>21530.324054813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82000000000001" calcext:value-type="float">
            <text:p>2.82000000000001E-06</text:p>
          </table:table-cell>
          <table:table-cell table:formula="of:=[.G283]*1000000" office:value-type="float" office:value="2.82000000000001" calcext:value-type="float">
            <text:p>2.82000000000001</text:p>
          </table:table-cell>
          <table:table-cell table:formula="of:=EXP([.$C$16]/[.G283])" office:value-type="float" office:value="2.31659570694066" calcext:value-type="float">
            <text:p>2.31659570694066</text:p>
          </table:table-cell>
          <table:table-cell table:formula="of:=[.$C$14]/([.I283]-1)" office:value-type="float" office:value="3.7919635792063E-024" calcext:value-type="float">
            <text:p>3.7919635792063E-24</text:p>
          </table:table-cell>
          <table:table-cell table:formula="of:=[.J283]*([.G283]^(-5))" office:value-type="float" office:value="21262.7099941009" calcext:value-type="float">
            <text:p>21262.70999410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83000000000001" calcext:value-type="float">
            <text:p>2.83E-06</text:p>
          </table:table-cell>
          <table:table-cell table:formula="of:=[.G284]*1000000" office:value-type="float" office:value="2.83000000000001" calcext:value-type="float">
            <text:p>2.83000000000001</text:p>
          </table:table-cell>
          <table:table-cell table:formula="of:=EXP([.$C$16]/[.G284])" office:value-type="float" office:value="2.30972898134187" calcext:value-type="float">
            <text:p>2.30972898134187</text:p>
          </table:table-cell>
          <table:table-cell table:formula="of:=[.$C$14]/([.I284]-1)" office:value-type="float" office:value="3.81184431312146E-024" calcext:value-type="float">
            <text:p>3.81184431312146E-24</text:p>
          </table:table-cell>
          <table:table-cell table:formula="of:=[.J284]*([.G284]^(-5))" office:value-type="float" office:value="20999.2109751473" calcext:value-type="float">
            <text:p>20999.210975147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84000000000001" calcext:value-type="float">
            <text:p>2.84000000000001E-06</text:p>
          </table:table-cell>
          <table:table-cell table:formula="of:=[.G285]*1000000" office:value-type="float" office:value="2.84000000000001" calcext:value-type="float">
            <text:p>2.84000000000001</text:p>
          </table:table-cell>
          <table:table-cell table:formula="of:=EXP([.$C$16]/[.G285])" office:value-type="float" office:value="2.30293075257422" calcext:value-type="float">
            <text:p>2.30293075257422</text:p>
          </table:table-cell>
          <table:table-cell table:formula="of:=[.$C$14]/([.I285]-1)" office:value-type="float" office:value="3.8317331595671E-024" calcext:value-type="float">
            <text:p>3.8317331595671E-24</text:p>
          </table:table-cell>
          <table:table-cell table:formula="of:=[.J285]*([.G285]^(-5))" office:value-type="float" office:value="20739.7519143879" calcext:value-type="float">
            <text:p>20739.75191438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85000000000001" calcext:value-type="float">
            <text:p>2.85E-06</text:p>
          </table:table-cell>
          <table:table-cell table:formula="of:=[.G286]*1000000" office:value-type="float" office:value="2.85000000000001" calcext:value-type="float">
            <text:p>2.85000000000001</text:p>
          </table:table-cell>
          <table:table-cell table:formula="of:=EXP([.$C$16]/[.G286])" office:value-type="float" office:value="2.29620002991758" calcext:value-type="float">
            <text:p>2.29620002991758</text:p>
          </table:table-cell>
          <table:table-cell table:formula="of:=[.$C$14]/([.I286]-1)" office:value-type="float" office:value="3.85163003705208E-024" calcext:value-type="float">
            <text:p>3.85163003705208E-24</text:p>
          </table:table-cell>
          <table:table-cell table:formula="of:=[.J286]*([.G286]^(-5))" office:value-type="float" office:value="20484.259307027" calcext:value-type="float">
            <text:p>20484.25930702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86000000000001" calcext:value-type="float">
            <text:p>2.86000000000001E-06</text:p>
          </table:table-cell>
          <table:table-cell table:formula="of:=[.G287]*1000000" office:value-type="float" office:value="2.86000000000001" calcext:value-type="float">
            <text:p>2.86000000000001</text:p>
          </table:table-cell>
          <table:table-cell table:formula="of:=EXP([.$C$16]/[.G287])" office:value-type="float" office:value="2.28953584124651" calcext:value-type="float">
            <text:p>2.28953584124651</text:p>
          </table:table-cell>
          <table:table-cell table:formula="of:=[.$C$14]/([.I287]-1)" office:value-type="float" office:value="3.87153486515928E-024" calcext:value-type="float">
            <text:p>3.87153486515928E-24</text:p>
          </table:table-cell>
          <table:table-cell table:formula="of:=[.J287]*([.G287]^(-5))" office:value-type="float" office:value="20232.6611896157" calcext:value-type="float">
            <text:p>20232.66118961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87000000000001" calcext:value-type="float">
            <text:p>2.87E-06</text:p>
          </table:table-cell>
          <table:table-cell table:formula="of:=[.G288]*1000000" office:value-type="float" office:value="2.87000000000001" calcext:value-type="float">
            <text:p>2.87000000000001</text:p>
          </table:table-cell>
          <table:table-cell table:formula="of:=EXP([.$C$16]/[.G288])" office:value-type="float" office:value="2.28293723260373" calcext:value-type="float">
            <text:p>2.28293723260373</text:p>
          </table:table-cell>
          <table:table-cell table:formula="of:=[.$C$14]/([.I288]-1)" office:value-type="float" office:value="3.89144756452824E-024" calcext:value-type="float">
            <text:p>3.89144756452824E-24</text:p>
          </table:table-cell>
          <table:table-cell table:formula="of:=[.J288]*([.G288]^(-5))" office:value-type="float" office:value="19984.8871036102" calcext:value-type="float">
            <text:p>19984.887103610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88000000000001" calcext:value-type="float">
            <text:p>2.88000000000001E-06</text:p>
          </table:table-cell>
          <table:table-cell table:formula="of:=[.G289]*1000000" office:value-type="float" office:value="2.88000000000001" calcext:value-type="float">
            <text:p>2.88000000000001</text:p>
          </table:table-cell>
          <table:table-cell table:formula="of:=EXP([.$C$16]/[.G289])" office:value-type="float" office:value="2.2764032677851" calcext:value-type="float">
            <text:p>2.2764032677851</text:p>
          </table:table-cell>
          <table:table-cell table:formula="of:=[.$C$14]/([.I289]-1)" office:value-type="float" office:value="3.91136805683807E-024" calcext:value-type="float">
            <text:p>3.91136805683807E-24</text:p>
          </table:table-cell>
          <table:table-cell table:formula="of:=[.J289]*([.G289]^(-5))" office:value-type="float" office:value="19740.8680598859" calcext:value-type="float">
            <text:p>19740.86805988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89000000000001" calcext:value-type="float">
            <text:p>2.89E-06</text:p>
          </table:table-cell>
          <table:table-cell table:formula="of:=[.G290]*1000000" office:value-type="float" office:value="2.89000000000001" calcext:value-type="float">
            <text:p>2.89000000000001</text:p>
          </table:table-cell>
          <table:table-cell table:formula="of:=EXP([.$C$16]/[.G290])" office:value-type="float" office:value="2.26993302793579" calcext:value-type="float">
            <text:p>2.26993302793579</text:p>
          </table:table-cell>
          <table:table-cell table:formula="of:=[.$C$14]/([.I290]-1)" office:value-type="float" office:value="3.93129626479074E-024" calcext:value-type="float">
            <text:p>3.93129626479074E-24</text:p>
          </table:table-cell>
          <table:table-cell table:formula="of:=[.J290]*([.G290]^(-5))" office:value-type="float" office:value="19500.5365041785" calcext:value-type="float">
            <text:p>19500.536504178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90000000000001" calcext:value-type="float">
            <text:p>2.90000000000001E-06</text:p>
          </table:table-cell>
          <table:table-cell table:formula="of:=[.G291]*1000000" office:value-type="float" office:value="2.90000000000001" calcext:value-type="float">
            <text:p>2.90000000000001</text:p>
          </table:table-cell>
          <table:table-cell table:formula="of:=EXP([.$C$16]/[.G291])" office:value-type="float" office:value="2.26352561115721" calcext:value-type="float">
            <text:p>2.26352561115721</text:p>
          </table:table-cell>
          <table:table-cell table:formula="of:=[.$C$14]/([.I291]-1)" office:value-type="float" office:value="3.95123211209462E-024" calcext:value-type="float">
            <text:p>3.95123211209462E-24</text:p>
          </table:table-cell>
          <table:table-cell table:formula="of:=[.J291]*([.G291]^(-5))" office:value-type="float" office:value="19263.8262834255" calcext:value-type="float">
            <text:p>19263.82628342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91000000000001" calcext:value-type="float">
            <text:p>2.91E-06</text:p>
          </table:table-cell>
          <table:table-cell table:formula="of:=[.G292]*1000000" office:value-type="float" office:value="2.91000000000001" calcext:value-type="float">
            <text:p>2.91000000000001</text:p>
          </table:table-cell>
          <table:table-cell table:formula="of:=EXP([.$C$16]/[.G292])" office:value-type="float" office:value="2.25718013212449" calcext:value-type="float">
            <text:p>2.25718013212449</text:p>
          </table:table-cell>
          <table:table-cell table:formula="of:=[.$C$14]/([.I292]-1)" office:value-type="float" office:value="3.97117552344838E-024" calcext:value-type="float">
            <text:p>3.97117552344838E-24</text:p>
          </table:table-cell>
          <table:table-cell table:formula="of:=[.J292]*([.G292]^(-5))" office:value-type="float" office:value="19030.672612983" calcext:value-type="float">
            <text:p>19030.67261298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92000000000001" calcext:value-type="float">
            <text:p>2.92000000000001E-06</text:p>
          </table:table-cell>
          <table:table-cell table:formula="of:=[.G293]*1000000" office:value-type="float" office:value="2.92000000000001" calcext:value-type="float">
            <text:p>2.92000000000001</text:p>
          </table:table-cell>
          <table:table-cell table:formula="of:=EXP([.$C$16]/[.G293])" office:value-type="float" office:value="2.25089572171402" calcext:value-type="float">
            <text:p>2.25089572171402</text:p>
          </table:table-cell>
          <table:table-cell table:formula="of:=[.$C$14]/([.I293]-1)" office:value-type="float" office:value="3.99112642452521E-024" calcext:value-type="float">
            <text:p>3.99112642452521E-24</text:p>
          </table:table-cell>
          <table:table-cell table:formula="of:=[.J293]*([.G293]^(-5))" office:value-type="float" office:value="18801.0120446929" calcext:value-type="float">
            <text:p>18801.01204469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93000000000001" calcext:value-type="float">
            <text:p>2.93E-06</text:p>
          </table:table-cell>
          <table:table-cell table:formula="of:=[.G294]*1000000" office:value-type="float" office:value="2.93000000000001" calcext:value-type="float">
            <text:p>2.93000000000001</text:p>
          </table:table-cell>
          <table:table-cell table:formula="of:=EXP([.$C$16]/[.G294])" office:value-type="float" office:value="2.24467152664099" calcext:value-type="float">
            <text:p>2.24467152664099</text:p>
          </table:table-cell>
          <table:table-cell table:formula="of:=[.$C$14]/([.I294]-1)" office:value-type="float" office:value="4.01108474195729E-024" calcext:value-type="float">
            <text:p>4.01108474195729E-24</text:p>
          </table:table-cell>
          <table:table-cell table:formula="of:=[.J294]*([.G294]^(-5))" office:value-type="float" office:value="18574.7824357757" calcext:value-type="float">
            <text:p>18574.782435775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94000000000001" calcext:value-type="float">
            <text:p>2.94000000000001E-06</text:p>
          </table:table-cell>
          <table:table-cell table:formula="of:=[.G295]*1000000" office:value-type="float" office:value="2.94000000000001" calcext:value-type="float">
            <text:p>2.94000000000001</text:p>
          </table:table-cell>
          <table:table-cell table:formula="of:=EXP([.$C$16]/[.G295])" office:value-type="float" office:value="2.23850670910635" calcext:value-type="float">
            <text:p>2.23850670910635</text:p>
          </table:table-cell>
          <table:table-cell table:formula="of:=[.$C$14]/([.I295]-1)" office:value-type="float" office:value="4.03105040332055E-024" calcext:value-type="float">
            <text:p>4.03105040332055E-24</text:p>
          </table:table-cell>
          <table:table-cell table:formula="of:=[.J295]*([.G295]^(-5))" office:value-type="float" office:value="18351.9229185271" calcext:value-type="float">
            <text:p>18351.9229185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95000000000001" calcext:value-type="float">
            <text:p>2.95E-06</text:p>
          </table:table-cell>
          <table:table-cell table:formula="of:=[.G296]*1000000" office:value-type="float" office:value="2.95000000000001" calcext:value-type="float">
            <text:p>2.95000000000001</text:p>
          </table:table-cell>
          <table:table-cell table:formula="of:=EXP([.$C$16]/[.G296])" office:value-type="float" office:value="2.23240044645311" calcext:value-type="float">
            <text:p>2.23240044645311</text:p>
          </table:table-cell>
          <table:table-cell table:formula="of:=[.$C$14]/([.I296]-1)" office:value-type="float" office:value="4.05102333711976E-024" calcext:value-type="float">
            <text:p>4.05102333711976E-24</text:p>
          </table:table-cell>
          <table:table-cell table:formula="of:=[.J296]*([.G296]^(-5))" office:value-type="float" office:value="18132.3738707937" calcext:value-type="float">
            <text:p>18132.373870793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96000000000001" calcext:value-type="float">
            <text:p>2.96000000000001E-06</text:p>
          </table:table-cell>
          <table:table-cell table:formula="of:=[.G297]*1000000" office:value-type="float" office:value="2.96000000000001" calcext:value-type="float">
            <text:p>2.96000000000001</text:p>
          </table:table-cell>
          <table:table-cell table:formula="of:=EXP([.$C$16]/[.G297])" office:value-type="float" office:value="2.22635193083159" calcext:value-type="float">
            <text:p>2.22635193083159</text:p>
          </table:table-cell>
          <table:table-cell table:formula="of:=[.$C$14]/([.I297]-1)" office:value-type="float" office:value="4.07100347277389E-024" calcext:value-type="float">
            <text:p>4.07100347277389E-24</text:p>
          </table:table-cell>
          <table:table-cell table:formula="of:=[.J297]*([.G297]^(-5))" office:value-type="float" office:value="17916.0768872077" calcext:value-type="float">
            <text:p>17916.07688720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97000000000001" calcext:value-type="float">
            <text:p>2.97E-06</text:p>
          </table:table-cell>
          <table:table-cell table:formula="of:=[.G298]*1000000" office:value-type="float" office:value="2.97000000000001" calcext:value-type="float">
            <text:p>2.97000000000001</text:p>
          </table:table-cell>
          <table:table-cell table:formula="of:=EXP([.$C$16]/[.G298])" office:value-type="float" office:value="2.22036036887341" calcext:value-type="float">
            <text:p>2.22036036887341</text:p>
          </table:table-cell>
          <table:table-cell table:formula="of:=[.$C$14]/([.I298]-1)" office:value-type="float" office:value="4.09099074060169E-024" calcext:value-type="float">
            <text:p>4.09099074060169E-24</text:p>
          </table:table-cell>
          <table:table-cell table:formula="of:=[.J298]*([.G298]^(-5))" office:value-type="float" office:value="17702.9747511579" calcext:value-type="float">
            <text:p>17702.974751157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298000000000001" calcext:value-type="float">
            <text:p>2.98000000000001E-06</text:p>
          </table:table-cell>
          <table:table-cell table:formula="of:=[.G299]*1000000" office:value-type="float" office:value="2.98000000000001" calcext:value-type="float">
            <text:p>2.98000000000001</text:p>
          </table:table-cell>
          <table:table-cell table:formula="of:=EXP([.$C$16]/[.G299])" office:value-type="float" office:value="2.21442498137391" calcext:value-type="float">
            <text:p>2.21442498137391</text:p>
          </table:table-cell>
          <table:table-cell table:formula="of:=[.$C$14]/([.I299]-1)" office:value-type="float" office:value="4.11098507180759E-024" calcext:value-type="float">
            <text:p>4.11098507180759E-24</text:p>
          </table:table-cell>
          <table:table-cell table:formula="of:=[.J299]*([.G299]^(-5))" office:value-type="float" office:value="17493.0114074777" calcext:value-type="float">
            <text:p>17493.01140747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299000000000001" calcext:value-type="float">
            <text:p>2.99E-06</text:p>
          </table:table-cell>
          <table:table-cell table:formula="of:=[.G300]*1000000" office:value-type="float" office:value="2.99" calcext:value-type="float">
            <text:p>2.99</text:p>
          </table:table-cell>
          <table:table-cell table:formula="of:=EXP([.$C$16]/[.G300])" office:value-type="float" office:value="2.20854500298282" calcext:value-type="float">
            <text:p>2.20854500298282</text:p>
          </table:table-cell>
          <table:table-cell table:formula="of:=[.$C$14]/([.I300]-1)" office:value-type="float" office:value="4.13098639846788E-024" calcext:value-type="float">
            <text:p>4.13098639846788E-24</text:p>
          </table:table-cell>
          <table:table-cell table:formula="of:=[.J300]*([.G300]^(-5))" office:value-type="float" office:value="17286.1319358286" calcext:value-type="float">
            <text:p>17286.131935828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00000000000001" calcext:value-type="float">
            <text:p>3.00000000000001E-06</text:p>
          </table:table-cell>
          <table:table-cell table:formula="of:=[.G301]*1000000" office:value-type="float" office:value="3.00000000000001" calcext:value-type="float">
            <text:p>3.00000000000001</text:p>
          </table:table-cell>
          <table:table-cell table:formula="of:=EXP([.$C$16]/[.G301])" office:value-type="float" office:value="2.20271968190283" calcext:value-type="float">
            <text:p>2.20271968190283</text:p>
          </table:table-cell>
          <table:table-cell table:formula="of:=[.$C$14]/([.I301]-1)" office:value-type="float" office:value="4.15099465351703E-024" calcext:value-type="float">
            <text:p>4.15099465351703E-24</text:p>
          </table:table-cell>
          <table:table-cell table:formula="of:=[.J301]*([.G301]^(-5))" office:value-type="float" office:value="17082.2825247613" calcext:value-type="float">
            <text:p>17082.28252476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01000000000001" calcext:value-type="float">
            <text:p>3.01E-06</text:p>
          </table:table-cell>
          <table:table-cell table:formula="of:=[.G302]*1000000" office:value-type="float" office:value="3.01000000000001" calcext:value-type="float">
            <text:p>3.01000000000001</text:p>
          </table:table-cell>
          <table:table-cell table:formula="of:=EXP([.$C$16]/[.G302])" office:value-type="float" office:value="2.19694827959592" calcext:value-type="float">
            <text:p>2.19694827959592</text:p>
          </table:table-cell>
          <table:table-cell table:formula="of:=[.$C$14]/([.I302]-1)" office:value-type="float" office:value="4.17100977073444E-024" calcext:value-type="float">
            <text:p>4.17100977073444E-24</text:p>
          </table:table-cell>
          <table:table-cell table:formula="of:=[.J302]*([.G302]^(-5))" office:value-type="float" office:value="16881.410446434" calcext:value-type="float">
            <text:p>16881.41044643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02" calcext:value-type="float">
            <text:p>3.02E-06</text:p>
          </table:table-cell>
          <table:table-cell table:formula="of:=[.G303]*1000000" office:value-type="float" office:value="3.02" calcext:value-type="float">
            <text:p>3.02</text:p>
          </table:table-cell>
          <table:table-cell table:formula="of:=EXP([.$C$16]/[.G303])" office:value-type="float" office:value="2.19123007049719" calcext:value-type="float">
            <text:p>2.19123007049719</text:p>
          </table:table-cell>
          <table:table-cell table:formula="of:=[.$C$14]/([.I303]-1)" office:value-type="float" office:value="4.19103168473125E-024" calcext:value-type="float">
            <text:p>4.19103168473125E-24</text:p>
          </table:table-cell>
          <table:table-cell table:formula="of:=[.J303]*([.G303]^(-5))" office:value-type="float" office:value="16683.4640319712" calcext:value-type="float">
            <text:p>16683.46403197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03000000000001" calcext:value-type="float">
            <text:p>3.03E-06</text:p>
          </table:table-cell>
          <table:table-cell table:formula="of:=[.G304]*1000000" office:value-type="float" office:value="3.03" calcext:value-type="float">
            <text:p>3.03</text:p>
          </table:table-cell>
          <table:table-cell table:formula="of:=EXP([.$C$16]/[.G304])" office:value-type="float" office:value="2.18556434173595" calcext:value-type="float">
            <text:p>2.18556434173595</text:p>
          </table:table-cell>
          <table:table-cell table:formula="of:=[.$C$14]/([.I304]-1)" office:value-type="float" office:value="4.21106033093755E-024" calcext:value-type="float">
            <text:p>4.21106033093755E-24</text:p>
          </table:table-cell>
          <table:table-cell table:formula="of:=[.J304]*([.G304]^(-5))" office:value-type="float" office:value="16488.3926474443" calcext:value-type="float">
            <text:p>16488.392647444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04" calcext:value-type="float">
            <text:p>3.04E-06</text:p>
          </table:table-cell>
          <table:table-cell table:formula="of:=[.G305]*1000000" office:value-type="float" office:value="3.04" calcext:value-type="float">
            <text:p>3.04</text:p>
          </table:table-cell>
          <table:table-cell table:formula="of:=EXP([.$C$16]/[.G305])" office:value-type="float" office:value="2.17995039286392" calcext:value-type="float">
            <text:p>2.17995039286392</text:p>
          </table:table-cell>
          <table:table-cell table:formula="of:=[.$C$14]/([.I305]-1)" office:value-type="float" office:value="4.23109564558969E-024" calcext:value-type="float">
            <text:p>4.23109564558969E-24</text:p>
          </table:table-cell>
          <table:table-cell table:formula="of:=[.J305]*([.G305]^(-5))" office:value-type="float" office:value="16296.146670457" calcext:value-type="float">
            <text:p>16296.1466704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05" calcext:value-type="float">
            <text:p>3.05E-06</text:p>
          </table:table-cell>
          <table:table-cell table:formula="of:=[.G306]*1000000" office:value-type="float" office:value="3.05" calcext:value-type="float">
            <text:p>3.05</text:p>
          </table:table-cell>
          <table:table-cell table:formula="of:=EXP([.$C$16]/[.G306])" office:value-type="float" office:value="2.17438753559019" calcext:value-type="float">
            <text:p>2.17438753559019</text:p>
          </table:table-cell>
          <table:table-cell table:formula="of:=[.$C$14]/([.I306]-1)" office:value-type="float" office:value="4.25113756571793E-024" calcext:value-type="float">
            <text:p>4.25113756571793E-24</text:p>
          </table:table-cell>
          <table:table-cell table:formula="of:=[.J306]*([.G306]^(-5))" office:value-type="float" office:value="16106.6774673185" calcext:value-type="float">
            <text:p>16106.677467318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06" calcext:value-type="float">
            <text:p>3.06E-06</text:p>
          </table:table-cell>
          <table:table-cell table:formula="of:=[.G307]*1000000" office:value-type="float" office:value="3.06" calcext:value-type="float">
            <text:p>3.06</text:p>
          </table:table-cell>
          <table:table-cell table:formula="of:=EXP([.$C$16]/[.G307])" office:value-type="float" office:value="2.16887509352299" calcext:value-type="float">
            <text:p>2.16887509352299</text:p>
          </table:table-cell>
          <table:table-cell table:formula="of:=[.$C$14]/([.I307]-1)" office:value-type="float" office:value="4.27118602913423E-024" calcext:value-type="float">
            <text:p>4.27118602913423E-24</text:p>
          </table:table-cell>
          <table:table-cell table:formula="of:=[.J307]*([.G307]^(-5))" office:value-type="float" office:value="15919.9373707899" calcext:value-type="float">
            <text:p>15919.93737078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07" calcext:value-type="float">
            <text:p>3.07E-06</text:p>
          </table:table-cell>
          <table:table-cell table:formula="of:=[.G308]*1000000" office:value-type="float" office:value="3.07" calcext:value-type="float">
            <text:p>3.07</text:p>
          </table:table-cell>
          <table:table-cell table:formula="of:=EXP([.$C$16]/[.G308])" office:value-type="float" office:value="2.16341240191778" calcext:value-type="float">
            <text:p>2.16341240191778</text:p>
          </table:table-cell>
          <table:table-cell table:formula="of:=[.$C$14]/([.I308]-1)" office:value-type="float" office:value="4.29124097442032E-024" calcext:value-type="float">
            <text:p>4.29124097442032E-24</text:p>
          </table:table-cell>
          <table:table-cell table:formula="of:=[.J308]*([.G308]^(-5))" office:value-type="float" office:value="15735.8796583853" calcext:value-type="float">
            <text:p>15735.879658385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08" calcext:value-type="float">
            <text:p>3.08E-06</text:p>
          </table:table-cell>
          <table:table-cell table:formula="of:=[.G309]*1000000" office:value-type="float" office:value="3.08" calcext:value-type="float">
            <text:p>3.08</text:p>
          </table:table-cell>
          <table:table-cell table:formula="of:=EXP([.$C$16]/[.G309])" office:value-type="float" office:value="2.15799880743174" calcext:value-type="float">
            <text:p>2.15799880743174</text:p>
          </table:table-cell>
          <table:table-cell table:formula="of:=[.$C$14]/([.I309]-1)" office:value-type="float" office:value="4.31130234091596E-024" calcext:value-type="float">
            <text:p>4.31130234091596E-24</text:p>
          </table:table-cell>
          <table:table-cell table:formula="of:=[.J309]*([.G309]^(-5))" office:value-type="float" office:value="15554.4585312153" calcext:value-type="float">
            <text:p>15554.45853121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09" calcext:value-type="float">
            <text:p>3.09E-06</text:p>
          </table:table-cell>
          <table:table-cell table:formula="of:=[.G310]*1000000" office:value-type="float" office:value="3.09" calcext:value-type="float">
            <text:p>3.09</text:p>
          </table:table-cell>
          <table:table-cell table:formula="of:=EXP([.$C$16]/[.G310])" office:value-type="float" office:value="2.15263366788427" calcext:value-type="float">
            <text:p>2.15263366788427</text:p>
          </table:table-cell>
          <table:table-cell table:formula="of:=[.$C$14]/([.I310]-1)" office:value-type="float" office:value="4.33137006870741E-024" calcext:value-type="float">
            <text:p>4.33137006870741E-24</text:p>
          </table:table-cell>
          <table:table-cell table:formula="of:=[.J310]*([.G310]^(-5))" office:value-type="float" office:value="15375.6290933565" calcext:value-type="float">
            <text:p>15375.629093356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1" calcext:value-type="float">
            <text:p>3.1E-06</text:p>
          </table:table-cell>
          <table:table-cell table:formula="of:=[.G311]*1000000" office:value-type="float" office:value="3.1" calcext:value-type="float">
            <text:p>3.1</text:p>
          </table:table-cell>
          <table:table-cell table:formula="of:=EXP([.$C$16]/[.G311])" office:value-type="float" office:value="2.14731635202349" calcext:value-type="float">
            <text:p>2.14731635202349</text:p>
          </table:table-cell>
          <table:table-cell table:formula="of:=[.$C$14]/([.I311]-1)" office:value-type="float" office:value="4.3514440986161E-024" calcext:value-type="float">
            <text:p>4.3514440986161E-24</text:p>
          </table:table-cell>
          <table:table-cell table:formula="of:=[.J311]*([.G311]^(-5))" office:value-type="float" office:value="15199.3473317322" calcext:value-type="float">
            <text:p>15199.34733173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11" calcext:value-type="float">
            <text:p>3.11E-06</text:p>
          </table:table-cell>
          <table:table-cell table:formula="of:=[.G312]*1000000" office:value-type="float" office:value="3.11" calcext:value-type="float">
            <text:p>3.11</text:p>
          </table:table-cell>
          <table:table-cell table:formula="of:=EXP([.$C$16]/[.G312])" office:value-type="float" office:value="2.14204623929846" calcext:value-type="float">
            <text:p>2.14204623929846</text:p>
          </table:table-cell>
          <table:table-cell table:formula="of:=[.$C$14]/([.I312]-1)" office:value-type="float" office:value="4.37152437218756E-024" calcext:value-type="float">
            <text:p>4.37152437218756E-24</text:p>
          </table:table-cell>
          <table:table-cell table:formula="of:=[.J312]*([.G312]^(-5))" office:value-type="float" office:value="15025.5700964923" calcext:value-type="float">
            <text:p>15025.570096492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12" calcext:value-type="float">
            <text:p>3.12E-06</text:p>
          </table:table-cell>
          <table:table-cell table:formula="of:=[.G313]*1000000" office:value-type="float" office:value="3.12" calcext:value-type="float">
            <text:p>3.12</text:p>
          </table:table-cell>
          <table:table-cell table:formula="of:=EXP([.$C$16]/[.G313])" office:value-type="float" office:value="2.13682271963702" calcext:value-type="float">
            <text:p>2.13682271963702</text:p>
          </table:table-cell>
          <table:table-cell table:formula="of:=[.$C$14]/([.I313]-1)" office:value-type="float" office:value="4.39161083168043E-024" calcext:value-type="float">
            <text:p>4.39161083168043E-24</text:p>
          </table:table-cell>
          <table:table-cell table:formula="of:=[.J313]*([.G313]^(-5))" office:value-type="float" office:value="14854.255081877" calcext:value-type="float">
            <text:p>14854.2550818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13" calcext:value-type="float">
            <text:p>3.13E-06</text:p>
          </table:table-cell>
          <table:table-cell table:formula="of:=[.G314]*1000000" office:value-type="float" office:value="3.13" calcext:value-type="float">
            <text:p>3.13</text:p>
          </table:table-cell>
          <table:table-cell table:formula="of:=EXP([.$C$16]/[.G314])" office:value-type="float" office:value="2.13164519322906" calcext:value-type="float">
            <text:p>2.13164519322906</text:p>
          </table:table-cell>
          <table:table-cell table:formula="of:=[.$C$14]/([.I314]-1)" office:value-type="float" office:value="4.41170342005581E-024" calcext:value-type="float">
            <text:p>4.41170342005581E-24</text:p>
          </table:table-cell>
          <table:table-cell table:formula="of:=[.J314]*([.G314]^(-5))" office:value-type="float" office:value="14685.3608075521" calcext:value-type="float">
            <text:p>14685.360807552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14" calcext:value-type="float">
            <text:p>3.14E-06</text:p>
          </table:table-cell>
          <table:table-cell table:formula="of:=[.G315]*1000000" office:value-type="float" office:value="3.14" calcext:value-type="float">
            <text:p>3.14</text:p>
          </table:table-cell>
          <table:table-cell table:formula="of:=EXP([.$C$16]/[.G315])" office:value-type="float" office:value="2.12651307031504" calcext:value-type="float">
            <text:p>2.12651307031504</text:p>
          </table:table-cell>
          <table:table-cell table:formula="of:=[.$C$14]/([.I315]-1)" office:value-type="float" office:value="4.43180208096668E-024" calcext:value-type="float">
            <text:p>4.43180208096668E-24</text:p>
          </table:table-cell>
          <table:table-cell table:formula="of:=[.J315]*([.G315]^(-5))" office:value-type="float" office:value="14518.8466004031" calcext:value-type="float">
            <text:p>14518.8466004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15" calcext:value-type="float">
            <text:p>3.15E-06</text:p>
          </table:table-cell>
          <table:table-cell table:formula="of:=[.G316]*1000000" office:value-type="float" office:value="3.15" calcext:value-type="float">
            <text:p>3.15</text:p>
          </table:table-cell>
          <table:table-cell table:formula="of:=EXP([.$C$16]/[.G316])" office:value-type="float" office:value="2.12142577097973" calcext:value-type="float">
            <text:p>2.12142577097973</text:p>
          </table:table-cell>
          <table:table-cell table:formula="of:=[.$C$14]/([.I316]-1)" office:value-type="float" office:value="4.45190675874758E-024" calcext:value-type="float">
            <text:p>4.45190675874758E-24</text:p>
          </table:table-cell>
          <table:table-cell table:formula="of:=[.J316]*([.G316]^(-5))" office:value-type="float" office:value="14354.6725767757" calcext:value-type="float">
            <text:p>14354.672576775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16" calcext:value-type="float">
            <text:p>3.16E-06</text:p>
          </table:table-cell>
          <table:table-cell table:formula="of:=[.G317]*1000000" office:value-type="float" office:value="3.16" calcext:value-type="float">
            <text:p>3.16</text:p>
          </table:table-cell>
          <table:table-cell table:formula="of:=EXP([.$C$16]/[.G317])" office:value-type="float" office:value="2.11638272495085" calcext:value-type="float">
            <text:p>2.11638272495085</text:p>
          </table:table-cell>
          <table:table-cell table:formula="of:=[.$C$14]/([.I317]-1)" office:value-type="float" office:value="4.47201739840443E-024" calcext:value-type="float">
            <text:p>4.47201739840443E-24</text:p>
          </table:table-cell>
          <table:table-cell table:formula="of:=[.J317]*([.G317]^(-5))" office:value-type="float" office:value="14192.7996251501" calcext:value-type="float">
            <text:p>14192.79962515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17" calcext:value-type="float">
            <text:p>3.17E-06</text:p>
          </table:table-cell>
          <table:table-cell table:formula="of:=[.G318]*1000000" office:value-type="float" office:value="3.17" calcext:value-type="float">
            <text:p>3.17</text:p>
          </table:table-cell>
          <table:table-cell table:formula="of:=EXP([.$C$16]/[.G318])" office:value-type="float" office:value="2.11138337140266" calcext:value-type="float">
            <text:p>2.11138337140266</text:p>
          </table:table-cell>
          <table:table-cell table:formula="of:=[.$C$14]/([.I318]-1)" office:value-type="float" office:value="4.49213394560458E-024" calcext:value-type="float">
            <text:p>4.49213394560458E-24</text:p>
          </table:table-cell>
          <table:table-cell table:formula="of:=[.J318]*([.G318]^(-5))" office:value-type="float" office:value="14033.1893892391" calcext:value-type="float">
            <text:p>14033.189389239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18" calcext:value-type="float">
            <text:p>3.18E-06</text:p>
          </table:table-cell>
          <table:table-cell table:formula="of:=[.G319]*1000000" office:value-type="float" office:value="3.18" calcext:value-type="float">
            <text:p>3.18</text:p>
          </table:table-cell>
          <table:table-cell table:formula="of:=EXP([.$C$16]/[.G319])" office:value-type="float" office:value="2.10642715876418" calcext:value-type="float">
            <text:p>2.10642715876418</text:p>
          </table:table-cell>
          <table:table-cell table:formula="of:=[.$C$14]/([.I319]-1)" office:value-type="float" office:value="4.51225634666694E-024" calcext:value-type="float">
            <text:p>4.51225634666694E-24</text:p>
          </table:table-cell>
          <table:table-cell table:formula="of:=[.J319]*([.G319]^(-5))" office:value-type="float" office:value="13875.8042514963" calcext:value-type="float">
            <text:p>13875.80425149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19" calcext:value-type="float">
            <text:p>3.19E-06</text:p>
          </table:table-cell>
          <table:table-cell table:formula="of:=[.G320]*1000000" office:value-type="float" office:value="3.19" calcext:value-type="float">
            <text:p>3.19</text:p>
          </table:table-cell>
          <table:table-cell table:formula="of:=EXP([.$C$16]/[.G320])" office:value-type="float" office:value="2.10151354453207" calcext:value-type="float">
            <text:p>2.10151354453207</text:p>
          </table:table-cell>
          <table:table-cell table:formula="of:=[.$C$14]/([.I320]-1)" office:value-type="float" office:value="4.53238454855242E-024" calcext:value-type="float">
            <text:p>4.53238454855242E-24</text:p>
          </table:table-cell>
          <table:table-cell table:formula="of:=[.J320]*([.G320]^(-5))" office:value-type="float" office:value="13720.6073170256" calcext:value-type="float">
            <text:p>13720.607317025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2" calcext:value-type="float">
            <text:p>3.2E-06</text:p>
          </table:table-cell>
          <table:table-cell table:formula="of:=[.G321]*1000000" office:value-type="float" office:value="3.2" calcext:value-type="float">
            <text:p>3.2</text:p>
          </table:table-cell>
          <table:table-cell table:formula="of:=EXP([.$C$16]/[.G321])" office:value-type="float" office:value="2.09664199508792" calcext:value-type="float">
            <text:p>2.09664199508792</text:p>
          </table:table-cell>
          <table:table-cell table:formula="of:=[.$C$14]/([.I321]-1)" office:value-type="float" office:value="4.5525184988544E-024" calcext:value-type="float">
            <text:p>4.5525184988544E-24</text:p>
          </table:table-cell>
          <table:table-cell table:formula="of:=[.J321]*([.G321]^(-5))" office:value-type="float" office:value="13567.5623978805" calcext:value-type="float">
            <text:p>13567.56239788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21" calcext:value-type="float">
            <text:p>3.21E-06</text:p>
          </table:table-cell>
          <table:table-cell table:formula="of:=[.G322]*1000000" office:value-type="float" office:value="3.21" calcext:value-type="float">
            <text:p>3.21</text:p>
          </table:table-cell>
          <table:table-cell table:formula="of:=EXP([.$C$16]/[.G322])" office:value-type="float" office:value="2.09181198551995" calcext:value-type="float">
            <text:p>2.09181198551995</text:p>
          </table:table-cell>
          <table:table-cell table:formula="of:=[.$C$14]/([.I322]-1)" office:value-type="float" office:value="4.57265814578948E-024" calcext:value-type="float">
            <text:p>4.57265814578948E-24</text:p>
          </table:table-cell>
          <table:table-cell table:formula="of:=[.J322]*([.G322]^(-5))" office:value-type="float" office:value="13416.633997742" calcext:value-type="float">
            <text:p>13416.63399774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22" calcext:value-type="float">
            <text:p>3.22E-06</text:p>
          </table:table-cell>
          <table:table-cell table:formula="of:=[.G323]*1000000" office:value-type="float" office:value="3.22" calcext:value-type="float">
            <text:p>3.22</text:p>
          </table:table-cell>
          <table:table-cell table:formula="of:=EXP([.$C$16]/[.G323])" office:value-type="float" office:value="2.08702299944884" calcext:value-type="float">
            <text:p>2.08702299944884</text:p>
          </table:table-cell>
          <table:table-cell table:formula="of:=[.$C$14]/([.I323]-1)" office:value-type="float" office:value="4.59280343818829E-024" calcext:value-type="float">
            <text:p>4.59280343818829E-24</text:p>
          </table:table-cell>
          <table:table-cell table:formula="of:=[.J323]*([.G323]^(-5))" office:value-type="float" office:value="13267.7872969666" calcext:value-type="float">
            <text:p>13267.78729696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23" calcext:value-type="float">
            <text:p>3.23E-06</text:p>
          </table:table-cell>
          <table:table-cell table:formula="of:=[.G324]*1000000" office:value-type="float" office:value="3.23" calcext:value-type="float">
            <text:p>3.23</text:p>
          </table:table-cell>
          <table:table-cell table:formula="of:=EXP([.$C$16]/[.G324])" office:value-type="float" office:value="2.08227452885777" calcext:value-type="float">
            <text:p>2.08227452885777</text:p>
          </table:table-cell>
          <table:table-cell table:formula="of:=[.$C$14]/([.I324]-1)" office:value-type="float" office:value="4.61295432548655E-024" calcext:value-type="float">
            <text:p>4.61295432548655E-24</text:p>
          </table:table-cell>
          <table:table-cell table:formula="of:=[.J324]*([.G324]^(-5))" office:value-type="float" office:value="13120.9881379937" calcext:value-type="float">
            <text:p>13120.988137993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24" calcext:value-type="float">
            <text:p>3.24E-06</text:p>
          </table:table-cell>
          <table:table-cell table:formula="of:=[.G325]*1000000" office:value-type="float" office:value="3.24" calcext:value-type="float">
            <text:p>3.24</text:p>
          </table:table-cell>
          <table:table-cell table:formula="of:=EXP([.$C$16]/[.G325])" office:value-type="float" office:value="2.07756607392639" calcext:value-type="float">
            <text:p>2.07756607392639</text:p>
          </table:table-cell>
          <table:table-cell table:formula="of:=[.$C$14]/([.I325]-1)" office:value-type="float" office:value="4.63311075771621E-024" calcext:value-type="float">
            <text:p>4.63311075771621E-24</text:p>
          </table:table-cell>
          <table:table-cell table:formula="of:=[.J325]*([.G325]^(-5))" office:value-type="float" office:value="12976.2030111027" calcext:value-type="float">
            <text:p>12976.20301110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25" calcext:value-type="float">
            <text:p>3.25E-06</text:p>
          </table:table-cell>
          <table:table-cell table:formula="of:=[.G326]*1000000" office:value-type="float" office:value="3.25" calcext:value-type="float">
            <text:p>3.25</text:p>
          </table:table-cell>
          <table:table-cell table:formula="of:=EXP([.$C$16]/[.G326])" office:value-type="float" office:value="2.07289714286867" calcext:value-type="float">
            <text:p>2.07289714286867</text:p>
          </table:table-cell>
          <table:table-cell table:formula="of:=[.$C$14]/([.I326]-1)" office:value-type="float" office:value="4.65327268549682E-024" calcext:value-type="float">
            <text:p>4.65327268549682E-24</text:p>
          </table:table-cell>
          <table:table-cell table:formula="of:=[.J326]*([.G326]^(-5))" office:value-type="float" office:value="12833.3990405117" calcext:value-type="float">
            <text:p>12833.399040511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26" calcext:value-type="float">
            <text:p>3.26E-06</text:p>
          </table:table-cell>
          <table:table-cell table:formula="of:=[.G327]*1000000" office:value-type="float" office:value="3.26" calcext:value-type="float">
            <text:p>3.26</text:p>
          </table:table-cell>
          <table:table-cell table:formula="of:=EXP([.$C$16]/[.G327])" office:value-type="float" office:value="2.06826725177461" calcext:value-type="float">
            <text:p>2.06826725177461</text:p>
          </table:table-cell>
          <table:table-cell table:formula="of:=[.$C$14]/([.I327]-1)" office:value-type="float" office:value="4.67344006002695E-024" calcext:value-type="float">
            <text:p>4.67344006002695E-24</text:p>
          </table:table-cell>
          <table:table-cell table:formula="of:=[.J327]*([.G327]^(-5))" office:value-type="float" office:value="12692.5439708074" calcext:value-type="float">
            <text:p>12692.54397080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27" calcext:value-type="float">
            <text:p>3.27E-06</text:p>
          </table:table-cell>
          <table:table-cell table:formula="of:=[.G328]*1000000" office:value-type="float" office:value="3.27" calcext:value-type="float">
            <text:p>3.27</text:p>
          </table:table-cell>
          <table:table-cell table:formula="of:=EXP([.$C$16]/[.G328])" office:value-type="float" office:value="2.06367592445554" calcext:value-type="float">
            <text:p>2.06367592445554</text:p>
          </table:table-cell>
          <table:table-cell table:formula="of:=[.$C$14]/([.I328]-1)" office:value-type="float" office:value="4.69361283307586E-024" calcext:value-type="float">
            <text:p>4.69361283307586E-24</text:p>
          </table:table-cell>
          <table:table-cell table:formula="of:=[.J328]*([.G328]^(-5))" office:value-type="float" office:value="12553.6061536983" calcext:value-type="float">
            <text:p>12553.606153698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28" calcext:value-type="float">
            <text:p>3.28E-06</text:p>
          </table:table-cell>
          <table:table-cell table:formula="of:=[.G329]*1000000" office:value-type="float" office:value="3.28" calcext:value-type="float">
            <text:p>3.28</text:p>
          </table:table-cell>
          <table:table-cell table:formula="of:=EXP([.$C$16]/[.G329])" office:value-type="float" office:value="2.05912269229307" calcext:value-type="float">
            <text:p>2.05912269229307</text:p>
          </table:table-cell>
          <table:table-cell table:formula="of:=[.$C$14]/([.I329]-1)" office:value-type="float" office:value="4.71379095697525E-024" calcext:value-type="float">
            <text:p>4.71379095697525E-24</text:p>
          </table:table-cell>
          <table:table-cell table:formula="of:=[.J329]*([.G329]^(-5))" office:value-type="float" office:value="12416.5545350836" calcext:value-type="float">
            <text:p>12416.5545350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29" calcext:value-type="float">
            <text:p>3.29E-06</text:p>
          </table:table-cell>
          <table:table-cell table:formula="of:=[.G330]*1000000" office:value-type="float" office:value="3.29" calcext:value-type="float">
            <text:p>3.29</text:p>
          </table:table-cell>
          <table:table-cell table:formula="of:=EXP([.$C$16]/[.G330])" office:value-type="float" office:value="2.0546070940915" calcext:value-type="float">
            <text:p>2.0546070940915</text:p>
          </table:table-cell>
          <table:table-cell table:formula="of:=[.$C$14]/([.I330]-1)" office:value-type="float" office:value="4.73397438461114E-024" calcext:value-type="float">
            <text:p>4.73397438461114E-24</text:p>
          </table:table-cell>
          <table:table-cell table:formula="of:=[.J330]*([.G330]^(-5))" office:value-type="float" office:value="12281.358642427" calcext:value-type="float">
            <text:p>12281.35864242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3" calcext:value-type="float">
            <text:p>3.3E-06</text:p>
          </table:table-cell>
          <table:table-cell table:formula="of:=[.G331]*1000000" office:value-type="float" office:value="3.3" calcext:value-type="float">
            <text:p>3.3</text:p>
          </table:table-cell>
          <table:table-cell table:formula="of:=EXP([.$C$16]/[.G331])" office:value-type="float" office:value="2.05012867593363" calcext:value-type="float">
            <text:p>2.05012867593363</text:p>
          </table:table-cell>
          <table:table-cell table:formula="of:=[.$C$14]/([.I331]-1)" office:value-type="float" office:value="4.75416306941597E-024" calcext:value-type="float">
            <text:p>4.75416306941597E-24</text:p>
          </table:table-cell>
          <table:table-cell table:formula="of:=[.J331]*([.G331]^(-5))" office:value-type="float" office:value="12147.988572431" calcext:value-type="float">
            <text:p>12147.9885724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31" calcext:value-type="float">
            <text:p>3.31E-06</text:p>
          </table:table-cell>
          <table:table-cell table:formula="of:=[.G332]*1000000" office:value-type="float" office:value="3.31" calcext:value-type="float">
            <text:p>3.31</text:p>
          </table:table-cell>
          <table:table-cell table:formula="of:=EXP([.$C$16]/[.G332])" office:value-type="float" office:value="2.04568699103988" calcext:value-type="float">
            <text:p>2.04568699103988</text:p>
          </table:table-cell>
          <table:table-cell table:formula="of:=[.$C$14]/([.I332]-1)" office:value-type="float" office:value="4.77435696536072E-024" calcext:value-type="float">
            <text:p>4.77435696536072E-24</text:p>
          </table:table-cell>
          <table:table-cell table:formula="of:=[.J332]*([.G332]^(-5))" office:value-type="float" office:value="12016.4149790001" calcext:value-type="float">
            <text:p>12016.414979000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32" calcext:value-type="float">
            <text:p>3.32E-06</text:p>
          </table:table-cell>
          <table:table-cell table:formula="of:=[.G333]*1000000" office:value-type="float" office:value="3.32" calcext:value-type="float">
            <text:p>3.32</text:p>
          </table:table-cell>
          <table:table-cell table:formula="of:=EXP([.$C$16]/[.G333])" office:value-type="float" office:value="2.04128159963064" calcext:value-type="float">
            <text:p>2.04128159963064</text:p>
          </table:table-cell>
          <table:table-cell table:formula="of:=[.$C$14]/([.I333]-1)" office:value-type="float" office:value="4.79455602694725E-024" calcext:value-type="float">
            <text:p>4.79455602694725E-24</text:p>
          </table:table-cell>
          <table:table-cell table:formula="of:=[.J333]*([.G333]^(-5))" office:value-type="float" office:value="11886.6090614888" calcext:value-type="float">
            <text:p>11886.6090614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33" calcext:value-type="float">
            <text:p>3.33E-06</text:p>
          </table:table-cell>
          <table:table-cell table:formula="of:=[.G334]*1000000" office:value-type="float" office:value="3.33" calcext:value-type="float">
            <text:p>3.33</text:p>
          </table:table-cell>
          <table:table-cell table:formula="of:=EXP([.$C$16]/[.G334])" office:value-type="float" office:value="2.03691206879171" calcext:value-type="float">
            <text:p>2.03691206879171</text:p>
          </table:table-cell>
          <table:table-cell table:formula="of:=[.$C$14]/([.I334]-1)" office:value-type="float" office:value="4.81476020920076E-024" calcext:value-type="float">
            <text:p>4.81476020920076E-24</text:p>
          </table:table-cell>
          <table:table-cell table:formula="of:=[.J334]*([.G334]^(-5))" office:value-type="float" office:value="11758.542553225" calcext:value-type="float">
            <text:p>11758.54255322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34" calcext:value-type="float">
            <text:p>3.34E-06</text:p>
          </table:table-cell>
          <table:table-cell table:formula="of:=[.G335]*1000000" office:value-type="float" office:value="3.34" calcext:value-type="float">
            <text:p>3.34</text:p>
          </table:table-cell>
          <table:table-cell table:formula="of:=EXP([.$C$16]/[.G335])" office:value-type="float" office:value="2.03257797234285" calcext:value-type="float">
            <text:p>2.03257797234285</text:p>
          </table:table-cell>
          <table:table-cell table:formula="of:=[.$C$14]/([.I335]-1)" office:value-type="float" office:value="4.83496946766232E-024" calcext:value-type="float">
            <text:p>4.83496946766232E-24</text:p>
          </table:table-cell>
          <table:table-cell table:formula="of:=[.J335]*([.G335]^(-5))" office:value-type="float" office:value="11632.187710302" calcext:value-type="float">
            <text:p>11632.187710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35" calcext:value-type="float">
            <text:p>3.35E-06</text:p>
          </table:table-cell>
          <table:table-cell table:formula="of:=[.G336]*1000000" office:value-type="float" office:value="3.35" calcext:value-type="float">
            <text:p>3.35</text:p>
          </table:table-cell>
          <table:table-cell table:formula="of:=EXP([.$C$16]/[.G336])" office:value-type="float" office:value="2.02827889070929" calcext:value-type="float">
            <text:p>2.02827889070929</text:p>
          </table:table-cell>
          <table:table-cell table:formula="of:=[.$C$14]/([.I336]-1)" office:value-type="float" office:value="4.85518375838158E-024" calcext:value-type="float">
            <text:p>4.85518375838158E-24</text:p>
          </table:table-cell>
          <table:table-cell table:formula="of:=[.J336]*([.G336]^(-5))" office:value-type="float" office:value="11507.5173006327" calcext:value-type="float">
            <text:p>11507.517300632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36" calcext:value-type="float">
            <text:p>3.36E-06</text:p>
          </table:table-cell>
          <table:table-cell table:formula="of:=[.G337]*1000000" office:value-type="float" office:value="3.36" calcext:value-type="float">
            <text:p>3.36</text:p>
          </table:table-cell>
          <table:table-cell table:formula="of:=EXP([.$C$16]/[.G337])" office:value-type="float" office:value="2.02401441079606" calcext:value-type="float">
            <text:p>2.02401441079606</text:p>
          </table:table-cell>
          <table:table-cell table:formula="of:=[.$C$14]/([.I337]-1)" office:value-type="float" office:value="4.87540303790963E-024" calcext:value-type="float">
            <text:p>4.87540303790963E-24</text:p>
          </table:table-cell>
          <table:table-cell table:formula="of:=[.J337]*([.G337]^(-5))" office:value-type="float" office:value="11384.5045932591" calcext:value-type="float">
            <text:p>11384.50459325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37" calcext:value-type="float">
            <text:p>3.37E-06</text:p>
          </table:table-cell>
          <table:table-cell table:formula="of:=[.G338]*1000000" office:value-type="float" office:value="3.37" calcext:value-type="float">
            <text:p>3.37</text:p>
          </table:table-cell>
          <table:table-cell table:formula="of:=EXP([.$C$16]/[.G338])" office:value-type="float" office:value="2.01978412586529" calcext:value-type="float">
            <text:p>2.01978412586529</text:p>
          </table:table-cell>
          <table:table-cell table:formula="of:=[.$C$14]/([.I338]-1)" office:value-type="float" office:value="4.89562726329184E-024" calcext:value-type="float">
            <text:p>4.89562726329184E-24</text:p>
          </table:table-cell>
          <table:table-cell table:formula="of:=[.J338]*([.G338]^(-5))" office:value-type="float" office:value="11263.1233479104" calcext:value-type="float">
            <text:p>11263.123347910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38" calcext:value-type="float">
            <text:p>3.38E-06</text:p>
          </table:table-cell>
          <table:table-cell table:formula="of:=[.G339]*1000000" office:value-type="float" office:value="3.38" calcext:value-type="float">
            <text:p>3.38</text:p>
          </table:table-cell>
          <table:table-cell table:formula="of:=EXP([.$C$16]/[.G339])" office:value-type="float" office:value="2.0155876354161" calcext:value-type="float">
            <text:p>2.0155876354161</text:p>
          </table:table-cell>
          <table:table-cell table:formula="of:=[.$C$14]/([.I339]-1)" office:value-type="float" office:value="4.91585639206101E-024" calcext:value-type="float">
            <text:p>4.91585639206101E-24</text:p>
          </table:table-cell>
          <table:table-cell table:formula="of:=[.J339]*([.G339]^(-5))" office:value-type="float" office:value="11143.3478048034" calcext:value-type="float">
            <text:p>11143.34780480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39" calcext:value-type="float">
            <text:p>3.39E-06</text:p>
          </table:table-cell>
          <table:table-cell table:formula="of:=[.G340]*1000000" office:value-type="float" office:value="3.39" calcext:value-type="float">
            <text:p>3.39</text:p>
          </table:table-cell>
          <table:table-cell table:formula="of:=EXP([.$C$16]/[.G340])" office:value-type="float" office:value="2.01142454506726" calcext:value-type="float">
            <text:p>2.01142454506726</text:p>
          </table:table-cell>
          <table:table-cell table:formula="of:=[.$C$14]/([.I340]-1)" office:value-type="float" office:value="4.93609038223049E-024" calcext:value-type="float">
            <text:p>4.93609038223049E-24</text:p>
          </table:table-cell>
          <table:table-cell table:formula="of:=[.J340]*([.G340]^(-5))" office:value-type="float" office:value="11025.1526746786" calcext:value-type="float">
            <text:p>11025.152674678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4" calcext:value-type="float">
            <text:p>3.4E-06</text:p>
          </table:table-cell>
          <table:table-cell table:formula="of:=[.G341]*1000000" office:value-type="float" office:value="3.4" calcext:value-type="float">
            <text:p>3.4</text:p>
          </table:table-cell>
          <table:table-cell table:formula="of:=EXP([.$C$16]/[.G341])" office:value-type="float" office:value="2.00729446644245" calcext:value-type="float">
            <text:p>2.00729446644245</text:p>
          </table:table-cell>
          <table:table-cell table:formula="of:=[.$C$14]/([.I341]-1)" office:value-type="float" office:value="4.95632919228749E-024" calcext:value-type="float">
            <text:p>4.95632919228749E-24</text:p>
          </table:table-cell>
          <table:table-cell table:formula="of:=[.J341]*([.G341]^(-5))" office:value-type="float" office:value="10908.5131290675" calcext:value-type="float">
            <text:p>10908.51312906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41" calcext:value-type="float">
            <text:p>3.41E-06</text:p>
          </table:table-cell>
          <table:table-cell table:formula="of:=[.G342]*1000000" office:value-type="float" office:value="3.41" calcext:value-type="float">
            <text:p>3.41</text:p>
          </table:table-cell>
          <table:table-cell table:formula="of:=EXP([.$C$16]/[.G342])" office:value-type="float" office:value="2.00319701705802" calcext:value-type="float">
            <text:p>2.00319701705802</text:p>
          </table:table-cell>
          <table:table-cell table:formula="of:=[.$C$14]/([.I342]-1)" office:value-type="float" office:value="4.97657278118643E-024" calcext:value-type="float">
            <text:p>4.97657278118643E-24</text:p>
          </table:table-cell>
          <table:table-cell table:formula="of:=[.J342]*([.G342]^(-5))" office:value-type="float" office:value="10793.4047907828" calcext:value-type="float">
            <text:p>10793.404790782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42" calcext:value-type="float">
            <text:p>3.42E-06</text:p>
          </table:table-cell>
          <table:table-cell table:formula="of:=[.G343]*1000000" office:value-type="float" office:value="3.42" calcext:value-type="float">
            <text:p>3.42</text:p>
          </table:table-cell>
          <table:table-cell table:formula="of:=EXP([.$C$16]/[.G343])" office:value-type="float" office:value="1.99913182021327" calcext:value-type="float">
            <text:p>1.99913182021327</text:p>
          </table:table-cell>
          <table:table-cell table:formula="of:=[.$C$14]/([.I343]-1)" office:value-type="float" office:value="4.99682110834252E-024" calcext:value-type="float">
            <text:p>4.99682110834252E-24</text:p>
          </table:table-cell>
          <table:table-cell table:formula="of:=[.J343]*([.G343]^(-5))" office:value-type="float" office:value="10679.8037246287" calcext:value-type="float">
            <text:p>10679.8037246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43" calcext:value-type="float">
            <text:p>3.43E-06</text:p>
          </table:table-cell>
          <table:table-cell table:formula="of:=[.G344]*1000000" office:value-type="float" office:value="3.43" calcext:value-type="float">
            <text:p>3.43</text:p>
          </table:table-cell>
          <table:table-cell table:formula="of:=EXP([.$C$16]/[.G344])" office:value-type="float" office:value="1.99509850488314" calcext:value-type="float">
            <text:p>1.99509850488314</text:p>
          </table:table-cell>
          <table:table-cell table:formula="of:=[.$C$14]/([.I344]-1)" office:value-type="float" office:value="5.01707413362528E-024" calcext:value-type="float">
            <text:p>5.01707413362528E-24</text:p>
          </table:table-cell>
          <table:table-cell table:formula="of:=[.J344]*([.G344]^(-5))" office:value-type="float" office:value="10567.6864283229" calcext:value-type="float">
            <text:p>10567.686428322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44" calcext:value-type="float">
            <text:p>3.44E-06</text:p>
          </table:table-cell>
          <table:table-cell table:formula="of:=[.G345]*1000000" office:value-type="float" office:value="3.44" calcext:value-type="float">
            <text:p>3.44</text:p>
          </table:table-cell>
          <table:table-cell table:formula="of:=EXP([.$C$16]/[.G345])" office:value-type="float" office:value="1.99109670561318" calcext:value-type="float">
            <text:p>1.99109670561318</text:p>
          </table:table-cell>
          <table:table-cell table:formula="of:=[.$C$14]/([.I345]-1)" office:value-type="float" office:value="5.03733181735233E-024" calcext:value-type="float">
            <text:p>5.03733181735233E-24</text:p>
          </table:table-cell>
          <table:table-cell table:formula="of:=[.J345]*([.G345]^(-5))" office:value-type="float" office:value="10457.0298236271" calcext:value-type="float">
            <text:p>10457.0298236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45" calcext:value-type="float">
            <text:p>3.45E-06</text:p>
          </table:table-cell>
          <table:table-cell table:formula="of:=[.G346]*1000000" office:value-type="float" office:value="3.45" calcext:value-type="float">
            <text:p>3.45</text:p>
          </table:table-cell>
          <table:table-cell table:formula="of:=EXP([.$C$16]/[.G346])" office:value-type="float" office:value="1.98712606241697" calcext:value-type="float">
            <text:p>1.98712606241697</text:p>
          </table:table-cell>
          <table:table-cell table:formula="of:=[.$C$14]/([.I346]-1)" office:value-type="float" office:value="5.05759412028319E-024" calcext:value-type="float">
            <text:p>5.05759412028319E-24</text:p>
          </table:table-cell>
          <table:table-cell table:formula="of:=[.J346]*([.G346]^(-5))" office:value-type="float" office:value="10347.8112476799" calcext:value-type="float">
            <text:p>10347.811247679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46" calcext:value-type="float">
            <text:p>3.46E-06</text:p>
          </table:table-cell>
          <table:table-cell table:formula="of:=[.G347]*1000000" office:value-type="float" office:value="3.46" calcext:value-type="float">
            <text:p>3.46</text:p>
          </table:table-cell>
          <table:table-cell table:formula="of:=EXP([.$C$16]/[.G347])" office:value-type="float" office:value="1.98318622067559" calcext:value-type="float">
            <text:p>1.98318622067559</text:p>
          </table:table-cell>
          <table:table-cell table:formula="of:=[.$C$14]/([.I347]-1)" office:value-type="float" office:value="5.07786100361316E-024" calcext:value-type="float">
            <text:p>5.07786100361316E-24</text:p>
          </table:table-cell>
          <table:table-cell table:formula="of:=[.J347]*([.G347]^(-5))" office:value-type="float" office:value="10240.0084445271" calcext:value-type="float">
            <text:p>10240.0084445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47" calcext:value-type="float">
            <text:p>3.47E-06</text:p>
          </table:table-cell>
          <table:table-cell table:formula="of:=[.G348]*1000000" office:value-type="float" office:value="3.47" calcext:value-type="float">
            <text:p>3.47</text:p>
          </table:table-cell>
          <table:table-cell table:formula="of:=EXP([.$C$16]/[.G348])" office:value-type="float" office:value="1.97927683103939" calcext:value-type="float">
            <text:p>1.97927683103939</text:p>
          </table:table-cell>
          <table:table-cell table:formula="of:=[.$C$14]/([.I348]-1)" office:value-type="float" office:value="5.09813242896741E-024" calcext:value-type="float">
            <text:p>5.09813242896741E-24</text:p>
          </table:table-cell>
          <table:table-cell table:formula="of:=[.J348]*([.G348]^(-5))" office:value-type="float" office:value="10133.5995568442" calcext:value-type="float">
            <text:p>10133.599556844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48" calcext:value-type="float">
            <text:p>3.48E-06</text:p>
          </table:table-cell>
          <table:table-cell table:formula="of:=[.G349]*1000000" office:value-type="float" office:value="3.48" calcext:value-type="float">
            <text:p>3.48</text:p>
          </table:table-cell>
          <table:table-cell table:formula="of:=EXP([.$C$16]/[.G349])" office:value-type="float" office:value="1.97539754933189" calcext:value-type="float">
            <text:p>1.97539754933189</text:p>
          </table:table-cell>
          <table:table-cell table:formula="of:=[.$C$14]/([.I349]-1)" office:value-type="float" office:value="5.11840835839502E-024" calcext:value-type="float">
            <text:p>5.11840835839502E-24</text:p>
          </table:table-cell>
          <table:table-cell table:formula="of:=[.J349]*([.G349]^(-5))" office:value-type="float" office:value="10028.5631178465" calcext:value-type="float">
            <text:p>10028.56311784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49" calcext:value-type="float">
            <text:p>3.49E-06</text:p>
          </table:table-cell>
          <table:table-cell table:formula="of:=[.G350]*1000000" office:value-type="float" office:value="3.49" calcext:value-type="float">
            <text:p>3.49</text:p>
          </table:table-cell>
          <table:table-cell table:formula="of:=EXP([.$C$16]/[.G350])" office:value-type="float" office:value="1.97154803645565" calcext:value-type="float">
            <text:p>1.97154803645565</text:p>
          </table:table-cell>
          <table:table-cell table:formula="of:=[.$C$14]/([.I350]-1)" office:value-type="float" office:value="5.13868875436326E-024" calcext:value-type="float">
            <text:p>5.13868875436326E-24</text:p>
          </table:table-cell>
          <table:table-cell table:formula="of:=[.J350]*([.G350]^(-5))" office:value-type="float" office:value="9924.87804338306" calcext:value-type="float">
            <text:p>9924.8780433830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5" calcext:value-type="float">
            <text:p>3.5E-06</text:p>
          </table:table-cell>
          <table:table-cell table:formula="of:=[.G351]*1000000" office:value-type="float" office:value="3.5" calcext:value-type="float">
            <text:p>3.5</text:p>
          </table:table-cell>
          <table:table-cell table:formula="of:=EXP([.$C$16]/[.G351])" office:value-type="float" office:value="1.96772795830028" calcext:value-type="float">
            <text:p>1.96772795830028</text:p>
          </table:table-cell>
          <table:table-cell table:formula="of:=[.$C$14]/([.I351]-1)" office:value-type="float" office:value="5.15897357975184E-024" calcext:value-type="float">
            <text:p>5.15897357975184E-24</text:p>
          </table:table-cell>
          <table:table-cell table:formula="of:=[.J351]*([.G351]^(-5))" office:value-type="float" office:value="9822.5236242077" calcext:value-type="float">
            <text:p>9822.52362420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51" calcext:value-type="float">
            <text:p>3.51E-06</text:p>
          </table:table-cell>
          <table:table-cell table:formula="of:=[.G352]*1000000" office:value-type="float" office:value="3.51" calcext:value-type="float">
            <text:p>3.51</text:p>
          </table:table-cell>
          <table:table-cell table:formula="of:=EXP([.$C$16]/[.G352])" office:value-type="float" office:value="1.96393698565235" calcext:value-type="float">
            <text:p>1.96393698565235</text:p>
          </table:table-cell>
          <table:table-cell table:formula="of:=[.$C$14]/([.I352]-1)" office:value-type="float" office:value="5.17926279784737E-024" calcext:value-type="float">
            <text:p>5.17926279784737E-24</text:p>
          </table:table-cell>
          <table:table-cell table:formula="of:=[.J352]*([.G352]^(-5))" office:value-type="float" office:value="9721.47951842516" calcext:value-type="float">
            <text:p>9721.4795184251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52" calcext:value-type="float">
            <text:p>3.52E-06</text:p>
          </table:table-cell>
          <table:table-cell table:formula="of:=[.G353]*1000000" office:value-type="float" office:value="3.52" calcext:value-type="float">
            <text:p>3.52</text:p>
          </table:table-cell>
          <table:table-cell table:formula="of:=EXP([.$C$16]/[.G353])" office:value-type="float" office:value="1.96017479410723" calcext:value-type="float">
            <text:p>1.96017479410723</text:p>
          </table:table-cell>
          <table:table-cell table:formula="of:=[.$C$14]/([.I353]-1)" office:value-type="float" office:value="5.19955637233779E-024" calcext:value-type="float">
            <text:p>5.19955637233779E-24</text:p>
          </table:table-cell>
          <table:table-cell table:formula="of:=[.J353]*([.G353]^(-5))" office:value-type="float" office:value="9621.72574410629" calcext:value-type="float">
            <text:p>9621.725744106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53" calcext:value-type="float">
            <text:p>3.53E-06</text:p>
          </table:table-cell>
          <table:table-cell table:formula="of:=[.G354]*1000000" office:value-type="float" office:value="3.53" calcext:value-type="float">
            <text:p>3.53</text:p>
          </table:table-cell>
          <table:table-cell table:formula="of:=EXP([.$C$16]/[.G354])" office:value-type="float" office:value="1.95644106398283" calcext:value-type="float">
            <text:p>1.95644106398283</text:p>
          </table:table-cell>
          <table:table-cell table:formula="of:=[.$C$14]/([.I354]-1)" office:value-type="float" office:value="5.21985426730695E-024" calcext:value-type="float">
            <text:p>5.21985426730695E-24</text:p>
          </table:table-cell>
          <table:table-cell table:formula="of:=[.J354]*([.G354]^(-5))" office:value-type="float" office:value="9523.24267206901" calcext:value-type="float">
            <text:p>9523.2426720690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54" calcext:value-type="float">
            <text:p>3.54E-06</text:p>
          </table:table-cell>
          <table:table-cell table:formula="of:=[.G355]*1000000" office:value-type="float" office:value="3.54" calcext:value-type="float">
            <text:p>3.54</text:p>
          </table:table-cell>
          <table:table-cell table:formula="of:=EXP([.$C$16]/[.G355])" office:value-type="float" office:value="1.95273548023515" calcext:value-type="float">
            <text:p>1.95273548023515</text:p>
          </table:table-cell>
          <table:table-cell table:formula="of:=[.$C$14]/([.I355]-1)" office:value-type="float" office:value="5.24015644722933E-024" calcext:value-type="float">
            <text:p>5.24015644722933E-24</text:p>
          </table:table-cell>
          <table:table-cell table:formula="of:=[.J355]*([.G355]^(-5))" office:value-type="float" office:value="9426.01101882056" calcext:value-type="float">
            <text:p>9426.011018820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55" calcext:value-type="float">
            <text:p>3.55E-06</text:p>
          </table:table-cell>
          <table:table-cell table:formula="of:=[.G356]*1000000" office:value-type="float" office:value="3.55" calcext:value-type="float">
            <text:p>3.55</text:p>
          </table:table-cell>
          <table:table-cell table:formula="of:=EXP([.$C$16]/[.G356])" office:value-type="float" office:value="1.94905773237564" calcext:value-type="float">
            <text:p>1.94905773237564</text:p>
          </table:table-cell>
          <table:table-cell table:formula="of:=[.$C$14]/([.I356]-1)" office:value-type="float" office:value="5.26046287696473E-024" calcext:value-type="float">
            <text:p>5.26046287696473E-24</text:p>
          </table:table-cell>
          <table:table-cell table:formula="of:=[.J356]*([.G356]^(-5))" office:value-type="float" office:value="9330.01183965726" calcext:value-type="float">
            <text:p>9330.011839657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56" calcext:value-type="float">
            <text:p>3.56E-06</text:p>
          </table:table-cell>
          <table:table-cell table:formula="of:=[.G357]*1000000" office:value-type="float" office:value="3.56" calcext:value-type="float">
            <text:p>3.56</text:p>
          </table:table-cell>
          <table:table-cell table:formula="of:=EXP([.$C$16]/[.G357])" office:value-type="float" office:value="1.94540751439023" calcext:value-type="float">
            <text:p>1.94540751439023</text:p>
          </table:table-cell>
          <table:table-cell table:formula="of:=[.$C$14]/([.I357]-1)" office:value-type="float" office:value="5.28077352175312E-024" calcext:value-type="float">
            <text:p>5.28077352175312E-24</text:p>
          </table:table-cell>
          <table:table-cell table:formula="of:=[.J357]*([.G357]^(-5))" office:value-type="float" office:value="9235.22652191777" calcext:value-type="float">
            <text:p>9235.226521917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57" calcext:value-type="float">
            <text:p>3.57E-06</text:p>
          </table:table-cell>
          <table:table-cell table:formula="of:=[.G358]*1000000" office:value-type="float" office:value="3.57" calcext:value-type="float">
            <text:p>3.57</text:p>
          </table:table-cell>
          <table:table-cell table:formula="of:=EXP([.$C$16]/[.G358])" office:value-type="float" office:value="1.94178452466018" calcext:value-type="float">
            <text:p>1.94178452466018</text:p>
          </table:table-cell>
          <table:table-cell table:formula="of:=[.$C$14]/([.I358]-1)" office:value-type="float" office:value="5.30108834720957E-024" calcext:value-type="float">
            <text:p>5.30108834720957E-24</text:p>
          </table:table-cell>
          <table:table-cell table:formula="of:=[.J358]*([.G358]^(-5))" office:value-type="float" office:value="9141.63677838626" calcext:value-type="float">
            <text:p>9141.636778386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58" calcext:value-type="float">
            <text:p>3.58E-06</text:p>
          </table:table-cell>
          <table:table-cell table:formula="of:=[.G359]*1000000" office:value-type="float" office:value="3.58" calcext:value-type="float">
            <text:p>3.58</text:p>
          </table:table-cell>
          <table:table-cell table:formula="of:=EXP([.$C$16]/[.G359])" office:value-type="float" office:value="1.93818846588444" calcext:value-type="float">
            <text:p>1.93818846588444</text:p>
          </table:table-cell>
          <table:table-cell table:formula="of:=[.$C$14]/([.I359]-1)" office:value-type="float" office:value="5.32140731931923E-024" calcext:value-type="float">
            <text:p>5.32140731931923E-24</text:p>
          </table:table-cell>
          <table:table-cell table:formula="of:=[.J359]*([.G359]^(-5))" office:value-type="float" office:value="9049.22464084165" calcext:value-type="float">
            <text:p>9049.224640841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59" calcext:value-type="float">
            <text:p>3.59E-06</text:p>
          </table:table-cell>
          <table:table-cell table:formula="of:=[.G360]*1000000" office:value-type="float" office:value="3.59" calcext:value-type="float">
            <text:p>3.59</text:p>
          </table:table-cell>
          <table:table-cell table:formula="of:=EXP([.$C$16]/[.G360])" office:value-type="float" office:value="1.9346190450038" calcext:value-type="float">
            <text:p>1.9346190450038</text:p>
          </table:table-cell>
          <table:table-cell table:formula="of:=[.$C$14]/([.I360]-1)" office:value-type="float" office:value="5.34173040443241E-024" calcext:value-type="float">
            <text:p>5.34173040443241E-24</text:p>
          </table:table-cell>
          <table:table-cell table:formula="of:=[.J360]*([.G360]^(-5))" office:value-type="float" office:value="8957.97245374949" calcext:value-type="float">
            <text:p>8957.9724537494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6" calcext:value-type="float">
            <text:p>3.6E-06</text:p>
          </table:table-cell>
          <table:table-cell table:formula="of:=[.G361]*1000000" office:value-type="float" office:value="3.6" calcext:value-type="float">
            <text:p>3.6</text:p>
          </table:table-cell>
          <table:table-cell table:formula="of:=EXP([.$C$16]/[.G361])" office:value-type="float" office:value="1.93107597312642" calcext:value-type="float">
            <text:p>1.93107597312642</text:p>
          </table:table-cell>
          <table:table-cell table:formula="of:=[.$C$14]/([.I361]-1)" office:value-type="float" office:value="5.36205756925973E-024" calcext:value-type="float">
            <text:p>5.36205756925973E-24</text:p>
          </table:table-cell>
          <table:table-cell table:formula="of:=[.J361]*([.G361]^(-5))" office:value-type="float" office:value="8867.86286809295" calcext:value-type="float">
            <text:p>8867.86286809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61" calcext:value-type="float">
            <text:p>3.61E-06</text:p>
          </table:table-cell>
          <table:table-cell table:formula="of:=[.G362]*1000000" office:value-type="float" office:value="3.61" calcext:value-type="float">
            <text:p>3.61</text:p>
          </table:table-cell>
          <table:table-cell table:formula="of:=EXP([.$C$16]/[.G362])" office:value-type="float" office:value="1.92755896545509" calcext:value-type="float">
            <text:p>1.92755896545509</text:p>
          </table:table-cell>
          <table:table-cell table:formula="of:=[.$C$14]/([.I362]-1)" office:value-type="float" office:value="5.38238878086733E-024" calcext:value-type="float">
            <text:p>5.38238878086733E-24</text:p>
          </table:table-cell>
          <table:table-cell table:formula="of:=[.J362]*([.G362]^(-5))" office:value-type="float" office:value="8778.87883533951" calcext:value-type="float">
            <text:p>8778.8788353395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62" calcext:value-type="float">
            <text:p>3.62E-06</text:p>
          </table:table-cell>
          <table:table-cell table:formula="of:=[.G363]*1000000" office:value-type="float" office:value="3.62" calcext:value-type="float">
            <text:p>3.62</text:p>
          </table:table-cell>
          <table:table-cell table:formula="of:=EXP([.$C$16]/[.G363])" office:value-type="float" office:value="1.92406774121587" calcext:value-type="float">
            <text:p>1.92406774121587</text:p>
          </table:table-cell>
          <table:table-cell table:formula="of:=[.$C$14]/([.I363]-1)" office:value-type="float" office:value="5.40272400667224E-024" calcext:value-type="float">
            <text:p>5.40272400667224E-24</text:p>
          </table:table-cell>
          <table:table-cell table:formula="of:=[.J363]*([.G363]^(-5))" office:value-type="float" office:value="8691.00360154019" calcext:value-type="float">
            <text:p>8691.003601540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63" calcext:value-type="float">
            <text:p>3.63E-06</text:p>
          </table:table-cell>
          <table:table-cell table:formula="of:=[.G364]*1000000" office:value-type="float" office:value="3.63" calcext:value-type="float">
            <text:p>3.63</text:p>
          </table:table-cell>
          <table:table-cell table:formula="of:=EXP([.$C$16]/[.G364])" office:value-type="float" office:value="1.92060202358826" calcext:value-type="float">
            <text:p>1.92060202358826</text:p>
          </table:table-cell>
          <table:table-cell table:formula="of:=[.$C$14]/([.I364]-1)" office:value-type="float" office:value="5.42306321443767E-024" calcext:value-type="float">
            <text:p>5.42306321443767E-24</text:p>
          </table:table-cell>
          <table:table-cell table:formula="of:=[.J364]*([.G364]^(-5))" office:value-type="float" office:value="8604.22070155799" calcext:value-type="float">
            <text:p>8604.2207015579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64" calcext:value-type="float">
            <text:p>3.64E-06</text:p>
          </table:table-cell>
          <table:table-cell table:formula="of:=[.G365]*1000000" office:value-type="float" office:value="3.64" calcext:value-type="float">
            <text:p>3.64</text:p>
          </table:table-cell>
          <table:table-cell table:formula="of:=EXP([.$C$16]/[.G365])" office:value-type="float" office:value="1.91716153963676" calcext:value-type="float">
            <text:p>1.91716153963676</text:p>
          </table:table-cell>
          <table:table-cell table:formula="of:=[.$C$14]/([.I365]-1)" office:value-type="float" office:value="5.44340637226852E-024" calcext:value-type="float">
            <text:p>5.44340637226852E-24</text:p>
          </table:table-cell>
          <table:table-cell table:formula="of:=[.J365]*([.G365]^(-5))" office:value-type="float" office:value="8518.51395342243" calcext:value-type="float">
            <text:p>8518.513953422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65" calcext:value-type="float">
            <text:p>3.65E-06</text:p>
          </table:table-cell>
          <table:table-cell table:formula="of:=[.G366]*1000000" office:value-type="float" office:value="3.65" calcext:value-type="float">
            <text:p>3.65</text:p>
          </table:table-cell>
          <table:table-cell table:formula="of:=EXP([.$C$16]/[.G366])" office:value-type="float" office:value="1.91374602024389" calcext:value-type="float">
            <text:p>1.91374602024389</text:p>
          </table:table-cell>
          <table:table-cell table:formula="of:=[.$C$14]/([.I366]-1)" office:value-type="float" office:value="5.46375344860687E-024" calcext:value-type="float">
            <text:p>5.46375344860687E-24</text:p>
          </table:table-cell>
          <table:table-cell table:formula="of:=[.J366]*([.G366]^(-5))" office:value-type="float" office:value="8433.86745280726" calcext:value-type="float">
            <text:p>8433.867452807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66" calcext:value-type="float">
            <text:p>3.66E-06</text:p>
          </table:table-cell>
          <table:table-cell table:formula="of:=[.G367]*1000000" office:value-type="float" office:value="3.66" calcext:value-type="float">
            <text:p>3.66</text:p>
          </table:table-cell>
          <table:table-cell table:formula="of:=EXP([.$C$16]/[.G367])" office:value-type="float" office:value="1.9103552000445" calcext:value-type="float">
            <text:p>1.9103552000445</text:p>
          </table:table-cell>
          <table:table-cell table:formula="of:=[.$C$14]/([.I367]-1)" office:value-type="float" office:value="5.48410441222759E-024" calcext:value-type="float">
            <text:p>5.48410441222759E-24</text:p>
          </table:table-cell>
          <table:table-cell table:formula="of:=[.J367]*([.G367]^(-5))" office:value-type="float" office:value="8350.26556762829" calcext:value-type="float">
            <text:p>8350.265567628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67" calcext:value-type="float">
            <text:p>3.67E-06</text:p>
          </table:table-cell>
          <table:table-cell table:formula="of:=[.G368]*1000000" office:value-type="float" office:value="3.67" calcext:value-type="float">
            <text:p>3.67</text:p>
          </table:table-cell>
          <table:table-cell table:formula="of:=EXP([.$C$16]/[.G368])" office:value-type="float" office:value="1.90698881736148" calcext:value-type="float">
            <text:p>1.90698881736148</text:p>
          </table:table-cell>
          <table:table-cell table:formula="of:=[.$C$14]/([.I368]-1)" office:value-type="float" office:value="5.50445923223399E-024" calcext:value-type="float">
            <text:p>5.50445923223399E-24</text:p>
          </table:table-cell>
          <table:table-cell table:formula="of:=[.J368]*([.G368]^(-5))" office:value-type="float" office:value="8267.69293275848" calcext:value-type="float">
            <text:p>8267.6929327584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68" calcext:value-type="float">
            <text:p>3.68E-06</text:p>
          </table:table-cell>
          <table:table-cell table:formula="of:=[.G369]*1000000" office:value-type="float" office:value="3.68" calcext:value-type="float">
            <text:p>3.68</text:p>
          </table:table-cell>
          <table:table-cell table:formula="of:=EXP([.$C$16]/[.G369])" office:value-type="float" office:value="1.90364661414274" calcext:value-type="float">
            <text:p>1.90364661414274</text:p>
          </table:table-cell>
          <table:table-cell table:formula="of:=[.$C$14]/([.I369]-1)" office:value-type="float" office:value="5.52481787805355E-024" calcext:value-type="float">
            <text:p>5.52481787805355E-24</text:p>
          </table:table-cell>
          <table:table-cell table:formula="of:=[.J369]*([.G369]^(-5))" office:value-type="float" office:value="8186.13444485752" calcext:value-type="float">
            <text:p>8186.134444857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69" calcext:value-type="float">
            <text:p>3.69E-06</text:p>
          </table:table-cell>
          <table:table-cell table:formula="of:=[.G370]*1000000" office:value-type="float" office:value="3.69" calcext:value-type="float">
            <text:p>3.69</text:p>
          </table:table-cell>
          <table:table-cell table:formula="of:=EXP([.$C$16]/[.G370])" office:value-type="float" office:value="1.90032833589949" calcext:value-type="float">
            <text:p>1.90032833589949</text:p>
          </table:table-cell>
          <table:table-cell table:formula="of:=[.$C$14]/([.I370]-1)" office:value-type="float" office:value="5.5451803194337E-024" calcext:value-type="float">
            <text:p>5.5451803194337E-24</text:p>
          </table:table-cell>
          <table:table-cell table:formula="of:=[.J370]*([.G370]^(-5))" office:value-type="float" office:value="8105.57525731311" calcext:value-type="float">
            <text:p>8105.5752573131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7" calcext:value-type="float">
            <text:p>3.7E-06</text:p>
          </table:table-cell>
          <table:table-cell table:formula="of:=[.G371]*1000000" office:value-type="float" office:value="3.7" calcext:value-type="float">
            <text:p>3.7</text:p>
          </table:table-cell>
          <table:table-cell table:formula="of:=EXP([.$C$16]/[.G371])" office:value-type="float" office:value="1.89703373164573" calcext:value-type="float">
            <text:p>1.89703373164573</text:p>
          </table:table-cell>
          <table:table-cell table:formula="of:=[.$C$14]/([.I371]-1)" office:value-type="float" office:value="5.5655465264377E-024" calcext:value-type="float">
            <text:p>5.5655465264377E-24</text:p>
          </table:table-cell>
          <table:table-cell table:formula="of:=[.J371]*([.G371]^(-5))" office:value-type="float" office:value="8026.00077529136" calcext:value-type="float">
            <text:p>8026.000775291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71" calcext:value-type="float">
            <text:p>3.71E-06</text:p>
          </table:table-cell>
          <table:table-cell table:formula="of:=[.G372]*1000000" office:value-type="float" office:value="3.71" calcext:value-type="float">
            <text:p>3.71</text:p>
          </table:table-cell>
          <table:table-cell table:formula="of:=EXP([.$C$16]/[.G372])" office:value-type="float" office:value="1.89376255383898" calcext:value-type="float">
            <text:p>1.89376255383898</text:p>
          </table:table-cell>
          <table:table-cell table:formula="of:=[.$C$14]/([.I372]-1)" office:value-type="float" office:value="5.58591646944052E-024" calcext:value-type="float">
            <text:p>5.58591646944052E-24</text:p>
          </table:table-cell>
          <table:table-cell table:formula="of:=[.J372]*([.G372]^(-5))" office:value-type="float" office:value="7947.39665089365" calcext:value-type="float">
            <text:p>7947.3966508936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72" calcext:value-type="float">
            <text:p>3.72E-06</text:p>
          </table:table-cell>
          <table:table-cell table:formula="of:=[.G373]*1000000" office:value-type="float" office:value="3.72" calcext:value-type="float">
            <text:p>3.72</text:p>
          </table:table-cell>
          <table:table-cell table:formula="of:=EXP([.$C$16]/[.G373])" office:value-type="float" office:value="1.89051455832216" calcext:value-type="float">
            <text:p>1.89051455832216</text:p>
          </table:table-cell>
          <table:table-cell table:formula="of:=[.$C$14]/([.I373]-1)" office:value-type="float" office:value="5.60629011912489E-024" calcext:value-type="float">
            <text:p>5.60629011912489E-24</text:p>
          </table:table-cell>
          <table:table-cell table:formula="of:=[.J373]*([.G373]^(-5))" office:value-type="float" office:value="7869.74877841746" calcext:value-type="float">
            <text:p>7869.748778417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73" calcext:value-type="float">
            <text:p>3.73E-06</text:p>
          </table:table-cell>
          <table:table-cell table:formula="of:=[.G374]*1000000" office:value-type="float" office:value="3.73" calcext:value-type="float">
            <text:p>3.73</text:p>
          </table:table-cell>
          <table:table-cell table:formula="of:=EXP([.$C$16]/[.G374])" office:value-type="float" office:value="1.8872895042667" calcext:value-type="float">
            <text:p>1.8872895042667</text:p>
          </table:table-cell>
          <table:table-cell table:formula="of:=[.$C$14]/([.I374]-1)" office:value-type="float" office:value="5.62666744647726E-024" calcext:value-type="float">
            <text:p>5.62666744647726E-24</text:p>
          </table:table-cell>
          <table:table-cell table:formula="of:=[.J374]*([.G374]^(-5))" office:value-type="float" office:value="7793.04328971869" calcext:value-type="float">
            <text:p>7793.0432897186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74" calcext:value-type="float">
            <text:p>3.74E-06</text:p>
          </table:table-cell>
          <table:table-cell table:formula="of:=[.G375]*1000000" office:value-type="float" office:value="3.74" calcext:value-type="float">
            <text:p>3.74</text:p>
          </table:table-cell>
          <table:table-cell table:formula="of:=EXP([.$C$16]/[.G375])" office:value-type="float" office:value="1.88408715411671" calcext:value-type="float">
            <text:p>1.88408715411671</text:p>
          </table:table-cell>
          <table:table-cell table:formula="of:=[.$C$14]/([.I375]-1)" office:value-type="float" office:value="5.64704842278399E-024" calcext:value-type="float">
            <text:p>5.64704842278399E-24</text:p>
          </table:table-cell>
          <table:table-cell table:formula="of:=[.J375]*([.G375]^(-5))" office:value-type="float" office:value="7717.26654967314" calcext:value-type="float">
            <text:p>7717.266549673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75" calcext:value-type="float">
            <text:p>3.75E-06</text:p>
          </table:table-cell>
          <table:table-cell table:formula="of:=[.G376]*1000000" office:value-type="float" office:value="3.75" calcext:value-type="float">
            <text:p>3.75</text:p>
          </table:table-cell>
          <table:table-cell table:formula="of:=EXP([.$C$16]/[.G376])" office:value-type="float" office:value="1.88090727353431" calcext:value-type="float">
            <text:p>1.88090727353431</text:p>
          </table:table-cell>
          <table:table-cell table:formula="of:=[.$C$14]/([.I376]-1)" office:value-type="float" office:value="5.66743301962745E-024" calcext:value-type="float">
            <text:p>5.66743301962745E-24</text:p>
          </table:table-cell>
          <table:table-cell table:formula="of:=[.J376]*([.G376]^(-5))" office:value-type="float" office:value="7642.40515173468" calcext:value-type="float">
            <text:p>7642.4051517346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76" calcext:value-type="float">
            <text:p>3.76E-06</text:p>
          </table:table-cell>
          <table:table-cell table:formula="of:=[.G377]*1000000" office:value-type="float" office:value="3.76" calcext:value-type="float">
            <text:p>3.76</text:p>
          </table:table-cell>
          <table:table-cell table:formula="of:=EXP([.$C$16]/[.G377])" office:value-type="float" office:value="1.877749631346" calcext:value-type="float">
            <text:p>1.877749631346</text:p>
          </table:table-cell>
          <table:table-cell table:formula="of:=[.$C$14]/([.I377]-1)" office:value-type="float" office:value="5.68782120888227E-024" calcext:value-type="float">
            <text:p>5.68782120888227E-24</text:p>
          </table:table-cell>
          <table:table-cell table:formula="of:=[.J377]*([.G377]^(-5))" office:value-type="float" office:value="7568.44591358804" calcext:value-type="float">
            <text:p>7568.445913588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77" calcext:value-type="float">
            <text:p>3.77E-06</text:p>
          </table:table-cell>
          <table:table-cell table:formula="of:=[.G378]*1000000" office:value-type="float" office:value="3.77" calcext:value-type="float">
            <text:p>3.77</text:p>
          </table:table-cell>
          <table:table-cell table:formula="of:=EXP([.$C$16]/[.G378])" office:value-type="float" office:value="1.87461399949009" calcext:value-type="float">
            <text:p>1.87461399949009</text:p>
          </table:table-cell>
          <table:table-cell table:formula="of:=[.$C$14]/([.I378]-1)" office:value-type="float" office:value="5.70821296271161E-024" calcext:value-type="float">
            <text:p>5.70821296271161E-24</text:p>
          </table:table-cell>
          <table:table-cell table:formula="of:=[.J378]*([.G378]^(-5))" office:value-type="float" office:value="7495.37587289376" calcext:value-type="float">
            <text:p>7495.3758728937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78" calcext:value-type="float">
            <text:p>3.78E-06</text:p>
          </table:table-cell>
          <table:table-cell table:formula="of:=[.G379]*1000000" office:value-type="float" office:value="3.78" calcext:value-type="float">
            <text:p>3.78</text:p>
          </table:table-cell>
          <table:table-cell table:formula="of:=EXP([.$C$16]/[.G379])" office:value-type="float" office:value="1.87150015296521" calcext:value-type="float">
            <text:p>1.87150015296521</text:p>
          </table:table-cell>
          <table:table-cell table:formula="of:=[.$C$14]/([.I379]-1)" office:value-type="float" office:value="5.72860825356352E-024" calcext:value-type="float">
            <text:p>5.72860825356352E-24</text:p>
          </table:table-cell>
          <table:table-cell table:formula="of:=[.J379]*([.G379]^(-5))" office:value-type="float" office:value="7423.1822831234" calcext:value-type="float">
            <text:p>7423.18228312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79" calcext:value-type="float">
            <text:p>3.79E-06</text:p>
          </table:table-cell>
          <table:table-cell table:formula="of:=[.G380]*1000000" office:value-type="float" office:value="3.79" calcext:value-type="float">
            <text:p>3.79</text:p>
          </table:table-cell>
          <table:table-cell table:formula="of:=EXP([.$C$16]/[.G380])" office:value-type="float" office:value="1.86840786977978" calcext:value-type="float">
            <text:p>1.86840786977978</text:p>
          </table:table-cell>
          <table:table-cell table:formula="of:=[.$C$14]/([.I380]-1)" office:value-type="float" office:value="5.74900705416731E-024" calcext:value-type="float">
            <text:p>5.74900705416731E-24</text:p>
          </table:table-cell>
          <table:table-cell table:formula="of:=[.J380]*([.G380]^(-5))" office:value-type="float" office:value="7351.85260948266" calcext:value-type="float">
            <text:p>7351.8526094826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8" calcext:value-type="float">
            <text:p>3.8E-06</text:p>
          </table:table-cell>
          <table:table-cell table:formula="of:=[.G381]*1000000" office:value-type="float" office:value="3.8" calcext:value-type="float">
            <text:p>3.8</text:p>
          </table:table-cell>
          <table:table-cell table:formula="of:=EXP([.$C$16]/[.G381])" office:value-type="float" office:value="1.86533693090249" calcext:value-type="float">
            <text:p>1.86533693090249</text:p>
          </table:table-cell>
          <table:table-cell table:formula="of:=[.$C$14]/([.I381]-1)" office:value-type="float" office:value="5.76940933752998E-024" calcext:value-type="float">
            <text:p>5.76940933752998E-24</text:p>
          </table:table-cell>
          <table:table-cell table:formula="of:=[.J381]*([.G381]^(-5))" office:value-type="float" office:value="7281.37452492055" calcext:value-type="float">
            <text:p>7281.374524920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81" calcext:value-type="float">
            <text:p>3.81E-06</text:p>
          </table:table-cell>
          <table:table-cell table:formula="of:=[.G382]*1000000" office:value-type="float" office:value="3.81" calcext:value-type="float">
            <text:p>3.81</text:p>
          </table:table-cell>
          <table:table-cell table:formula="of:=EXP([.$C$16]/[.G382])" office:value-type="float" office:value="1.86228712021373" calcext:value-type="float">
            <text:p>1.86228712021373</text:p>
          </table:table-cell>
          <table:table-cell table:formula="of:=[.$C$14]/([.I382]-1)" office:value-type="float" office:value="5.78981507693277E-024" calcext:value-type="float">
            <text:p>5.78981507693277E-24</text:p>
          </table:table-cell>
          <table:table-cell table:formula="of:=[.J382]*([.G382]^(-5))" office:value-type="float" office:value="7211.73590622252" calcext:value-type="float">
            <text:p>7211.7359062225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82" calcext:value-type="float">
            <text:p>3.82E-06</text:p>
          </table:table-cell>
          <table:table-cell table:formula="of:=[.G383]*1000000" office:value-type="float" office:value="3.82" calcext:value-type="float">
            <text:p>3.82</text:p>
          </table:table-cell>
          <table:table-cell table:formula="of:=EXP([.$C$16]/[.G383])" office:value-type="float" office:value="1.85925822445796" calcext:value-type="float">
            <text:p>1.85925822445796</text:p>
          </table:table-cell>
          <table:table-cell table:formula="of:=[.$C$14]/([.I383]-1)" office:value-type="float" office:value="5.81022424592764E-024" calcext:value-type="float">
            <text:p>5.81022424592764E-24</text:p>
          </table:table-cell>
          <table:table-cell table:formula="of:=[.J383]*([.G383]^(-5))" office:value-type="float" office:value="7142.92483018561" calcext:value-type="float">
            <text:p>7142.924830185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83" calcext:value-type="float">
            <text:p>3.83E-06</text:p>
          </table:table-cell>
          <table:table-cell table:formula="of:=[.G384]*1000000" office:value-type="float" office:value="3.83" calcext:value-type="float">
            <text:p>3.83</text:p>
          </table:table-cell>
          <table:table-cell table:formula="of:=EXP([.$C$16]/[.G384])" office:value-type="float" office:value="1.85625003319704" calcext:value-type="float">
            <text:p>1.85625003319704</text:p>
          </table:table-cell>
          <table:table-cell table:formula="of:=[.$C$14]/([.I384]-1)" office:value-type="float" office:value="5.83063681833396E-024" calcext:value-type="float">
            <text:p>5.83063681833396E-24</text:p>
          </table:table-cell>
          <table:table-cell table:formula="of:=[.J384]*([.G384]^(-5))" office:value-type="float" office:value="7074.92956987375" calcext:value-type="float">
            <text:p>7074.9295698737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84" calcext:value-type="float">
            <text:p>3.84E-06</text:p>
          </table:table-cell>
          <table:table-cell table:formula="of:=[.G385]*1000000" office:value-type="float" office:value="3.84" calcext:value-type="float">
            <text:p>3.84</text:p>
          </table:table-cell>
          <table:table-cell table:formula="of:=EXP([.$C$16]/[.G385])" office:value-type="float" office:value="1.85326233876443" calcext:value-type="float">
            <text:p>1.85326233876443</text:p>
          </table:table-cell>
          <table:table-cell table:formula="of:=[.$C$14]/([.I385]-1)" office:value-type="float" office:value="5.85105276823508E-024" calcext:value-type="float">
            <text:p>5.85105276823508E-24</text:p>
          </table:table-cell>
          <table:table-cell table:formula="of:=[.J385]*([.G385]^(-5))" office:value-type="float" office:value="7007.73859095131" calcext:value-type="float">
            <text:p>7007.738590951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85" calcext:value-type="float">
            <text:p>3.85E-06</text:p>
          </table:table-cell>
          <table:table-cell table:formula="of:=[.G386]*1000000" office:value-type="float" office:value="3.85" calcext:value-type="float">
            <text:p>3.85</text:p>
          </table:table-cell>
          <table:table-cell table:formula="of:=EXP([.$C$16]/[.G386])" office:value-type="float" office:value="1.85029493622024" calcext:value-type="float">
            <text:p>1.85029493622024</text:p>
          </table:table-cell>
          <table:table-cell table:formula="of:=[.$C$14]/([.I386]-1)" office:value-type="float" office:value="5.87147206997508E-024" calcext:value-type="float">
            <text:p>5.87147206997508E-24</text:p>
          </table:table-cell>
          <table:table-cell table:formula="of:=[.J386]*([.G386]^(-5))" office:value-type="float" office:value="6941.34054809318" calcext:value-type="float">
            <text:p>6941.3405480931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86" calcext:value-type="float">
            <text:p>3.86E-06</text:p>
          </table:table-cell>
          <table:table-cell table:formula="of:=[.G387]*1000000" office:value-type="float" office:value="3.86" calcext:value-type="float">
            <text:p>3.86</text:p>
          </table:table-cell>
          <table:table-cell table:formula="of:=EXP([.$C$16]/[.G387])" office:value-type="float" office:value="1.8473476233072" calcext:value-type="float">
            <text:p>1.8473476233072</text:p>
          </table:table-cell>
          <table:table-cell table:formula="of:=[.$C$14]/([.I387]-1)" office:value-type="float" office:value="5.89189469815552E-024" calcext:value-type="float">
            <text:p>5.89189469815552E-24</text:p>
          </table:table-cell>
          <table:table-cell table:formula="of:=[.J387]*([.G387]^(-5))" office:value-type="float" office:value="6875.72428146955" calcext:value-type="float">
            <text:p>6875.724281469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87" calcext:value-type="float">
            <text:p>3.87E-06</text:p>
          </table:table-cell>
          <table:table-cell table:formula="of:=[.G388]*1000000" office:value-type="float" office:value="3.87" calcext:value-type="float">
            <text:p>3.87</text:p>
          </table:table-cell>
          <table:table-cell table:formula="of:=EXP([.$C$16]/[.G388])" office:value-type="float" office:value="1.84442020040746" calcext:value-type="float">
            <text:p>1.84442020040746</text:p>
          </table:table-cell>
          <table:table-cell table:formula="of:=[.$C$14]/([.I388]-1)" office:value-type="float" office:value="5.91232062763223E-024" calcext:value-type="float">
            <text:p>5.91232062763223E-24</text:p>
          </table:table-cell>
          <table:table-cell table:formula="of:=[.J388]*([.G388]^(-5))" office:value-type="float" office:value="6810.87881330366" calcext:value-type="float">
            <text:p>6810.8788133036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88" calcext:value-type="float">
            <text:p>3.88E-06</text:p>
          </table:table-cell>
          <table:table-cell table:formula="of:=[.G389]*1000000" office:value-type="float" office:value="3.88" calcext:value-type="float">
            <text:p>3.88</text:p>
          </table:table-cell>
          <table:table-cell table:formula="of:=EXP([.$C$16]/[.G389])" office:value-type="float" office:value="1.84151247050018" calcext:value-type="float">
            <text:p>1.84151247050018</text:p>
          </table:table-cell>
          <table:table-cell table:formula="of:=[.$C$14]/([.I389]-1)" office:value-type="float" office:value="5.93274983351215E-024" calcext:value-type="float">
            <text:p>5.93274983351215E-24</text:p>
          </table:table-cell>
          <table:table-cell table:formula="of:=[.J389]*([.G389]^(-5))" office:value-type="float" office:value="6746.79334450091" calcext:value-type="float">
            <text:p>6746.793344500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89" calcext:value-type="float">
            <text:p>3.89E-06</text:p>
          </table:table-cell>
          <table:table-cell table:formula="of:=[.G390]*1000000" office:value-type="float" office:value="3.89" calcext:value-type="float">
            <text:p>3.89</text:p>
          </table:table-cell>
          <table:table-cell table:formula="of:=EXP([.$C$16]/[.G390])" office:value-type="float" office:value="1.83862423911997" calcext:value-type="float">
            <text:p>1.83862423911997</text:p>
          </table:table-cell>
          <table:table-cell table:formula="of:=[.$C$14]/([.I390]-1)" office:value-type="float" office:value="5.95318229115025E-024" calcext:value-type="float">
            <text:p>5.95318229115025E-24</text:p>
          </table:table-cell>
          <table:table-cell table:formula="of:=[.J390]*([.G390]^(-5))" office:value-type="float" office:value="6683.45725134772" calcext:value-type="float">
            <text:p>6683.4572513477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9" calcext:value-type="float">
            <text:p>3.9E-06</text:p>
          </table:table-cell>
          <table:table-cell table:formula="of:=[.G391]*1000000" office:value-type="float" office:value="3.9" calcext:value-type="float">
            <text:p>3.9</text:p>
          </table:table-cell>
          <table:table-cell table:formula="of:=EXP([.$C$16]/[.G391])" office:value-type="float" office:value="1.83575531431606" calcext:value-type="float">
            <text:p>1.83575531431606</text:p>
          </table:table-cell>
          <table:table-cell table:formula="of:=[.$C$14]/([.I391]-1)" office:value-type="float" office:value="5.97361797614644E-024" calcext:value-type="float">
            <text:p>5.97361797614644E-24</text:p>
          </table:table-cell>
          <table:table-cell table:formula="of:=[.J391]*([.G391]^(-5))" office:value-type="float" office:value="6620.86008227844" calcext:value-type="float">
            <text:p>6620.860082278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91" calcext:value-type="float">
            <text:p>3.91E-06</text:p>
          </table:table-cell>
          <table:table-cell table:formula="of:=[.G392]*1000000" office:value-type="float" office:value="3.91" calcext:value-type="float">
            <text:p>3.91</text:p>
          </table:table-cell>
          <table:table-cell table:formula="of:=EXP([.$C$16]/[.G392])" office:value-type="float" office:value="1.83290550661233" calcext:value-type="float">
            <text:p>1.83290550661233</text:p>
          </table:table-cell>
          <table:table-cell table:formula="of:=[.$C$14]/([.I392]-1)" office:value-type="float" office:value="5.99405686434258E-024" calcext:value-type="float">
            <text:p>5.99405686434258E-24</text:p>
          </table:table-cell>
          <table:table-cell table:formula="of:=[.J392]*([.G392]^(-5))" office:value-type="float" office:value="6558.99155470886" calcext:value-type="float">
            <text:p>6558.9915547088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92" calcext:value-type="float">
            <text:p>3.92E-06</text:p>
          </table:table-cell>
          <table:table-cell table:formula="of:=[.G393]*1000000" office:value-type="float" office:value="3.92" calcext:value-type="float">
            <text:p>3.92</text:p>
          </table:table-cell>
          <table:table-cell table:formula="of:=EXP([.$C$16]/[.G393])" office:value-type="float" office:value="1.83007462896798" calcext:value-type="float">
            <text:p>1.83007462896798</text:p>
          </table:table-cell>
          <table:table-cell table:formula="of:=[.$C$14]/([.I393]-1)" office:value-type="float" office:value="6.0144989318195E-024" calcext:value-type="float">
            <text:p>6.0144989318195E-24</text:p>
          </table:table-cell>
          <table:table-cell table:formula="of:=[.J393]*([.G393]^(-5))" office:value-type="float" office:value="6497.84155193475" calcext:value-type="float">
            <text:p>6497.841551934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93" calcext:value-type="float">
            <text:p>3.93E-06</text:p>
          </table:table-cell>
          <table:table-cell table:formula="of:=[.G394]*1000000" office:value-type="float" office:value="3.93" calcext:value-type="float">
            <text:p>3.93</text:p>
          </table:table-cell>
          <table:table-cell table:formula="of:=EXP([.$C$16]/[.G394])" office:value-type="float" office:value="1.82726249673905" calcext:value-type="float">
            <text:p>1.82726249673905</text:p>
          </table:table-cell>
          <table:table-cell table:formula="of:=[.$C$14]/([.I394]-1)" office:value-type="float" office:value="6.03494415489406E-024" calcext:value-type="float">
            <text:p>6.03494415489406E-24</text:p>
          </table:table-cell>
          <table:table-cell table:formula="of:=[.J394]*([.G394]^(-5))" office:value-type="float" office:value="6437.40012009403" calcext:value-type="float">
            <text:p>6437.4001200940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94" calcext:value-type="float">
            <text:p>3.94E-06</text:p>
          </table:table-cell>
          <table:table-cell table:formula="of:=[.G395]*1000000" office:value-type="float" office:value="3.94" calcext:value-type="float">
            <text:p>3.94</text:p>
          </table:table-cell>
          <table:table-cell table:formula="of:=EXP([.$C$16]/[.G395])" office:value-type="float" office:value="1.82446892764058" calcext:value-type="float">
            <text:p>1.82446892764058</text:p>
          </table:table-cell>
          <table:table-cell table:formula="of:=[.$C$14]/([.I395]-1)" office:value-type="float" office:value="6.05539251011626E-024" calcext:value-type="float">
            <text:p>6.05539251011626E-24</text:p>
          </table:table-cell>
          <table:table-cell table:formula="of:=[.J395]*([.G395]^(-5))" office:value-type="float" office:value="6377.65746519103" calcext:value-type="float">
            <text:p>6377.657465191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95" calcext:value-type="float">
            <text:p>3.95E-06</text:p>
          </table:table-cell>
          <table:table-cell table:formula="of:=[.G396]*1000000" office:value-type="float" office:value="3.95" calcext:value-type="float">
            <text:p>3.95</text:p>
          </table:table-cell>
          <table:table-cell table:formula="of:=EXP([.$C$16]/[.G396])" office:value-type="float" office:value="1.82169374170954" calcext:value-type="float">
            <text:p>1.82169374170954</text:p>
          </table:table-cell>
          <table:table-cell table:formula="of:=[.$C$14]/([.I396]-1)" office:value-type="float" office:value="6.07584397426646E-024" calcext:value-type="float">
            <text:p>6.07584397426646E-24</text:p>
          </table:table-cell>
          <table:table-cell table:formula="of:=[.J396]*([.G396]^(-5))" office:value-type="float" office:value="6318.60395018153" calcext:value-type="float">
            <text:p>6318.60395018153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96" calcext:value-type="float">
            <text:p>3.96E-06</text:p>
          </table:table-cell>
          <table:table-cell table:formula="of:=[.G397]*1000000" office:value-type="float" office:value="3.96" calcext:value-type="float">
            <text:p>3.96</text:p>
          </table:table-cell>
          <table:table-cell table:formula="of:=EXP([.$C$16]/[.G397])" office:value-type="float" office:value="1.81893676126837" calcext:value-type="float">
            <text:p>1.81893676126837</text:p>
          </table:table-cell>
          <table:table-cell table:formula="of:=[.$C$14]/([.I397]-1)" office:value-type="float" office:value="6.09629852435247E-024" calcext:value-type="float">
            <text:p>6.09629852435247E-24</text:p>
          </table:table-cell>
          <table:table-cell table:formula="of:=[.J397]*([.G397]^(-5))" office:value-type="float" office:value="6260.23009211717" calcext:value-type="float">
            <text:p>6260.230092117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97" calcext:value-type="float">
            <text:p>3.97E-06</text:p>
          </table:table-cell>
          <table:table-cell table:formula="of:=[.G398]*1000000" office:value-type="float" office:value="3.97" calcext:value-type="float">
            <text:p>3.97</text:p>
          </table:table-cell>
          <table:table-cell table:formula="of:=EXP([.$C$16]/[.G398])" office:value-type="float" office:value="1.81619781088929" calcext:value-type="float">
            <text:p>1.81619781088929</text:p>
          </table:table-cell>
          <table:table-cell table:formula="of:=[.$C$14]/([.I398]-1)" office:value-type="float" office:value="6.11675613760689E-024" calcext:value-type="float">
            <text:p>6.11675613760689E-24</text:p>
          </table:table-cell>
          <table:table-cell table:formula="of:=[.J398]*([.G398]^(-5))" office:value-type="float" office:value="6202.52655934787" calcext:value-type="float">
            <text:p>6202.5265593478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398" calcext:value-type="float">
            <text:p>3.98E-06</text:p>
          </table:table-cell>
          <table:table-cell table:formula="of:=[.G399]*1000000" office:value-type="float" office:value="3.98" calcext:value-type="float">
            <text:p>3.98</text:p>
          </table:table-cell>
          <table:table-cell table:formula="of:=EXP([.$C$16]/[.G399])" office:value-type="float" office:value="1.81347671735919" calcext:value-type="float">
            <text:p>1.81347671735919</text:p>
          </table:table-cell>
          <table:table-cell table:formula="of:=[.$C$14]/([.I399]-1)" office:value-type="float" office:value="6.13721679148432E-024" calcext:value-type="float">
            <text:p>6.13721679148432E-24</text:p>
          </table:table-cell>
          <table:table-cell table:formula="of:=[.J399]*([.G399]^(-5))" office:value-type="float" office:value="6145.48416878105" calcext:value-type="float">
            <text:p>6145.484168781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399" calcext:value-type="float">
            <text:p>3.99E-06</text:p>
          </table:table-cell>
          <table:table-cell table:formula="of:=[.G400]*1000000" office:value-type="float" office:value="3.99" calcext:value-type="float">
            <text:p>3.99</text:p>
          </table:table-cell>
          <table:table-cell table:formula="of:=EXP([.$C$16]/[.G400])" office:value-type="float" office:value="1.81077330964523" calcext:value-type="float">
            <text:p>1.81077330964523</text:p>
          </table:table-cell>
          <table:table-cell table:formula="of:=[.$C$14]/([.I400]-1)" office:value-type="float" office:value="6.15768046365873E-024" calcext:value-type="float">
            <text:p>6.15768046365873E-24</text:p>
          </table:table-cell>
          <table:table-cell table:formula="of:=[.J400]*([.G400]^(-5))" office:value-type="float" office:value="6089.09388319626" calcext:value-type="float">
            <text:p>6089.09388319626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" calcext:value-type="float">
            <text:p>4E-06</text:p>
          </table:table-cell>
          <table:table-cell table:formula="of:=[.G401]*1000000" office:value-type="float" office:value="4" calcext:value-type="float">
            <text:p>4</text:p>
          </table:table-cell>
          <table:table-cell table:formula="of:=EXP([.$C$16]/[.G401])" office:value-type="float" office:value="1.80808741886103" calcext:value-type="float">
            <text:p>1.80808741886103</text:p>
          </table:table-cell>
          <table:table-cell table:formula="of:=[.$C$14]/([.I401]-1)" office:value-type="float" office:value="6.17814713202077E-024" calcext:value-type="float">
            <text:p>6.17814713202077E-24</text:p>
          </table:table-cell>
          <table:table-cell table:formula="of:=[.J401]*([.G401]^(-5))" office:value-type="float" office:value="6033.34680861407" calcext:value-type="float">
            <text:p>6033.346808614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01" calcext:value-type="float">
            <text:p>4.01E-06</text:p>
          </table:table-cell>
          <table:table-cell table:formula="of:=[.G402]*1000000" office:value-type="float" office:value="4.01" calcext:value-type="float">
            <text:p>4.01</text:p>
          </table:table-cell>
          <table:table-cell table:formula="of:=EXP([.$C$16]/[.G402])" office:value-type="float" office:value="1.80541887823352" calcext:value-type="float">
            <text:p>1.80541887823352</text:p>
          </table:table-cell>
          <table:table-cell table:formula="of:=[.$C$14]/([.I402]-1)" office:value-type="float" office:value="6.19861677467518E-024" calcext:value-type="float">
            <text:p>6.19861677467518E-24</text:p>
          </table:table-cell>
          <table:table-cell table:formula="of:=[.J402]*([.G402]^(-5))" office:value-type="float" office:value="5978.23419171801" calcext:value-type="float">
            <text:p>5978.23419171801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02" calcext:value-type="float">
            <text:p>4.02E-06</text:p>
          </table:table-cell>
          <table:table-cell table:formula="of:=[.G403]*1000000" office:value-type="float" office:value="4.02" calcext:value-type="float">
            <text:p>4.02</text:p>
          </table:table-cell>
          <table:table-cell table:formula="of:=EXP([.$C$16]/[.G403])" office:value-type="float" office:value="1.80276752307033" calcext:value-type="float">
            <text:p>1.80276752307033</text:p>
          </table:table-cell>
          <table:table-cell table:formula="of:=[.$C$14]/([.I403]-1)" office:value-type="float" office:value="6.21908936993824E-024" calcext:value-type="float">
            <text:p>6.21908936993824E-24</text:p>
          </table:table-cell>
          <table:table-cell table:formula="of:=[.J403]*([.G403]^(-5))" office:value-type="float" office:value="5923.74741732831" calcext:value-type="float">
            <text:p>5923.747417328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03" calcext:value-type="float">
            <text:p>4.03E-06</text:p>
          </table:table-cell>
          <table:table-cell table:formula="of:=[.G404]*1000000" office:value-type="float" office:value="4.03" calcext:value-type="float">
            <text:p>4.03</text:p>
          </table:table-cell>
          <table:table-cell table:formula="of:=EXP([.$C$16]/[.G404])" office:value-type="float" office:value="1.80013319072788" calcext:value-type="float">
            <text:p>1.80013319072788</text:p>
          </table:table-cell>
          <table:table-cell table:formula="of:=[.$C$14]/([.I404]-1)" office:value-type="float" office:value="6.23956489633521E-024" calcext:value-type="float">
            <text:p>6.23956489633521E-24</text:p>
          </table:table-cell>
          <table:table-cell table:formula="of:=[.J404]*([.G404]^(-5))" office:value-type="float" office:value="5869.87800592638" calcext:value-type="float">
            <text:p>5869.8780059263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04" calcext:value-type="float">
            <text:p>4.04E-06</text:p>
          </table:table-cell>
          <table:table-cell table:formula="of:=[.G405]*1000000" office:value-type="float" office:value="4.04" calcext:value-type="float">
            <text:p>4.04</text:p>
          </table:table-cell>
          <table:table-cell table:formula="of:=EXP([.$C$16]/[.G405])" office:value-type="float" office:value="1.79751572057993" calcext:value-type="float">
            <text:p>1.79751572057993</text:p>
          </table:table-cell>
          <table:table-cell table:formula="of:=[.$C$14]/([.I405]-1)" office:value-type="float" office:value="6.26004333259785E-024" calcext:value-type="float">
            <text:p>6.26004333259785E-24</text:p>
          </table:table-cell>
          <table:table-cell table:formula="of:=[.J405]*([.G405]^(-5))" office:value-type="float" office:value="5816.6176112288" calcext:value-type="float">
            <text:p>5816.6176112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05" calcext:value-type="float">
            <text:p>4.05E-06</text:p>
          </table:table-cell>
          <table:table-cell table:formula="of:=[.G406]*1000000" office:value-type="float" office:value="4.05" calcext:value-type="float">
            <text:p>4.05</text:p>
          </table:table-cell>
          <table:table-cell table:formula="of:=EXP([.$C$16]/[.G406])" office:value-type="float" office:value="1.79491495398681" calcext:value-type="float">
            <text:p>1.79491495398681</text:p>
          </table:table-cell>
          <table:table-cell table:formula="of:=[.$C$14]/([.I406]-1)" office:value-type="float" office:value="6.28052465766195E-024" calcext:value-type="float">
            <text:p>6.28052465766195E-24</text:p>
          </table:table-cell>
          <table:table-cell table:formula="of:=[.J406]*([.G406]^(-5))" office:value-type="float" office:value="5763.95801780987" calcext:value-type="float">
            <text:p>5763.95801780987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06" calcext:value-type="float">
            <text:p>4.06E-06</text:p>
          </table:table-cell>
          <table:table-cell table:formula="of:=[.G407]*1000000" office:value-type="float" office:value="4.06" calcext:value-type="float">
            <text:p>4.06</text:p>
          </table:table-cell>
          <table:table-cell table:formula="of:=EXP([.$C$16]/[.G407])" office:value-type="float" office:value="1.79233073426512" calcext:value-type="float">
            <text:p>1.79233073426512</text:p>
          </table:table-cell>
          <table:table-cell table:formula="of:=[.$C$14]/([.I407]-1)" office:value-type="float" office:value="6.30100885066492E-024" calcext:value-type="float">
            <text:p>6.30100885066492E-24</text:p>
          </table:table-cell>
          <table:table-cell table:formula="of:=[.J407]*([.G407]^(-5))" office:value-type="float" office:value="5711.89113877155" calcext:value-type="float">
            <text:p>5711.891138771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07" calcext:value-type="float">
            <text:p>4.07E-06</text:p>
          </table:table-cell>
          <table:table-cell table:formula="of:=[.G408]*1000000" office:value-type="float" office:value="4.07" calcext:value-type="float">
            <text:p>4.07</text:p>
          </table:table-cell>
          <table:table-cell table:formula="of:=EXP([.$C$16]/[.G408])" office:value-type="float" office:value="1.78976290665805" calcext:value-type="float">
            <text:p>1.78976290665805</text:p>
          </table:table-cell>
          <table:table-cell table:formula="of:=[.$C$14]/([.I408]-1)" office:value-type="float" office:value="6.32149589094339E-024" calcext:value-type="float">
            <text:p>6.32149589094339E-24</text:p>
          </table:table-cell>
          <table:table-cell table:formula="of:=[.J408]*([.G408]^(-5))" office:value-type="float" office:value="5660.40901345969" calcext:value-type="float">
            <text:p>5660.40901345969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08" calcext:value-type="float">
            <text:p>4.08E-06</text:p>
          </table:table-cell>
          <table:table-cell table:formula="of:=[.G409]*1000000" office:value-type="float" office:value="4.08" calcext:value-type="float">
            <text:p>4.08</text:p>
          </table:table-cell>
          <table:table-cell table:formula="of:=EXP([.$C$16]/[.G409])" office:value-type="float" office:value="1.78721131830616" calcext:value-type="float">
            <text:p>1.78721131830616</text:p>
          </table:table-cell>
          <table:table-cell table:formula="of:=[.$C$14]/([.I409]-1)" office:value-type="float" office:value="6.34198575803084E-024" calcext:value-type="float">
            <text:p>6.34198575803084E-24</text:p>
          </table:table-cell>
          <table:table-cell table:formula="of:=[.J409]*([.G409]^(-5))" office:value-type="float" office:value="5609.50380522569" calcext:value-type="float">
            <text:p>5609.503805225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08999999999999" calcext:value-type="float">
            <text:p>4.09E-06</text:p>
          </table:table-cell>
          <table:table-cell table:formula="of:=[.G410]*1000000" office:value-type="float" office:value="4.08999999999999" calcext:value-type="float">
            <text:p>4.08999999999999</text:p>
          </table:table-cell>
          <table:table-cell table:formula="of:=EXP([.$C$16]/[.G410])" office:value-type="float" office:value="1.78467581821877" calcext:value-type="float">
            <text:p>1.78467581821877</text:p>
          </table:table-cell>
          <table:table-cell table:formula="of:=[.$C$14]/([.I410]-1)" office:value-type="float" office:value="6.36247843165529E-024" calcext:value-type="float">
            <text:p>6.36247843165529E-24</text:p>
          </table:table-cell>
          <table:table-cell table:formula="of:=[.J410]*([.G410]^(-5))" office:value-type="float" office:value="5559.16779923252" calcext:value-type="float">
            <text:p>5559.1677992325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" calcext:value-type="float">
            <text:p>4.1E-06</text:p>
          </table:table-cell>
          <table:table-cell table:formula="of:=[.G411]*1000000" office:value-type="float" office:value="4.09999999999999" calcext:value-type="float">
            <text:p>4.09999999999999</text:p>
          </table:table-cell>
          <table:table-cell table:formula="of:=EXP([.$C$16]/[.G411])" office:value-type="float" office:value="1.78215625724575" calcext:value-type="float">
            <text:p>1.78215625724575</text:p>
          </table:table-cell>
          <table:table-cell table:formula="of:=[.$C$14]/([.I411]-1)" office:value-type="float" office:value="6.38297389173701E-024" calcext:value-type="float">
            <text:p>6.38297389173701E-24</text:p>
          </table:table-cell>
          <table:table-cell table:formula="of:=[.J411]*([.G411]^(-5))" office:value-type="float" office:value="5509.3934003041" calcext:value-type="float">
            <text:p>5509.3934003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11" calcext:value-type="float">
            <text:p>4.11E-06</text:p>
          </table:table-cell>
          <table:table-cell table:formula="of:=[.G412]*1000000" office:value-type="float" office:value="4.10999999999999" calcext:value-type="float">
            <text:p>4.10999999999999</text:p>
          </table:table-cell>
          <table:table-cell table:formula="of:=EXP([.$C$16]/[.G412])" office:value-type="float" office:value="1.77965248804996" calcext:value-type="float">
            <text:p>1.77965248804996</text:p>
          </table:table-cell>
          <table:table-cell table:formula="of:=[.$C$14]/([.I412]-1)" office:value-type="float" office:value="6.40347211838623E-024" calcext:value-type="float">
            <text:p>6.40347211838623E-24</text:p>
          </table:table-cell>
          <table:table-cell table:formula="of:=[.J412]*([.G412]^(-5))" office:value-type="float" office:value="5460.17313081704" calcext:value-type="float">
            <text:p>5460.17313081704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2" calcext:value-type="float">
            <text:p>4.12E-06</text:p>
          </table:table-cell>
          <table:table-cell table:formula="of:=[.G413]*1000000" office:value-type="float" office:value="4.12" calcext:value-type="float">
            <text:p>4.12</text:p>
          </table:table-cell>
          <table:table-cell table:formula="of:=EXP([.$C$16]/[.G413])" office:value-type="float" office:value="1.77716436508002" calcext:value-type="float">
            <text:p>1.77716436508002</text:p>
          </table:table-cell>
          <table:table-cell table:formula="of:=[.$C$14]/([.I413]-1)" office:value-type="float" office:value="6.42397309190098E-024" calcext:value-type="float">
            <text:p>6.42397309190098E-24</text:p>
          </table:table-cell>
          <table:table-cell table:formula="of:=[.J413]*([.G413]^(-5))" office:value-type="float" office:value="5411.4996286341" calcext:value-type="float">
            <text:p>5411.49962863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12999999999999" calcext:value-type="float">
            <text:p>4.13E-06</text:p>
          </table:table-cell>
          <table:table-cell table:formula="of:=[.G414]*1000000" office:value-type="float" office:value="4.12999999999999" calcext:value-type="float">
            <text:p>4.12999999999999</text:p>
          </table:table-cell>
          <table:table-cell table:formula="of:=EXP([.$C$16]/[.G414])" office:value-type="float" office:value="1.7746917445437" calcext:value-type="float">
            <text:p>1.7746917445437</text:p>
          </table:table-cell>
          <table:table-cell table:formula="of:=[.$C$14]/([.I414]-1)" office:value-type="float" office:value="6.44447679276481E-024" calcext:value-type="float">
            <text:p>6.44447679276481E-24</text:p>
          </table:table-cell>
          <table:table-cell table:formula="of:=[.J414]*([.G414]^(-5))" office:value-type="float" office:value="5363.36564507802" calcext:value-type="float">
            <text:p>5363.36564507802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3999999999999" calcext:value-type="float">
            <text:p>4.13999999999999E-06</text:p>
          </table:table-cell>
          <table:table-cell table:formula="of:=[.G415]*1000000" office:value-type="float" office:value="4.13999999999999" calcext:value-type="float">
            <text:p>4.13999999999999</text:p>
          </table:table-cell>
          <table:table-cell table:formula="of:=EXP([.$C$16]/[.G415])" office:value-type="float" office:value="1.77223448438169" calcext:value-type="float">
            <text:p>1.77223448438169</text:p>
          </table:table-cell>
          <table:table-cell table:formula="of:=[.$C$14]/([.I415]-1)" office:value-type="float" office:value="6.46498320164468E-024" calcext:value-type="float">
            <text:p>6.46498320164468E-24</text:p>
          </table:table-cell>
          <table:table-cell table:formula="of:=[.J415]*([.G415]^(-5))" office:value-type="float" office:value="5315.76404294528" calcext:value-type="float">
            <text:p>5315.764042945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14999999999999" calcext:value-type="float">
            <text:p>4.15E-06</text:p>
          </table:table-cell>
          <table:table-cell table:formula="of:=[.G416]*1000000" office:value-type="float" office:value="4.14999999999999" calcext:value-type="float">
            <text:p>4.14999999999999</text:p>
          </table:table-cell>
          <table:table-cell table:formula="of:=EXP([.$C$16]/[.G416])" office:value-type="float" office:value="1.76979244424188" calcext:value-type="float">
            <text:p>1.76979244424188</text:p>
          </table:table-cell>
          <table:table-cell table:formula="of:=[.$C$14]/([.I416]-1)" office:value-type="float" office:value="6.4854922993888E-024" calcext:value-type="float">
            <text:p>6.4854922993888E-24</text:p>
          </table:table-cell>
          <table:table-cell table:formula="of:=[.J416]*([.G416]^(-5))" office:value-type="float" office:value="5268.68779455858" calcext:value-type="float">
            <text:p>5268.6877945585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5999999999999" calcext:value-type="float">
            <text:p>4.15999999999999E-06</text:p>
          </table:table-cell>
          <table:table-cell table:formula="of:=[.G417]*1000000" office:value-type="float" office:value="4.15999999999999" calcext:value-type="float">
            <text:p>4.15999999999999</text:p>
          </table:table-cell>
          <table:table-cell table:formula="of:=EXP([.$C$16]/[.G417])" office:value-type="float" office:value="1.76736548545406" calcext:value-type="float">
            <text:p>1.76736548545406</text:p>
          </table:table-cell>
          <table:table-cell table:formula="of:=[.$C$14]/([.I417]-1)" office:value-type="float" office:value="6.50600406702453E-024" calcext:value-type="float">
            <text:p>6.50600406702453E-24</text:p>
          </table:table-cell>
          <table:table-cell table:formula="of:=[.J417]*([.G417]^(-5))" office:value-type="float" office:value="5222.12997985751" calcext:value-type="float">
            <text:p>5222.12997985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16999999999999" calcext:value-type="float">
            <text:p>4.17E-06</text:p>
          </table:table-cell>
          <table:table-cell table:formula="of:=[.G418]*1000000" office:value-type="float" office:value="4.16999999999999" calcext:value-type="float">
            <text:p>4.16999999999999</text:p>
          </table:table-cell>
          <table:table-cell table:formula="of:=EXP([.$C$16]/[.G418])" office:value-type="float" office:value="1.76495347100512" calcext:value-type="float">
            <text:p>1.76495347100512</text:p>
          </table:table-cell>
          <table:table-cell table:formula="of:=[.$C$14]/([.I418]-1)" office:value-type="float" office:value="6.52651848575632E-024" calcext:value-type="float">
            <text:p>6.52651848575632E-24</text:p>
          </table:table-cell>
          <table:table-cell table:formula="of:=[.J418]*([.G418]^(-5))" office:value-type="float" office:value="5176.08378452625" calcext:value-type="float">
            <text:p>5176.08378452625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7999999999999" calcext:value-type="float">
            <text:p>4.17999999999999E-06</text:p>
          </table:table-cell>
          <table:table-cell table:formula="of:=[.G419]*1000000" office:value-type="float" office:value="4.17999999999999" calcext:value-type="float">
            <text:p>4.17999999999999</text:p>
          </table:table-cell>
          <table:table-cell table:formula="of:=EXP([.$C$16]/[.G419])" office:value-type="float" office:value="1.7625562655146" calcext:value-type="float">
            <text:p>1.7625562655146</text:p>
          </table:table-cell>
          <table:table-cell table:formula="of:=[.$C$14]/([.I419]-1)" office:value-type="float" office:value="6.54703553696361E-024" calcext:value-type="float">
            <text:p>6.54703553696361E-24</text:p>
          </table:table-cell>
          <table:table-cell table:formula="of:=[.J419]*([.G419]^(-5))" office:value-type="float" office:value="5130.54249815786" calcext:value-type="float">
            <text:p>5130.542498157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18999999999999" calcext:value-type="float">
            <text:p>4.19E-06</text:p>
          </table:table-cell>
          <table:table-cell table:formula="of:=[.G420]*1000000" office:value-type="float" office:value="4.18999999999999" calcext:value-type="float">
            <text:p>4.18999999999999</text:p>
          </table:table-cell>
          <table:table-cell table:formula="of:=EXP([.$C$16]/[.G420])" office:value-type="float" office:value="1.76017373521076" calcext:value-type="float">
            <text:p>1.76017373521076</text:p>
          </table:table-cell>
          <table:table-cell table:formula="of:=[.$C$14]/([.I420]-1)" office:value-type="float" office:value="6.56755520219886E-024" calcext:value-type="float">
            <text:p>6.56755520219886E-24</text:p>
          </table:table-cell>
          <table:table-cell table:formula="of:=[.J420]*([.G420]^(-5))" office:value-type="float" office:value="5085.49951245408" calcext:value-type="float">
            <text:p>5085.49951245408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0.00000419999999999999" calcext:value-type="float">
            <text:p>4.19999999999999E-06</text:p>
          </table:table-cell>
          <table:table-cell table:formula="of:=[.G421]*1000000" office:value-type="float" office:value="4.19999999999999" calcext:value-type="float">
            <text:p>4.19999999999999</text:p>
          </table:table-cell>
          <table:table-cell table:formula="of:=EXP([.$C$16]/[.G421])" office:value-type="float" office:value="1.75780574790697" calcext:value-type="float">
            <text:p>1.75780574790697</text:p>
          </table:table-cell>
          <table:table-cell table:formula="of:=[.$C$14]/([.I421]-1)" office:value-type="float" office:value="6.58807746318555E-024" calcext:value-type="float">
            <text:p>6.58807746318555E-24</text:p>
          </table:table-cell>
          <table:table-cell table:formula="of:=[.J421]*([.G421]^(-5))" office:value-type="float" office:value="5040.94831946003" calcext:value-type="float">
            <text:p>5040.948319460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000420999999999999" calcext:value-type="float">
            <text:p>4.21E-06</text:p>
          </table:table-cell>
          <table:table-cell table:formula="of:=[.G422]*1000000" office:value-type="float" office:value="4.20999999999999" calcext:value-type="float">
            <text:p>4.20999999999999</text:p>
          </table:table-cell>
          <table:table-cell table:formula="of:=EXP([.$C$16]/[.G422])" office:value-type="float" office:value="1.75545217297859" calcext:value-type="float">
            <text:p>1.75545217297859</text:p>
          </table:table-cell>
          <table:table-cell table:formula="of:=[.$C$14]/([.I422]-1)" office:value-type="float" office:value="6.60860230181619E-024" calcext:value-type="float">
            <text:p>6.60860230181619E-24</text:p>
          </table:table-cell>
          <table:table-cell table:formula="of:=[.J422]*([.G422]^(-5))" office:value-type="float" office:value="4996.88250983306" calcext:value-type="float">
            <text:p>4996.8825098330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52:27.73440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9:16:29.233452417</meta:creation-date>
    <dc:date>2021-02-13T21:25:35.684136813</dc:date>
    <meta:editing-duration>PT3H35M43S</meta:editing-duration>
    <meta:editing-cycles>8</meta:editing-cycles>
    <meta:generator>LibreOffice/6.4.6.2$Linux_X86_64 LibreOffice_project/40$Build-2</meta:generator>
    <meta:document-statistic meta:table-count="1" meta:cell-count="21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8cm" xlink:href=".." xlink:type="simple" chart:class="chart:scatter" chart:style-name="ch1">
        <chart:title svg:x="0.505cm" svg:y="0.315cm" chart:style-name="ch2">
          <text:p>Radiant Energy (J/m^3) vs. Wavelength (μm) for a Blackbody at 6073.15 K</text:p>
        </chart:title>
        <chart:plot-area chart:style-name="ch3" table:cell-range-address="Sheet1.H2:Sheet1.H422 Sheet1.K2:Sheet1.K422" svg:x="1.33cm" svg:y="1.273cm" svg:width="14.345cm" svg:height="6.547cm">
          <chartooo:coordinate-region svg:x="2.692cm" svg:y="1.473cm" svg:width="12.559cm" svg:height="5.7cm"/>
          <chart:axis chart:dimension="x" chart:name="primary-x" chart:style-name="ch4">
            <chart:title svg:x="7.214cm" svg:y="7.999cm" chart:style-name="ch5">
              <text:p>Wavelength (μm)</text:p>
            </chart:title>
          </chart:axis>
          <chart:axis chart:dimension="y" chart:name="primary-y" chart:style-name="ch4">
            <chart:title svg:x="0.451cm" svg:y="6.879cm" chart:style-name="ch6">
              <text:p>Radiant Energy Density (J/m^3)</text:p>
            </chart:title>
            <chart:grid chart:style-name="ch7" chart:class="major"/>
          </chart:axis>
          <chart:series chart:style-name="ch8" chart:values-cell-range-address="Sheet1.K2:Sheet1.K422" chart:class="chart:scatter">
            <chart:domain table:cell-range-address="Sheet1.H2:Sheet1.H422"/>
            <chart:data-point chart:repeated="4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H2:Sheet1.H422</svg:desc>
                </draw:g>
              </table:table-cell>
              <table:table-cell office:value-type="float" office:value="6.46467782330883E-087">
                <text:p>6.46467782330883E-087</text:p>
                <draw:g>
                  <svg:desc>Sheet1.K2:Sheet1.K4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5.61412089750204E-037">
                <text:p>5.61412089750204E-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.03941046031301E-020">
                <text:p>1.03941046031301E-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924856192766791">
                <text:p>0.000000000000924856192766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422583590864081">
                <text:p>0.0000000422583590864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456666046301406">
                <text:p>0.0000456666046301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595077564427552">
                <text:p>0.00595077564427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209843462580176">
                <text:p>0.209843462580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3.12701261353483">
                <text:p>3.12701261353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5.676724508139">
                <text:p>25.676724508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137.378748851755">
                <text:p>137.378748851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535.093350522699">
                <text:p>535.093350522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637.40462312646">
                <text:p>1637.40462312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4154.79906794646">
                <text:p>4154.79906794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9092.34088663343">
                <text:p>9092.34088663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7669.7837032519">
                <text:p>17669.7837032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31178.17015152">
                <text:p>31178.17015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50812.1645520868">
                <text:p>50812.1645520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77518.3433825861">
                <text:p>77518.343382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11887.415717628">
                <text:p>111887.415717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54101.898139832">
                <text:p>154101.898139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203936.764932006">
                <text:p>203936.764932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260801.882778389">
                <text:p>260801.882778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323811.603927375">
                <text:p>323811.603927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391867.321700679">
                <text:p>391867.32170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463741.399266583">
                <text:p>463741.399266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538154.283673217">
                <text:p>538154.283673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613839.909687399">
                <text:p>613839.909687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689597.215635273">
                <text:p>689597.215635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764327.582180288">
                <text:p>764327.582180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837059.297096288">
                <text:p>837059.297096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06960.866001251">
                <text:p>906960.866001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973345.278059226">
                <text:p>973345.278059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035667.33509476">
                <text:p>1035667.33509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1093515.97599661">
                <text:p>1093515.97599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146603.26083473">
                <text:p>1146603.26083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1194751.37971874">
                <text:p>1194751.37971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237878.75768648">
                <text:p>1237878.75768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1275986.06039508">
                <text:p>1275986.06039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309142.67640973">
                <text:p>1309142.67640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1337474.06337244">
                <text:p>1337474.06337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361150.19571982">
                <text:p>1361150.19571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1380375.23690333">
                <text:p>1380375.23690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395378.47418188">
                <text:p>1395378.47418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406406.49373915">
                <text:p>1406406.49373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413716.53316626">
                <text:p>1413716.533166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417570.92284333">
                <text:p>1417570.92284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418232.51371406">
                <text:p>1418232.51371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415960.98329939">
                <text:p>1415960.98329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411009.91208277">
                <text:p>1411009.91208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1403624.52669822">
                <text:p>1403624.526698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1394040.01319947">
                <text:p>1394040.01319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382480.31199173">
                <text:p>1382480.31199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1369157.31497459">
                <text:p>1369157.31497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1354270.39451679">
                <text:p>1354270.39451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1338006.20268263">
                <text:p>1338006.20268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1320538.68741338">
                <text:p>1320538.68741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302029.27999321">
                <text:p>1302029.27999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1282627.21502714">
                <text:p>1282627.21502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262469.95031122">
                <text:p>1262469.95031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1241683.65939616">
                <text:p>1241683.65939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1220383.77437481">
                <text:p>1220383.77437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198675.56051111">
                <text:p>1198675.5605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176654.70783209">
                <text:p>1176654.70783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154407.92778614">
                <text:p>1154407.92778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132013.54558837">
                <text:p>1132013.545588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109542.08098647">
                <text:p>1109542.08098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1087056.81193904">
                <text:p>1087056.81193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1064614.31715267">
                <text:p>1064614.31715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042264.99461765">
                <text:p>1042264.99461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020053.55425274">
                <text:p>1020053.554252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998019.483552494">
                <text:p>998019.483552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976197.485755205">
                <text:p>976197.485755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954617.890541283">
                <text:p>954617.890541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933307.037653809">
                <text:p>933307.037653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912287.634123344">
                <text:p>912287.634123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891579.085994606">
                <text:p>891579.085994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871197.805606756">
                <text:p>871197.805606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851157.495583551">
                <text:p>851157.495583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831469.410754094">
                <text:p>831469.410754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812142.599257619">
                <text:p>812142.599257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793184.124093289">
                <text:p>793184.124093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774599.266364135">
                <text:p>774599.266364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756391.711437437">
                <text:p>756391.711437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738563.719206012">
                <text:p>738563.719206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721116.27958894">
                <text:p>721116.2795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704049.254358861">
                <text:p>704049.254358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687361.506327961">
                <text:p>687361.506327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671051.016867905">
                <text:p>671051.016867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655114.992681318">
                <text:p>655114.992681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639549.962685151">
                <text:p>639549.962685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624351.865809941">
                <text:p>624351.865809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609516.130464311">
                <text:p>609516.1304643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595037.74636136">
                <text:p>595037.74636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580911.329353169">
                <text:p>580911.329353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567131.179871755">
                <text:p>567131.1798717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553691.335529395">
                <text:p>553691.335529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540585.618388576">
                <text:p>540585.618388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527807.677371675">
                <text:p>527807.677371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15351.026242965">
                <text:p>515351.026242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503209.077560571">
                <text:p>503209.0775605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491375.172963381">
                <text:p>491375.172963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479842.610127715">
                <text:p>479842.610127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468604.666700514">
                <text:p>468604.6667005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457654.621489898">
                <text:p>457654.621489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446985.773169988">
                <text:p>446985.7731699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436591.456734826">
                <text:p>436591.456734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426465.057915879">
                <text:p>426465.0579158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416600.025758919">
                <text:p>416600.025758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406989.883538843">
                <text:p>406989.8835388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397628.238175267">
                <text:p>397628.238175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88508.788297195">
                <text:p>388508.788297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379625.331091816">
                <text:p>379625.331091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370971.768060333">
                <text:p>370971.768060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362542.109792569">
                <text:p>362542.1097925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354330.47986197">
                <text:p>354330.479861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346331.117933264">
                <text:p>346331.1179332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338538.382166572">
                <text:p>338538.3821665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330946.750994003">
                <text:p>330946.750994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3550.824337662">
                <text:p>323550.8243376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316345.324331548">
                <text:p>316345.3243315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309325.095603939">
                <text:p>309325.095603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302485.105171459">
                <text:p>302485.1051714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295820.441991146">
                <text:p>295820.4419911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289326.316212397">
                <text:p>289326.3162123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282998.058166568">
                <text:p>282998.0581665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76831.117128353">
                <text:p>276831.1171283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270821.059879682">
                <text:p>270821.059879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264963.56910384">
                <text:p>264963.56910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259254.441634708">
                <text:p>259254.4416347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253689.586583543">
                <text:p>253689.586583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248265.023363369">
                <text:p>248265.023363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242976.879629027">
                <text:p>242976.879629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37821.389149005">
                <text:p>237821.389149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32794.889623462">
                <text:p>232794.889623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227893.820461329">
                <text:p>227893.8204613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223114.720527929">
                <text:p>223114.7205279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218454.225873326">
                <text:p>218454.225873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213909.067450403">
                <text:p>213909.0674504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209476.068830693">
                <text:p>209476.06883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205152.143924969">
                <text:p>205152.143924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00934.294714826">
                <text:p>200934.294714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196819.609000632">
                <text:p>196819.609000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192805.258170613">
                <text:p>192805.2581706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000000000001">
                <text:p>1.45000000000001</text:p>
              </table:table-cell>
              <table:table-cell office:value-type="float" office:value="188888.49499515">
                <text:p>188888.49499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000000000001">
                <text:p>1.46000000000001</text:p>
              </table:table-cell>
              <table:table-cell office:value-type="float" office:value="185066.651449823">
                <text:p>185066.6514498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000000000001">
                <text:p>1.47000000000001</text:p>
              </table:table-cell>
              <table:table-cell office:value-type="float" office:value="181337.136570242">
                <text:p>181337.136570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000000000001">
                <text:p>1.48000000000001</text:p>
              </table:table-cell>
              <table:table-cell office:value-type="float" office:value="177697.434341229">
                <text:p>177697.434341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000000000001">
                <text:p>1.49000000000001</text:p>
              </table:table-cell>
              <table:table-cell office:value-type="float" office:value="174145.101622506">
                <text:p>174145.1016225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000000000001">
                <text:p>1.50000000000001</text:p>
              </table:table-cell>
              <table:table-cell office:value-type="float" office:value="170677.766112702">
                <text:p>170677.766112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000000000001">
                <text:p>1.51000000000001</text:p>
              </table:table-cell>
              <table:table-cell office:value-type="float" office:value="167293.124353111">
                <text:p>167293.124353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000000000001">
                <text:p>1.52000000000001</text:p>
              </table:table-cell>
              <table:table-cell office:value-type="float" office:value="163988.939772412">
                <text:p>163988.9397724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000000000001">
                <text:p>1.53000000000001</text:p>
              </table:table-cell>
              <table:table-cell office:value-type="float" office:value="160763.040773218">
                <text:p>160763.040773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000000000001">
                <text:p>1.54000000000001</text:p>
              </table:table-cell>
              <table:table-cell office:value-type="float" office:value="157613.318861155">
                <text:p>157613.3188611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000000000001">
                <text:p>1.55000000000001</text:p>
              </table:table-cell>
              <table:table-cell office:value-type="float" office:value="154537.726816918">
                <text:p>154537.7268169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000000000001">
                <text:p>1.56000000000001</text:p>
              </table:table-cell>
              <table:table-cell office:value-type="float" office:value="151534.276911595">
                <text:p>151534.276911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000000000001">
                <text:p>1.57000000000001</text:p>
              </table:table-cell>
              <table:table-cell office:value-type="float" office:value="148601.03916536">
                <text:p>148601.03916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000000000001">
                <text:p>1.58000000000001</text:p>
              </table:table-cell>
              <table:table-cell office:value-type="float" office:value="145736.139649524">
                <text:p>145736.1396495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000000000001">
                <text:p>1.59000000000001</text:p>
              </table:table-cell>
              <table:table-cell office:value-type="float" office:value="142937.758831764">
                <text:p>142937.758831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140204.129964286">
                <text:p>140204.129964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000000000001">
                <text:p>1.61000000000001</text:p>
              </table:table-cell>
              <table:table-cell office:value-type="float" office:value="137533.537514534">
                <text:p>137533.5375145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000000000001">
                <text:p>1.62000000000001</text:p>
              </table:table-cell>
              <table:table-cell office:value-type="float" office:value="134924.315638012">
                <text:p>134924.315638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000000000001">
                <text:p>1.63000000000001</text:p>
              </table:table-cell>
              <table:table-cell office:value-type="float" office:value="132374.846692679">
                <text:p>132374.846692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000000000001">
                <text:p>1.64000000000001</text:p>
              </table:table-cell>
              <table:table-cell office:value-type="float" office:value="129883.55979434">
                <text:p>129883.55979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000000000001">
                <text:p>1.65000000000001</text:p>
              </table:table-cell>
              <table:table-cell office:value-type="float" office:value="127448.929412395">
                <text:p>127448.929412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000000000001">
                <text:p>1.66000000000001</text:p>
              </table:table-cell>
              <table:table-cell office:value-type="float" office:value="125069.474005246">
                <text:p>125069.4740052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000000000001">
                <text:p>1.67000000000001</text:p>
              </table:table-cell>
              <table:table-cell office:value-type="float" office:value="122743.754694653">
                <text:p>122743.7546946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000000000001">
                <text:p>1.68000000000001</text:p>
              </table:table-cell>
              <table:table-cell office:value-type="float" office:value="120470.373978272">
                <text:p>120470.3739782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000000000001">
                <text:p>1.69000000000001</text:p>
              </table:table-cell>
              <table:table-cell office:value-type="float" office:value="118247.974479608">
                <text:p>118247.974479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0000000000001">
                <text:p>1.70000000000001</text:p>
              </table:table-cell>
              <table:table-cell office:value-type="float" office:value="116075.237734567">
                <text:p>116075.2377345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000000000001">
                <text:p>1.71000000000001</text:p>
              </table:table-cell>
              <table:table-cell office:value-type="float" office:value="113950.883013809">
                <text:p>113950.883013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000000000001">
                <text:p>1.72000000000001</text:p>
              </table:table-cell>
              <table:table-cell office:value-type="float" office:value="111873.666180065">
                <text:p>111873.666180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000000000001">
                <text:p>1.73000000000001</text:p>
              </table:table-cell>
              <table:table-cell office:value-type="float" office:value="109842.37857959">
                <text:p>109842.378579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000000000001">
                <text:p>1.74000000000001</text:p>
              </table:table-cell>
              <table:table-cell office:value-type="float" office:value="107855.845966917">
                <text:p>107855.845966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000000000001">
                <text:p>1.75000000000001</text:p>
              </table:table-cell>
              <table:table-cell office:value-type="float" office:value="105912.927462079">
                <text:p>105912.9274620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000000000001">
                <text:p>1.76000000000001</text:p>
              </table:table-cell>
              <table:table-cell office:value-type="float" office:value="104012.514539452">
                <text:p>104012.514539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000000000001">
                <text:p>1.77000000000001</text:p>
              </table:table-cell>
              <table:table-cell office:value-type="float" office:value="102153.530047409">
                <text:p>102153.530047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000000000001">
                <text:p>1.78000000000001</text:p>
              </table:table-cell>
              <table:table-cell office:value-type="float" office:value="100334.92725795">
                <text:p>100334.927257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000000000001">
                <text:p>1.79000000000001</text:p>
              </table:table-cell>
              <table:table-cell office:value-type="float" office:value="98555.688945488">
                <text:p>98555.6889454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96814.8264940011">
                <text:p>96814.8264940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000000000001">
                <text:p>1.81000000000001</text:p>
              </table:table-cell>
              <table:table-cell office:value-type="float" office:value="95111.3790317452">
                <text:p>95111.37903174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000000000001">
                <text:p>1.82000000000001</text:p>
              </table:table-cell>
              <table:table-cell office:value-type="float" office:value="93444.4125927478">
                <text:p>93444.41259274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000000000001">
                <text:p>1.83000000000001</text:p>
              </table:table-cell>
              <table:table-cell office:value-type="float" office:value="91813.0193043155">
                <text:p>91813.01930431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000000000001">
                <text:p>1.84000000000001</text:p>
              </table:table-cell>
              <table:table-cell office:value-type="float" office:value="90216.316599799">
                <text:p>90216.3165997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000000000001">
                <text:p>1.85000000000001</text:p>
              </table:table-cell>
              <table:table-cell office:value-type="float" office:value="88653.446455875">
                <text:p>88653.446455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000000000001">
                <text:p>1.86000000000001</text:p>
              </table:table-cell>
              <table:table-cell office:value-type="float" office:value="87123.5746536195">
                <text:p>87123.5746536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000000000001">
                <text:p>1.87000000000001</text:p>
              </table:table-cell>
              <table:table-cell office:value-type="float" office:value="85625.8900626629">
                <text:p>85625.8900626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000000000001">
                <text:p>1.88000000000001</text:p>
              </table:table-cell>
              <table:table-cell office:value-type="float" office:value="84159.6039477325">
                <text:p>84159.6039477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000000000001">
                <text:p>1.89000000000001</text:p>
              </table:table-cell>
              <table:table-cell office:value-type="float" office:value="82723.9492969034">
                <text:p>82723.9492969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81318.1801708968">
                <text:p>81318.1801708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000000000001">
                <text:p>1.91000000000001</text:p>
              </table:table-cell>
              <table:table-cell office:value-type="float" office:value="79941.5710727795">
                <text:p>79941.57107277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000000000001">
                <text:p>1.92000000000001</text:p>
              </table:table-cell>
              <table:table-cell office:value-type="float" office:value="78593.4163374353">
                <text:p>78593.4163374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000000000001">
                <text:p>1.93000000000001</text:p>
              </table:table-cell>
              <table:table-cell office:value-type="float" office:value="77273.0295401951">
                <text:p>77273.0295401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000000000001">
                <text:p>1.94000000000001</text:p>
              </table:table-cell>
              <table:table-cell office:value-type="float" office:value="75979.7429240283">
                <text:p>75979.74292402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000000000001">
                <text:p>1.95000000000001</text:p>
              </table:table-cell>
              <table:table-cell office:value-type="float" office:value="74712.9068447164">
                <text:p>74712.9068447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000000000001">
                <text:p>1.96000000000001</text:p>
              </table:table-cell>
              <table:table-cell office:value-type="float" office:value="73471.8892334413">
                <text:p>73471.8892334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000000000001">
                <text:p>1.97000000000001</text:p>
              </table:table-cell>
              <table:table-cell office:value-type="float" office:value="72256.0750762413">
                <text:p>72256.0750762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000000000001">
                <text:p>1.98000000000001</text:p>
              </table:table-cell>
              <table:table-cell office:value-type="float" office:value="71064.8659098008">
                <text:p>71064.86590980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000000000001">
                <text:p>1.99000000000001</text:p>
              </table:table-cell>
              <table:table-cell office:value-type="float" office:value="69897.6793330552">
                <text:p>69897.67933305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68753.9485341073">
                <text:p>68753.9485341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000000000001">
                <text:p>2.01000000000001</text:p>
              </table:table-cell>
              <table:table-cell office:value-type="float" office:value="67633.121831969">
                <text:p>67633.1218319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000000000001">
                <text:p>2.02000000000001</text:p>
              </table:table-cell>
              <table:table-cell office:value-type="float" office:value="66534.6622326511">
                <text:p>66534.6622326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000000000001">
                <text:p>2.03000000000001</text:p>
              </table:table-cell>
              <table:table-cell office:value-type="float" office:value="65458.0469991458">
                <text:p>65458.0469991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000000000001">
                <text:p>2.04000000000001</text:p>
              </table:table-cell>
              <table:table-cell office:value-type="float" office:value="64402.7672348524">
                <text:p>64402.76723485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000000000001">
                <text:p>2.05000000000001</text:p>
              </table:table-cell>
              <table:table-cell office:value-type="float" office:value="63368.3274800169">
                <text:p>63368.32748001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000000000001">
                <text:p>2.06000000000001</text:p>
              </table:table-cell>
              <table:table-cell office:value-type="float" office:value="62354.2453207653">
                <text:p>62354.2453207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000000000001">
                <text:p>2.07000000000001</text:p>
              </table:table-cell>
              <table:table-cell office:value-type="float" office:value="61360.0510103258">
                <text:p>61360.0510103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000000000001">
                <text:p>2.08000000000001</text:p>
              </table:table-cell>
              <table:table-cell office:value-type="float" office:value="60385.287102046">
                <text:p>60385.2871020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000000000001">
                <text:p>2.09000000000001</text:p>
              </table:table-cell>
              <table:table-cell office:value-type="float" office:value="59429.5080938252">
                <text:p>59429.5080938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58492.2800835929">
                <text:p>58492.28008359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000000000001">
                <text:p>2.11000000000001</text:p>
              </table:table-cell>
              <table:table-cell office:value-type="float" office:value="57573.1804354763">
                <text:p>57573.1804354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000000000001">
                <text:p>2.12000000000001</text:p>
              </table:table-cell>
              <table:table-cell office:value-type="float" office:value="56671.7974563107">
                <text:p>56671.7974563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000000000001">
                <text:p>2.13000000000001</text:p>
              </table:table-cell>
              <table:table-cell office:value-type="float" office:value="55787.7300821605">
                <text:p>55787.7300821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000000000001">
                <text:p>2.14000000000001</text:p>
              </table:table-cell>
              <table:table-cell office:value-type="float" office:value="54920.5875745234">
                <text:p>54920.58757452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000000000001">
                <text:p>2.15000000000001</text:p>
              </table:table-cell>
              <table:table-cell office:value-type="float" office:value="54069.989225909">
                <text:p>54069.9892259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000000000001">
                <text:p>2.16000000000001</text:p>
              </table:table-cell>
              <table:table-cell office:value-type="float" office:value="53235.5640744836">
                <text:p>53235.56407448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000000000001">
                <text:p>2.17000000000001</text:p>
              </table:table-cell>
              <table:table-cell office:value-type="float" office:value="52416.9506274926">
                <text:p>52416.9506274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000000000001">
                <text:p>2.18000000000001</text:p>
              </table:table-cell>
              <table:table-cell office:value-type="float" office:value="51613.796593174">
                <text:p>51613.7965931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000000000001">
                <text:p>2.19000000000001</text:p>
              </table:table-cell>
              <table:table-cell office:value-type="float" office:value="50825.7586208885">
                <text:p>50825.75862088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50052.5020492022">
                <text:p>50052.50204920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000000000001">
                <text:p>2.21000000000001</text:p>
              </table:table-cell>
              <table:table-cell office:value-type="float" office:value="49293.7006616643">
                <text:p>49293.70066166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000000000001">
                <text:p>2.22000000000001</text:p>
              </table:table-cell>
              <table:table-cell office:value-type="float" office:value="48549.036450031">
                <text:p>48549.0364500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000000000001">
                <text:p>2.23000000000001</text:p>
              </table:table-cell>
              <table:table-cell office:value-type="float" office:value="47818.1993846957">
                <text:p>47818.1993846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000000000001">
                <text:p>2.24000000000001</text:p>
              </table:table-cell>
              <table:table-cell office:value-type="float" office:value="47100.8871920944">
                <text:p>47100.8871920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000000000001">
                <text:p>2.25000000000001</text:p>
              </table:table-cell>
              <table:table-cell office:value-type="float" office:value="46396.8051388597">
                <text:p>46396.80513885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000000000001">
                <text:p>2.26000000000001</text:p>
              </table:table-cell>
              <table:table-cell office:value-type="float" office:value="45705.6658225078">
                <text:p>45705.66582250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45027.1889684478">
                <text:p>45027.1889684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000000000001">
                <text:p>2.28000000000001</text:p>
              </table:table-cell>
              <table:table-cell office:value-type="float" office:value="44361.1012331107">
                <text:p>44361.1012331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000000000001">
                <text:p>2.29000000000001</text:p>
              </table:table-cell>
              <table:table-cell office:value-type="float" office:value="43707.1360130013">
                <text:p>43707.1360130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43065.0332594837">
                <text:p>43065.03325948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000000000001">
                <text:p>2.31000000000001</text:p>
              </table:table-cell>
              <table:table-cell office:value-type="float" office:value="42434.5392991168">
                <text:p>42434.53929911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000000000001">
                <text:p>2.32000000000001</text:p>
              </table:table-cell>
              <table:table-cell office:value-type="float" office:value="41815.4066593619">
                <text:p>41815.4066593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000000000001">
                <text:p>2.33000000000001</text:p>
              </table:table-cell>
              <table:table-cell office:value-type="float" office:value="41207.3938994918">
                <text:p>41207.39389949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000000000001">
                <text:p>2.34000000000001</text:p>
              </table:table-cell>
              <table:table-cell office:value-type="float" office:value="40610.2654465346">
                <text:p>40610.26544653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000000000001">
                <text:p>2.35000000000001</text:p>
              </table:table-cell>
              <table:table-cell office:value-type="float" office:value="40023.7914360932">
                <text:p>40023.79143609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000000000001">
                <text:p>2.36000000000001</text:p>
              </table:table-cell>
              <table:table-cell office:value-type="float" office:value="39447.7475578837">
                <text:p>39447.74755788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000000000001">
                <text:p>2.37000000000001</text:p>
              </table:table-cell>
              <table:table-cell office:value-type="float" office:value="38881.9149058446">
                <text:p>38881.91490584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000000000001">
                <text:p>2.38000000000001</text:p>
              </table:table-cell>
              <table:table-cell office:value-type="float" office:value="38326.0798326707">
                <text:p>38326.07983267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000000000001">
                <text:p>2.39000000000001</text:p>
              </table:table-cell>
              <table:table-cell office:value-type="float" office:value="37780.0338086326">
                <text:p>37780.03380863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37243.5732845455">
                <text:p>37243.5732845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000000000001">
                <text:p>2.41000000000001</text:p>
              </table:table-cell>
              <table:table-cell office:value-type="float" office:value="36716.4995587572">
                <text:p>36716.49955875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000000000001">
                <text:p>2.42000000000001</text:p>
              </table:table-cell>
              <table:table-cell office:value-type="float" office:value="36198.6186480278">
                <text:p>36198.61864802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000000000001">
                <text:p>2.43000000000001</text:p>
              </table:table-cell>
              <table:table-cell office:value-type="float" office:value="35689.7411621796">
                <text:p>35689.7411621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000000000001">
                <text:p>2.44000000000001</text:p>
              </table:table-cell>
              <table:table-cell office:value-type="float" office:value="35189.6821823981">
                <text:p>35189.68218239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000000000001">
                <text:p>2.45000000000001</text:p>
              </table:table-cell>
              <table:table-cell office:value-type="float" office:value="34698.2611430704">
                <text:p>34698.26114307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000000000001">
                <text:p>2.46000000000001</text:p>
              </table:table-cell>
              <table:table-cell office:value-type="float" office:value="34215.3017170497">
                <text:p>34215.30171704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000000000001">
                <text:p>2.47000000000001</text:p>
              </table:table-cell>
              <table:table-cell office:value-type="float" office:value="33740.6317042389">
                <text:p>33740.63170423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000000000001">
                <text:p>2.48000000000001</text:p>
              </table:table-cell>
              <table:table-cell office:value-type="float" office:value="33274.0829233908">
                <text:p>33274.08292339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000000000001">
                <text:p>2.49000000000001</text:p>
              </table:table-cell>
              <table:table-cell office:value-type="float" office:value="32815.491107023">
                <text:p>32815.491107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000000000001">
                <text:p>2.50000000000001</text:p>
              </table:table-cell>
              <table:table-cell office:value-type="float" office:value="32364.695799353">
                <text:p>32364.695799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000000000001">
                <text:p>2.51000000000001</text:p>
              </table:table-cell>
              <table:table-cell office:value-type="float" office:value="31921.5402571576">
                <text:p>31921.5402571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000000000001">
                <text:p>2.52000000000001</text:p>
              </table:table-cell>
              <table:table-cell office:value-type="float" office:value="31485.8713534681">
                <text:p>31485.8713534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000000000001">
                <text:p>2.53000000000001</text:p>
              </table:table-cell>
              <table:table-cell office:value-type="float" office:value="31057.5394840122">
                <text:p>31057.5394840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000000000001">
                <text:p>2.54000000000001</text:p>
              </table:table-cell>
              <table:table-cell office:value-type="float" office:value="30636.3984763188">
                <text:p>30636.3984763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000000000001">
                <text:p>2.55000000000001</text:p>
              </table:table-cell>
              <table:table-cell office:value-type="float" office:value="30222.3055014038">
                <text:p>30222.30550140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000000000001">
                <text:p>2.56000000000001</text:p>
              </table:table-cell>
              <table:table-cell office:value-type="float" office:value="29815.1209879566">
                <text:p>29815.12098795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000000000001">
                <text:p>2.57000000000001</text:p>
              </table:table-cell>
              <table:table-cell office:value-type="float" office:value="29414.7085389521">
                <text:p>29414.70853895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000000000001">
                <text:p>2.58000000000001</text:p>
              </table:table-cell>
              <table:table-cell office:value-type="float" office:value="29020.9348506137">
                <text:p>29020.93485061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000000000001">
                <text:p>2.59000000000001</text:p>
              </table:table-cell>
              <table:table-cell office:value-type="float" office:value="28633.6696336538">
                <text:p>28633.6696336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28252.7855367254">
                <text:p>28252.78553672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000000000001">
                <text:p>2.61000000000001</text:p>
              </table:table-cell>
              <table:table-cell office:value-type="float" office:value="27878.1580720154">
                <text:p>27878.15807201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000000000001">
                <text:p>2.62000000000001</text:p>
              </table:table-cell>
              <table:table-cell office:value-type="float" office:value="27509.6655429149">
                <text:p>27509.66554291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000000000001">
                <text:p>2.63000000000001</text:p>
              </table:table-cell>
              <table:table-cell office:value-type="float" office:value="27147.1889737042">
                <text:p>27147.18897370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000000000001">
                <text:p>2.64000000000001</text:p>
              </table:table-cell>
              <table:table-cell office:value-type="float" office:value="26790.6120411924">
                <text:p>26790.61204119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000000000001">
                <text:p>2.65000000000001</text:p>
              </table:table-cell>
              <table:table-cell office:value-type="float" office:value="26439.8210082498">
                <text:p>26439.82100824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000000000001">
                <text:p>2.66000000000001</text:p>
              </table:table-cell>
              <table:table-cell office:value-type="float" office:value="26094.70465918">
                <text:p>26094.704659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000000000001">
                <text:p>2.67000000000001</text:p>
              </table:table-cell>
              <table:table-cell office:value-type="float" office:value="25755.154236873">
                <text:p>25755.1542368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000000000001">
                <text:p>2.68000000000001</text:p>
              </table:table-cell>
              <table:table-cell office:value-type="float" office:value="25421.0633816886">
                <text:p>25421.06338168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000000000001">
                <text:p>2.69000000000001</text:p>
              </table:table-cell>
              <table:table-cell office:value-type="float" office:value="25092.3280720169">
                <text:p>25092.3280720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000000000001">
                <text:p>2.70000000000001</text:p>
              </table:table-cell>
              <table:table-cell office:value-type="float" office:value="24768.8465664658">
                <text:p>24768.84656646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000000000001">
                <text:p>2.71000000000001</text:p>
              </table:table-cell>
              <table:table-cell office:value-type="float" office:value="24450.5193476281">
                <text:p>24450.5193476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000000000001">
                <text:p>2.72000000000001</text:p>
              </table:table-cell>
              <table:table-cell office:value-type="float" office:value="24137.249067381">
                <text:p>24137.2490673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000000000001">
                <text:p>2.73000000000001</text:p>
              </table:table-cell>
              <table:table-cell office:value-type="float" office:value="23828.9404936713">
                <text:p>23828.9404936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000000000001">
                <text:p>2.74000000000001</text:p>
              </table:table-cell>
              <table:table-cell office:value-type="float" office:value="23525.5004587442">
                <text:p>23525.50045874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000000000001">
                <text:p>2.75000000000001</text:p>
              </table:table-cell>
              <table:table-cell office:value-type="float" office:value="23226.837808772">
                <text:p>23226.8378087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000000000001">
                <text:p>2.76000000000001</text:p>
              </table:table-cell>
              <table:table-cell office:value-type="float" office:value="22932.8633548423">
                <text:p>22932.86335484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000000000001">
                <text:p>2.77000000000001</text:p>
              </table:table-cell>
              <table:table-cell office:value-type="float" office:value="22643.4898252641">
                <text:p>22643.4898252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000000000001">
                <text:p>2.78000000000001</text:p>
              </table:table-cell>
              <table:table-cell office:value-type="float" office:value="22358.6318191556">
                <text:p>22358.63181915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000000000001">
                <text:p>2.79000000000001</text:p>
              </table:table-cell>
              <table:table-cell office:value-type="float" office:value="22078.2057612744">
                <text:p>22078.20576127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21802.1298580542">
                <text:p>21802.12985805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000000000001">
                <text:p>2.81000000000001</text:p>
              </table:table-cell>
              <table:table-cell office:value-type="float" office:value="21530.3240548133">
                <text:p>21530.32405481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000000000001">
                <text:p>2.82000000000001</text:p>
              </table:table-cell>
              <table:table-cell office:value-type="float" office:value="21262.7099941009">
                <text:p>21262.7099941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000000000001">
                <text:p>2.83000000000001</text:p>
              </table:table-cell>
              <table:table-cell office:value-type="float" office:value="20999.2109751473">
                <text:p>20999.2109751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000000000001">
                <text:p>2.84000000000001</text:p>
              </table:table-cell>
              <table:table-cell office:value-type="float" office:value="20739.7519143879">
                <text:p>20739.75191438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000000000001">
                <text:p>2.85000000000001</text:p>
              </table:table-cell>
              <table:table-cell office:value-type="float" office:value="20484.259307027">
                <text:p>20484.259307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000000000001">
                <text:p>2.86000000000001</text:p>
              </table:table-cell>
              <table:table-cell office:value-type="float" office:value="20232.6611896157">
                <text:p>20232.66118961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000000000001">
                <text:p>2.87000000000001</text:p>
              </table:table-cell>
              <table:table-cell office:value-type="float" office:value="19984.8871036102">
                <text:p>19984.8871036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000000000001">
                <text:p>2.88000000000001</text:p>
              </table:table-cell>
              <table:table-cell office:value-type="float" office:value="19740.8680598859">
                <text:p>19740.8680598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000000000001">
                <text:p>2.89000000000001</text:p>
              </table:table-cell>
              <table:table-cell office:value-type="float" office:value="19500.5365041785">
                <text:p>19500.53650417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000000000001">
                <text:p>2.90000000000001</text:p>
              </table:table-cell>
              <table:table-cell office:value-type="float" office:value="19263.8262834255">
                <text:p>19263.82628342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000000000001">
                <text:p>2.91000000000001</text:p>
              </table:table-cell>
              <table:table-cell office:value-type="float" office:value="19030.672612983">
                <text:p>19030.6726129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000000000001">
                <text:p>2.92000000000001</text:p>
              </table:table-cell>
              <table:table-cell office:value-type="float" office:value="18801.0120446929">
                <text:p>18801.01204469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000000000001">
                <text:p>2.93000000000001</text:p>
              </table:table-cell>
              <table:table-cell office:value-type="float" office:value="18574.7824357757">
                <text:p>18574.78243577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000000000001">
                <text:p>2.94000000000001</text:p>
              </table:table-cell>
              <table:table-cell office:value-type="float" office:value="18351.9229185271">
                <text:p>18351.92291852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000000000001">
                <text:p>2.95000000000001</text:p>
              </table:table-cell>
              <table:table-cell office:value-type="float" office:value="18132.3738707937">
                <text:p>18132.37387079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000000000001">
                <text:p>2.96000000000001</text:p>
              </table:table-cell>
              <table:table-cell office:value-type="float" office:value="17916.0768872077">
                <text:p>17916.07688720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000000000001">
                <text:p>2.97000000000001</text:p>
              </table:table-cell>
              <table:table-cell office:value-type="float" office:value="17702.9747511579">
                <text:p>17702.97475115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000000000001">
                <text:p>2.98000000000001</text:p>
              </table:table-cell>
              <table:table-cell office:value-type="float" office:value="17493.0114074777">
                <text:p>17493.01140747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17286.1319358286">
                <text:p>17286.13193582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17082.2825247613">
                <text:p>17082.28252476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000000000001">
                <text:p>3.01000000000001</text:p>
              </table:table-cell>
              <table:table-cell office:value-type="float" office:value="16881.410446434">
                <text:p>16881.4104464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16683.4640319712">
                <text:p>16683.4640319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16488.3926474443">
                <text:p>16488.39264744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16296.146670457">
                <text:p>16296.1466704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16106.6774673185">
                <text:p>16106.6774673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15919.9373707899">
                <text:p>15919.93737078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15735.8796583853">
                <text:p>15735.87965838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15554.4585312153">
                <text:p>15554.45853121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15375.6290933565">
                <text:p>15375.62909335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15199.3473317322">
                <text:p>15199.34733173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15025.5700964923">
                <text:p>15025.57009649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14854.255081877">
                <text:p>14854.2550818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14685.3608075521">
                <text:p>14685.36080755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14518.8466004031">
                <text:p>14518.84660040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14354.6725767757">
                <text:p>14354.67257677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14192.7996251501">
                <text:p>14192.79962515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14033.1893892391">
                <text:p>14033.1893892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13875.8042514963">
                <text:p>13875.8042514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13720.6073170256">
                <text:p>13720.60731702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13567.5623978805">
                <text:p>13567.5623978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13416.633997742">
                <text:p>13416.6339977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13267.7872969666">
                <text:p>13267.78729696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13120.9881379937">
                <text:p>13120.98813799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12976.2030111027">
                <text:p>12976.2030111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12833.3990405117">
                <text:p>12833.3990405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12692.5439708074">
                <text:p>12692.54397080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12553.6061536983">
                <text:p>12553.6061536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12416.5545350836">
                <text:p>12416.55453508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12281.358642427">
                <text:p>12281.3586424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12147.988572431">
                <text:p>12147.9885724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12016.4149790001">
                <text:p>12016.414979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11886.6090614888">
                <text:p>11886.6090614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11758.542553225">
                <text:p>11758.5425532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11632.187710302">
                <text:p>11632.187710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11507.5173006327">
                <text:p>11507.51730063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11384.5045932591">
                <text:p>11384.50459325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11263.1233479104">
                <text:p>11263.12334791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11143.3478048034">
                <text:p>11143.34780480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11025.1526746786">
                <text:p>11025.15267467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10908.5131290675">
                <text:p>10908.51312906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10793.4047907828">
                <text:p>10793.40479078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10679.8037246287">
                <text:p>10679.80372462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10567.6864283229">
                <text:p>10567.68642832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10457.0298236271">
                <text:p>10457.029823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10347.8112476799">
                <text:p>10347.81124767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10240.0084445271">
                <text:p>10240.00844452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10133.5995568442">
                <text:p>10133.59955684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10028.5631178465">
                <text:p>10028.56311784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9924.87804338306">
                <text:p>9924.878043383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9822.5236242077">
                <text:p>9822.52362420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9721.47951842516">
                <text:p>9721.479518425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9621.72574410629">
                <text:p>9621.725744106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9523.24267206901">
                <text:p>9523.242672069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9426.01101882056">
                <text:p>9426.01101882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9330.01183965726">
                <text:p>9330.011839657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9235.22652191777">
                <text:p>9235.226521917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9141.63677838626">
                <text:p>9141.636778386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9049.22464084165">
                <text:p>9049.22464084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8957.97245374949">
                <text:p>8957.972453749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8867.86286809295">
                <text:p>8867.862868092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8778.87883533951">
                <text:p>8778.878835339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8691.00360154019">
                <text:p>8691.003601540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8604.22070155799">
                <text:p>8604.220701557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8518.51395342243">
                <text:p>8518.513953422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8433.86745280726">
                <text:p>8433.867452807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8350.26556762829">
                <text:p>8350.265567628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8267.69293275848">
                <text:p>8267.69293275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8186.13444485752">
                <text:p>8186.134444857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8105.57525731311">
                <text:p>8105.575257313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8026.00077529136">
                <text:p>8026.000775291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7947.39665089365">
                <text:p>7947.396650893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7869.74877841746">
                <text:p>7869.74877841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7793.04328971869">
                <text:p>7793.043289718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7717.26654967314">
                <text:p>7717.26654967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7642.40515173468">
                <text:p>7642.40515173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7568.44591358804">
                <text:p>7568.445913588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7495.37587289376">
                <text:p>7495.375872893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7423.1822831234">
                <text:p>7423.18228312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7351.85260948266">
                <text:p>7351.852609482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7281.37452492055">
                <text:p>7281.37452492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7211.73590622252">
                <text:p>7211.735906222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7142.92483018561">
                <text:p>7142.92483018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7074.92956987375">
                <text:p>7074.92956987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7007.73859095131">
                <text:p>7007.738590951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6941.34054809318">
                <text:p>6941.340548093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6875.72428146955">
                <text:p>6875.72428146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6810.87881330366">
                <text:p>6810.878813303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6746.79334450091">
                <text:p>6746.793344500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6683.45725134772">
                <text:p>6683.457251347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6620.86008227844">
                <text:p>6620.860082278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6558.99155470886">
                <text:p>6558.991554708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6497.84155193475">
                <text:p>6497.841551934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6437.40012009403">
                <text:p>6437.400120094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6377.65746519103">
                <text:p>6377.657465191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6318.60395018153">
                <text:p>6318.603950181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6260.23009211717">
                <text:p>6260.230092117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6202.52655934787">
                <text:p>6202.526559347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6145.48416878105">
                <text:p>6145.484168781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6089.09388319626">
                <text:p>6089.093883196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6033.34680861407">
                <text:p>6033.346808614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5978.23419171801">
                <text:p>5978.234191718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5923.74741732831">
                <text:p>5923.747417328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5869.87800592638">
                <text:p>5869.878005926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5816.6176112288">
                <text:p>5816.6176112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5763.95801780987">
                <text:p>5763.958017809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5711.89113877155">
                <text:p>5711.891138771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5660.40901345969">
                <text:p>5660.409013459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5609.50380522569">
                <text:p>5609.503805225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999999999999">
                <text:p>4.08999999999999</text:p>
              </table:table-cell>
              <table:table-cell office:value-type="float" office:value="5559.16779923252">
                <text:p>5559.167799232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5509.3934003041">
                <text:p>5509.39340030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0999999999999">
                <text:p>4.10999999999999</text:p>
              </table:table-cell>
              <table:table-cell office:value-type="float" office:value="5460.17313081704">
                <text:p>5460.173130817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5411.4996286341">
                <text:p>5411.49962863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999999999999">
                <text:p>4.12999999999999</text:p>
              </table:table-cell>
              <table:table-cell office:value-type="float" office:value="5363.36564507802">
                <text:p>5363.365645078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999999999999">
                <text:p>4.13999999999999</text:p>
              </table:table-cell>
              <table:table-cell office:value-type="float" office:value="5315.76404294528">
                <text:p>5315.764042945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5268.68779455858">
                <text:p>5268.687794558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999999999999">
                <text:p>4.15999999999999</text:p>
              </table:table-cell>
              <table:table-cell office:value-type="float" office:value="5222.12997985751">
                <text:p>5222.129979857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999999999999">
                <text:p>4.16999999999999</text:p>
              </table:table-cell>
              <table:table-cell office:value-type="float" office:value="5176.08378452625">
                <text:p>5176.08378452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999999999999">
                <text:p>4.17999999999999</text:p>
              </table:table-cell>
              <table:table-cell office:value-type="float" office:value="5130.54249815786">
                <text:p>5130.542498157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999999999999">
                <text:p>4.18999999999999</text:p>
              </table:table-cell>
              <table:table-cell office:value-type="float" office:value="5085.49951245408">
                <text:p>5085.49951245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5040.94831946003">
                <text:p>5040.948319460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4996.88250983306">
                <text:p>4996.88250983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